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1" svg:font-family="'Times New Roman'" style:font-family-generic="roman"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Default">
      <style:paragraph-properties fo:text-align="start" style:justify-single-word="false" fo:orphans="0" fo:widows="0"/>
      <style:text-properties fo:color="#000000" style:font-name="Times New Roman" fo:font-size="12pt" fo:language="en" fo:country="CA" officeooo:rsid="00b243d0" officeooo:paragraph-rsid="00b243d0" style:letter-kerning="true" style:font-name-asian="Times New Roman2" style:font-size-asian="12pt" style:language-asian="hi" style:country-asian="IN"/>
    </style:style>
    <style:style style:name="P2" style:family="paragraph" style:parent-style-name="Default">
      <style:paragraph-properties fo:text-align="start" style:justify-single-word="false" fo:orphans="0" fo:widows="0"/>
      <style:text-properties fo:color="#000000" style:font-name="Times New Roman" fo:font-size="12pt" fo:language="en" fo:country="US" officeooo:rsid="01c944ca" officeooo:paragraph-rsid="01c944ca" style:letter-kerning="true" style:font-name-asian="Times New Roman2" style:font-size-asian="12pt" style:language-asian="hi" style:country-asian="IN"/>
    </style:style>
    <style:style style:name="P3" style:family="paragraph" style:parent-style-name="Default">
      <style:paragraph-properties fo:text-align="start" style:justify-single-word="false" fo:orphans="0" fo:widows="0"/>
      <style:text-properties fo:color="#000000" style:font-name="Times New Roman" fo:font-size="12pt" fo:language="en" fo:country="US" officeooo:rsid="01c2427e" officeooo:paragraph-rsid="01c2427e" style:letter-kerning="true" style:font-name-asian="Times New Roman2" style:font-size-asian="12pt" style:language-asian="hi" style:country-asian="IN"/>
    </style:style>
    <style:style style:name="P4" style:family="paragraph" style:parent-style-name="Default">
      <style:paragraph-properties fo:text-align="start" style:justify-single-word="false" fo:orphans="0" fo:widows="0"/>
      <style:text-properties fo:color="#000000" style:font-name="Times New Roman" fo:font-size="12pt" fo:language="en" fo:country="US" officeooo:rsid="01c7d324" officeooo:paragraph-rsid="01c7d324" style:letter-kerning="true" style:font-name-asian="Times New Roman2" style:font-size-asian="12pt" style:language-asian="hi" style:country-asian="IN"/>
    </style:style>
    <style:style style:name="P5" style:family="paragraph" style:parent-style-name="Default">
      <style:paragraph-properties fo:text-align="start" style:justify-single-word="false" fo:orphans="0" fo:widows="0"/>
      <style:text-properties fo:color="#000000" style:font-name="Times New Roman" fo:font-size="12pt" fo:language="en" fo:country="US" officeooo:rsid="01c6cbae" officeooo:paragraph-rsid="01c6cbae" style:letter-kerning="true" style:font-name-asian="Times New Roman2" style:font-size-asian="12pt" style:language-asian="hi" style:country-asian="IN"/>
    </style:style>
    <style:style style:name="P6" style:family="paragraph" style:parent-style-name="Default">
      <style:paragraph-properties fo:text-align="start" style:justify-single-word="false" fo:orphans="0" fo:widows="0"/>
      <style:text-properties fo:color="#000000" style:font-name="Times New Roman" fo:font-size="12pt" fo:language="en" fo:country="US" officeooo:rsid="01c7ba57" officeooo:paragraph-rsid="01c7ba57" style:letter-kerning="true" style:font-name-asian="Times New Roman2" style:font-size-asian="12pt" style:language-asian="hi" style:country-asian="IN"/>
    </style:style>
    <style:style style:name="P7" style:family="paragraph" style:parent-style-name="Default">
      <style:paragraph-properties fo:text-align="start" style:justify-single-word="false" fo:orphans="0" fo:widows="0"/>
      <style:text-properties fo:color="#000000" style:font-name="Times New Roman" fo:font-size="12pt" fo:language="en" fo:country="US" officeooo:rsid="01c4404a" officeooo:paragraph-rsid="01c4404a" style:letter-kerning="true" style:font-name-asian="Times New Roman2" style:font-size-asian="12pt" style:language-asian="hi" style:country-asian="IN"/>
    </style:style>
    <style:style style:name="P8" style:family="paragraph" style:parent-style-name="Default">
      <style:paragraph-properties fo:text-align="start" style:justify-single-word="false" fo:orphans="0" fo:widows="0"/>
      <style:text-properties fo:color="#000000" style:font-name="Times New Roman" fo:font-size="12pt" fo:language="en" fo:country="US" officeooo:rsid="01c3aa67" officeooo:paragraph-rsid="01c3aa67" style:letter-kerning="true" style:font-name-asian="Times New Roman2" style:font-size-asian="12pt" style:language-asian="hi" style:country-asian="IN"/>
    </style:style>
    <style:style style:name="P9" style:family="paragraph" style:parent-style-name="Default">
      <style:paragraph-properties fo:text-align="start" style:justify-single-word="false" fo:orphans="0" fo:widows="0"/>
      <style:text-properties fo:color="#000000" style:font-name="Times New Roman" fo:font-size="12pt" fo:language="en" fo:country="US" officeooo:rsid="01c24f51" officeooo:paragraph-rsid="01c24f51" style:letter-kerning="true" style:font-name-asian="Times New Roman2" style:font-size-asian="12pt" style:language-asian="hi" style:country-asian="IN"/>
    </style:style>
    <style:style style:name="P10" style:family="paragraph" style:parent-style-name="Default">
      <style:paragraph-properties fo:text-align="start" style:justify-single-word="false" fo:orphans="0" fo:widows="0"/>
      <style:text-properties fo:color="#000000" style:font-name="Times New Roman" fo:font-size="12pt" fo:language="en" fo:country="US" officeooo:rsid="01bb1233" officeooo:paragraph-rsid="01bb1233" style:letter-kerning="true" style:font-name-asian="Times New Roman2" style:font-size-asian="12pt" style:language-asian="hi" style:country-asian="IN"/>
    </style:style>
    <style:style style:name="P11" style:family="paragraph" style:parent-style-name="Default">
      <style:paragraph-properties fo:text-align="start" style:justify-single-word="false" fo:orphans="0" fo:widows="0"/>
      <style:text-properties fo:color="#000000" style:font-name="Times New Roman" fo:font-size="12pt" fo:language="en" fo:country="US" officeooo:rsid="01c06a49" officeooo:paragraph-rsid="01c06a49" style:letter-kerning="true" style:font-name-asian="Times New Roman2" style:font-size-asian="12pt" style:language-asian="hi" style:country-asian="IN"/>
    </style:style>
    <style:style style:name="P12" style:family="paragraph" style:parent-style-name="Default">
      <style:paragraph-properties fo:text-align="start" style:justify-single-word="false" fo:orphans="0" fo:widows="0"/>
      <style:text-properties fo:color="#000000" style:font-name="Times New Roman" fo:font-size="12pt" fo:language="en" fo:country="US" officeooo:rsid="01bdd0a1" officeooo:paragraph-rsid="01bdd0a1" style:letter-kerning="true" style:font-name-asian="Times New Roman2" style:font-size-asian="12pt" style:language-asian="hi" style:country-asian="IN"/>
    </style:style>
    <style:style style:name="P13" style:family="paragraph" style:parent-style-name="Default">
      <style:paragraph-properties fo:text-align="start" style:justify-single-word="false" fo:orphans="0" fo:widows="0"/>
      <style:text-properties fo:color="#000000" style:font-name="Times New Roman" fo:font-size="12pt" fo:language="en" fo:country="US" officeooo:rsid="01bf0f3e" officeooo:paragraph-rsid="01bf0f3e" style:letter-kerning="true" style:font-name-asian="Times New Roman2" style:font-size-asian="12pt" style:language-asian="hi" style:country-asian="IN"/>
    </style:style>
    <style:style style:name="P14" style:family="paragraph" style:parent-style-name="Default">
      <style:paragraph-properties fo:text-align="start" style:justify-single-word="false" fo:orphans="0" fo:widows="0"/>
      <style:text-properties fo:color="#000000" style:font-name="Times New Roman" fo:font-size="12pt" fo:language="en" fo:country="US" officeooo:rsid="01bcf2f0" officeooo:paragraph-rsid="01bcf2f0" style:letter-kerning="true" style:font-name-asian="Times New Roman2" style:font-size-asian="12pt" style:language-asian="hi" style:country-asian="IN"/>
    </style:style>
    <style:style style:name="P15" style:family="paragraph" style:parent-style-name="Default">
      <style:paragraph-properties fo:text-align="start" style:justify-single-word="false" fo:orphans="0" fo:widows="0"/>
      <style:text-properties fo:color="#000000" style:font-name="Times New Roman" fo:font-size="12pt" fo:language="en" fo:country="US" officeooo:rsid="01b6e9aa" officeooo:paragraph-rsid="01b6e9aa" style:letter-kerning="true" style:font-name-asian="Times New Roman2" style:font-size-asian="12pt" style:language-asian="hi" style:country-asian="IN"/>
    </style:style>
    <style:style style:name="P16" style:family="paragraph" style:parent-style-name="Default">
      <style:paragraph-properties fo:text-align="start" style:justify-single-word="false" fo:orphans="0" fo:widows="0"/>
      <style:text-properties fo:color="#000000" style:font-name="Times New Roman" fo:font-size="12pt" fo:language="en" fo:country="US" officeooo:rsid="01b824f0" officeooo:paragraph-rsid="01b824f0" style:letter-kerning="true" style:font-name-asian="Times New Roman2" style:font-size-asian="12pt" style:language-asian="hi" style:country-asian="IN"/>
    </style:style>
    <style:style style:name="P17" style:family="paragraph" style:parent-style-name="Default">
      <style:paragraph-properties fo:text-align="start" style:justify-single-word="false" fo:orphans="0" fo:widows="0"/>
      <style:text-properties fo:color="#000000" style:font-name="Times New Roman" fo:font-size="12pt" fo:language="en" fo:country="US" officeooo:rsid="01b91474" officeooo:paragraph-rsid="01b91474" style:letter-kerning="true" style:font-name-asian="Times New Roman2" style:font-size-asian="12pt" style:language-asian="hi" style:country-asian="IN"/>
    </style:style>
    <style:style style:name="P18" style:family="paragraph" style:parent-style-name="Default">
      <style:paragraph-properties fo:text-align="start" style:justify-single-word="false" fo:orphans="0" fo:widows="0"/>
      <style:text-properties fo:color="#000000" style:font-name="Times New Roman" fo:font-size="12pt" fo:language="en" fo:country="US" officeooo:rsid="01b2525e" officeooo:paragraph-rsid="01b2525e" style:letter-kerning="true" style:font-name-asian="Times New Roman2" style:font-size-asian="12pt" style:language-asian="hi" style:country-asian="IN"/>
    </style:style>
    <style:style style:name="P19" style:family="paragraph" style:parent-style-name="Default">
      <style:paragraph-properties fo:text-align="start" style:justify-single-word="false" fo:orphans="0" fo:widows="0"/>
      <style:text-properties fo:color="#000000" style:font-name="Times New Roman" fo:font-size="12pt" fo:language="en" fo:country="US" officeooo:rsid="01b55008" officeooo:paragraph-rsid="01b55008" style:letter-kerning="true" style:font-name-asian="Times New Roman2" style:font-size-asian="12pt" style:language-asian="hi" style:country-asian="IN"/>
    </style:style>
    <style:style style:name="P20" style:family="paragraph" style:parent-style-name="Default">
      <style:paragraph-properties fo:text-align="start" style:justify-single-word="false" fo:orphans="0" fo:widows="0"/>
      <style:text-properties fo:color="#000000" style:font-name="Times New Roman" fo:font-size="12pt" fo:language="en" fo:country="US" officeooo:rsid="01b45a6c" officeooo:paragraph-rsid="01b45a6c" style:letter-kerning="true" style:font-name-asian="Times New Roman2" style:font-size-asian="12pt" style:language-asian="hi" style:country-asian="IN"/>
    </style:style>
    <style:style style:name="P21" style:family="paragraph" style:parent-style-name="Default">
      <style:paragraph-properties fo:text-align="start" style:justify-single-word="false" fo:orphans="0" fo:widows="0"/>
      <style:text-properties fo:color="#000000" style:font-name="Times New Roman" fo:font-size="12pt" fo:language="en" fo:country="US" officeooo:rsid="01b46b5c" officeooo:paragraph-rsid="01b46b5c" style:letter-kerning="true" style:font-name-asian="Times New Roman2" style:font-size-asian="12pt" style:language-asian="hi" style:country-asian="IN"/>
    </style:style>
    <style:style style:name="P22" style:family="paragraph" style:parent-style-name="Default">
      <style:paragraph-properties fo:text-align="start" style:justify-single-word="false" fo:orphans="0" fo:widows="0"/>
      <style:text-properties fo:color="#000000" style:font-name="Times New Roman" fo:font-size="12pt" fo:language="en" fo:country="US" officeooo:rsid="01b398d6" officeooo:paragraph-rsid="01b398d6" style:letter-kerning="true" style:font-name-asian="Times New Roman2" style:font-size-asian="12pt" style:language-asian="hi" style:country-asian="IN"/>
    </style:style>
    <style:style style:name="P23" style:family="paragraph" style:parent-style-name="Default">
      <style:paragraph-properties fo:text-align="start" style:justify-single-word="false" fo:orphans="0" fo:widows="0"/>
      <style:text-properties fo:color="#000000" style:font-name="Times New Roman" fo:font-size="12pt" fo:language="en" fo:country="US" officeooo:rsid="01b3a5b0" officeooo:paragraph-rsid="01b3a5b0" style:letter-kerning="true" style:font-name-asian="Times New Roman2" style:font-size-asian="12pt" style:language-asian="hi" style:country-asian="IN"/>
    </style:style>
    <style:style style:name="P24" style:family="paragraph" style:parent-style-name="Default">
      <style:paragraph-properties fo:text-align="start" style:justify-single-word="false" fo:orphans="0" fo:widows="0"/>
      <style:text-properties fo:color="#000000" style:font-name="Times New Roman" fo:font-size="12pt" fo:language="en" fo:country="US" officeooo:rsid="01aea027" officeooo:paragraph-rsid="01aea027" style:letter-kerning="true" style:font-name-asian="Times New Roman2" style:font-size-asian="12pt" style:language-asian="hi" style:country-asian="IN"/>
    </style:style>
    <style:style style:name="P25" style:family="paragraph" style:parent-style-name="Default">
      <style:paragraph-properties fo:text-align="start" style:justify-single-word="false" fo:orphans="0" fo:widows="0"/>
      <style:text-properties fo:color="#000000" style:font-name="Times New Roman" fo:font-size="12pt" fo:language="en" fo:country="US" officeooo:rsid="01afa852" officeooo:paragraph-rsid="01b12fbb" style:letter-kerning="true" style:font-name-asian="Times New Roman2" style:font-size-asian="12pt" style:language-asian="hi" style:country-asian="IN"/>
    </style:style>
    <style:style style:name="P26" style:family="paragraph" style:parent-style-name="Default">
      <style:paragraph-properties fo:text-align="start" style:justify-single-word="false" fo:orphans="0" fo:widows="0"/>
      <style:text-properties fo:color="#000000" style:font-name="Times New Roman" fo:font-size="12pt" fo:language="en" fo:country="US" officeooo:rsid="01afa852" officeooo:paragraph-rsid="01afa852" style:letter-kerning="true" style:font-name-asian="Times New Roman2" style:font-size-asian="12pt" style:language-asian="hi" style:country-asian="IN"/>
    </style:style>
    <style:style style:name="P27" style:family="paragraph" style:parent-style-name="Default">
      <style:paragraph-properties fo:text-align="start" style:justify-single-word="false" fo:orphans="0" fo:widows="0"/>
      <style:text-properties fo:color="#000000" style:font-name="Times New Roman" fo:font-size="12pt" fo:language="en" fo:country="US" officeooo:rsid="01af1f84" officeooo:paragraph-rsid="01af1f84" style:letter-kerning="true" style:font-name-asian="Times New Roman2" style:font-size-asian="12pt" style:language-asian="hi" style:country-asian="IN"/>
    </style:style>
    <style:style style:name="P28" style:family="paragraph" style:parent-style-name="Default">
      <style:paragraph-properties fo:text-align="start" style:justify-single-word="false" fo:orphans="0" fo:widows="0"/>
      <style:text-properties fo:color="#000000" style:font-name="Times New Roman" fo:font-size="12pt" fo:language="en" fo:country="US" officeooo:rsid="01a9e635" officeooo:paragraph-rsid="01a9e635" style:letter-kerning="true" style:font-name-asian="Times New Roman2" style:font-size-asian="12pt" style:language-asian="hi" style:country-asian="IN"/>
    </style:style>
    <style:style style:name="P29" style:family="paragraph" style:parent-style-name="Default">
      <style:paragraph-properties fo:text-align="start" style:justify-single-word="false" fo:orphans="0" fo:widows="0"/>
      <style:text-properties fo:color="#000000" style:font-name="Times New Roman" fo:font-size="12pt" fo:language="en" fo:country="US" officeooo:rsid="01ad73d4" officeooo:paragraph-rsid="01ad73d4" style:letter-kerning="true" style:font-name-asian="Times New Roman2" style:font-size-asian="12pt" style:language-asian="hi" style:country-asian="IN"/>
    </style:style>
    <style:style style:name="P30" style:family="paragraph" style:parent-style-name="Default">
      <style:paragraph-properties fo:text-align="start" style:justify-single-word="false" fo:orphans="0" fo:widows="0"/>
      <style:text-properties fo:color="#000000" style:font-name="Times New Roman" fo:font-size="12pt" fo:language="en" fo:country="US" officeooo:rsid="01ab4a19" officeooo:paragraph-rsid="01ab4a19" style:letter-kerning="true" style:font-name-asian="Times New Roman2" style:font-size-asian="12pt" style:language-asian="hi" style:country-asian="IN"/>
    </style:style>
    <style:style style:name="P31" style:family="paragraph" style:parent-style-name="Default">
      <style:paragraph-properties fo:text-align="start" style:justify-single-word="false" fo:orphans="0" fo:widows="0"/>
      <style:text-properties fo:color="#000000" style:font-name="Times New Roman" fo:font-size="12pt" fo:language="en" fo:country="US" officeooo:rsid="01ab6c42" officeooo:paragraph-rsid="01ab6c42" style:letter-kerning="true" style:font-name-asian="Times New Roman2" style:font-size-asian="12pt" style:language-asian="hi" style:country-asian="IN"/>
    </style:style>
    <style:style style:name="P32" style:family="paragraph" style:parent-style-name="Default">
      <style:paragraph-properties fo:text-align="start" style:justify-single-word="false" fo:orphans="0" fo:widows="0"/>
      <style:text-properties fo:color="#000000" style:font-name="Times New Roman" fo:font-size="12pt" fo:language="en" fo:country="US" officeooo:rsid="01aaaa25" officeooo:paragraph-rsid="01aaaa25" style:letter-kerning="true" style:font-name-asian="Times New Roman2" style:font-size-asian="12pt" style:language-asian="hi" style:country-asian="IN"/>
    </style:style>
    <style:style style:name="P33" style:family="paragraph" style:parent-style-name="Default">
      <style:paragraph-properties fo:text-align="start" style:justify-single-word="false" fo:orphans="0" fo:widows="0"/>
      <style:text-properties fo:color="#000000" style:font-name="Times New Roman" fo:font-size="12pt" fo:language="en" fo:country="US" officeooo:rsid="01aaaa01" officeooo:paragraph-rsid="01aaaa01" style:letter-kerning="true" style:font-name-asian="Times New Roman2" style:font-size-asian="12pt" style:language-asian="hi" style:country-asian="IN"/>
    </style:style>
    <style:style style:name="P34" style:family="paragraph" style:parent-style-name="Default">
      <style:paragraph-properties fo:text-align="start" style:justify-single-word="false" fo:orphans="0" fo:widows="0"/>
      <style:text-properties fo:color="#000000" style:font-name="Times New Roman" fo:font-size="12pt" fo:language="en" fo:country="US" officeooo:rsid="01a474f7" officeooo:paragraph-rsid="01a474f7" style:letter-kerning="true" style:font-name-asian="Times New Roman2" style:font-size-asian="12pt" style:language-asian="hi" style:country-asian="IN"/>
    </style:style>
    <style:style style:name="P35" style:family="paragraph" style:parent-style-name="Default">
      <style:paragraph-properties fo:text-align="start" style:justify-single-word="false" fo:orphans="0" fo:widows="0"/>
      <style:text-properties fo:color="#000000" style:font-name="Times New Roman" fo:font-size="12pt" fo:language="en" fo:country="US" officeooo:rsid="01a91ddc" officeooo:paragraph-rsid="01a91ddc" style:letter-kerning="true" style:font-name-asian="Times New Roman2" style:font-size-asian="12pt" style:language-asian="hi" style:country-asian="IN"/>
    </style:style>
    <style:style style:name="P36" style:family="paragraph" style:parent-style-name="Default">
      <style:paragraph-properties fo:text-align="start" style:justify-single-word="false" fo:orphans="0" fo:widows="0"/>
      <style:text-properties fo:color="#000000" style:font-name="Times New Roman" fo:font-size="12pt" fo:language="en" fo:country="US" officeooo:rsid="01a75b74" officeooo:paragraph-rsid="01a75b74" style:letter-kerning="true" style:font-name-asian="Times New Roman2" style:font-size-asian="12pt" style:language-asian="hi" style:country-asian="IN"/>
    </style:style>
    <style:style style:name="P37" style:family="paragraph" style:parent-style-name="Default">
      <style:paragraph-properties fo:text-align="start" style:justify-single-word="false" fo:orphans="0" fo:widows="0"/>
      <style:text-properties fo:color="#000000" style:font-name="Times New Roman" fo:font-size="12pt" fo:language="en" fo:country="US" officeooo:rsid="01a5f9fd" officeooo:paragraph-rsid="01a5f9fd" style:letter-kerning="true" style:font-name-asian="Times New Roman2" style:font-size-asian="12pt" style:language-asian="hi" style:country-asian="IN"/>
    </style:style>
    <style:style style:name="P38" style:family="paragraph" style:parent-style-name="Default">
      <style:paragraph-properties fo:text-align="start" style:justify-single-word="false" fo:orphans="0" fo:widows="0"/>
      <style:text-properties fo:color="#000000" style:font-name="Times New Roman" fo:font-size="12pt" fo:language="en" fo:country="US" officeooo:rsid="01a5e4f7" officeooo:paragraph-rsid="01a5e4f7" style:letter-kerning="true" style:font-name-asian="Times New Roman2" style:font-size-asian="12pt" style:language-asian="hi" style:country-asian="IN"/>
    </style:style>
    <style:style style:name="P39" style:family="paragraph" style:parent-style-name="Default">
      <style:paragraph-properties fo:text-align="start" style:justify-single-word="false" fo:orphans="0" fo:widows="0"/>
      <style:text-properties fo:color="#000000" style:font-name="Times New Roman" fo:font-size="12pt" fo:language="en" fo:country="US" officeooo:rsid="01a42dd6" officeooo:paragraph-rsid="01a42dd6" style:letter-kerning="true" style:font-name-asian="Times New Roman2" style:font-size-asian="12pt" style:language-asian="hi" style:country-asian="IN"/>
    </style:style>
    <style:style style:name="P40" style:family="paragraph" style:parent-style-name="Default">
      <style:paragraph-properties fo:text-align="start" style:justify-single-word="false" fo:orphans="0" fo:widows="0"/>
      <style:text-properties fo:color="#000000" style:font-name="Times New Roman" fo:font-size="12pt" fo:language="en" fo:country="US" officeooo:rsid="019e26ae" officeooo:paragraph-rsid="019e26ae" style:letter-kerning="true" style:font-name-asian="Times New Roman2" style:font-size-asian="12pt" style:language-asian="hi" style:country-asian="IN"/>
    </style:style>
    <style:style style:name="P41" style:family="paragraph" style:parent-style-name="Default">
      <style:paragraph-properties fo:text-align="start" style:justify-single-word="false" fo:orphans="0" fo:widows="0"/>
      <style:text-properties fo:color="#000000" style:font-name="Times New Roman" fo:font-size="12pt" fo:language="en" fo:country="US" officeooo:rsid="01a3f092" officeooo:paragraph-rsid="01a3f092" style:letter-kerning="true" style:font-name-asian="Times New Roman2" style:font-size-asian="12pt" style:language-asian="hi" style:country-asian="IN"/>
    </style:style>
    <style:style style:name="P42" style:family="paragraph" style:parent-style-name="Default">
      <style:paragraph-properties fo:text-align="start" style:justify-single-word="false" fo:orphans="0" fo:widows="0"/>
      <style:text-properties fo:color="#000000" style:font-name="Times New Roman" fo:font-size="12pt" fo:language="en" fo:country="US" officeooo:rsid="01a160bd" officeooo:paragraph-rsid="01a160bd" style:letter-kerning="true" style:font-name-asian="Times New Roman2" style:font-size-asian="12pt" style:language-asian="hi" style:country-asian="IN"/>
    </style:style>
    <style:style style:name="P43" style:family="paragraph" style:parent-style-name="Default">
      <style:paragraph-properties fo:text-align="start" style:justify-single-word="false" fo:orphans="0" fo:widows="0"/>
      <style:text-properties fo:color="#000000" style:font-name="Times New Roman" fo:font-size="12pt" fo:language="en" fo:country="US" officeooo:rsid="01a20b21" officeooo:paragraph-rsid="01a20b21" style:letter-kerning="true" style:font-name-asian="Times New Roman2" style:font-size-asian="12pt" style:language-asian="hi" style:country-asian="IN"/>
    </style:style>
    <style:style style:name="P44" style:family="paragraph" style:parent-style-name="Default">
      <style:paragraph-properties fo:text-align="start" style:justify-single-word="false" fo:orphans="0" fo:widows="0"/>
      <style:text-properties fo:color="#000000" style:font-name="Times New Roman" fo:font-size="12pt" fo:language="en" fo:country="US" officeooo:rsid="019f9673" officeooo:paragraph-rsid="019f9673" style:letter-kerning="true" style:font-name-asian="Times New Roman2" style:font-size-asian="12pt" style:language-asian="hi" style:country-asian="IN"/>
    </style:style>
    <style:style style:name="P45" style:family="paragraph" style:parent-style-name="Default">
      <style:paragraph-properties fo:text-align="start" style:justify-single-word="false" fo:orphans="0" fo:widows="0"/>
      <style:text-properties fo:color="#000000" style:font-name="Times New Roman" fo:font-size="12pt" fo:language="en" fo:country="US" officeooo:rsid="019be8f2" officeooo:paragraph-rsid="019be8f2" style:letter-kerning="true" style:font-name-asian="Times New Roman2" style:font-size-asian="12pt" style:language-asian="hi" style:country-asian="IN"/>
    </style:style>
    <style:style style:name="P46" style:family="paragraph" style:parent-style-name="Default">
      <style:paragraph-properties fo:text-align="start" style:justify-single-word="false" fo:orphans="0" fo:widows="0"/>
      <style:text-properties fo:color="#000000" style:font-name="Times New Roman" fo:font-size="12pt" fo:language="en" fo:country="US" officeooo:rsid="019db624" officeooo:paragraph-rsid="019db624" style:letter-kerning="true" style:font-name-asian="Times New Roman2" style:font-size-asian="12pt" style:language-asian="hi" style:country-asian="IN"/>
    </style:style>
    <style:style style:name="P47" style:family="paragraph" style:parent-style-name="Default">
      <style:paragraph-properties fo:text-align="start" style:justify-single-word="false" fo:orphans="0" fo:widows="0"/>
      <style:text-properties fo:color="#000000" style:font-name="Times New Roman" fo:font-size="12pt" fo:language="en" fo:country="US" officeooo:rsid="019d0c37" officeooo:paragraph-rsid="019d0c37" style:letter-kerning="true" style:font-name-asian="Times New Roman2" style:font-size-asian="12pt" style:language-asian="hi" style:country-asian="IN"/>
    </style:style>
    <style:style style:name="P48" style:family="paragraph" style:parent-style-name="Default">
      <style:paragraph-properties fo:text-align="start" style:justify-single-word="false" fo:orphans="0" fo:widows="0"/>
      <style:text-properties fo:color="#000000" style:font-name="Times New Roman" fo:font-size="12pt" fo:language="en" fo:country="US" officeooo:rsid="01960d48" officeooo:paragraph-rsid="019be8f2" style:letter-kerning="true" style:font-name-asian="Times New Roman2" style:font-size-asian="12pt" style:language-asian="hi" style:country-asian="IN"/>
    </style:style>
    <style:style style:name="P49" style:family="paragraph" style:parent-style-name="Default">
      <style:paragraph-properties fo:text-align="start" style:justify-single-word="false" fo:orphans="0" fo:widows="0"/>
      <style:text-properties fo:color="#000000" style:font-name="Times New Roman" fo:font-size="12pt" fo:language="en" fo:country="US" officeooo:rsid="01960d48" officeooo:paragraph-rsid="01960d48" style:letter-kerning="true" style:font-name-asian="Times New Roman2" style:font-size-asian="12pt" style:language-asian="hi" style:country-asian="IN"/>
    </style:style>
    <style:style style:name="P50" style:family="paragraph" style:parent-style-name="Default">
      <style:paragraph-properties fo:text-align="start" style:justify-single-word="false" fo:orphans="0" fo:widows="0"/>
      <style:text-properties fo:color="#000000" style:font-name="Times New Roman" fo:font-size="12pt" fo:language="en" fo:country="US" officeooo:rsid="0198f18c" officeooo:paragraph-rsid="0198f18c" style:letter-kerning="true" style:font-name-asian="Times New Roman2" style:font-size-asian="12pt" style:language-asian="hi" style:country-asian="IN"/>
    </style:style>
    <style:style style:name="P51" style:family="paragraph" style:parent-style-name="Default">
      <style:paragraph-properties fo:text-align="start" style:justify-single-word="false" fo:orphans="0" fo:widows="0"/>
      <style:text-properties fo:color="#000000" style:font-name="Times New Roman" fo:font-size="12pt" fo:language="en" fo:country="US" officeooo:rsid="019a8575" officeooo:paragraph-rsid="019a8575" style:letter-kerning="true" style:font-name-asian="Times New Roman2" style:font-size-asian="12pt" style:language-asian="hi" style:country-asian="IN"/>
    </style:style>
    <style:style style:name="P52" style:family="paragraph" style:parent-style-name="Default">
      <style:paragraph-properties fo:text-align="start" style:justify-single-word="false" fo:orphans="0" fo:widows="0"/>
      <style:text-properties fo:color="#000000" style:font-name="Times New Roman" fo:font-size="12pt" fo:language="en" fo:country="US" officeooo:rsid="019853dd" officeooo:paragraph-rsid="019853dd" style:letter-kerning="true" style:font-name-asian="Times New Roman2" style:font-size-asian="12pt" style:language-asian="hi" style:country-asian="IN"/>
    </style:style>
    <style:style style:name="P53" style:family="paragraph" style:parent-style-name="Default">
      <style:paragraph-properties fo:text-align="start" style:justify-single-word="false" fo:orphans="0" fo:widows="0"/>
      <style:text-properties fo:color="#000000" style:font-name="Times New Roman" fo:font-size="12pt" fo:language="en" fo:country="US" officeooo:rsid="019667be" officeooo:paragraph-rsid="019667be" style:letter-kerning="true" style:font-name-asian="Times New Roman2" style:font-size-asian="12pt" style:language-asian="hi" style:country-asian="IN"/>
    </style:style>
    <style:style style:name="P54" style:family="paragraph" style:parent-style-name="Default">
      <style:paragraph-properties fo:text-align="start" style:justify-single-word="false" fo:orphans="0" fo:widows="0"/>
      <style:text-properties fo:color="#000000" style:font-name="Times New Roman" fo:font-size="12pt" fo:language="en" fo:country="US" officeooo:rsid="018d766d" officeooo:paragraph-rsid="018d766d" style:letter-kerning="true" style:font-name-asian="Times New Roman2" style:font-size-asian="12pt" style:language-asian="hi" style:country-asian="IN"/>
    </style:style>
    <style:style style:name="P55" style:family="paragraph" style:parent-style-name="Default">
      <style:paragraph-properties fo:text-align="start" style:justify-single-word="false" fo:orphans="0" fo:widows="0"/>
      <style:text-properties fo:color="#000000" style:font-name="Times New Roman" fo:font-size="12pt" fo:language="en" fo:country="US" officeooo:rsid="01936006" officeooo:paragraph-rsid="01936006" style:letter-kerning="true" style:font-name-asian="Times New Roman2" style:font-size-asian="12pt" style:language-asian="hi" style:country-asian="IN"/>
    </style:style>
    <style:style style:name="P56" style:family="paragraph" style:parent-style-name="Default">
      <style:paragraph-properties fo:text-align="start" style:justify-single-word="false" fo:orphans="0" fo:widows="0"/>
      <style:text-properties fo:color="#000000" style:font-name="Times New Roman" fo:font-size="12pt" fo:language="en" fo:country="US" officeooo:rsid="0194b839" officeooo:paragraph-rsid="0194b839" style:letter-kerning="true" style:font-name-asian="Times New Roman2" style:font-size-asian="12pt" style:language-asian="hi" style:country-asian="IN"/>
    </style:style>
    <style:style style:name="P57" style:family="paragraph" style:parent-style-name="Default">
      <style:paragraph-properties fo:text-align="start" style:justify-single-word="false" fo:orphans="0" fo:widows="0"/>
      <style:text-properties fo:color="#000000" style:font-name="Times New Roman" fo:font-size="12pt" fo:language="en" fo:country="US" officeooo:rsid="0190db7c" officeooo:paragraph-rsid="0190db7c" style:letter-kerning="true" style:font-name-asian="Times New Roman2" style:font-size-asian="12pt" style:language-asian="hi" style:country-asian="IN"/>
    </style:style>
    <style:style style:name="P58" style:family="paragraph" style:parent-style-name="Default">
      <style:paragraph-properties fo:text-align="start" style:justify-single-word="false" fo:orphans="0" fo:widows="0"/>
      <style:text-properties fo:color="#000000" style:font-name="Times New Roman" fo:font-size="12pt" fo:language="en" fo:country="US" officeooo:rsid="0191abba" officeooo:paragraph-rsid="0191abba" style:letter-kerning="true" style:font-name-asian="Times New Roman2" style:font-size-asian="12pt" style:language-asian="hi" style:country-asian="IN"/>
    </style:style>
    <style:style style:name="P59" style:family="paragraph" style:parent-style-name="Default">
      <style:paragraph-properties fo:text-align="start" style:justify-single-word="false" fo:orphans="0" fo:widows="0"/>
      <style:text-properties fo:color="#000000" style:font-name="Times New Roman" fo:font-size="12pt" fo:language="en" fo:country="US" officeooo:rsid="019217c4" officeooo:paragraph-rsid="019217c4" style:letter-kerning="true" style:font-name-asian="Times New Roman2" style:font-size-asian="12pt" style:language-asian="hi" style:country-asian="IN"/>
    </style:style>
    <style:style style:name="P60" style:family="paragraph" style:parent-style-name="Default">
      <style:paragraph-properties fo:text-align="start" style:justify-single-word="false" fo:orphans="0" fo:widows="0"/>
      <style:text-properties fo:color="#000000" style:font-name="Times New Roman" fo:font-size="12pt" fo:language="en" fo:country="US" officeooo:rsid="018e8e20" officeooo:paragraph-rsid="018e8e20" style:letter-kerning="true" style:font-name-asian="Times New Roman2" style:font-size-asian="12pt" style:language-asian="hi" style:country-asian="IN"/>
    </style:style>
    <style:style style:name="P61" style:family="paragraph" style:parent-style-name="Default">
      <style:paragraph-properties fo:text-align="start" style:justify-single-word="false" fo:orphans="0" fo:widows="0"/>
      <style:text-properties fo:color="#000000" style:font-name="Times New Roman" fo:font-size="12pt" fo:language="en" fo:country="US" officeooo:rsid="018f1007" officeooo:paragraph-rsid="018f1007" style:letter-kerning="true" style:font-name-asian="Times New Roman2" style:font-size-asian="12pt" style:language-asian="hi" style:country-asian="IN"/>
    </style:style>
    <style:style style:name="P62" style:family="paragraph" style:parent-style-name="Default">
      <style:paragraph-properties fo:text-align="start" style:justify-single-word="false" fo:orphans="0" fo:widows="0"/>
      <style:text-properties fo:color="#000000" style:font-name="Times New Roman" fo:font-size="12pt" fo:language="en" fo:country="US" officeooo:rsid="01904942" officeooo:paragraph-rsid="01904942" style:letter-kerning="true" style:font-name-asian="Times New Roman2" style:font-size-asian="12pt" style:language-asian="hi" style:country-asian="IN"/>
    </style:style>
    <style:style style:name="P63" style:family="paragraph" style:parent-style-name="Default">
      <style:paragraph-properties fo:text-align="start" style:justify-single-word="false" fo:orphans="0" fo:widows="0"/>
      <style:text-properties fo:color="#000000" style:font-name="Times New Roman" fo:font-size="12pt" fo:language="en" fo:country="US" officeooo:rsid="018e1934" officeooo:paragraph-rsid="018e1934" style:letter-kerning="true" style:font-name-asian="Times New Roman2" style:font-size-asian="12pt" style:language-asian="hi" style:country-asian="IN"/>
    </style:style>
    <style:style style:name="P64" style:family="paragraph" style:parent-style-name="Default">
      <style:paragraph-properties fo:text-align="start" style:justify-single-word="false" fo:orphans="0" fo:widows="0"/>
      <style:text-properties fo:color="#000000" style:font-name="Times New Roman" fo:font-size="12pt" fo:language="en" fo:country="US" officeooo:rsid="01882981" officeooo:paragraph-rsid="01882981" style:letter-kerning="true" style:font-name-asian="Times New Roman2" style:font-size-asian="12pt" style:language-asian="hi" style:country-asian="IN"/>
    </style:style>
    <style:style style:name="P65" style:family="paragraph" style:parent-style-name="Default">
      <style:paragraph-properties fo:text-align="start" style:justify-single-word="false" fo:orphans="0" fo:widows="0"/>
      <style:text-properties fo:color="#000000" style:font-name="Times New Roman" fo:font-size="12pt" fo:language="en" fo:country="US" officeooo:rsid="018ad85f" officeooo:paragraph-rsid="018ad85f" style:letter-kerning="true" style:font-name-asian="Times New Roman2" style:font-size-asian="12pt" style:language-asian="hi" style:country-asian="IN"/>
    </style:style>
    <style:style style:name="P66" style:family="paragraph" style:parent-style-name="Default">
      <style:paragraph-properties fo:text-align="start" style:justify-single-word="false" fo:orphans="0" fo:widows="0"/>
      <style:text-properties fo:color="#000000" style:font-name="Times New Roman" fo:font-size="12pt" fo:language="en" fo:country="US" officeooo:rsid="018b8504" officeooo:paragraph-rsid="018b8504" style:letter-kerning="true" style:font-name-asian="Times New Roman2" style:font-size-asian="12pt" style:language-asian="hi" style:country-asian="IN"/>
    </style:style>
    <style:style style:name="P67" style:family="paragraph" style:parent-style-name="Default">
      <style:paragraph-properties fo:text-align="start" style:justify-single-word="false" fo:orphans="0" fo:widows="0"/>
      <style:text-properties fo:color="#000000" style:font-name="Times New Roman" fo:font-size="12pt" fo:language="en" fo:country="US" officeooo:rsid="018a214f" officeooo:paragraph-rsid="018a214f" style:letter-kerning="true" style:font-name-asian="Times New Roman2" style:font-size-asian="12pt" style:language-asian="hi" style:country-asian="IN"/>
    </style:style>
    <style:style style:name="P68" style:family="paragraph" style:parent-style-name="Default">
      <style:paragraph-properties fo:text-align="start" style:justify-single-word="false" fo:orphans="0" fo:widows="0"/>
      <style:text-properties fo:color="#000000" style:font-name="Times New Roman" fo:font-size="12pt" fo:language="en" fo:country="US" officeooo:rsid="0182ecef" officeooo:paragraph-rsid="0182ecef" style:letter-kerning="true" style:font-name-asian="Times New Roman2" style:font-size-asian="12pt" style:language-asian="hi" style:country-asian="IN"/>
    </style:style>
    <style:style style:name="P69" style:family="paragraph" style:parent-style-name="Default">
      <style:paragraph-properties fo:text-align="start" style:justify-single-word="false" fo:orphans="0" fo:widows="0"/>
      <style:text-properties fo:color="#000000" style:font-name="Times New Roman" fo:font-size="12pt" fo:language="en" fo:country="US" officeooo:rsid="0185a960" officeooo:paragraph-rsid="0185a960" style:letter-kerning="true" style:font-name-asian="Times New Roman2" style:font-size-asian="12pt" style:language-asian="hi" style:country-asian="IN"/>
    </style:style>
    <style:style style:name="P70" style:family="paragraph" style:parent-style-name="Default">
      <style:paragraph-properties fo:text-align="start" style:justify-single-word="false" fo:orphans="0" fo:widows="0"/>
      <style:text-properties fo:color="#000000" style:font-name="Times New Roman" fo:font-size="12pt" fo:language="en" fo:country="US" officeooo:rsid="018701a6" officeooo:paragraph-rsid="018701a6" style:letter-kerning="true" style:font-name-asian="Times New Roman2" style:font-size-asian="12pt" style:language-asian="hi" style:country-asian="IN"/>
    </style:style>
    <style:style style:name="P71" style:family="paragraph" style:parent-style-name="Default">
      <style:paragraph-properties fo:text-align="start" style:justify-single-word="false" fo:orphans="0" fo:widows="0"/>
      <style:text-properties fo:color="#000000" style:font-name="Times New Roman" fo:font-size="12pt" fo:language="en" fo:country="US" officeooo:rsid="0183b65f" officeooo:paragraph-rsid="0183b65f" style:letter-kerning="true" style:font-name-asian="Times New Roman2" style:font-size-asian="12pt" style:language-asian="hi" style:country-asian="IN"/>
    </style:style>
    <style:style style:name="P72" style:family="paragraph" style:parent-style-name="Default">
      <style:paragraph-properties fo:text-align="start" style:justify-single-word="false" fo:orphans="0" fo:widows="0"/>
      <style:text-properties fo:color="#000000" style:font-name="Times New Roman" fo:font-size="12pt" fo:language="en" fo:country="US" officeooo:rsid="01835319" officeooo:paragraph-rsid="01835319" style:letter-kerning="true" style:font-name-asian="Times New Roman2" style:font-size-asian="12pt" style:language-asian="hi" style:country-asian="IN"/>
    </style:style>
    <style:style style:name="P73" style:family="paragraph" style:parent-style-name="Default">
      <style:paragraph-properties fo:text-align="start" style:justify-single-word="false" fo:orphans="0" fo:widows="0"/>
      <style:text-properties fo:color="#000000" style:font-name="Times New Roman" fo:font-size="12pt" fo:language="en" fo:country="US" officeooo:rsid="0175a3c9" officeooo:paragraph-rsid="0175a3c9" style:letter-kerning="true" style:font-name-asian="Times New Roman2" style:font-size-asian="12pt" style:language-asian="hi" style:country-asian="IN"/>
    </style:style>
    <style:style style:name="P74" style:family="paragraph" style:parent-style-name="Default">
      <style:paragraph-properties fo:text-align="start" style:justify-single-word="false" fo:orphans="0" fo:widows="0"/>
      <style:text-properties fo:color="#000000" style:font-name="Times New Roman" fo:font-size="12pt" fo:language="en" fo:country="US" officeooo:rsid="0181edb6" officeooo:paragraph-rsid="0181edb6" style:letter-kerning="true" style:font-name-asian="Times New Roman2" style:font-size-asian="12pt" style:language-asian="hi" style:country-asian="IN"/>
    </style:style>
    <style:style style:name="P75" style:family="paragraph" style:parent-style-name="Default">
      <style:paragraph-properties fo:text-align="start" style:justify-single-word="false" fo:orphans="0" fo:widows="0"/>
      <style:text-properties fo:color="#000000" style:font-name="Times New Roman" fo:font-size="12pt" fo:language="en" fo:country="US" officeooo:rsid="01820a7d" officeooo:paragraph-rsid="01820a7d" style:letter-kerning="true" style:font-name-asian="Times New Roman2" style:font-size-asian="12pt" style:language-asian="hi" style:country-asian="IN"/>
    </style:style>
    <style:style style:name="P76" style:family="paragraph" style:parent-style-name="Default">
      <style:paragraph-properties fo:text-align="start" style:justify-single-word="false" fo:orphans="0" fo:widows="0"/>
      <style:text-properties fo:color="#000000" style:font-name="Times New Roman" fo:font-size="12pt" fo:language="en" fo:country="US" officeooo:rsid="017f07ba" officeooo:paragraph-rsid="017f07ba" style:letter-kerning="true" style:font-name-asian="Times New Roman2" style:font-size-asian="12pt" style:language-asian="hi" style:country-asian="IN"/>
    </style:style>
    <style:style style:name="P77" style:family="paragraph" style:parent-style-name="Default">
      <style:paragraph-properties fo:text-align="start" style:justify-single-word="false" fo:orphans="0" fo:widows="0"/>
      <style:text-properties fo:color="#000000" style:font-name="Times New Roman" fo:font-size="12pt" fo:language="en" fo:country="US" officeooo:rsid="017ff0a4" officeooo:paragraph-rsid="017ff0a4" style:letter-kerning="true" style:font-name-asian="Times New Roman2" style:font-size-asian="12pt" style:language-asian="hi" style:country-asian="IN"/>
    </style:style>
    <style:style style:name="P78" style:family="paragraph" style:parent-style-name="Default">
      <style:paragraph-properties fo:text-align="start" style:justify-single-word="false" fo:orphans="0" fo:widows="0"/>
      <style:text-properties fo:color="#000000" style:font-name="Times New Roman" fo:font-size="12pt" fo:language="en" fo:country="US" officeooo:rsid="017dbf0f" officeooo:paragraph-rsid="017dbf0f" style:letter-kerning="true" style:font-name-asian="Times New Roman2" style:font-size-asian="12pt" style:language-asian="hi" style:country-asian="IN"/>
    </style:style>
    <style:style style:name="P79" style:family="paragraph" style:parent-style-name="Default">
      <style:paragraph-properties fo:text-align="start" style:justify-single-word="false" fo:orphans="0" fo:widows="0"/>
      <style:text-properties fo:color="#000000" style:font-name="Times New Roman" fo:font-size="12pt" fo:language="en" fo:country="US" officeooo:rsid="017c0689" officeooo:paragraph-rsid="017c0689" style:letter-kerning="true" style:font-name-asian="Times New Roman2" style:font-size-asian="12pt" style:language-asian="hi" style:country-asian="IN"/>
    </style:style>
    <style:style style:name="P80" style:family="paragraph" style:parent-style-name="Default">
      <style:paragraph-properties fo:text-align="start" style:justify-single-word="false" fo:orphans="0" fo:widows="0"/>
      <style:text-properties fo:color="#000000" style:font-name="Times New Roman" fo:font-size="12pt" fo:language="en" fo:country="US" officeooo:rsid="017cdbc7" officeooo:paragraph-rsid="017cdbc7" style:letter-kerning="true" style:font-name-asian="Times New Roman2" style:font-size-asian="12pt" style:language-asian="hi" style:country-asian="IN"/>
    </style:style>
    <style:style style:name="P81" style:family="paragraph" style:parent-style-name="Default">
      <style:paragraph-properties fo:text-align="start" style:justify-single-word="false" fo:orphans="0" fo:widows="0"/>
      <style:text-properties fo:color="#000000" style:font-name="Times New Roman" fo:font-size="12pt" fo:language="en" fo:country="US" officeooo:rsid="017ab2bf" officeooo:paragraph-rsid="017ab2bf" style:letter-kerning="true" style:font-name-asian="Times New Roman2" style:font-size-asian="12pt" style:language-asian="hi" style:country-asian="IN"/>
    </style:style>
    <style:style style:name="P82" style:family="paragraph" style:parent-style-name="Default">
      <style:paragraph-properties fo:text-align="start" style:justify-single-word="false" fo:orphans="0" fo:widows="0"/>
      <style:text-properties fo:color="#000000" style:font-name="Times New Roman" fo:font-size="12pt" fo:language="en" fo:country="US" officeooo:rsid="017a2fb7" officeooo:paragraph-rsid="017a2fb7" style:letter-kerning="true" style:font-name-asian="Times New Roman2" style:font-size-asian="12pt" style:language-asian="hi" style:country-asian="IN"/>
    </style:style>
    <style:style style:name="P83" style:family="paragraph" style:parent-style-name="Default">
      <style:paragraph-properties fo:text-align="start" style:justify-single-word="false" fo:orphans="0" fo:widows="0"/>
      <style:text-properties fo:color="#000000" style:font-name="Times New Roman" fo:font-size="12pt" fo:language="en" fo:country="US" officeooo:rsid="01789882" officeooo:paragraph-rsid="01789882" style:letter-kerning="true" style:font-name-asian="Times New Roman2" style:font-size-asian="12pt" style:language-asian="hi" style:country-asian="IN"/>
    </style:style>
    <style:style style:name="P84" style:family="paragraph" style:parent-style-name="Default">
      <style:paragraph-properties fo:text-align="start" style:justify-single-word="false" fo:orphans="0" fo:widows="0"/>
      <style:text-properties fo:color="#000000" style:font-name="Times New Roman" fo:font-size="12pt" fo:language="en" fo:country="US" officeooo:rsid="01777ef1" officeooo:paragraph-rsid="01777ef1" style:letter-kerning="true" style:font-name-asian="Times New Roman2" style:font-size-asian="12pt" style:language-asian="hi" style:country-asian="IN"/>
    </style:style>
    <style:style style:name="P85" style:family="paragraph" style:parent-style-name="Default">
      <style:paragraph-properties fo:text-align="start" style:justify-single-word="false" fo:orphans="0" fo:widows="0"/>
      <style:text-properties fo:color="#000000" style:font-name="Times New Roman" fo:font-size="12pt" fo:language="en" fo:country="US" officeooo:rsid="0177c88d" officeooo:paragraph-rsid="0177c88d" style:letter-kerning="true" style:font-name-asian="Times New Roman2" style:font-size-asian="12pt" style:language-asian="hi" style:country-asian="IN"/>
    </style:style>
    <style:style style:name="P86" style:family="paragraph" style:parent-style-name="Default">
      <style:paragraph-properties fo:text-align="start" style:justify-single-word="false" fo:orphans="0" fo:widows="0"/>
      <style:text-properties fo:color="#000000" style:font-name="Times New Roman" fo:font-size="12pt" fo:language="en" fo:country="US" officeooo:rsid="01669e46" officeooo:paragraph-rsid="01669e46" style:letter-kerning="true" style:font-name-asian="Times New Roman2" style:font-size-asian="12pt" style:language-asian="hi" style:country-asian="IN"/>
    </style:style>
    <style:style style:name="P87" style:family="paragraph" style:parent-style-name="Default">
      <style:paragraph-properties fo:text-align="start" style:justify-single-word="false" fo:orphans="0" fo:widows="0"/>
      <style:text-properties fo:color="#000000" style:font-name="Times New Roman" fo:font-size="12pt" fo:language="en" fo:country="US" officeooo:rsid="0173da8d" officeooo:paragraph-rsid="0173da8d" style:letter-kerning="true" style:font-name-asian="Times New Roman2" style:font-size-asian="12pt" style:language-asian="hi" style:country-asian="IN"/>
    </style:style>
    <style:style style:name="P88" style:family="paragraph" style:parent-style-name="Default">
      <style:paragraph-properties fo:text-align="start" style:justify-single-word="false" fo:orphans="0" fo:widows="0"/>
      <style:text-properties fo:color="#000000" style:font-name="Times New Roman" fo:font-size="12pt" fo:language="en" fo:country="US" officeooo:rsid="01741556" officeooo:paragraph-rsid="01741556" style:letter-kerning="true" style:font-name-asian="Times New Roman2" style:font-size-asian="12pt" style:language-asian="hi" style:country-asian="IN"/>
    </style:style>
    <style:style style:name="P89" style:family="paragraph" style:parent-style-name="Default">
      <style:paragraph-properties fo:text-align="start" style:justify-single-word="false" fo:orphans="0" fo:widows="0"/>
      <style:text-properties fo:color="#000000" style:font-name="Times New Roman" fo:font-size="12pt" fo:language="en" fo:country="US" officeooo:rsid="017154d9" officeooo:paragraph-rsid="017154d9" style:letter-kerning="true" style:font-name-asian="Times New Roman2" style:font-size-asian="12pt" style:language-asian="hi" style:country-asian="IN"/>
    </style:style>
    <style:style style:name="P90" style:family="paragraph" style:parent-style-name="Default">
      <style:paragraph-properties fo:text-align="start" style:justify-single-word="false" fo:orphans="0" fo:widows="0"/>
      <style:text-properties fo:color="#000000" style:font-name="Times New Roman" fo:font-size="12pt" fo:language="en" fo:country="US" officeooo:rsid="0172c66e" officeooo:paragraph-rsid="0172c66e" style:letter-kerning="true" style:font-name-asian="Times New Roman2" style:font-size-asian="12pt" style:language-asian="hi" style:country-asian="IN"/>
    </style:style>
    <style:style style:name="P91" style:family="paragraph" style:parent-style-name="Default">
      <style:paragraph-properties fo:text-align="start" style:justify-single-word="false" fo:orphans="0" fo:widows="0"/>
      <style:text-properties fo:color="#000000" style:font-name="Times New Roman" fo:font-size="12pt" fo:language="en" fo:country="US" officeooo:rsid="016d5943" officeooo:paragraph-rsid="016d5943" style:letter-kerning="true" style:font-name-asian="Times New Roman2" style:font-size-asian="12pt" style:language-asian="hi" style:country-asian="IN"/>
    </style:style>
    <style:style style:name="P92" style:family="paragraph" style:parent-style-name="Default">
      <style:paragraph-properties fo:text-align="start" style:justify-single-word="false" fo:orphans="0" fo:widows="0"/>
      <style:text-properties fo:color="#000000" style:font-name="Times New Roman" fo:font-size="12pt" fo:language="en" fo:country="US" officeooo:rsid="016f3b99" officeooo:paragraph-rsid="016f3b99" style:letter-kerning="true" style:font-name-asian="Times New Roman2" style:font-size-asian="12pt" style:language-asian="hi" style:country-asian="IN"/>
    </style:style>
    <style:style style:name="P93" style:family="paragraph" style:parent-style-name="Default">
      <style:paragraph-properties fo:text-align="start" style:justify-single-word="false" fo:orphans="0" fo:widows="0"/>
      <style:text-properties fo:color="#000000" style:font-name="Times New Roman" fo:font-size="12pt" fo:language="en" fo:country="US" officeooo:rsid="016bcc40" officeooo:paragraph-rsid="016bcc40" style:letter-kerning="true" style:font-name-asian="Times New Roman2" style:font-size-asian="12pt" style:language-asian="hi" style:country-asian="IN"/>
    </style:style>
    <style:style style:name="P94" style:family="paragraph" style:parent-style-name="Default">
      <style:paragraph-properties fo:text-align="start" style:justify-single-word="false" fo:orphans="0" fo:widows="0"/>
      <style:text-properties fo:color="#000000" style:font-name="Times New Roman" fo:font-size="12pt" fo:language="en" fo:country="US" officeooo:rsid="016a323d" officeooo:paragraph-rsid="016a323d" style:letter-kerning="true" style:font-name-asian="Times New Roman2" style:font-size-asian="12pt" style:language-asian="hi" style:country-asian="IN"/>
    </style:style>
    <style:style style:name="P95" style:family="paragraph" style:parent-style-name="Default">
      <style:paragraph-properties fo:text-align="start" style:justify-single-word="false" fo:orphans="0" fo:widows="0"/>
      <style:text-properties fo:color="#000000" style:font-name="Times New Roman" fo:font-size="12pt" fo:language="en" fo:country="US" officeooo:rsid="01686c54" officeooo:paragraph-rsid="01686c54" style:letter-kerning="true" style:font-name-asian="Times New Roman2" style:font-size-asian="12pt" style:language-asian="hi" style:country-asian="IN"/>
    </style:style>
    <style:style style:name="P96" style:family="paragraph" style:parent-style-name="Default">
      <style:paragraph-properties fo:text-align="start" style:justify-single-word="false" fo:orphans="0" fo:widows="0"/>
      <style:text-properties fo:color="#000000" style:font-name="Times New Roman" fo:font-size="12pt" fo:language="en" fo:country="US" officeooo:rsid="01609a93" officeooo:paragraph-rsid="01609a93" style:letter-kerning="true" style:font-name-asian="Times New Roman2" style:font-size-asian="12pt" style:language-asian="hi" style:country-asian="IN"/>
    </style:style>
    <style:style style:name="P97" style:family="paragraph" style:parent-style-name="Default">
      <style:paragraph-properties fo:text-align="start" style:justify-single-word="false" fo:orphans="0" fo:widows="0"/>
      <style:text-properties fo:color="#000000" style:font-name="Times New Roman" fo:font-size="12pt" fo:language="en" fo:country="US" officeooo:rsid="0162cda5" officeooo:paragraph-rsid="0162cda5" style:letter-kerning="true" style:font-name-asian="Times New Roman2" style:font-size-asian="12pt" style:language-asian="hi" style:country-asian="IN"/>
    </style:style>
    <style:style style:name="P98" style:family="paragraph" style:parent-style-name="Default">
      <style:paragraph-properties fo:text-align="start" style:justify-single-word="false" fo:orphans="0" fo:widows="0"/>
      <style:text-properties fo:color="#000000" style:font-name="Times New Roman" fo:font-size="12pt" fo:language="en" fo:country="US" officeooo:rsid="01646f7e" officeooo:paragraph-rsid="01646f7e" style:letter-kerning="true" style:font-name-asian="Times New Roman2" style:font-size-asian="12pt" style:language-asian="hi" style:country-asian="IN"/>
    </style:style>
    <style:style style:name="P99" style:family="paragraph" style:parent-style-name="Default">
      <style:paragraph-properties fo:text-align="start" style:justify-single-word="false" fo:orphans="0" fo:widows="0"/>
      <style:text-properties fo:color="#000000" style:font-name="Times New Roman" fo:font-size="12pt" fo:language="en" fo:country="US" officeooo:rsid="01615390" officeooo:paragraph-rsid="01615390" style:letter-kerning="true" style:font-name-asian="Times New Roman2" style:font-size-asian="12pt" style:language-asian="hi" style:country-asian="IN"/>
    </style:style>
    <style:style style:name="P100" style:family="paragraph" style:parent-style-name="Default">
      <style:paragraph-properties fo:text-align="start" style:justify-single-word="false" fo:orphans="0" fo:widows="0"/>
      <style:text-properties fo:color="#000000" style:font-name="Times New Roman" fo:font-size="12pt" fo:language="en" fo:country="US" officeooo:rsid="01536385" officeooo:paragraph-rsid="01536385" style:letter-kerning="true" style:font-name-asian="Times New Roman2" style:font-size-asian="12pt" style:language-asian="hi" style:country-asian="IN"/>
    </style:style>
    <style:style style:name="P101" style:family="paragraph" style:parent-style-name="Default">
      <style:paragraph-properties fo:text-align="start" style:justify-single-word="false" fo:orphans="0" fo:widows="0"/>
      <style:text-properties fo:color="#000000" style:font-name="Times New Roman" fo:font-size="12pt" fo:language="en" fo:country="US" officeooo:rsid="015ff089" officeooo:paragraph-rsid="015ff089" style:letter-kerning="true" style:font-name-asian="Times New Roman2" style:font-size-asian="12pt" style:language-asian="hi" style:country-asian="IN"/>
    </style:style>
    <style:style style:name="P102" style:family="paragraph" style:parent-style-name="Default">
      <style:paragraph-properties fo:text-align="start" style:justify-single-word="false" fo:orphans="0" fo:widows="0"/>
      <style:text-properties fo:color="#000000" style:font-name="Times New Roman" fo:font-size="12pt" fo:language="en" fo:country="US" officeooo:rsid="015e0ff6" officeooo:paragraph-rsid="015e0ff6" style:letter-kerning="true" style:font-name-asian="Times New Roman2" style:font-size-asian="12pt" style:language-asian="hi" style:country-asian="IN"/>
    </style:style>
    <style:style style:name="P103" style:family="paragraph" style:parent-style-name="Default">
      <style:paragraph-properties fo:text-align="start" style:justify-single-word="false" fo:orphans="0" fo:widows="0"/>
      <style:text-properties fo:color="#000000" style:font-name="Times New Roman" fo:font-size="12pt" fo:language="en" fo:country="US" officeooo:rsid="015d4c2d" officeooo:paragraph-rsid="015d4c2d" style:letter-kerning="true" style:font-name-asian="Times New Roman2" style:font-size-asian="12pt" style:language-asian="hi" style:country-asian="IN"/>
    </style:style>
    <style:style style:name="P104" style:family="paragraph" style:parent-style-name="Default">
      <style:paragraph-properties fo:text-align="start" style:justify-single-word="false" fo:orphans="0" fo:widows="0"/>
      <style:text-properties fo:color="#000000" style:font-name="Times New Roman" fo:font-size="12pt" fo:language="en" fo:country="US" officeooo:rsid="015b830d" officeooo:paragraph-rsid="015b830d" style:letter-kerning="true" style:font-name-asian="Times New Roman2" style:font-size-asian="12pt" style:language-asian="hi" style:country-asian="IN"/>
    </style:style>
    <style:style style:name="P105" style:family="paragraph" style:parent-style-name="Default">
      <style:paragraph-properties fo:text-align="start" style:justify-single-word="false" fo:orphans="0" fo:widows="0"/>
      <style:text-properties fo:color="#000000" style:font-name="Times New Roman" fo:font-size="12pt" fo:language="en" fo:country="US" officeooo:rsid="01595df7" officeooo:paragraph-rsid="01595df7" style:letter-kerning="true" style:font-name-asian="Times New Roman2" style:font-size-asian="12pt" style:language-asian="hi" style:country-asian="IN"/>
    </style:style>
    <style:style style:name="P106" style:family="paragraph" style:parent-style-name="Default">
      <style:paragraph-properties fo:text-align="start" style:justify-single-word="false" fo:orphans="0" fo:widows="0"/>
      <style:text-properties fo:color="#000000" style:font-name="Times New Roman" fo:font-size="12pt" fo:language="en" fo:country="US" officeooo:rsid="0157e77d" officeooo:paragraph-rsid="0157e77d" style:letter-kerning="true" style:font-name-asian="Times New Roman2" style:font-size-asian="12pt" style:language-asian="hi" style:country-asian="IN"/>
    </style:style>
    <style:style style:name="P107" style:family="paragraph" style:parent-style-name="Default">
      <style:paragraph-properties fo:text-align="start" style:justify-single-word="false" fo:orphans="0" fo:widows="0"/>
      <style:text-properties fo:color="#000000" style:font-name="Times New Roman" fo:font-size="12pt" fo:language="en" fo:country="US" officeooo:rsid="01552c97" officeooo:paragraph-rsid="01552c97" style:letter-kerning="true" style:font-name-asian="Times New Roman2" style:font-size-asian="12pt" style:language-asian="hi" style:country-asian="IN"/>
    </style:style>
    <style:style style:name="P108" style:family="paragraph" style:parent-style-name="Default">
      <style:paragraph-properties fo:text-align="start" style:justify-single-word="false" fo:orphans="0" fo:widows="0"/>
      <style:text-properties fo:color="#000000" style:font-name="Times New Roman" fo:font-size="12pt" fo:language="en" fo:country="US" officeooo:rsid="014e8044" officeooo:paragraph-rsid="014e8044" style:letter-kerning="true" style:font-name-asian="Times New Roman2" style:font-size-asian="12pt" style:language-asian="hi" style:country-asian="IN"/>
    </style:style>
    <style:style style:name="P109" style:family="paragraph" style:parent-style-name="Default">
      <style:paragraph-properties fo:text-align="start" style:justify-single-word="false" fo:orphans="0" fo:widows="0"/>
      <style:text-properties fo:color="#000000" style:font-name="Times New Roman" fo:font-size="12pt" fo:language="en" fo:country="US" officeooo:rsid="0151eeef" officeooo:paragraph-rsid="0151eeef" style:letter-kerning="true" style:font-name-asian="Times New Roman2" style:font-size-asian="12pt" style:language-asian="hi" style:country-asian="IN"/>
    </style:style>
    <style:style style:name="P110" style:family="paragraph" style:parent-style-name="Default">
      <style:paragraph-properties fo:text-align="start" style:justify-single-word="false" fo:orphans="0" fo:widows="0"/>
      <style:text-properties fo:color="#000000" style:font-name="Times New Roman" fo:font-size="12pt" fo:language="en" fo:country="US" officeooo:rsid="0150cf85" officeooo:paragraph-rsid="0150cf85" style:letter-kerning="true" style:font-name-asian="Times New Roman2" style:font-size-asian="12pt" style:language-asian="hi" style:country-asian="IN"/>
    </style:style>
    <style:style style:name="P111" style:family="paragraph" style:parent-style-name="Default">
      <style:paragraph-properties fo:text-align="start" style:justify-single-word="false" fo:orphans="0" fo:widows="0"/>
      <style:text-properties fo:color="#000000" style:font-name="Times New Roman" fo:font-size="12pt" fo:language="en" fo:country="US" officeooo:rsid="01500aaf" officeooo:paragraph-rsid="01500aaf" style:letter-kerning="true" style:font-name-asian="Times New Roman2" style:font-size-asian="12pt" style:language-asian="hi" style:country-asian="IN"/>
    </style:style>
    <style:style style:name="P112" style:family="paragraph" style:parent-style-name="Default">
      <style:paragraph-properties fo:text-align="start" style:justify-single-word="false" fo:orphans="0" fo:widows="0"/>
      <style:text-properties fo:color="#000000" style:font-name="Times New Roman" fo:font-size="12pt" fo:language="en" fo:country="US" officeooo:rsid="014fc990" officeooo:paragraph-rsid="014fc990" style:letter-kerning="true" style:font-name-asian="Times New Roman2" style:font-size-asian="12pt" style:language-asian="hi" style:country-asian="IN"/>
    </style:style>
    <style:style style:name="P113" style:family="paragraph" style:parent-style-name="Default">
      <style:paragraph-properties fo:text-align="start" style:justify-single-word="false" fo:orphans="0" fo:widows="0"/>
      <style:text-properties fo:color="#000000" style:font-name="Times New Roman" fo:font-size="12pt" fo:language="en" fo:country="US" officeooo:rsid="01491d12" officeooo:paragraph-rsid="01491d12" style:letter-kerning="true" style:font-name-asian="Times New Roman2" style:font-size-asian="12pt" style:language-asian="hi" style:country-asian="IN"/>
    </style:style>
    <style:style style:name="P114" style:family="paragraph" style:parent-style-name="Default">
      <style:paragraph-properties fo:text-align="start" style:justify-single-word="false" fo:orphans="0" fo:widows="0"/>
      <style:text-properties fo:color="#000000" style:font-name="Times New Roman" fo:font-size="12pt" fo:language="en" fo:country="US" officeooo:rsid="014d8a01" officeooo:paragraph-rsid="014d8a01" style:letter-kerning="true" style:font-name-asian="Times New Roman2" style:font-size-asian="12pt" style:language-asian="hi" style:country-asian="IN"/>
    </style:style>
    <style:style style:name="P115" style:family="paragraph" style:parent-style-name="Default">
      <style:paragraph-properties fo:text-align="start" style:justify-single-word="false" fo:orphans="0" fo:widows="0"/>
      <style:text-properties fo:color="#000000" style:font-name="Times New Roman" fo:font-size="12pt" fo:language="en" fo:country="US" officeooo:rsid="014a886a" officeooo:paragraph-rsid="014a886a" style:letter-kerning="true" style:font-name-asian="Times New Roman2" style:font-size-asian="12pt" style:language-asian="hi" style:country-asian="IN"/>
    </style:style>
    <style:style style:name="P116" style:family="paragraph" style:parent-style-name="Default">
      <style:paragraph-properties fo:text-align="start" style:justify-single-word="false" fo:orphans="0" fo:widows="0"/>
      <style:text-properties fo:color="#000000" style:font-name="Times New Roman" fo:font-size="12pt" fo:language="en" fo:country="US" officeooo:rsid="014004a4" officeooo:paragraph-rsid="014004a4" style:letter-kerning="true" style:font-name-asian="Times New Roman2" style:font-size-asian="12pt" style:language-asian="hi" style:country-asian="IN"/>
    </style:style>
    <style:style style:name="P117" style:family="paragraph" style:parent-style-name="Default">
      <style:paragraph-properties fo:text-align="start" style:justify-single-word="false" fo:orphans="0" fo:widows="0"/>
      <style:text-properties fo:color="#000000" style:font-name="Times New Roman" fo:font-size="12pt" fo:language="en" fo:country="US" officeooo:rsid="0147c927" officeooo:paragraph-rsid="0147c927" style:letter-kerning="true" style:font-name-asian="Times New Roman2" style:font-size-asian="12pt" style:language-asian="hi" style:country-asian="IN"/>
    </style:style>
    <style:style style:name="P118" style:family="paragraph" style:parent-style-name="Default">
      <style:paragraph-properties fo:text-align="start" style:justify-single-word="false" fo:orphans="0" fo:widows="0"/>
      <style:text-properties fo:color="#000000" style:font-name="Times New Roman" fo:font-size="12pt" fo:language="en" fo:country="US" officeooo:rsid="0145d9b2" officeooo:paragraph-rsid="0145d9b2" style:letter-kerning="true" style:font-name-asian="Times New Roman2" style:font-size-asian="12pt" style:language-asian="hi" style:country-asian="IN"/>
    </style:style>
    <style:style style:name="P119" style:family="paragraph" style:parent-style-name="Default">
      <style:paragraph-properties fo:text-align="start" style:justify-single-word="false" fo:orphans="0" fo:widows="0"/>
      <style:text-properties fo:color="#000000" style:font-name="Times New Roman" fo:font-size="12pt" fo:language="en" fo:country="US" officeooo:rsid="0141b335" officeooo:paragraph-rsid="0141b335" style:letter-kerning="true" style:font-name-asian="Times New Roman2" style:font-size-asian="12pt" style:language-asian="hi" style:country-asian="IN"/>
    </style:style>
    <style:style style:name="P120" style:family="paragraph" style:parent-style-name="Default">
      <style:paragraph-properties fo:text-align="start" style:justify-single-word="false" fo:orphans="0" fo:widows="0"/>
      <style:text-properties fo:color="#000000" style:font-name="Times New Roman" fo:font-size="12pt" fo:language="en" fo:country="US" officeooo:rsid="014387da" officeooo:paragraph-rsid="014387da" style:letter-kerning="true" style:font-name-asian="Times New Roman2" style:font-size-asian="12pt" style:language-asian="hi" style:country-asian="IN"/>
    </style:style>
    <style:style style:name="P121" style:family="paragraph" style:parent-style-name="Default">
      <style:paragraph-properties fo:text-align="start" style:justify-single-word="false" fo:orphans="0" fo:widows="0"/>
      <style:text-properties fo:color="#000000" style:font-name="Times New Roman" fo:font-size="12pt" fo:language="en" fo:country="US" officeooo:rsid="01408645" officeooo:paragraph-rsid="01408645" style:letter-kerning="true" style:font-name-asian="Times New Roman2" style:font-size-asian="12pt" style:language-asian="hi" style:country-asian="IN"/>
    </style:style>
    <style:style style:name="P122" style:family="paragraph" style:parent-style-name="Default">
      <style:paragraph-properties fo:text-align="start" style:justify-single-word="false" fo:orphans="0" fo:widows="0"/>
      <style:text-properties fo:color="#000000" style:font-name="Times New Roman" fo:font-size="12pt" fo:language="en" fo:country="US" officeooo:rsid="013a6918" officeooo:paragraph-rsid="013a6918" style:letter-kerning="true" style:font-name-asian="Times New Roman2" style:font-size-asian="12pt" style:language-asian="hi" style:country-asian="IN"/>
    </style:style>
    <style:style style:name="P123" style:family="paragraph" style:parent-style-name="Default">
      <style:paragraph-properties fo:text-align="start" style:justify-single-word="false" fo:orphans="0" fo:widows="0"/>
      <style:text-properties fo:color="#000000" style:font-name="Times New Roman" fo:font-size="12pt" fo:language="en" fo:country="US" officeooo:rsid="013fa855" officeooo:paragraph-rsid="013fa855" style:letter-kerning="true" style:font-name-asian="Times New Roman2" style:font-size-asian="12pt" style:language-asian="hi" style:country-asian="IN"/>
    </style:style>
    <style:style style:name="P124" style:family="paragraph" style:parent-style-name="Default">
      <style:paragraph-properties fo:text-align="start" style:justify-single-word="false" fo:orphans="0" fo:widows="0"/>
      <style:text-properties fo:color="#000000" style:font-name="Times New Roman" fo:font-size="12pt" fo:language="en" fo:country="US" officeooo:rsid="013db3ee" officeooo:paragraph-rsid="013db3ee" style:letter-kerning="true" style:font-name-asian="Times New Roman2" style:font-size-asian="12pt" style:language-asian="hi" style:country-asian="IN"/>
    </style:style>
    <style:style style:name="P125" style:family="paragraph" style:parent-style-name="Default">
      <style:paragraph-properties fo:text-align="start" style:justify-single-word="false" fo:orphans="0" fo:widows="0"/>
      <style:text-properties fo:color="#000000" style:font-name="Times New Roman" fo:font-size="12pt" fo:language="en" fo:country="US" officeooo:rsid="013c2842" officeooo:paragraph-rsid="013c2842" style:letter-kerning="true" style:font-name-asian="Times New Roman2" style:font-size-asian="12pt" style:language-asian="hi" style:country-asian="IN"/>
    </style:style>
    <style:style style:name="P126" style:family="paragraph" style:parent-style-name="Default">
      <style:paragraph-properties fo:text-align="start" style:justify-single-word="false" fo:orphans="0" fo:widows="0"/>
      <style:text-properties fo:color="#000000" style:font-name="Times New Roman" fo:font-size="12pt" fo:language="en" fo:country="US" officeooo:rsid="013ab287" officeooo:paragraph-rsid="013ab287" style:letter-kerning="true" style:font-name-asian="Times New Roman2" style:font-size-asian="12pt" style:language-asian="hi" style:country-asian="IN"/>
    </style:style>
    <style:style style:name="P127" style:family="paragraph" style:parent-style-name="Default">
      <style:paragraph-properties fo:text-align="start" style:justify-single-word="false" fo:orphans="0" fo:widows="0"/>
      <style:text-properties fo:color="#000000" style:font-name="Times New Roman" fo:font-size="12pt" fo:language="en" fo:country="US" officeooo:rsid="0131452c" officeooo:paragraph-rsid="0131452c" style:letter-kerning="true" style:font-name-asian="Times New Roman2" style:font-size-asian="12pt" style:language-asian="hi" style:country-asian="IN"/>
    </style:style>
    <style:style style:name="P128" style:family="paragraph" style:parent-style-name="Default">
      <style:paragraph-properties fo:text-align="start" style:justify-single-word="false" fo:orphans="0" fo:widows="0"/>
      <style:text-properties fo:color="#000000" style:font-name="Times New Roman" fo:font-size="12pt" fo:language="en" fo:country="US" officeooo:rsid="01396820" officeooo:paragraph-rsid="01396820" style:letter-kerning="true" style:font-name-asian="Times New Roman2" style:font-size-asian="12pt" style:language-asian="hi" style:country-asian="IN"/>
    </style:style>
    <style:style style:name="P129" style:family="paragraph" style:parent-style-name="Default">
      <style:paragraph-properties fo:text-align="start" style:justify-single-word="false" fo:orphans="0" fo:widows="0"/>
      <style:text-properties fo:color="#000000" style:font-name="Times New Roman" fo:font-size="12pt" fo:language="en" fo:country="US" officeooo:rsid="0137191d" officeooo:paragraph-rsid="0137191d" style:letter-kerning="true" style:font-name-asian="Times New Roman2" style:font-size-asian="12pt" style:language-asian="hi" style:country-asian="IN"/>
    </style:style>
    <style:style style:name="P130" style:family="paragraph" style:parent-style-name="Default">
      <style:paragraph-properties fo:text-align="start" style:justify-single-word="false" fo:orphans="0" fo:widows="0"/>
      <style:text-properties fo:color="#000000" style:font-name="Times New Roman" fo:font-size="12pt" fo:language="en" fo:country="US" officeooo:rsid="0137df94" officeooo:paragraph-rsid="0137df94" style:letter-kerning="true" style:font-name-asian="Times New Roman2" style:font-size-asian="12pt" style:language-asian="hi" style:country-asian="IN"/>
    </style:style>
    <style:style style:name="P131" style:family="paragraph" style:parent-style-name="Default">
      <style:paragraph-properties fo:text-align="start" style:justify-single-word="false" fo:orphans="0" fo:widows="0"/>
      <style:text-properties fo:color="#000000" style:font-name="Times New Roman" fo:font-size="12pt" fo:language="en" fo:country="US" officeooo:rsid="01348ef9" officeooo:paragraph-rsid="01348ef9" style:letter-kerning="true" style:font-name-asian="Times New Roman2" style:font-size-asian="12pt" style:language-asian="hi" style:country-asian="IN"/>
    </style:style>
    <style:style style:name="P132" style:family="paragraph" style:parent-style-name="Default">
      <style:paragraph-properties fo:text-align="start" style:justify-single-word="false" fo:orphans="0" fo:widows="0"/>
      <style:text-properties fo:color="#000000" style:font-name="Times New Roman" fo:font-size="12pt" fo:language="en" fo:country="US" officeooo:rsid="0132dd46" officeooo:paragraph-rsid="0132dd46" style:letter-kerning="true" style:font-name-asian="Times New Roman2" style:font-size-asian="12pt" style:language-asian="hi" style:country-asian="IN"/>
    </style:style>
    <style:style style:name="P133" style:family="paragraph" style:parent-style-name="Default">
      <style:paragraph-properties fo:text-align="start" style:justify-single-word="false" fo:orphans="0" fo:widows="0"/>
      <style:text-properties fo:color="#000000" style:font-name="Times New Roman" fo:font-size="12pt" fo:language="en" fo:country="US" officeooo:rsid="01324404" officeooo:paragraph-rsid="01324404" style:letter-kerning="true" style:font-name-asian="Times New Roman2" style:font-size-asian="12pt" style:language-asian="hi" style:country-asian="IN"/>
    </style:style>
    <style:style style:name="P134" style:family="paragraph" style:parent-style-name="Default">
      <style:paragraph-properties fo:text-align="start" style:justify-single-word="false" fo:orphans="0" fo:widows="0"/>
      <style:text-properties fo:color="#000000" style:font-name="Times New Roman" fo:font-size="12pt" fo:language="en" fo:country="US" officeooo:rsid="012d0f82" officeooo:paragraph-rsid="012d0f82" style:letter-kerning="true" style:font-name-asian="Times New Roman2" style:font-size-asian="12pt" style:language-asian="hi" style:country-asian="IN"/>
    </style:style>
    <style:style style:name="P135" style:family="paragraph" style:parent-style-name="Default">
      <style:paragraph-properties fo:text-align="start" style:justify-single-word="false" fo:orphans="0" fo:widows="0"/>
      <style:text-properties fo:color="#000000" style:font-name="Times New Roman" fo:font-size="12pt" fo:language="en" fo:country="US" officeooo:rsid="011c2896" officeooo:paragraph-rsid="011c2896" style:letter-kerning="true" style:font-name-asian="Times New Roman2" style:font-size-asian="12pt" style:language-asian="hi" style:country-asian="IN"/>
    </style:style>
    <style:style style:name="P136" style:family="paragraph" style:parent-style-name="Default">
      <style:paragraph-properties fo:text-align="start" style:justify-single-word="false" fo:orphans="0" fo:widows="0"/>
      <style:text-properties fo:color="#000000" style:font-name="Times New Roman" fo:font-size="12pt" fo:language="en" fo:country="US" officeooo:rsid="011e0862" officeooo:paragraph-rsid="011e0862" style:letter-kerning="true" style:font-name-asian="Times New Roman2" style:font-size-asian="12pt" style:language-asian="hi" style:country-asian="IN"/>
    </style:style>
    <style:style style:name="P137" style:family="paragraph" style:parent-style-name="Default">
      <style:paragraph-properties fo:text-align="start" style:justify-single-word="false" fo:orphans="0" fo:widows="0"/>
      <style:text-properties fo:color="#000000" style:font-name="Times New Roman" fo:font-size="12pt" fo:language="en" fo:country="US" officeooo:rsid="011b2d90" officeooo:paragraph-rsid="011b2d90" style:letter-kerning="true" style:font-name-asian="Times New Roman2" style:font-size-asian="12pt" style:language-asian="hi" style:country-asian="IN"/>
    </style:style>
    <style:style style:name="P138" style:family="paragraph" style:parent-style-name="Default">
      <style:paragraph-properties fo:text-align="start" style:justify-single-word="false" fo:orphans="0" fo:widows="0"/>
      <style:text-properties fo:color="#000000" style:font-name="Times New Roman" fo:font-size="12pt" fo:language="en" fo:country="US" officeooo:rsid="01198f26" officeooo:paragraph-rsid="01198f26" style:letter-kerning="true" style:font-name-asian="Times New Roman2" style:font-size-asian="12pt" style:language-asian="hi" style:country-asian="IN"/>
    </style:style>
    <style:style style:name="P139" style:family="paragraph" style:parent-style-name="Default">
      <style:paragraph-properties fo:text-align="start" style:justify-single-word="false" fo:orphans="0" fo:widows="0"/>
      <style:text-properties fo:color="#000000" style:font-name="Times New Roman" fo:font-size="12pt" fo:language="en" fo:country="US" officeooo:rsid="0117bc7d" officeooo:paragraph-rsid="0117bc7d" style:letter-kerning="true" style:font-name-asian="Times New Roman2" style:font-size-asian="12pt" style:language-asian="hi" style:country-asian="IN"/>
    </style:style>
    <style:style style:name="P140" style:family="paragraph" style:parent-style-name="Default">
      <style:paragraph-properties fo:text-align="start" style:justify-single-word="false" fo:orphans="0" fo:widows="0"/>
      <style:text-properties fo:color="#000000" style:font-name="Times New Roman" fo:font-size="12pt" fo:language="en" fo:country="US" officeooo:rsid="0115d6e4" officeooo:paragraph-rsid="0117bc7d" style:letter-kerning="true" style:font-name-asian="Times New Roman2" style:font-size-asian="12pt" style:language-asian="hi" style:country-asian="IN"/>
    </style:style>
    <style:style style:name="P141" style:family="paragraph" style:parent-style-name="Default">
      <style:paragraph-properties fo:text-align="start" style:justify-single-word="false" fo:orphans="0" fo:widows="0"/>
      <style:text-properties fo:color="#000000" style:font-name="Times New Roman" fo:font-size="12pt" fo:language="en" fo:country="US" officeooo:rsid="01167693" officeooo:paragraph-rsid="01167693" style:letter-kerning="true" style:font-name-asian="Times New Roman2" style:font-size-asian="12pt" style:language-asian="hi" style:country-asian="IN"/>
    </style:style>
    <style:style style:name="P142" style:family="paragraph" style:parent-style-name="Default">
      <style:paragraph-properties fo:text-align="start" style:justify-single-word="false" fo:orphans="0" fo:widows="0"/>
      <style:text-properties fo:color="#000000" style:font-name="Times New Roman" fo:font-size="12pt" fo:language="en" fo:country="US" officeooo:rsid="010f7d6f" officeooo:paragraph-rsid="010f7d6f" style:letter-kerning="true" style:font-name-asian="Times New Roman2" style:font-size-asian="12pt" style:language-asian="hi" style:country-asian="IN"/>
    </style:style>
    <style:style style:name="P143" style:family="paragraph" style:parent-style-name="Default">
      <style:paragraph-properties fo:text-align="start" style:justify-single-word="false" fo:orphans="0" fo:widows="0"/>
      <style:text-properties fo:color="#000000" style:font-name="Times New Roman" fo:font-size="12pt" fo:language="en" fo:country="US" officeooo:rsid="01159fb8" officeooo:paragraph-rsid="01159fb8" style:letter-kerning="true" style:font-name-asian="Times New Roman2" style:font-size-asian="12pt" style:language-asian="hi" style:country-asian="IN"/>
    </style:style>
    <style:style style:name="P144" style:family="paragraph" style:parent-style-name="Default">
      <style:paragraph-properties fo:text-align="start" style:justify-single-word="false" fo:orphans="0" fo:widows="0"/>
      <style:text-properties fo:color="#000000" style:font-name="Times New Roman" fo:font-size="12pt" fo:language="en" fo:country="US" officeooo:rsid="0111e934" officeooo:paragraph-rsid="0111e934" style:letter-kerning="true" style:font-name-asian="Times New Roman2" style:font-size-asian="12pt" style:language-asian="hi" style:country-asian="IN"/>
    </style:style>
    <style:style style:name="P145" style:family="paragraph" style:parent-style-name="Default">
      <style:paragraph-properties fo:text-align="start" style:justify-single-word="false" fo:orphans="0" fo:widows="0"/>
      <style:text-properties fo:color="#000000" style:font-name="Times New Roman" fo:font-size="12pt" fo:language="en" fo:country="US" officeooo:rsid="0113c7c0" officeooo:paragraph-rsid="0113c7c0" style:letter-kerning="true" style:font-name-asian="Times New Roman2" style:font-size-asian="12pt" style:language-asian="hi" style:country-asian="IN"/>
    </style:style>
    <style:style style:name="P146" style:family="paragraph" style:parent-style-name="Default">
      <style:paragraph-properties fo:text-align="start" style:justify-single-word="false" fo:orphans="0" fo:widows="0"/>
      <style:text-properties fo:color="#000000" style:font-name="Times New Roman" fo:font-size="12pt" fo:language="en" fo:country="US" officeooo:rsid="0114b091" officeooo:paragraph-rsid="0114b091" style:letter-kerning="true" style:font-name-asian="Times New Roman2" style:font-size-asian="12pt" style:language-asian="hi" style:country-asian="IN"/>
    </style:style>
    <style:style style:name="P147" style:family="paragraph" style:parent-style-name="Default">
      <style:paragraph-properties fo:text-align="start" style:justify-single-word="false" fo:orphans="0" fo:widows="0"/>
      <style:text-properties fo:color="#000000" style:font-name="Times New Roman" fo:font-size="12pt" fo:language="en" fo:country="US" officeooo:rsid="0111244b" officeooo:paragraph-rsid="0111244b" style:letter-kerning="true" style:font-name-asian="Times New Roman2" style:font-size-asian="12pt" style:language-asian="hi" style:country-asian="IN"/>
    </style:style>
    <style:style style:name="P148" style:family="paragraph" style:parent-style-name="Default">
      <style:paragraph-properties fo:text-align="start" style:justify-single-word="false" fo:orphans="0" fo:widows="0"/>
      <style:text-properties fo:color="#000000" style:font-name="Times New Roman" fo:font-size="12pt" fo:language="en" fo:country="US" officeooo:rsid="010e3f0b" officeooo:paragraph-rsid="010e3f0b" style:letter-kerning="true" style:font-name-asian="Times New Roman2" style:font-size-asian="12pt" style:language-asian="hi" style:country-asian="IN"/>
    </style:style>
    <style:style style:name="P149" style:family="paragraph" style:parent-style-name="Default">
      <style:paragraph-properties fo:text-align="start" style:justify-single-word="false" fo:orphans="0" fo:widows="0"/>
      <style:text-properties fo:color="#000000" style:font-name="Times New Roman" fo:font-size="12pt" fo:language="en" fo:country="US" officeooo:rsid="010eff2e" officeooo:paragraph-rsid="010eff2e" style:letter-kerning="true" style:font-name-asian="Times New Roman2" style:font-size-asian="12pt" style:language-asian="hi" style:country-asian="IN"/>
    </style:style>
    <style:style style:name="P150" style:family="paragraph" style:parent-style-name="Default">
      <style:paragraph-properties fo:text-align="start" style:justify-single-word="false" fo:orphans="0" fo:widows="0"/>
      <style:text-properties fo:color="#000000" style:font-name="Times New Roman" fo:font-size="12pt" fo:language="en" fo:country="US" officeooo:rsid="010f5a4e" officeooo:paragraph-rsid="010f5a4e" style:letter-kerning="true" style:font-name-asian="Times New Roman2" style:font-size-asian="12pt" style:language-asian="hi" style:country-asian="IN"/>
    </style:style>
    <style:style style:name="P151" style:family="paragraph" style:parent-style-name="Default">
      <style:paragraph-properties fo:text-align="start" style:justify-single-word="false" fo:orphans="0" fo:widows="0"/>
      <style:text-properties fo:color="#000000" style:font-name="Times New Roman" fo:font-size="12pt" fo:language="en" fo:country="US" officeooo:rsid="010ef41f" officeooo:paragraph-rsid="010ef41f" style:letter-kerning="true" style:font-name-asian="Times New Roman2" style:font-size-asian="12pt" style:language-asian="hi" style:country-asian="IN"/>
    </style:style>
    <style:style style:name="P152" style:family="paragraph" style:parent-style-name="Default">
      <style:paragraph-properties fo:text-align="start" style:justify-single-word="false" fo:orphans="0" fo:widows="0"/>
      <style:text-properties fo:color="#000000" style:font-name="Times New Roman" fo:font-size="12pt" fo:language="en" fo:country="US" officeooo:rsid="010ba41b" officeooo:paragraph-rsid="010ba41b" style:letter-kerning="true" style:font-name-asian="Times New Roman2" style:font-size-asian="12pt" style:language-asian="hi" style:country-asian="IN"/>
    </style:style>
    <style:style style:name="P153" style:family="paragraph" style:parent-style-name="Default">
      <style:paragraph-properties fo:text-align="start" style:justify-single-word="false" fo:orphans="0" fo:widows="0"/>
      <style:text-properties fo:color="#000000" style:font-name="Times New Roman" fo:font-size="12pt" fo:language="en" fo:country="US" officeooo:rsid="010d4bf3" officeooo:paragraph-rsid="010d4bf3" style:letter-kerning="true" style:font-name-asian="Times New Roman2" style:font-size-asian="12pt" style:language-asian="hi" style:country-asian="IN"/>
    </style:style>
    <style:style style:name="P154" style:family="paragraph" style:parent-style-name="Default">
      <style:paragraph-properties fo:text-align="start" style:justify-single-word="false" fo:orphans="0" fo:widows="0"/>
      <style:text-properties fo:color="#000000" style:font-name="Times New Roman" fo:font-size="12pt" fo:language="en" fo:country="US" officeooo:rsid="010d3466" officeooo:paragraph-rsid="010d3466" style:letter-kerning="true" style:font-name-asian="Times New Roman2" style:font-size-asian="12pt" style:language-asian="hi" style:country-asian="IN"/>
    </style:style>
    <style:style style:name="P155" style:family="paragraph" style:parent-style-name="Default">
      <style:paragraph-properties fo:text-align="start" style:justify-single-word="false" fo:orphans="0" fo:widows="0"/>
      <style:text-properties fo:color="#000000" style:font-name="Times New Roman" fo:font-size="12pt" fo:language="en" fo:country="US" officeooo:rsid="010c7e43" officeooo:paragraph-rsid="010c7e43" style:letter-kerning="true" style:font-name-asian="Times New Roman2" style:font-size-asian="12pt" style:language-asian="hi" style:country-asian="IN"/>
    </style:style>
    <style:style style:name="P156" style:family="paragraph" style:parent-style-name="Default">
      <style:paragraph-properties fo:text-align="start" style:justify-single-word="false" fo:orphans="0" fo:widows="0"/>
      <style:text-properties fo:color="#000000" style:font-name="Times New Roman" fo:font-size="12pt" fo:language="en" fo:country="US" officeooo:rsid="010a004d" officeooo:paragraph-rsid="010a004d" style:letter-kerning="true" style:font-name-asian="Times New Roman2" style:font-size-asian="12pt" style:language-asian="hi" style:country-asian="IN"/>
    </style:style>
    <style:style style:name="P157" style:family="paragraph" style:parent-style-name="Default">
      <style:paragraph-properties fo:text-align="start" style:justify-single-word="false" fo:orphans="0" fo:widows="0"/>
      <style:text-properties fo:color="#000000" style:font-name="Times New Roman" fo:font-size="12pt" fo:language="en" fo:country="US" officeooo:rsid="010a6e45" officeooo:paragraph-rsid="010a6e45" style:letter-kerning="true" style:font-name-asian="Times New Roman2" style:font-size-asian="12pt" style:language-asian="hi" style:country-asian="IN"/>
    </style:style>
    <style:style style:name="P158" style:family="paragraph" style:parent-style-name="Default">
      <style:paragraph-properties fo:text-align="start" style:justify-single-word="false" fo:orphans="0" fo:widows="0"/>
      <style:text-properties fo:color="#000000" style:font-name="Times New Roman" fo:font-size="12pt" fo:language="en" fo:country="US" officeooo:rsid="01084603" officeooo:paragraph-rsid="01084603" style:letter-kerning="true" style:font-name-asian="Times New Roman2" style:font-size-asian="12pt" style:language-asian="hi" style:country-asian="IN"/>
    </style:style>
    <style:style style:name="P159" style:family="paragraph" style:parent-style-name="Default">
      <style:paragraph-properties fo:text-align="start" style:justify-single-word="false" fo:orphans="0" fo:widows="0"/>
      <style:text-properties fo:color="#000000" style:font-name="Times New Roman" fo:font-size="12pt" fo:language="en" fo:country="US" officeooo:rsid="00ff9554" officeooo:paragraph-rsid="00ff9554" style:letter-kerning="true" style:font-name-asian="Times New Roman2" style:font-size-asian="12pt" style:language-asian="hi" style:country-asian="IN"/>
    </style:style>
    <style:style style:name="P160" style:family="paragraph" style:parent-style-name="Default">
      <style:paragraph-properties fo:text-align="start" style:justify-single-word="false" fo:orphans="0" fo:widows="0"/>
      <style:text-properties fo:color="#000000" style:font-name="Times New Roman" fo:font-size="12pt" fo:language="en" fo:country="US" officeooo:rsid="0105f4a0" officeooo:paragraph-rsid="0105f4a0" style:letter-kerning="true" style:font-name-asian="Times New Roman2" style:font-size-asian="12pt" style:language-asian="hi" style:country-asian="IN"/>
    </style:style>
    <style:style style:name="P161" style:family="paragraph" style:parent-style-name="Default">
      <style:paragraph-properties fo:text-align="start" style:justify-single-word="false" fo:orphans="0" fo:widows="0"/>
      <style:text-properties fo:color="#000000" style:font-name="Times New Roman" fo:font-size="12pt" fo:language="en" fo:country="US" officeooo:rsid="01021905" officeooo:paragraph-rsid="01021905" style:letter-kerning="true" style:font-name-asian="Times New Roman2" style:font-size-asian="12pt" style:language-asian="hi" style:country-asian="IN"/>
    </style:style>
    <style:style style:name="P162" style:family="paragraph" style:parent-style-name="Default">
      <style:paragraph-properties fo:text-align="start" style:justify-single-word="false" fo:orphans="0" fo:widows="0"/>
      <style:text-properties fo:color="#000000" style:font-name="Times New Roman" fo:font-size="12pt" fo:language="en" fo:country="US" officeooo:rsid="01033fee" officeooo:paragraph-rsid="01033fee" style:letter-kerning="true" style:font-name-asian="Times New Roman2" style:font-size-asian="12pt" style:language-asian="hi" style:country-asian="IN"/>
    </style:style>
    <style:style style:name="P163" style:family="paragraph" style:parent-style-name="Default">
      <style:paragraph-properties fo:text-align="start" style:justify-single-word="false" fo:orphans="0" fo:widows="0"/>
      <style:text-properties fo:color="#000000" style:font-name="Times New Roman" fo:font-size="12pt" fo:language="en" fo:country="US" officeooo:rsid="0100023f" officeooo:paragraph-rsid="0100023f" style:letter-kerning="true" style:font-name-asian="Times New Roman2" style:font-size-asian="12pt" style:language-asian="hi" style:country-asian="IN"/>
    </style:style>
    <style:style style:name="P164" style:family="paragraph" style:parent-style-name="Default">
      <style:paragraph-properties fo:text-align="start" style:justify-single-word="false" fo:orphans="0" fo:widows="0"/>
      <style:text-properties fo:color="#000000" style:font-name="Times New Roman" fo:font-size="12pt" fo:language="en" fo:country="US" officeooo:rsid="00f76458" officeooo:paragraph-rsid="00f76458" style:letter-kerning="true" style:font-name-asian="Times New Roman2" style:font-size-asian="12pt" style:language-asian="hi" style:country-asian="IN"/>
    </style:style>
    <style:style style:name="P165" style:family="paragraph" style:parent-style-name="Default">
      <style:paragraph-properties fo:text-align="start" style:justify-single-word="false" fo:orphans="0" fo:widows="0"/>
      <style:text-properties fo:color="#000000" style:font-name="Times New Roman" fo:font-size="12pt" fo:language="en" fo:country="US" officeooo:rsid="00ff0fd8" officeooo:paragraph-rsid="00ff0fd8" style:letter-kerning="true" style:font-name-asian="Times New Roman2" style:font-size-asian="12pt" style:language-asian="hi" style:country-asian="IN"/>
    </style:style>
    <style:style style:name="P166" style:family="paragraph" style:parent-style-name="Default">
      <style:paragraph-properties fo:text-align="start" style:justify-single-word="false" fo:orphans="0" fo:widows="0"/>
      <style:text-properties fo:color="#000000" style:font-name="Times New Roman" fo:font-size="12pt" fo:language="en" fo:country="US" officeooo:rsid="00f9267d" officeooo:paragraph-rsid="00f9267d" style:letter-kerning="true" style:font-name-asian="Times New Roman2" style:font-size-asian="12pt" style:language-asian="hi" style:country-asian="IN"/>
    </style:style>
    <style:style style:name="P167" style:family="paragraph" style:parent-style-name="Default">
      <style:paragraph-properties fo:text-align="start" style:justify-single-word="false" fo:orphans="0" fo:widows="0"/>
      <style:text-properties fo:color="#000000" style:font-name="Times New Roman" fo:font-size="12pt" fo:language="en" fo:country="US" officeooo:rsid="00f7da93" officeooo:paragraph-rsid="00f7da93" style:letter-kerning="true" style:font-name-asian="Times New Roman2" style:font-size-asian="12pt" style:language-asian="hi" style:country-asian="IN"/>
    </style:style>
    <style:style style:name="P168" style:family="paragraph" style:parent-style-name="Default">
      <style:paragraph-properties fo:text-align="start" style:justify-single-word="false" fo:orphans="0" fo:widows="0"/>
      <style:text-properties fo:color="#000000" style:font-name="Times New Roman" fo:font-size="12pt" fo:language="en" fo:country="US" officeooo:rsid="00f196f6" officeooo:paragraph-rsid="00f196f6" style:letter-kerning="true" style:font-name-asian="Times New Roman2" style:font-size-asian="12pt" style:language-asian="hi" style:country-asian="IN"/>
    </style:style>
    <style:style style:name="P169" style:family="paragraph" style:parent-style-name="Default">
      <style:paragraph-properties fo:text-align="start" style:justify-single-word="false" fo:orphans="0" fo:widows="0"/>
      <style:text-properties fo:color="#000000" style:font-name="Times New Roman" fo:font-size="12pt" fo:language="en" fo:country="US" officeooo:rsid="00f58493" officeooo:paragraph-rsid="00f58493" style:letter-kerning="true" style:font-name-asian="Times New Roman2" style:font-size-asian="12pt" style:language-asian="hi" style:country-asian="IN"/>
    </style:style>
    <style:style style:name="P170" style:family="paragraph" style:parent-style-name="Default">
      <style:paragraph-properties fo:text-align="start" style:justify-single-word="false" fo:orphans="0" fo:widows="0"/>
      <style:text-properties fo:color="#000000" style:font-name="Times New Roman" fo:font-size="12pt" fo:language="en" fo:country="US" officeooo:rsid="00f38d0a" officeooo:paragraph-rsid="00f38d0a" style:letter-kerning="true" style:font-name-asian="Times New Roman2" style:font-size-asian="12pt" style:language-asian="hi" style:country-asian="IN"/>
    </style:style>
    <style:style style:name="P171" style:family="paragraph" style:parent-style-name="Default">
      <style:paragraph-properties fo:text-align="start" style:justify-single-word="false" fo:orphans="0" fo:widows="0"/>
      <style:text-properties fo:color="#000000" style:font-name="Times New Roman" fo:font-size="12pt" fo:language="en" fo:country="US" officeooo:rsid="00ef4595" officeooo:paragraph-rsid="00ef4595" style:letter-kerning="true" style:font-name-asian="Times New Roman2" style:font-size-asian="12pt" style:language-asian="hi" style:country-asian="IN"/>
    </style:style>
    <style:style style:name="P172" style:family="paragraph" style:parent-style-name="Default">
      <style:paragraph-properties fo:text-align="start" style:justify-single-word="false" fo:orphans="0" fo:widows="0"/>
      <style:text-properties fo:color="#000000" style:font-name="Times New Roman" fo:font-size="12pt" fo:language="en" fo:country="US" officeooo:rsid="00efb936" officeooo:paragraph-rsid="00efb936" style:letter-kerning="true" style:font-name-asian="Times New Roman2" style:font-size-asian="12pt" style:language-asian="hi" style:country-asian="IN"/>
    </style:style>
    <style:style style:name="P173" style:family="paragraph" style:parent-style-name="Default">
      <style:paragraph-properties fo:text-align="start" style:justify-single-word="false" fo:orphans="0" fo:widows="0"/>
      <style:text-properties fo:color="#000000" style:font-name="Times New Roman" fo:font-size="12pt" fo:language="en" fo:country="US" officeooo:rsid="00e4a77b" officeooo:paragraph-rsid="00e4a77b" style:letter-kerning="true" style:font-name-asian="Times New Roman2" style:font-size-asian="12pt" style:language-asian="hi" style:country-asian="IN"/>
    </style:style>
    <style:style style:name="P174" style:family="paragraph" style:parent-style-name="Default">
      <style:paragraph-properties fo:text-align="start" style:justify-single-word="false" fo:orphans="0" fo:widows="0"/>
      <style:text-properties fo:color="#000000" style:font-name="Times New Roman" fo:font-size="12pt" fo:language="en" fo:country="US" officeooo:rsid="00ee2002" officeooo:paragraph-rsid="00ee2002" style:letter-kerning="true" style:font-name-asian="Times New Roman2" style:font-size-asian="12pt" style:language-asian="hi" style:country-asian="IN"/>
    </style:style>
    <style:style style:name="P175" style:family="paragraph" style:parent-style-name="Default">
      <style:paragraph-properties fo:text-align="start" style:justify-single-word="false" fo:orphans="0" fo:widows="0"/>
      <style:text-properties fo:color="#000000" style:font-name="Times New Roman" fo:font-size="12pt" fo:language="en" fo:country="US" officeooo:rsid="00ea0914" officeooo:paragraph-rsid="00ea0914" style:letter-kerning="true" style:font-name-asian="Times New Roman2" style:font-size-asian="12pt" style:language-asian="hi" style:country-asian="IN"/>
    </style:style>
    <style:style style:name="P176" style:family="paragraph" style:parent-style-name="Default">
      <style:paragraph-properties fo:text-align="start" style:justify-single-word="false" fo:orphans="0" fo:widows="0"/>
      <style:text-properties fo:color="#000000" style:font-name="Times New Roman" fo:font-size="12pt" fo:language="en" fo:country="US" officeooo:rsid="00e922f7" officeooo:paragraph-rsid="00e922f7" style:letter-kerning="true" style:font-name-asian="Times New Roman2" style:font-size-asian="12pt" style:language-asian="hi" style:country-asian="IN"/>
    </style:style>
    <style:style style:name="P177" style:family="paragraph" style:parent-style-name="Default">
      <style:paragraph-properties fo:text-align="start" style:justify-single-word="false" fo:orphans="0" fo:widows="0"/>
      <style:text-properties fo:color="#000000" style:font-name="Times New Roman" fo:font-size="12pt" fo:language="en" fo:country="US" officeooo:rsid="00e64f9d" officeooo:paragraph-rsid="00e64f9d" style:letter-kerning="true" style:font-name-asian="Times New Roman2" style:font-size-asian="12pt" style:language-asian="hi" style:country-asian="IN"/>
    </style:style>
    <style:style style:name="P178" style:family="paragraph" style:parent-style-name="Default">
      <style:paragraph-properties fo:text-align="start" style:justify-single-word="false" fo:orphans="0" fo:widows="0"/>
      <style:text-properties fo:color="#000000" style:font-name="Times New Roman" fo:font-size="12pt" fo:language="en" fo:country="US" officeooo:rsid="00e201f4" officeooo:paragraph-rsid="00e4a77b" style:letter-kerning="true" style:font-name-asian="Times New Roman2" style:font-size-asian="12pt" style:language-asian="hi" style:country-asian="IN"/>
    </style:style>
    <style:style style:name="P179" style:family="paragraph" style:parent-style-name="Default">
      <style:paragraph-properties fo:text-align="start" style:justify-single-word="false" fo:orphans="0" fo:widows="0"/>
      <style:text-properties fo:color="#000000" style:font-name="Times New Roman" fo:font-size="12pt" fo:language="en" fo:country="US" officeooo:rsid="00e201f4" officeooo:paragraph-rsid="00e201f4" style:letter-kerning="true" style:font-name-asian="Times New Roman2" style:font-size-asian="12pt" style:language-asian="hi" style:country-asian="IN"/>
    </style:style>
    <style:style style:name="P180" style:family="paragraph" style:parent-style-name="Default">
      <style:paragraph-properties fo:text-align="start" style:justify-single-word="false" fo:orphans="0" fo:widows="0"/>
      <style:text-properties fo:color="#000000" style:font-name="Times New Roman" fo:font-size="12pt" fo:language="en" fo:country="US" officeooo:rsid="00e3a903" officeooo:paragraph-rsid="00e3a903" style:letter-kerning="true" style:font-name-asian="Times New Roman2" style:font-size-asian="12pt" style:language-asian="hi" style:country-asian="IN"/>
    </style:style>
    <style:style style:name="P181" style:family="paragraph" style:parent-style-name="Default">
      <style:paragraph-properties fo:text-align="start" style:justify-single-word="false" fo:orphans="0" fo:widows="0"/>
      <style:text-properties fo:color="#000000" style:font-name="Times New Roman" fo:font-size="12pt" fo:language="en" fo:country="US" officeooo:rsid="00da80c6" officeooo:paragraph-rsid="00da80c6" style:letter-kerning="true" style:font-name-asian="Times New Roman2" style:font-size-asian="12pt" style:language-asian="hi" style:country-asian="IN"/>
    </style:style>
    <style:style style:name="P182" style:family="paragraph" style:parent-style-name="Default">
      <style:paragraph-properties fo:text-align="start" style:justify-single-word="false" fo:orphans="0" fo:widows="0"/>
      <style:text-properties fo:color="#000000" style:font-name="Times New Roman" fo:font-size="12pt" fo:language="en" fo:country="US" officeooo:rsid="00debd50" officeooo:paragraph-rsid="00debd50" style:letter-kerning="true" style:font-name-asian="Times New Roman2" style:font-size-asian="12pt" style:language-asian="hi" style:country-asian="IN"/>
    </style:style>
    <style:style style:name="P183" style:family="paragraph" style:parent-style-name="Default">
      <style:paragraph-properties fo:text-align="start" style:justify-single-word="false" fo:orphans="0" fo:widows="0"/>
      <style:text-properties fo:color="#000000" style:font-name="Times New Roman" fo:font-size="12pt" fo:language="en" fo:country="US" officeooo:rsid="00e086eb" officeooo:paragraph-rsid="00e086eb" style:letter-kerning="true" style:font-name-asian="Times New Roman2" style:font-size-asian="12pt" style:language-asian="hi" style:country-asian="IN"/>
    </style:style>
    <style:style style:name="P184" style:family="paragraph" style:parent-style-name="Default">
      <style:paragraph-properties fo:text-align="start" style:justify-single-word="false" fo:orphans="0" fo:widows="0"/>
      <style:text-properties fo:color="#000000" style:font-name="Times New Roman" fo:font-size="12pt" fo:language="en" fo:country="US" officeooo:rsid="00de4f98" officeooo:paragraph-rsid="00de4f98" style:letter-kerning="true" style:font-name-asian="Times New Roman2" style:font-size-asian="12pt" style:language-asian="hi" style:country-asian="IN"/>
    </style:style>
    <style:style style:name="P185" style:family="paragraph" style:parent-style-name="Default">
      <style:paragraph-properties fo:text-align="start" style:justify-single-word="false" fo:orphans="0" fo:widows="0"/>
      <style:text-properties fo:color="#000000" style:font-name="Times New Roman" fo:font-size="12pt" fo:language="en" fo:country="US" officeooo:rsid="00d54446" officeooo:paragraph-rsid="00d54446" style:letter-kerning="true" style:font-name-asian="Times New Roman2" style:font-size-asian="12pt" style:language-asian="hi" style:country-asian="IN"/>
    </style:style>
    <style:style style:name="P186" style:family="paragraph" style:parent-style-name="Default">
      <style:paragraph-properties fo:text-align="start" style:justify-single-word="false" fo:orphans="0" fo:widows="0"/>
      <style:text-properties fo:color="#000000" style:font-name="Times New Roman" fo:font-size="12pt" fo:language="en" fo:country="US" officeooo:rsid="00d88a3f" officeooo:paragraph-rsid="00d88a3f" style:letter-kerning="true" style:font-name-asian="Times New Roman2" style:font-size-asian="12pt" style:language-asian="hi" style:country-asian="IN"/>
    </style:style>
    <style:style style:name="P187" style:family="paragraph" style:parent-style-name="Default">
      <style:paragraph-properties fo:text-align="start" style:justify-single-word="false" fo:orphans="0" fo:widows="0"/>
      <style:text-properties fo:color="#000000" style:font-name="Times New Roman" fo:font-size="12pt" fo:language="en" fo:country="US" officeooo:rsid="00d55957" officeooo:paragraph-rsid="00d55957" style:letter-kerning="true" style:font-name-asian="Times New Roman2" style:font-size-asian="12pt" style:language-asian="hi" style:country-asian="IN"/>
    </style:style>
    <style:style style:name="P188" style:family="paragraph" style:parent-style-name="Default">
      <style:paragraph-properties fo:text-align="start" style:justify-single-word="false" fo:orphans="0" fo:widows="0"/>
      <style:text-properties fo:color="#000000" style:font-name="Times New Roman" fo:font-size="12pt" fo:language="en" fo:country="US" officeooo:rsid="00d49f8c" officeooo:paragraph-rsid="00d49f8c" style:letter-kerning="true" style:font-name-asian="Times New Roman2" style:font-size-asian="12pt" style:language-asian="hi" style:country-asian="IN"/>
    </style:style>
    <style:style style:name="P189" style:family="paragraph" style:parent-style-name="Default">
      <style:paragraph-properties fo:text-align="start" style:justify-single-word="false" fo:orphans="0" fo:widows="0"/>
      <style:text-properties fo:color="#000000" style:font-name="Times New Roman" fo:font-size="12pt" fo:language="en" fo:country="US" officeooo:rsid="00d38870" officeooo:paragraph-rsid="00d38870" style:letter-kerning="true" style:font-name-asian="Times New Roman2" style:font-size-asian="12pt" style:language-asian="hi" style:country-asian="IN"/>
    </style:style>
    <style:style style:name="P190" style:family="paragraph" style:parent-style-name="Default">
      <style:paragraph-properties fo:text-align="start" style:justify-single-word="false" fo:orphans="0" fo:widows="0"/>
      <style:text-properties fo:color="#000000" style:font-name="Times New Roman" fo:font-size="12pt" fo:language="en" fo:country="US" officeooo:rsid="00d11aca" officeooo:paragraph-rsid="00d11aca" style:letter-kerning="true" style:font-name-asian="Times New Roman2" style:font-size-asian="12pt" style:language-asian="hi" style:country-asian="IN"/>
    </style:style>
    <style:style style:name="P191" style:family="paragraph" style:parent-style-name="Default">
      <style:paragraph-properties fo:text-align="start" style:justify-single-word="false" fo:orphans="0" fo:widows="0"/>
      <style:text-properties fo:color="#000000" style:font-name="Times New Roman" fo:font-size="12pt" fo:language="en" fo:country="US" officeooo:rsid="00d24bfe" officeooo:paragraph-rsid="00d24bfe" style:letter-kerning="true" style:font-name-asian="Times New Roman2" style:font-size-asian="12pt" style:language-asian="hi" style:country-asian="IN"/>
    </style:style>
    <style:style style:name="P192" style:family="paragraph" style:parent-style-name="Default">
      <style:paragraph-properties fo:text-align="start" style:justify-single-word="false" fo:orphans="0" fo:widows="0"/>
      <style:text-properties fo:color="#000000" style:font-name="Times New Roman" fo:font-size="12pt" fo:language="en" fo:country="US" officeooo:rsid="00cac0a7" officeooo:paragraph-rsid="00cac0a7" style:letter-kerning="true" style:font-name-asian="Times New Roman2" style:font-size-asian="12pt" style:language-asian="hi" style:country-asian="IN"/>
    </style:style>
    <style:style style:name="P193" style:family="paragraph" style:parent-style-name="Default">
      <style:paragraph-properties fo:text-align="start" style:justify-single-word="false" fo:orphans="0" fo:widows="0"/>
      <style:text-properties fo:color="#000000" style:font-name="Times New Roman" fo:font-size="12pt" fo:language="en" fo:country="US" officeooo:rsid="00cefbf8" officeooo:paragraph-rsid="00cefbf8" style:letter-kerning="true" style:font-name-asian="Times New Roman2" style:font-size-asian="12pt" style:language-asian="hi" style:country-asian="IN"/>
    </style:style>
    <style:style style:name="P194" style:family="paragraph" style:parent-style-name="Default">
      <style:paragraph-properties fo:text-align="start" style:justify-single-word="false" fo:orphans="0" fo:widows="0"/>
      <style:text-properties fo:color="#000000" style:font-name="Times New Roman" fo:font-size="12pt" fo:language="en" fo:country="US" officeooo:rsid="00cf8298" officeooo:paragraph-rsid="00cf8298" style:letter-kerning="true" style:font-name-asian="Times New Roman2" style:font-size-asian="12pt" style:language-asian="hi" style:country-asian="IN"/>
    </style:style>
    <style:style style:name="P195" style:family="paragraph" style:parent-style-name="Default">
      <style:paragraph-properties fo:text-align="start" style:justify-single-word="false" fo:orphans="0" fo:widows="0"/>
      <style:text-properties fo:color="#000000" style:font-name="Times New Roman" fo:font-size="12pt" fo:language="en" fo:country="US" officeooo:rsid="00cadc9f" officeooo:paragraph-rsid="00cadc9f" style:letter-kerning="true" style:font-name-asian="Times New Roman2" style:font-size-asian="12pt" style:language-asian="hi" style:country-asian="IN"/>
    </style:style>
    <style:style style:name="P196" style:family="paragraph" style:parent-style-name="Default">
      <style:paragraph-properties fo:text-align="start" style:justify-single-word="false" fo:orphans="0" fo:widows="0"/>
      <style:text-properties fo:color="#000000" style:font-name="Times New Roman" fo:font-size="12pt" fo:language="en" fo:country="US" officeooo:rsid="00c89b52" officeooo:paragraph-rsid="00cac0a7" style:letter-kerning="true" style:font-name-asian="Times New Roman2" style:font-size-asian="12pt" style:language-asian="hi" style:country-asian="IN"/>
    </style:style>
    <style:style style:name="P197" style:family="paragraph" style:parent-style-name="Default">
      <style:paragraph-properties fo:text-align="start" style:justify-single-word="false" fo:orphans="0" fo:widows="0"/>
      <style:text-properties fo:color="#000000" style:font-name="Times New Roman" fo:font-size="12pt" fo:language="en" fo:country="US" officeooo:rsid="00c89b52" officeooo:paragraph-rsid="00c89b52" style:letter-kerning="true" style:font-name-asian="Times New Roman2" style:font-size-asian="12pt" style:language-asian="hi" style:country-asian="IN"/>
    </style:style>
    <style:style style:name="P198" style:family="paragraph" style:parent-style-name="Default">
      <style:paragraph-properties fo:text-align="start" style:justify-single-word="false" fo:orphans="0" fo:widows="0"/>
      <style:text-properties fo:color="#000000" style:font-name="Times New Roman" fo:font-size="12pt" fo:language="en" fo:country="US" officeooo:rsid="00c95189" officeooo:paragraph-rsid="00c95189" style:letter-kerning="true" style:font-name-asian="Times New Roman2" style:font-size-asian="12pt" style:language-asian="hi" style:country-asian="IN"/>
    </style:style>
    <style:style style:name="P199" style:family="paragraph" style:parent-style-name="Default">
      <style:paragraph-properties fo:text-align="start" style:justify-single-word="false" fo:orphans="0" fo:widows="0"/>
      <style:text-properties fo:color="#000000" style:font-name="Times New Roman" fo:font-size="12pt" fo:language="en" fo:country="US" officeooo:rsid="00c63f7b" officeooo:paragraph-rsid="00c63f7b" style:letter-kerning="true" style:font-name-asian="Times New Roman2" style:font-size-asian="12pt" style:language-asian="hi" style:country-asian="IN"/>
    </style:style>
    <style:style style:name="P200" style:family="paragraph" style:parent-style-name="Default">
      <style:paragraph-properties fo:text-align="start" style:justify-single-word="false" fo:orphans="0" fo:widows="0"/>
      <style:text-properties fo:color="#000000" style:font-name="Times New Roman" fo:font-size="12pt" fo:language="en" fo:country="US" officeooo:rsid="00bf26fa" officeooo:paragraph-rsid="00c26370" style:letter-kerning="true" style:font-name-asian="Times New Roman2" style:font-size-asian="12pt" style:language-asian="hi" style:country-asian="IN"/>
    </style:style>
    <style:style style:name="P201" style:family="paragraph" style:parent-style-name="Default">
      <style:paragraph-properties fo:text-align="start" style:justify-single-word="false" fo:orphans="0" fo:widows="0"/>
      <style:text-properties fo:color="#000000" style:font-name="Times New Roman" fo:font-size="12pt" fo:language="en" fo:country="US" officeooo:rsid="00bf26fa" officeooo:paragraph-rsid="00bf26fa" style:letter-kerning="true" style:font-name-asian="Times New Roman2" style:font-size-asian="12pt" style:language-asian="hi" style:country-asian="IN"/>
    </style:style>
    <style:style style:name="P202" style:family="paragraph" style:parent-style-name="Default">
      <style:paragraph-properties fo:text-align="start" style:justify-single-word="false" fo:orphans="0" fo:widows="0"/>
      <style:text-properties fo:color="#000000" style:font-name="Times New Roman" fo:font-size="12pt" fo:language="en" fo:country="US" officeooo:rsid="00c26370" officeooo:paragraph-rsid="00c26370" style:letter-kerning="true" style:font-name-asian="Times New Roman2" style:font-size-asian="12pt" style:language-asian="hi" style:country-asian="IN"/>
    </style:style>
    <style:style style:name="P203" style:family="paragraph" style:parent-style-name="Default">
      <style:paragraph-properties fo:text-align="start" style:justify-single-word="false" fo:orphans="0" fo:widows="0"/>
      <style:text-properties fo:color="#000000" style:font-name="Times New Roman" fo:font-size="12pt" fo:language="en" fo:country="US" officeooo:rsid="00c2daf8" officeooo:paragraph-rsid="00c2daf8" style:letter-kerning="true" style:font-name-asian="Times New Roman2" style:font-size-asian="12pt" style:language-asian="hi" style:country-asian="IN"/>
    </style:style>
    <style:style style:name="P204" style:family="paragraph" style:parent-style-name="Default">
      <style:paragraph-properties fo:text-align="start" style:justify-single-word="false" fo:orphans="0" fo:widows="0"/>
      <style:text-properties fo:color="#000000" style:font-name="Times New Roman" fo:font-size="12pt" fo:language="en" fo:country="US" officeooo:rsid="00c0ea0b" officeooo:paragraph-rsid="00c26370" style:letter-kerning="true" style:font-name-asian="Times New Roman2" style:font-size-asian="12pt" style:language-asian="hi" style:country-asian="IN"/>
    </style:style>
    <style:style style:name="P205" style:family="paragraph" style:parent-style-name="Default">
      <style:paragraph-properties fo:text-align="start" style:justify-single-word="false" fo:orphans="0" fo:widows="0"/>
      <style:text-properties fo:color="#000000" style:font-name="Times New Roman" fo:font-size="12pt" fo:language="en" fo:country="US" officeooo:rsid="00bd631e" officeooo:paragraph-rsid="00bd631e" style:letter-kerning="true" style:font-name-asian="Times New Roman2" style:font-size-asian="12pt" style:language-asian="hi" style:country-asian="IN"/>
    </style:style>
    <style:style style:name="P206" style:family="paragraph" style:parent-style-name="Default">
      <style:paragraph-properties fo:text-align="start" style:justify-single-word="false" fo:orphans="0" fo:widows="0"/>
      <style:text-properties fo:color="#000000" style:font-name="Times New Roman" fo:font-size="12pt" fo:language="en" fo:country="US" officeooo:rsid="00be6733" officeooo:paragraph-rsid="00be6733" style:letter-kerning="true" style:font-name-asian="Times New Roman2" style:font-size-asian="12pt" style:language-asian="hi" style:country-asian="IN"/>
    </style:style>
    <style:style style:name="P207" style:family="paragraph" style:parent-style-name="Default">
      <style:paragraph-properties fo:text-align="start" style:justify-single-word="false" fo:orphans="0" fo:widows="0"/>
      <style:text-properties fo:color="#000000" style:font-name="Times New Roman" fo:font-size="12pt" fo:language="en" fo:country="US" officeooo:rsid="00b9617b" officeooo:paragraph-rsid="00b9617b" style:letter-kerning="true" style:font-name-asian="Times New Roman2" style:font-size-asian="12pt" style:language-asian="hi" style:country-asian="IN"/>
    </style:style>
    <style:style style:name="P208" style:family="paragraph" style:parent-style-name="Default">
      <style:paragraph-properties fo:text-align="start" style:justify-single-word="false" fo:orphans="0" fo:widows="0"/>
      <style:text-properties fo:color="#000000" style:font-name="Times New Roman" fo:font-size="12pt" fo:language="en" fo:country="US" officeooo:rsid="00ba63f9" officeooo:paragraph-rsid="00ba63f9" style:letter-kerning="true" style:font-name-asian="Times New Roman2" style:font-size-asian="12pt" style:language-asian="hi" style:country-asian="IN"/>
    </style:style>
    <style:style style:name="P209" style:family="paragraph" style:parent-style-name="Default">
      <style:paragraph-properties fo:text-align="start" style:justify-single-word="false" fo:orphans="0" fo:widows="0"/>
      <style:text-properties fo:color="#000000" style:font-name="Times New Roman" fo:font-size="12pt" fo:language="en" fo:country="US" officeooo:rsid="00b47a8c" officeooo:paragraph-rsid="00b47a8c" style:letter-kerning="true" style:font-name-asian="Times New Roman2" style:font-size-asian="12pt" style:language-asian="hi" style:country-asian="IN"/>
    </style:style>
    <style:style style:name="P210" style:family="paragraph" style:parent-style-name="Default">
      <style:paragraph-properties fo:text-align="start" style:justify-single-word="false" fo:orphans="0" fo:widows="0"/>
      <style:text-properties fo:color="#000000" style:font-name="Times New Roman" fo:font-size="12pt" fo:language="en" fo:country="US" officeooo:rsid="00b77bbd" officeooo:paragraph-rsid="00b77bbd" style:letter-kerning="true" style:font-name-asian="Times New Roman2" style:font-size-asian="12pt" style:language-asian="hi" style:country-asian="IN"/>
    </style:style>
    <style:style style:name="P211" style:family="paragraph" style:parent-style-name="Default">
      <style:paragraph-properties fo:text-align="start" style:justify-single-word="false" fo:orphans="0" fo:widows="0"/>
      <style:text-properties fo:color="#000000" style:font-name="Times New Roman" fo:font-size="12pt" fo:language="en" fo:country="US" officeooo:rsid="00b5dbfe" officeooo:paragraph-rsid="00b5dbfe" style:letter-kerning="true" style:font-name-asian="Times New Roman2" style:font-size-asian="12pt" style:language-asian="hi" style:country-asian="IN"/>
    </style:style>
    <style:style style:name="P212" style:family="paragraph" style:parent-style-name="Default">
      <style:paragraph-properties fo:text-align="start" style:justify-single-word="false" fo:orphans="0" fo:widows="0"/>
      <style:text-properties fo:color="#000000" style:font-name="Times New Roman" fo:font-size="12pt" fo:language="en" fo:country="US" officeooo:rsid="00b0510c" officeooo:paragraph-rsid="00b0510c" style:letter-kerning="true" style:font-name-asian="Times New Roman2" style:font-size-asian="12pt" style:language-asian="hi" style:country-asian="IN"/>
    </style:style>
    <style:style style:name="P213" style:family="paragraph" style:parent-style-name="Default">
      <style:paragraph-properties fo:text-align="start" style:justify-single-word="false" fo:orphans="0" fo:widows="0"/>
      <style:text-properties fo:color="#000000" style:font-name="Times New Roman" fo:font-size="12pt" fo:language="en" fo:country="US" officeooo:rsid="00b243d0" officeooo:paragraph-rsid="00b243d0" style:letter-kerning="true" style:font-name-asian="Times New Roman2" style:font-size-asian="12pt" style:language-asian="hi" style:country-asian="IN"/>
    </style:style>
    <style:style style:name="P214" style:family="paragraph" style:parent-style-name="Default">
      <style:paragraph-properties fo:text-align="start" style:justify-single-word="false" fo:orphans="0" fo:widows="0"/>
      <style:text-properties fo:color="#000000" style:font-name="Times New Roman" fo:font-size="12pt" fo:language="en" fo:country="US" officeooo:rsid="00b20949" officeooo:paragraph-rsid="00b20949" style:letter-kerning="true" style:font-name-asian="Times New Roman2" style:font-size-asian="12pt" style:language-asian="hi" style:country-asian="IN"/>
    </style:style>
    <style:style style:name="P215" style:family="paragraph" style:parent-style-name="Default">
      <style:paragraph-properties fo:text-align="start" style:justify-single-word="false" fo:orphans="0" fo:widows="0"/>
      <style:text-properties fo:color="#000000" style:font-name="Times New Roman" fo:font-size="12pt" fo:language="en" fo:country="US" officeooo:rsid="00ac862b" officeooo:paragraph-rsid="00ac862b" style:letter-kerning="true" style:font-name-asian="Times New Roman2" style:font-size-asian="12pt" style:language-asian="hi" style:country-asian="IN"/>
    </style:style>
    <style:style style:name="P216" style:family="paragraph" style:parent-style-name="Default">
      <style:paragraph-properties fo:text-align="start" style:justify-single-word="false" fo:orphans="0" fo:widows="0"/>
      <style:text-properties fo:color="#000000" style:font-name="Times New Roman" fo:font-size="12pt" fo:language="en" fo:country="US" officeooo:rsid="00ae7608" officeooo:paragraph-rsid="00ae7608" style:letter-kerning="true" style:font-name-asian="Times New Roman2" style:font-size-asian="12pt" style:language-asian="hi" style:country-asian="IN"/>
    </style:style>
    <style:style style:name="P217" style:family="paragraph" style:parent-style-name="Default">
      <style:paragraph-properties fo:text-align="start" style:justify-single-word="false" fo:orphans="0" fo:widows="0"/>
      <style:text-properties fo:color="#000000" style:font-name="Times New Roman" fo:font-size="12pt" fo:language="en" fo:country="US" officeooo:rsid="00a7acf8" officeooo:paragraph-rsid="00a7acf8" style:letter-kerning="true" style:font-name-asian="Times New Roman2" style:font-size-asian="12pt" style:language-asian="hi" style:country-asian="IN"/>
    </style:style>
    <style:style style:name="P218" style:family="paragraph" style:parent-style-name="Default">
      <style:paragraph-properties fo:text-align="start" style:justify-single-word="false" fo:orphans="0" fo:widows="0"/>
      <style:text-properties fo:color="#000000" style:font-name="Times New Roman" fo:font-size="12pt" fo:language="en" fo:country="US" officeooo:rsid="00a8fdbe" officeooo:paragraph-rsid="00a8fdbe" style:letter-kerning="true" style:font-name-asian="Times New Roman2" style:font-size-asian="12pt" style:language-asian="hi" style:country-asian="IN"/>
    </style:style>
    <style:style style:name="P219" style:family="paragraph" style:parent-style-name="Default">
      <style:paragraph-properties fo:text-align="start" style:justify-single-word="false" fo:orphans="0" fo:widows="0"/>
      <style:text-properties fo:color="#000000" style:font-name="Times New Roman" fo:font-size="12pt" fo:language="en" fo:country="US" officeooo:rsid="00aa8a95" officeooo:paragraph-rsid="00aa8a95" style:letter-kerning="true" style:font-name-asian="Times New Roman2" style:font-size-asian="12pt" style:language-asian="hi" style:country-asian="IN"/>
    </style:style>
    <style:style style:name="P220" style:family="paragraph" style:parent-style-name="Default">
      <style:paragraph-properties fo:text-align="start" style:justify-single-word="false" fo:orphans="0" fo:widows="0"/>
      <style:text-properties fo:color="#000000" style:font-name="Times New Roman" fo:font-size="12pt" fo:language="en" fo:country="US" officeooo:rsid="00a7dac3" officeooo:paragraph-rsid="00a7dac3" style:letter-kerning="true" style:font-name-asian="Times New Roman2" style:font-size-asian="12pt" style:language-asian="hi" style:country-asian="IN"/>
    </style:style>
    <style:style style:name="P221" style:family="paragraph" style:parent-style-name="Default">
      <style:paragraph-properties fo:text-align="start" style:justify-single-word="false" fo:orphans="0" fo:widows="0"/>
      <style:text-properties fo:color="#000000" style:font-name="Times New Roman" fo:font-size="12pt" fo:language="en" fo:country="US" officeooo:rsid="00a349db" officeooo:paragraph-rsid="00a349db" style:letter-kerning="true" style:font-name-asian="Times New Roman2" style:font-size-asian="12pt" style:language-asian="hi" style:country-asian="IN"/>
    </style:style>
    <style:style style:name="P222" style:family="paragraph" style:parent-style-name="Default">
      <style:paragraph-properties fo:text-align="start" style:justify-single-word="false" fo:orphans="0" fo:widows="0"/>
      <style:text-properties fo:color="#000000" style:font-name="Times New Roman" fo:font-size="12pt" fo:language="en" fo:country="US" officeooo:rsid="00a59281" officeooo:paragraph-rsid="00a59281" style:letter-kerning="true" style:font-name-asian="Times New Roman2" style:font-size-asian="12pt" style:language-asian="hi" style:country-asian="IN"/>
    </style:style>
    <style:style style:name="P223" style:family="paragraph" style:parent-style-name="Default">
      <style:paragraph-properties fo:text-align="start" style:justify-single-word="false" fo:orphans="0" fo:widows="0"/>
      <style:text-properties fo:color="#000000" style:font-name="Times New Roman" fo:font-size="12pt" fo:language="en" fo:country="US" officeooo:rsid="00a33c76" officeooo:paragraph-rsid="00a349db" style:letter-kerning="true" style:font-name-asian="Times New Roman2" style:font-size-asian="12pt" style:language-asian="hi" style:country-asian="IN"/>
    </style:style>
    <style:style style:name="P224" style:family="paragraph" style:parent-style-name="Default">
      <style:paragraph-properties fo:text-align="start" style:justify-single-word="false" fo:orphans="0" fo:widows="0"/>
      <style:text-properties fo:color="#000000" style:font-name="Times New Roman" fo:font-size="12pt" fo:language="en" fo:country="US" officeooo:rsid="00a33c76" officeooo:paragraph-rsid="00a33c76" style:letter-kerning="true" style:font-name-asian="Times New Roman2" style:font-size-asian="12pt" style:language-asian="hi" style:country-asian="IN"/>
    </style:style>
    <style:style style:name="P225" style:family="paragraph" style:parent-style-name="Default">
      <style:paragraph-properties fo:text-align="start" style:justify-single-word="false" fo:orphans="0" fo:widows="0"/>
      <style:text-properties fo:color="#000000" style:font-name="Times New Roman" fo:font-size="12pt" fo:language="en" fo:country="US" officeooo:rsid="009f184f" officeooo:paragraph-rsid="009f184f" style:letter-kerning="true" style:font-name-asian="Times New Roman2" style:font-size-asian="12pt" style:language-asian="hi" style:country-asian="IN"/>
    </style:style>
    <style:style style:name="P226" style:family="paragraph" style:parent-style-name="Default">
      <style:paragraph-properties fo:text-align="start" style:justify-single-word="false" fo:orphans="0" fo:widows="0"/>
      <style:text-properties fo:color="#000000" style:font-name="Times New Roman" fo:font-size="12pt" fo:language="en" fo:country="US" officeooo:rsid="00a09122" officeooo:paragraph-rsid="00a09122" style:letter-kerning="true" style:font-name-asian="Times New Roman2" style:font-size-asian="12pt" style:language-asian="hi" style:country-asian="IN"/>
    </style:style>
    <style:style style:name="P227" style:family="paragraph" style:parent-style-name="Default">
      <style:paragraph-properties fo:text-align="start" style:justify-single-word="false" fo:orphans="0" fo:widows="0"/>
      <style:text-properties fo:color="#000000" style:font-name="Times New Roman" fo:font-size="12pt" fo:language="en" fo:country="US" officeooo:rsid="00973799" officeooo:paragraph-rsid="00973799" style:letter-kerning="true" style:font-name-asian="Times New Roman2" style:font-size-asian="12pt" style:language-asian="hi" style:country-asian="IN"/>
    </style:style>
    <style:style style:name="P228" style:family="paragraph" style:parent-style-name="Default">
      <style:paragraph-properties fo:text-align="start" style:justify-single-word="false" fo:orphans="0" fo:widows="0"/>
      <style:text-properties fo:color="#000000" style:font-name="Times New Roman" fo:font-size="12pt" fo:language="en" fo:country="US" officeooo:rsid="009d3abc" officeooo:paragraph-rsid="009d3abc" style:letter-kerning="true" style:font-name-asian="Times New Roman2" style:font-size-asian="12pt" style:language-asian="hi" style:country-asian="IN"/>
    </style:style>
    <style:style style:name="P229" style:family="paragraph" style:parent-style-name="Default">
      <style:paragraph-properties fo:text-align="start" style:justify-single-word="false" fo:orphans="0" fo:widows="0"/>
      <style:text-properties fo:color="#000000" style:font-name="Times New Roman" fo:font-size="12pt" fo:language="en" fo:country="US" officeooo:rsid="009a1649" officeooo:paragraph-rsid="009a1649" style:letter-kerning="true" style:font-name-asian="Times New Roman2" style:font-size-asian="12pt" style:language-asian="hi" style:country-asian="IN"/>
    </style:style>
    <style:style style:name="P230" style:family="paragraph" style:parent-style-name="Default">
      <style:paragraph-properties fo:text-align="start" style:justify-single-word="false" fo:orphans="0" fo:widows="0"/>
      <style:text-properties fo:color="#000000" style:font-name="Times New Roman" fo:font-size="12pt" fo:language="en" fo:country="US" officeooo:rsid="00974df9" officeooo:paragraph-rsid="00974df9" style:letter-kerning="true" style:font-name-asian="Times New Roman2" style:font-size-asian="12pt" style:language-asian="hi" style:country-asian="IN"/>
    </style:style>
    <style:style style:name="P231" style:family="paragraph" style:parent-style-name="Default">
      <style:paragraph-properties fo:text-align="start" style:justify-single-word="false" fo:orphans="0" fo:widows="0"/>
      <style:text-properties fo:color="#000000" style:font-name="Times New Roman" fo:font-size="12pt" fo:language="en" fo:country="US" officeooo:rsid="008ff9ae" officeooo:paragraph-rsid="00973799" style:letter-kerning="true" style:font-name-asian="Times New Roman2" style:font-size-asian="12pt" style:language-asian="hi" style:country-asian="IN"/>
    </style:style>
    <style:style style:name="P232" style:family="paragraph" style:parent-style-name="Default">
      <style:paragraph-properties fo:text-align="start" style:justify-single-word="false" fo:orphans="0" fo:widows="0"/>
      <style:text-properties fo:color="#000000" style:font-name="Times New Roman" fo:font-size="12pt" fo:language="en" fo:country="US" officeooo:rsid="008ff9ae" officeooo:paragraph-rsid="008ff9ae" style:letter-kerning="true" style:font-name-asian="Times New Roman2" style:font-size-asian="12pt" style:language-asian="hi" style:country-asian="IN"/>
    </style:style>
    <style:style style:name="P233" style:family="paragraph" style:parent-style-name="Default">
      <style:paragraph-properties fo:text-align="start" style:justify-single-word="false" fo:orphans="0" fo:widows="0"/>
      <style:text-properties fo:color="#000000" style:font-name="Times New Roman" fo:font-size="12pt" fo:language="en" fo:country="US" officeooo:rsid="00924525" officeooo:paragraph-rsid="00924525" style:letter-kerning="true" style:font-name-asian="Times New Roman2" style:font-size-asian="12pt" style:language-asian="hi" style:country-asian="IN"/>
    </style:style>
    <style:style style:name="P234" style:family="paragraph" style:parent-style-name="Default">
      <style:paragraph-properties fo:text-align="start" style:justify-single-word="false" fo:orphans="0" fo:widows="0"/>
      <style:text-properties fo:color="#000000" style:font-name="Times New Roman" fo:font-size="12pt" fo:language="en" fo:country="US" officeooo:rsid="008f0ac9" officeooo:paragraph-rsid="008f0ac9" style:letter-kerning="true" style:font-name-asian="Times New Roman2" style:font-size-asian="12pt" style:language-asian="hi" style:country-asian="IN"/>
    </style:style>
    <style:style style:name="P235" style:family="paragraph" style:parent-style-name="Default">
      <style:paragraph-properties fo:text-align="start" style:justify-single-word="false" fo:orphans="0" fo:widows="0"/>
      <style:text-properties fo:color="#000000" style:font-name="Times New Roman" fo:font-size="12pt" fo:language="en" fo:country="US" officeooo:rsid="0089d861" officeooo:paragraph-rsid="0089d861" style:letter-kerning="true" style:font-name-asian="Times New Roman2" style:font-size-asian="12pt" style:language-asian="hi" style:country-asian="IN"/>
    </style:style>
    <style:style style:name="P236" style:family="paragraph" style:parent-style-name="Default">
      <style:paragraph-properties fo:text-align="start" style:justify-single-word="false" fo:orphans="0" fo:widows="0"/>
      <style:text-properties fo:color="#000000" style:font-name="Times New Roman" fo:font-size="12pt" fo:language="en" fo:country="US" officeooo:rsid="008c0678" officeooo:paragraph-rsid="008c0678" style:letter-kerning="true" style:font-name-asian="Times New Roman2" style:font-size-asian="12pt" style:language-asian="hi" style:country-asian="IN"/>
    </style:style>
    <style:style style:name="P237" style:family="paragraph" style:parent-style-name="Default">
      <style:paragraph-properties fo:text-align="start" style:justify-single-word="false" fo:orphans="0" fo:widows="0"/>
      <style:text-properties fo:color="#000000" style:font-name="Times New Roman" fo:font-size="12pt" fo:language="en" fo:country="US" officeooo:rsid="008d7003" officeooo:paragraph-rsid="008d7003" style:letter-kerning="true" style:font-name-asian="Times New Roman2" style:font-size-asian="12pt" style:language-asian="hi" style:country-asian="IN"/>
    </style:style>
    <style:style style:name="P238" style:family="paragraph" style:parent-style-name="Default">
      <style:paragraph-properties fo:text-align="start" style:justify-single-word="false" fo:orphans="0" fo:widows="0"/>
      <style:text-properties fo:color="#000000" style:font-name="Times New Roman" fo:font-size="12pt" fo:language="en" fo:country="US" officeooo:rsid="008b5758" officeooo:paragraph-rsid="008b5758" style:letter-kerning="true" style:font-name-asian="Times New Roman2" style:font-size-asian="12pt" style:language-asian="hi" style:country-asian="IN"/>
    </style:style>
    <style:style style:name="P239" style:family="paragraph" style:parent-style-name="Default">
      <style:paragraph-properties fo:text-align="start" style:justify-single-word="false" fo:orphans="0" fo:widows="0"/>
      <style:text-properties fo:color="#000000" style:font-name="Times New Roman" fo:font-size="12pt" fo:language="en" fo:country="US" officeooo:rsid="008afba0" officeooo:paragraph-rsid="008afba0" style:letter-kerning="true" style:font-name-asian="Times New Roman2" style:font-size-asian="12pt" style:language-asian="hi" style:country-asian="IN"/>
    </style:style>
    <style:style style:name="P240" style:family="paragraph" style:parent-style-name="Default">
      <style:paragraph-properties fo:text-align="start" style:justify-single-word="false" fo:orphans="0" fo:widows="0"/>
      <style:text-properties fo:color="#000000" style:font-name="Times New Roman" fo:font-size="12pt" fo:language="en" fo:country="US" officeooo:rsid="0089d542" officeooo:paragraph-rsid="0089d542" style:letter-kerning="true" style:font-name-asian="Times New Roman2" style:font-size-asian="12pt" style:language-asian="hi" style:country-asian="IN"/>
    </style:style>
    <style:style style:name="P241" style:family="paragraph" style:parent-style-name="Default">
      <style:paragraph-properties fo:text-align="start" style:justify-single-word="false" fo:orphans="0" fo:widows="0"/>
      <style:text-properties fo:color="#000000" style:font-name="Times New Roman" fo:font-size="12pt" fo:language="en" fo:country="US" officeooo:rsid="0085d4ee" officeooo:paragraph-rsid="0085d4ee" style:letter-kerning="true" style:font-name-asian="Times New Roman2" style:font-size-asian="12pt" style:language-asian="hi" style:country-asian="IN"/>
    </style:style>
    <style:style style:name="P242" style:family="paragraph" style:parent-style-name="Default">
      <style:paragraph-properties fo:text-align="start" style:justify-single-word="false" fo:orphans="0" fo:widows="0"/>
      <style:text-properties fo:color="#000000" style:font-name="Times New Roman" fo:font-size="12pt" fo:language="en" fo:country="US" officeooo:rsid="0087e013" officeooo:paragraph-rsid="0087e013" style:letter-kerning="true" style:font-name-asian="Times New Roman2" style:font-size-asian="12pt" style:language-asian="hi" style:country-asian="IN"/>
    </style:style>
    <style:style style:name="P243" style:family="paragraph" style:parent-style-name="Default">
      <style:paragraph-properties fo:text-align="start" style:justify-single-word="false" fo:orphans="0" fo:widows="0"/>
      <style:text-properties fo:color="#000000" style:font-name="Times New Roman" fo:font-size="12pt" fo:language="en" fo:country="US" officeooo:rsid="0087a0af" officeooo:paragraph-rsid="0087a0af" style:letter-kerning="true" style:font-name-asian="Times New Roman2" style:font-size-asian="12pt" style:language-asian="hi" style:country-asian="IN"/>
    </style:style>
    <style:style style:name="P244" style:family="paragraph" style:parent-style-name="Default">
      <style:paragraph-properties fo:text-align="start" style:justify-single-word="false" fo:orphans="0" fo:widows="0"/>
      <style:text-properties fo:color="#000000" style:font-name="Times New Roman" fo:font-size="12pt" fo:language="en" fo:country="US" officeooo:rsid="008462a9" officeooo:paragraph-rsid="008462a9" style:letter-kerning="true" style:font-name-asian="Times New Roman2" style:font-size-asian="12pt" style:language-asian="hi" style:country-asian="IN"/>
    </style:style>
    <style:style style:name="P245" style:family="paragraph" style:parent-style-name="Default">
      <style:paragraph-properties fo:text-align="start" style:justify-single-word="false" fo:orphans="0" fo:widows="0"/>
      <style:text-properties fo:color="#000000" style:font-name="Times New Roman" fo:font-size="12pt" fo:language="en" fo:country="US" officeooo:rsid="007cec4d" officeooo:paragraph-rsid="007cec4d" style:letter-kerning="true" style:font-name-asian="Times New Roman2" style:font-size-asian="12pt" style:language-asian="hi" style:country-asian="IN"/>
    </style:style>
    <style:style style:name="P246" style:family="paragraph" style:parent-style-name="Default">
      <style:paragraph-properties fo:text-align="start" style:justify-single-word="false" fo:orphans="0" fo:widows="0"/>
      <style:text-properties fo:color="#000000" style:font-name="Times New Roman" fo:font-size="12pt" fo:language="en" fo:country="US" officeooo:rsid="00840f99" officeooo:paragraph-rsid="00840f99" style:letter-kerning="true" style:font-name-asian="Times New Roman2" style:font-size-asian="12pt" style:language-asian="hi" style:country-asian="IN"/>
    </style:style>
    <style:style style:name="P247" style:family="paragraph" style:parent-style-name="Default">
      <style:paragraph-properties fo:text-align="start" style:justify-single-word="false" fo:orphans="0" fo:widows="0"/>
      <style:text-properties fo:color="#000000" style:font-name="Times New Roman" fo:font-size="12pt" fo:language="en" fo:country="US" officeooo:rsid="00844225" officeooo:paragraph-rsid="00844225" style:letter-kerning="true" style:font-name-asian="Times New Roman2" style:font-size-asian="12pt" style:language-asian="hi" style:country-asian="IN"/>
    </style:style>
    <style:style style:name="P248" style:family="paragraph" style:parent-style-name="Default">
      <style:paragraph-properties fo:text-align="start" style:justify-single-word="false" fo:orphans="0" fo:widows="0"/>
      <style:text-properties fo:color="#000000" style:font-name="Times New Roman" fo:font-size="12pt" fo:language="en" fo:country="US" officeooo:rsid="0081aa01" officeooo:paragraph-rsid="0081aa01" style:letter-kerning="true" style:font-name-asian="Times New Roman2" style:font-size-asian="12pt" style:language-asian="hi" style:country-asian="IN"/>
    </style:style>
    <style:style style:name="P249" style:family="paragraph" style:parent-style-name="Default">
      <style:paragraph-properties fo:text-align="start" style:justify-single-word="false" fo:orphans="0" fo:widows="0"/>
      <style:text-properties fo:color="#000000" style:font-name="Times New Roman" fo:font-size="12pt" fo:language="en" fo:country="US" officeooo:rsid="008224e8" officeooo:paragraph-rsid="008224e8" style:letter-kerning="true" style:font-name-asian="Times New Roman2" style:font-size-asian="12pt" style:language-asian="hi" style:country-asian="IN"/>
    </style:style>
    <style:style style:name="P250" style:family="paragraph" style:parent-style-name="Default">
      <style:paragraph-properties fo:text-align="start" style:justify-single-word="false" fo:orphans="0" fo:widows="0"/>
      <style:text-properties fo:color="#000000" style:font-name="Times New Roman" fo:font-size="12pt" fo:language="en" fo:country="US" officeooo:rsid="007e01f8" officeooo:paragraph-rsid="007e01f8" style:letter-kerning="true" style:font-name-asian="Times New Roman2" style:font-size-asian="12pt" style:language-asian="hi" style:country-asian="IN"/>
    </style:style>
    <style:style style:name="P251" style:family="paragraph" style:parent-style-name="Default">
      <style:paragraph-properties fo:text-align="start" style:justify-single-word="false" fo:orphans="0" fo:widows="0"/>
      <style:text-properties fo:color="#000000" style:font-name="Times New Roman" fo:font-size="12pt" fo:language="en" fo:country="US" officeooo:rsid="007b0a19" officeooo:paragraph-rsid="007b0a19" style:letter-kerning="true" style:font-name-asian="Times New Roman2" style:font-size-asian="12pt" style:language-asian="hi" style:country-asian="IN"/>
    </style:style>
    <style:style style:name="P252" style:family="paragraph" style:parent-style-name="Default">
      <style:paragraph-properties fo:text-align="start" style:justify-single-word="false" fo:orphans="0" fo:widows="0"/>
      <style:text-properties fo:color="#000000" style:font-name="Times New Roman" fo:font-size="12pt" fo:language="en" fo:country="US" officeooo:rsid="007545db" officeooo:paragraph-rsid="007b0a19" style:letter-kerning="true" style:font-name-asian="Times New Roman2" style:font-size-asian="12pt" style:language-asian="hi" style:country-asian="IN"/>
    </style:style>
    <style:style style:name="P253" style:family="paragraph" style:parent-style-name="Default">
      <style:paragraph-properties fo:text-align="start" style:justify-single-word="false" fo:orphans="0" fo:widows="0"/>
      <style:text-properties fo:color="#000000" style:font-name="Times New Roman" fo:font-size="12pt" fo:language="en" fo:country="US" officeooo:rsid="007545db" officeooo:paragraph-rsid="007545db" style:letter-kerning="true" style:font-name-asian="Times New Roman2" style:font-size-asian="12pt" style:language-asian="hi" style:country-asian="IN"/>
    </style:style>
    <style:style style:name="P254" style:family="paragraph" style:parent-style-name="Default">
      <style:paragraph-properties fo:text-align="start" style:justify-single-word="false" fo:orphans="0" fo:widows="0"/>
      <style:text-properties fo:color="#000000" style:font-name="Times New Roman" fo:font-size="12pt" fo:language="en" fo:country="US" officeooo:rsid="0078cceb" officeooo:paragraph-rsid="0078cceb" style:letter-kerning="true" style:font-name-asian="Times New Roman2" style:font-size-asian="12pt" style:language-asian="hi" style:country-asian="IN"/>
    </style:style>
    <style:style style:name="P255" style:family="paragraph" style:parent-style-name="Default">
      <style:paragraph-properties fo:text-align="start" style:justify-single-word="false" fo:orphans="0" fo:widows="0"/>
      <style:text-properties fo:color="#000000" style:font-name="Times New Roman" fo:font-size="12pt" fo:language="en" fo:country="US" officeooo:rsid="00720896" officeooo:paragraph-rsid="00720896" style:letter-kerning="true" style:font-name-asian="Times New Roman2" style:font-size-asian="12pt" style:language-asian="hi" style:country-asian="IN"/>
    </style:style>
    <style:style style:name="P256" style:family="paragraph" style:parent-style-name="Default">
      <style:paragraph-properties fo:text-align="start" style:justify-single-word="false" fo:orphans="0" fo:widows="0"/>
      <style:text-properties fo:color="#000000" style:font-name="Times New Roman" fo:font-size="12pt" fo:language="en" fo:country="US" officeooo:rsid="007278e8" officeooo:paragraph-rsid="007278e8" style:letter-kerning="true" style:font-name-asian="Times New Roman2" style:font-size-asian="12pt" style:language-asian="hi" style:country-asian="IN"/>
    </style:style>
    <style:style style:name="P257" style:family="paragraph" style:parent-style-name="Default">
      <style:paragraph-properties fo:text-align="start" style:justify-single-word="false" fo:orphans="0" fo:widows="0"/>
      <style:text-properties fo:color="#000000" style:font-name="Times New Roman" fo:font-size="12pt" fo:language="en" fo:country="US" officeooo:rsid="00662dd3" officeooo:paragraph-rsid="00662dd3" style:letter-kerning="true" style:font-name-asian="Times New Roman2" style:font-size-asian="12pt" style:language-asian="hi" style:country-asian="IN"/>
    </style:style>
    <style:style style:name="P258" style:family="paragraph" style:parent-style-name="Default">
      <style:paragraph-properties fo:text-align="start" style:justify-single-word="false" fo:orphans="0" fo:widows="0"/>
      <style:text-properties fo:color="#000000" style:font-name="Times New Roman" fo:font-size="12pt" fo:language="en" fo:country="US" officeooo:rsid="00702959" officeooo:paragraph-rsid="00702959" style:letter-kerning="true" style:font-name-asian="Times New Roman2" style:font-size-asian="12pt" style:language-asian="hi" style:country-asian="IN"/>
    </style:style>
    <style:style style:name="P259" style:family="paragraph" style:parent-style-name="Default">
      <style:paragraph-properties fo:text-align="start" style:justify-single-word="false" fo:orphans="0" fo:widows="0"/>
      <style:text-properties fo:color="#000000" style:font-name="Times New Roman" fo:font-size="12pt" fo:language="en" fo:country="US" officeooo:rsid="006f9da1" officeooo:paragraph-rsid="006f9da1" style:letter-kerning="true" style:font-name-asian="Times New Roman2" style:font-size-asian="12pt" style:language-asian="hi" style:country-asian="IN"/>
    </style:style>
    <style:style style:name="P260" style:family="paragraph" style:parent-style-name="Default">
      <style:paragraph-properties fo:text-align="start" style:justify-single-word="false" fo:orphans="0" fo:widows="0"/>
      <style:text-properties fo:color="#000000" style:font-name="Times New Roman" fo:font-size="12pt" fo:language="en" fo:country="US" officeooo:rsid="006d824d" officeooo:paragraph-rsid="006d824d" style:letter-kerning="true" style:font-name-asian="Times New Roman2" style:font-size-asian="12pt" style:language-asian="hi" style:country-asian="IN"/>
    </style:style>
    <style:style style:name="P261" style:family="paragraph" style:parent-style-name="Default">
      <style:paragraph-properties fo:text-align="start" style:justify-single-word="false" fo:orphans="0" fo:widows="0"/>
      <style:text-properties fo:color="#000000" style:font-name="Times New Roman" fo:font-size="12pt" fo:language="en" fo:country="US" officeooo:rsid="006f1af1" officeooo:paragraph-rsid="006f1af1" style:letter-kerning="true" style:font-name-asian="Times New Roman2" style:font-size-asian="12pt" style:language-asian="hi" style:country-asian="IN"/>
    </style:style>
    <style:style style:name="P262" style:family="paragraph" style:parent-style-name="Default">
      <style:paragraph-properties fo:text-align="start" style:justify-single-word="false" fo:orphans="0" fo:widows="0"/>
      <style:text-properties fo:color="#000000" style:font-name="Times New Roman" fo:font-size="12pt" fo:language="en" fo:country="US" officeooo:rsid="006d3118" officeooo:paragraph-rsid="006d3118" style:letter-kerning="true" style:font-name-asian="Times New Roman2" style:font-size-asian="12pt" style:language-asian="hi" style:country-asian="IN"/>
    </style:style>
    <style:style style:name="P263" style:family="paragraph" style:parent-style-name="Default">
      <style:paragraph-properties fo:text-align="start" style:justify-single-word="false" fo:orphans="0" fo:widows="0"/>
      <style:text-properties fo:color="#000000" style:font-name="Times New Roman" fo:font-size="12pt" fo:language="en" fo:country="US" officeooo:rsid="006802bf" officeooo:paragraph-rsid="006802bf" style:letter-kerning="true" style:font-name-asian="Times New Roman2" style:font-size-asian="12pt" style:language-asian="hi" style:country-asian="IN"/>
    </style:style>
    <style:style style:name="P264" style:family="paragraph" style:parent-style-name="Default">
      <style:paragraph-properties fo:text-align="start" style:justify-single-word="false" fo:orphans="0" fo:widows="0"/>
      <style:text-properties fo:color="#000000" style:font-name="Times New Roman" fo:font-size="12pt" fo:language="en" fo:country="US" officeooo:rsid="00611689" officeooo:paragraph-rsid="00611689" style:letter-kerning="true" style:font-name-asian="Times New Roman2" style:font-size-asian="12pt" style:language-asian="hi" style:country-asian="IN"/>
    </style:style>
    <style:style style:name="P265" style:family="paragraph" style:parent-style-name="Default">
      <style:paragraph-properties fo:text-align="start" style:justify-single-word="false" fo:orphans="0" fo:widows="0"/>
      <style:text-properties fo:color="#000000" style:font-name="Times New Roman" fo:font-size="12pt" fo:language="en" fo:country="US" officeooo:rsid="00611689" officeooo:paragraph-rsid="00611ed7" style:letter-kerning="true" style:font-name-asian="Times New Roman2" style:font-size-asian="12pt" style:language-asian="hi" style:country-asian="IN"/>
    </style:style>
    <style:style style:name="P266" style:family="paragraph" style:parent-style-name="Default">
      <style:paragraph-properties fo:text-align="start" style:justify-single-word="false" fo:orphans="0" fo:widows="0"/>
      <style:text-properties fo:color="#000000" style:font-name="Times New Roman" fo:font-size="12pt" fo:language="en" fo:country="US" officeooo:rsid="00611ed7" officeooo:paragraph-rsid="00611ed7" style:letter-kerning="true" style:font-name-asian="Times New Roman2" style:font-size-asian="12pt" style:language-asian="hi" style:country-asian="IN"/>
    </style:style>
    <style:style style:name="P267" style:family="paragraph" style:parent-style-name="Default">
      <style:paragraph-properties fo:text-align="start" style:justify-single-word="false" fo:orphans="0" fo:widows="0"/>
      <style:text-properties fo:color="#000000" style:font-name="Times New Roman" fo:font-size="12pt" fo:language="en" fo:country="US" officeooo:rsid="00629b0f" officeooo:paragraph-rsid="00629b0f" style:letter-kerning="true" style:font-name-asian="Times New Roman2" style:font-size-asian="12pt" style:language-asian="hi" style:country-asian="IN"/>
    </style:style>
    <style:style style:name="P268" style:family="paragraph" style:parent-style-name="Default">
      <style:paragraph-properties fo:text-align="start" style:justify-single-word="false" fo:orphans="0" fo:widows="0"/>
      <style:text-properties fo:color="#000000" style:font-name="Times New Roman" fo:font-size="12pt" fo:language="en" fo:country="US" officeooo:rsid="005e922d" officeooo:paragraph-rsid="005e922d" style:letter-kerning="true" style:font-name-asian="Times New Roman2" style:font-size-asian="12pt" style:language-asian="hi" style:country-asian="IN"/>
    </style:style>
    <style:style style:name="P269" style:family="paragraph" style:parent-style-name="Default">
      <style:paragraph-properties fo:text-align="start" style:justify-single-word="false" fo:orphans="0" fo:widows="0"/>
      <style:text-properties fo:color="#000000" style:font-name="Times New Roman" fo:font-size="12pt" fo:language="en" fo:country="US" officeooo:rsid="00551de1" officeooo:paragraph-rsid="00551de1" style:letter-kerning="true" style:font-name-asian="Times New Roman2" style:font-size-asian="12pt" style:language-asian="hi" style:country-asian="IN"/>
    </style:style>
    <style:style style:name="P270" style:family="paragraph" style:parent-style-name="Default">
      <style:paragraph-properties fo:text-align="start" style:justify-single-word="false" fo:orphans="0" fo:widows="0"/>
      <style:text-properties fo:color="#000000" style:font-name="Times New Roman" fo:font-size="12pt" fo:language="en" fo:country="US" officeooo:rsid="005adc8f" officeooo:paragraph-rsid="005adc8f" style:letter-kerning="true" style:font-name-asian="Times New Roman2" style:font-size-asian="12pt" style:language-asian="hi" style:country-asian="IN"/>
    </style:style>
    <style:style style:name="P271" style:family="paragraph" style:parent-style-name="Default">
      <style:paragraph-properties fo:text-align="start" style:justify-single-word="false" fo:orphans="0" fo:widows="0"/>
      <style:text-properties fo:color="#000000" style:font-name="Times New Roman" fo:font-size="12pt" fo:language="en" fo:country="US" officeooo:rsid="0058db4c" officeooo:paragraph-rsid="0058db4c" style:letter-kerning="true" style:font-name-asian="Times New Roman2" style:font-size-asian="12pt" style:language-asian="hi" style:country-asian="IN"/>
    </style:style>
    <style:style style:name="P272" style:family="paragraph" style:parent-style-name="Default">
      <style:paragraph-properties fo:text-align="start" style:justify-single-word="false" fo:orphans="0" fo:widows="0"/>
      <style:text-properties fo:color="#000000" style:font-name="Times New Roman" fo:font-size="12pt" fo:language="en" fo:country="US" officeooo:rsid="00573cf9" officeooo:paragraph-rsid="00573cf9" style:letter-kerning="true" style:font-name-asian="Times New Roman2" style:font-size-asian="12pt" style:language-asian="hi" style:country-asian="IN"/>
    </style:style>
    <style:style style:name="P273" style:family="paragraph" style:parent-style-name="Default">
      <style:paragraph-properties fo:text-align="start" style:justify-single-word="false" fo:orphans="0" fo:widows="0"/>
      <style:text-properties fo:color="#000000" style:font-name="Times New Roman" fo:font-size="12pt" fo:language="en" fo:country="US" officeooo:rsid="0058cebf" officeooo:paragraph-rsid="0058cebf" style:letter-kerning="true" style:font-name-asian="Times New Roman2" style:font-size-asian="12pt" style:language-asian="hi" style:country-asian="IN"/>
    </style:style>
    <style:style style:name="P274" style:family="paragraph" style:parent-style-name="Default">
      <style:paragraph-properties fo:text-align="start" style:justify-single-word="false" fo:orphans="0" fo:widows="0"/>
      <style:text-properties fo:color="#000000" style:font-name="Times New Roman" fo:font-size="12pt" fo:language="en" fo:country="US" officeooo:rsid="0050cdc7" officeooo:paragraph-rsid="0050cdc7" style:letter-kerning="true" style:font-name-asian="Times New Roman2" style:font-size-asian="12pt" style:language-asian="hi" style:country-asian="IN"/>
    </style:style>
    <style:style style:name="P275" style:family="paragraph" style:parent-style-name="Default">
      <style:paragraph-properties fo:text-align="start" style:justify-single-word="false" fo:orphans="0" fo:widows="0"/>
      <style:text-properties fo:color="#000000" style:font-name="Times New Roman" fo:font-size="12pt" fo:language="en" fo:country="US" officeooo:rsid="005354cc" officeooo:paragraph-rsid="005354cc" style:letter-kerning="true" style:font-name-asian="Times New Roman2" style:font-size-asian="12pt" style:language-asian="hi" style:country-asian="IN"/>
    </style:style>
    <style:style style:name="P276" style:family="paragraph" style:parent-style-name="Default">
      <style:paragraph-properties fo:text-align="start" style:justify-single-word="false" fo:orphans="0" fo:widows="0"/>
      <style:text-properties fo:color="#000000" style:font-name="Times New Roman" fo:font-size="12pt" fo:language="en" fo:country="US" officeooo:rsid="004986c6" officeooo:paragraph-rsid="004986c6" style:letter-kerning="true" style:font-name-asian="Times New Roman2" style:font-size-asian="12pt" style:language-asian="hi" style:country-asian="IN"/>
    </style:style>
    <style:style style:name="P277" style:family="paragraph" style:parent-style-name="Default">
      <style:paragraph-properties fo:text-align="start" style:justify-single-word="false" fo:orphans="0" fo:widows="0"/>
      <style:text-properties fo:color="#000000" style:font-name="Times New Roman" fo:font-size="12pt" fo:language="en" fo:country="US" officeooo:rsid="004d11cb" officeooo:paragraph-rsid="004d11cb" style:letter-kerning="true" style:font-name-asian="Times New Roman2" style:font-size-asian="12pt" style:language-asian="hi" style:country-asian="IN"/>
    </style:style>
    <style:style style:name="P278" style:family="paragraph" style:parent-style-name="Default">
      <style:paragraph-properties fo:text-align="start" style:justify-single-word="false" fo:orphans="0" fo:widows="0"/>
      <style:text-properties fo:color="#000000" style:font-name="Times New Roman" fo:font-size="12pt" fo:language="en" fo:country="US" officeooo:rsid="004e9309" officeooo:paragraph-rsid="004e9309" style:letter-kerning="true" style:font-name-asian="Times New Roman2" style:font-size-asian="12pt" style:language-asian="hi" style:country-asian="IN"/>
    </style:style>
    <style:style style:name="P279" style:family="paragraph" style:parent-style-name="Default">
      <style:paragraph-properties fo:text-align="start" style:justify-single-word="false" fo:orphans="0" fo:widows="0"/>
      <style:text-properties fo:color="#000000" style:font-name="Times New Roman" fo:font-size="12pt" fo:language="en" fo:country="US" officeooo:rsid="00506308" officeooo:paragraph-rsid="00506308" style:letter-kerning="true" style:font-name-asian="Times New Roman2" style:font-size-asian="12pt" style:language-asian="hi" style:country-asian="IN"/>
    </style:style>
    <style:style style:name="P280" style:family="paragraph" style:parent-style-name="Default">
      <style:paragraph-properties fo:text-align="start" style:justify-single-word="false" fo:orphans="0" fo:widows="0"/>
      <style:text-properties fo:color="#000000" style:font-name="Times New Roman" fo:font-size="12pt" fo:language="en" fo:country="US" officeooo:rsid="004b5b34" officeooo:paragraph-rsid="004b5b34" style:letter-kerning="true" style:font-name-asian="Times New Roman2" style:font-size-asian="12pt" style:language-asian="hi" style:country-asian="IN"/>
    </style:style>
    <style:style style:name="P281" style:family="paragraph" style:parent-style-name="Default">
      <style:paragraph-properties fo:text-align="start" style:justify-single-word="false" fo:orphans="0" fo:widows="0"/>
      <style:text-properties fo:color="#000000" style:font-name="Times New Roman" fo:font-size="12pt" fo:language="en" fo:country="US" officeooo:rsid="00475bc9" officeooo:paragraph-rsid="00475bc9" style:letter-kerning="true" style:font-name-asian="Times New Roman2" style:font-size-asian="12pt" style:language-asian="hi" style:country-asian="IN"/>
    </style:style>
    <style:style style:name="P282" style:family="paragraph" style:parent-style-name="Default">
      <style:paragraph-properties fo:text-align="start" style:justify-single-word="false" fo:orphans="0" fo:widows="0"/>
      <style:text-properties fo:color="#000000" style:font-name="Times New Roman" fo:font-size="12pt" fo:language="en" fo:country="US" officeooo:rsid="0043269d" officeooo:paragraph-rsid="0043269d" style:letter-kerning="true" style:font-name-asian="Times New Roman2" style:font-size-asian="12pt" style:language-asian="hi" style:country-asian="IN"/>
    </style:style>
    <style:style style:name="P283" style:family="paragraph" style:parent-style-name="Default">
      <style:paragraph-properties fo:text-align="start" style:justify-single-word="false" fo:orphans="0" fo:widows="0"/>
      <style:text-properties fo:color="#000000" style:font-name="Times New Roman" fo:font-size="12pt" fo:language="en" fo:country="US" officeooo:rsid="0045b333" officeooo:paragraph-rsid="0045b333" style:letter-kerning="true" style:font-name-asian="Times New Roman2" style:font-size-asian="12pt" style:language-asian="hi" style:country-asian="IN"/>
    </style:style>
    <style:style style:name="P284" style:family="paragraph" style:parent-style-name="Default">
      <style:paragraph-properties fo:text-align="start" style:justify-single-word="false" fo:orphans="0" fo:widows="0"/>
      <style:text-properties fo:color="#000000" style:font-name="Times New Roman" fo:font-size="12pt" fo:language="en" fo:country="US" officeooo:rsid="00449457" officeooo:paragraph-rsid="00449457" style:letter-kerning="true" style:font-name-asian="Times New Roman2" style:font-size-asian="12pt" style:language-asian="hi" style:country-asian="IN"/>
    </style:style>
    <style:style style:name="P285" style:family="paragraph" style:parent-style-name="Default">
      <style:paragraph-properties fo:text-align="start" style:justify-single-word="false" fo:orphans="0" fo:widows="0"/>
      <style:text-properties fo:color="#000000" style:font-name="Times New Roman" fo:font-size="12pt" fo:language="en" fo:country="US" officeooo:rsid="0038785f" officeooo:paragraph-rsid="0038785f" style:letter-kerning="true" style:font-name-asian="Times New Roman2" style:font-size-asian="12pt" style:language-asian="hi" style:country-asian="IN"/>
    </style:style>
    <style:style style:name="P286" style:family="paragraph" style:parent-style-name="Default">
      <style:paragraph-properties fo:text-align="start" style:justify-single-word="false" fo:orphans="0" fo:widows="0"/>
      <style:text-properties fo:color="#000000" style:font-name="Times New Roman" fo:font-size="12pt" fo:language="en" fo:country="US" officeooo:rsid="003e6357" officeooo:paragraph-rsid="003e6357" style:letter-kerning="true" style:font-name-asian="Times New Roman2" style:font-size-asian="12pt" style:language-asian="hi" style:country-asian="IN"/>
    </style:style>
    <style:style style:name="P287" style:family="paragraph" style:parent-style-name="Default">
      <style:paragraph-properties fo:text-align="start" style:justify-single-word="false" fo:orphans="0" fo:widows="0"/>
      <style:text-properties fo:color="#000000" style:font-name="Times New Roman" fo:font-size="12pt" fo:language="en" fo:country="US" officeooo:rsid="003e3acb" officeooo:paragraph-rsid="003e3acb" style:letter-kerning="true" style:font-name-asian="Times New Roman2" style:font-size-asian="12pt" style:language-asian="hi" style:country-asian="IN"/>
    </style:style>
    <style:style style:name="P288" style:family="paragraph" style:parent-style-name="Default">
      <style:paragraph-properties fo:text-align="start" style:justify-single-word="false" fo:orphans="0" fo:widows="0"/>
      <style:text-properties fo:color="#000000" style:font-name="Times New Roman" fo:font-size="12pt" fo:language="en" fo:country="US" officeooo:rsid="003a4241" officeooo:paragraph-rsid="003a4241" style:letter-kerning="true" style:font-name-asian="Times New Roman2" style:font-size-asian="12pt" style:language-asian="hi" style:country-asian="IN"/>
    </style:style>
    <style:style style:name="P289" style:family="paragraph" style:parent-style-name="Default">
      <style:paragraph-properties fo:text-align="start" style:justify-single-word="false" fo:orphans="0" fo:widows="0"/>
      <style:text-properties fo:color="#000000" style:font-name="Times New Roman" fo:font-size="12pt" fo:language="en" fo:country="US" officeooo:rsid="003b1c45" officeooo:paragraph-rsid="003b1c45" style:letter-kerning="true" style:font-name-asian="Times New Roman2" style:font-size-asian="12pt" style:language-asian="hi" style:country-asian="IN"/>
    </style:style>
    <style:style style:name="P290" style:family="paragraph" style:parent-style-name="Default">
      <style:paragraph-properties fo:text-align="start" style:justify-single-word="false" fo:orphans="0" fo:widows="0"/>
      <style:text-properties fo:color="#000000" style:font-name="Times New Roman" fo:font-size="12pt" fo:language="en" fo:country="US" officeooo:rsid="003c77cb" officeooo:paragraph-rsid="003c77cb" style:letter-kerning="true" style:font-name-asian="Times New Roman2" style:font-size-asian="12pt" style:language-asian="hi" style:country-asian="IN"/>
    </style:style>
    <style:style style:name="P291" style:family="paragraph" style:parent-style-name="Default">
      <style:paragraph-properties fo:text-align="start" style:justify-single-word="false" fo:orphans="0" fo:widows="0"/>
      <style:text-properties fo:color="#000000" style:font-name="Times New Roman" fo:font-size="12pt" fo:language="en" fo:country="US" officeooo:rsid="00389ae5" officeooo:paragraph-rsid="00389ae5" style:letter-kerning="true" style:font-name-asian="Times New Roman2" style:font-size-asian="12pt" style:language-asian="hi" style:country-asian="IN"/>
    </style:style>
    <style:style style:name="P292" style:family="paragraph" style:parent-style-name="Default">
      <style:paragraph-properties fo:text-align="start" style:justify-single-word="false" fo:orphans="0" fo:widows="0"/>
      <style:text-properties fo:color="#000000" style:font-name="Times New Roman" fo:font-size="12pt" fo:language="en" fo:country="US" officeooo:rsid="0031e51a" officeooo:paragraph-rsid="0031e51a" style:letter-kerning="true" style:font-name-asian="Times New Roman2" style:font-size-asian="12pt" style:language-asian="hi" style:country-asian="IN"/>
    </style:style>
    <style:style style:name="P293" style:family="paragraph" style:parent-style-name="Default">
      <style:paragraph-properties fo:text-align="start" style:justify-single-word="false" fo:orphans="0" fo:widows="0"/>
      <style:text-properties fo:color="#000000" style:font-name="Times New Roman" fo:font-size="12pt" fo:language="en" fo:country="US" officeooo:rsid="0035c966" officeooo:paragraph-rsid="0035c966" style:letter-kerning="true" style:font-name-asian="Times New Roman2" style:font-size-asian="12pt" style:language-asian="hi" style:country-asian="IN"/>
    </style:style>
    <style:style style:name="P294" style:family="paragraph" style:parent-style-name="Default">
      <style:paragraph-properties fo:text-align="start" style:justify-single-word="false" fo:orphans="0" fo:widows="0"/>
      <style:text-properties fo:color="#000000" style:font-name="Times New Roman" fo:font-size="12pt" fo:language="en" fo:country="US" officeooo:rsid="0033225d" officeooo:paragraph-rsid="0033225d" style:letter-kerning="true" style:font-name-asian="Times New Roman2" style:font-size-asian="12pt" style:language-asian="hi" style:country-asian="IN"/>
    </style:style>
    <style:style style:name="P295" style:family="paragraph" style:parent-style-name="Default">
      <style:paragraph-properties fo:text-align="start" style:justify-single-word="false" fo:orphans="0" fo:widows="0"/>
      <style:text-properties fo:color="#000000" style:font-name="Times New Roman" fo:font-size="12pt" fo:language="en" fo:country="US" officeooo:rsid="0030e13b" officeooo:paragraph-rsid="0030e13b" style:letter-kerning="true" style:font-name-asian="Times New Roman2" style:font-size-asian="12pt" style:language-asian="hi" style:country-asian="IN"/>
    </style:style>
    <style:style style:name="P296" style:family="paragraph" style:parent-style-name="Default">
      <style:paragraph-properties fo:text-align="start" style:justify-single-word="false" fo:orphans="0" fo:widows="0"/>
      <style:text-properties fo:color="#000000" style:font-name="Times New Roman" fo:font-size="12pt" fo:language="en" fo:country="US" officeooo:rsid="003197e8" officeooo:paragraph-rsid="003197e8" style:letter-kerning="true" style:font-name-asian="Times New Roman2" style:font-size-asian="12pt" style:language-asian="hi" style:country-asian="IN"/>
    </style:style>
    <style:style style:name="P297" style:family="paragraph" style:parent-style-name="Default">
      <style:paragraph-properties fo:text-align="start" style:justify-single-word="false" fo:orphans="0" fo:widows="0"/>
      <style:text-properties fo:color="#000000" style:font-name="Times New Roman" fo:font-size="12pt" fo:language="en" fo:country="US" officeooo:rsid="002d25ba" officeooo:paragraph-rsid="002d25ba" style:letter-kerning="true" style:font-name-asian="Times New Roman2" style:font-size-asian="12pt" style:language-asian="hi" style:country-asian="IN"/>
    </style:style>
    <style:style style:name="P298" style:family="paragraph" style:parent-style-name="Default">
      <style:paragraph-properties fo:text-align="start" style:justify-single-word="false" fo:orphans="0" fo:widows="0"/>
      <style:text-properties fo:color="#000000" style:font-name="Times New Roman" fo:font-size="12pt" fo:language="en" fo:country="US" officeooo:rsid="002fe185" officeooo:paragraph-rsid="002fe185" style:letter-kerning="true" style:font-name-asian="Times New Roman2" style:font-size-asian="12pt" style:language-asian="hi" style:country-asian="IN"/>
    </style:style>
    <style:style style:name="P299" style:family="paragraph" style:parent-style-name="Default">
      <style:paragraph-properties fo:text-align="start" style:justify-single-word="false" fo:orphans="0" fo:widows="0"/>
      <style:text-properties fo:color="#000000" style:font-name="Times New Roman" fo:font-size="12pt" fo:language="en" fo:country="US" officeooo:rsid="002e408c" officeooo:paragraph-rsid="002e408c" style:letter-kerning="true" style:font-name-asian="Times New Roman2" style:font-size-asian="12pt" style:language-asian="hi" style:country-asian="IN"/>
    </style:style>
    <style:style style:name="P300" style:family="paragraph" style:parent-style-name="Default">
      <style:paragraph-properties fo:text-align="start" style:justify-single-word="false" fo:orphans="0" fo:widows="0"/>
      <style:text-properties fo:color="#000000" style:font-name="Times New Roman" fo:font-size="12pt" fo:language="en" fo:country="US" officeooo:rsid="00297128" officeooo:paragraph-rsid="00297128" style:letter-kerning="true" style:font-name-asian="Times New Roman2" style:font-size-asian="12pt" style:language-asian="hi" style:country-asian="IN"/>
    </style:style>
    <style:style style:name="P301" style:family="paragraph" style:parent-style-name="Default">
      <style:paragraph-properties fo:text-align="start" style:justify-single-word="false" fo:orphans="0" fo:widows="0"/>
      <style:text-properties fo:color="#000000" style:font-name="Times New Roman" fo:font-size="12pt" fo:language="en" fo:country="US" officeooo:rsid="002a90b5" officeooo:paragraph-rsid="002a90b5" style:letter-kerning="true" style:font-name-asian="Times New Roman2" style:font-size-asian="12pt" style:language-asian="hi" style:country-asian="IN"/>
    </style:style>
    <style:style style:name="P302" style:family="paragraph" style:parent-style-name="Default">
      <style:paragraph-properties fo:text-align="start" style:justify-single-word="false" fo:orphans="0" fo:widows="0"/>
      <style:text-properties fo:color="#000000" style:font-name="Times New Roman" fo:font-size="12pt" fo:language="en" fo:country="US" officeooo:rsid="0027e76b" officeooo:paragraph-rsid="0027e76b" style:letter-kerning="true" style:font-name-asian="Times New Roman2" style:font-size-asian="12pt" style:language-asian="hi" style:country-asian="IN"/>
    </style:style>
    <style:style style:name="P303" style:family="paragraph" style:parent-style-name="Default">
      <style:paragraph-properties fo:text-align="start" style:justify-single-word="false" fo:orphans="0" fo:widows="0"/>
      <style:text-properties fo:color="#000000" style:font-name="Times New Roman" fo:font-size="12pt" fo:language="en" fo:country="US" officeooo:rsid="0028fb0e" officeooo:paragraph-rsid="0028fb0e" style:letter-kerning="true" style:font-name-asian="Times New Roman2" style:font-size-asian="12pt" style:language-asian="hi" style:country-asian="IN"/>
    </style:style>
    <style:style style:name="P304" style:family="paragraph" style:parent-style-name="Default">
      <style:paragraph-properties fo:text-align="start" style:justify-single-word="false" fo:orphans="0" fo:widows="0"/>
      <style:text-properties fo:color="#000000" style:font-name="Times New Roman" fo:font-size="12pt" fo:language="en" fo:country="US" officeooo:rsid="00240100" officeooo:paragraph-rsid="00240100" style:letter-kerning="true" style:font-name-asian="Times New Roman2" style:font-size-asian="12pt" style:language-asian="hi" style:country-asian="IN"/>
    </style:style>
    <style:style style:name="P305" style:family="paragraph" style:parent-style-name="Default">
      <style:paragraph-properties fo:text-align="start" style:justify-single-word="false" fo:orphans="0" fo:widows="0"/>
      <style:text-properties fo:color="#000000" style:font-name="Times New Roman" fo:font-size="12pt" fo:language="en" fo:country="US" officeooo:rsid="002607bb" officeooo:paragraph-rsid="002607bb" style:letter-kerning="true" style:font-name-asian="Times New Roman2" style:font-size-asian="12pt" style:language-asian="hi" style:country-asian="IN"/>
    </style:style>
    <style:style style:name="P306" style:family="paragraph" style:parent-style-name="Default">
      <style:paragraph-properties fo:text-align="start" style:justify-single-word="false" fo:orphans="0" fo:widows="0"/>
      <style:text-properties fo:color="#000000" style:font-name="Times New Roman" fo:font-size="12pt" fo:language="en" fo:country="US" officeooo:rsid="00243eb1" officeooo:paragraph-rsid="00243eb1" style:letter-kerning="true" style:font-name-asian="Times New Roman2" style:font-size-asian="12pt" style:language-asian="hi" style:country-asian="IN"/>
    </style:style>
    <style:style style:name="P307" style:family="paragraph" style:parent-style-name="Default">
      <style:paragraph-properties fo:text-align="start" style:justify-single-word="false" fo:orphans="0" fo:widows="0"/>
      <style:text-properties fo:color="#000000" style:font-name="Times New Roman" fo:font-size="12pt" fo:language="en" fo:country="US" officeooo:rsid="0022115a" officeooo:paragraph-rsid="0022115a" style:letter-kerning="true" style:font-name-asian="Times New Roman2" style:font-size-asian="12pt" style:language-asian="hi" style:country-asian="IN"/>
    </style:style>
    <style:style style:name="P308" style:family="paragraph" style:parent-style-name="Default">
      <style:paragraph-properties fo:text-align="start" style:justify-single-word="false" fo:orphans="0" fo:widows="0"/>
      <style:text-properties fo:color="#000000" style:font-name="Times New Roman" fo:font-size="12pt" fo:language="en" fo:country="US" officeooo:rsid="001f94e5" officeooo:paragraph-rsid="001f94e5" style:letter-kerning="true" style:font-name-asian="Times New Roman2" style:font-size-asian="12pt" style:language-asian="hi" style:country-asian="IN"/>
    </style:style>
    <style:style style:name="P309" style:family="paragraph" style:parent-style-name="Default">
      <style:paragraph-properties fo:text-align="start" style:justify-single-word="false" fo:orphans="0" fo:widows="0"/>
      <style:text-properties fo:color="#000000" style:font-name="Times New Roman" fo:font-size="12pt" fo:language="en" fo:country="US" officeooo:rsid="00206f97" officeooo:paragraph-rsid="00206f97" style:letter-kerning="true" style:font-name-asian="Times New Roman2" style:font-size-asian="12pt" style:language-asian="hi" style:country-asian="IN"/>
    </style:style>
    <style:style style:name="P310" style:family="paragraph" style:parent-style-name="Default">
      <style:paragraph-properties fo:text-align="start" style:justify-single-word="false" fo:orphans="0" fo:widows="0"/>
      <style:text-properties fo:color="#000000" style:font-name="Times New Roman" fo:font-size="12pt" fo:language="en" fo:country="US" officeooo:rsid="001d67bd" officeooo:paragraph-rsid="001d67bd" style:letter-kerning="true" style:font-name-asian="Times New Roman2" style:font-size-asian="12pt" style:language-asian="hi" style:country-asian="IN"/>
    </style:style>
    <style:style style:name="P311" style:family="paragraph" style:parent-style-name="Default">
      <style:paragraph-properties fo:text-align="start" style:justify-single-word="false" fo:orphans="0" fo:widows="0"/>
      <style:text-properties fo:color="#000000" style:font-name="Times New Roman" fo:font-size="12pt" fo:language="en" fo:country="US" officeooo:rsid="001a4f57" officeooo:paragraph-rsid="001d67bd" style:letter-kerning="true" style:font-name-asian="Times New Roman2" style:font-size-asian="12pt" style:language-asian="hi" style:country-asian="IN"/>
    </style:style>
    <style:style style:name="P312" style:family="paragraph" style:parent-style-name="Default">
      <style:paragraph-properties fo:text-align="start" style:justify-single-word="false" fo:orphans="0" fo:widows="0"/>
      <style:text-properties fo:color="#000000" style:font-name="Times New Roman" fo:font-size="12pt" fo:language="en" fo:country="US" officeooo:rsid="001a4f57" officeooo:paragraph-rsid="001a4f57" style:letter-kerning="true" style:font-name-asian="Times New Roman2" style:font-size-asian="12pt" style:language-asian="hi" style:country-asian="IN"/>
    </style:style>
    <style:style style:name="P313" style:family="paragraph" style:parent-style-name="Default">
      <style:paragraph-properties fo:text-align="start" style:justify-single-word="false" fo:orphans="0" fo:widows="0"/>
      <style:text-properties fo:color="#000000" style:font-name="Times New Roman" fo:font-size="12pt" fo:language="en" fo:country="US" officeooo:rsid="001c4ba7" officeooo:paragraph-rsid="001c4ba7" style:letter-kerning="true" style:font-name-asian="Times New Roman2" style:font-size-asian="12pt" style:language-asian="hi" style:country-asian="IN"/>
    </style:style>
    <style:style style:name="P314" style:family="paragraph" style:parent-style-name="Default">
      <style:paragraph-properties fo:text-align="start" style:justify-single-word="false" fo:orphans="0" fo:widows="0"/>
      <style:text-properties fo:color="#000000" style:font-name="Times New Roman" fo:font-size="12pt" fo:language="en" fo:country="US" officeooo:rsid="0017bd56" officeooo:paragraph-rsid="0017bd56" style:letter-kerning="true" style:font-name-asian="Times New Roman2" style:font-size-asian="12pt" style:language-asian="hi" style:country-asian="IN"/>
    </style:style>
    <style:style style:name="P315" style:family="paragraph" style:parent-style-name="Default">
      <style:paragraph-properties fo:text-align="start" style:justify-single-word="false" fo:orphans="0" fo:widows="0"/>
      <style:text-properties fo:color="#000000" style:font-name="Times New Roman" fo:font-size="12pt" fo:language="en" fo:country="US" officeooo:rsid="00187128" officeooo:paragraph-rsid="00187128" style:letter-kerning="true" style:font-name-asian="Times New Roman2" style:font-size-asian="12pt" style:language-asian="hi" style:country-asian="IN"/>
    </style:style>
    <style:style style:name="P316" style:family="paragraph" style:parent-style-name="Default">
      <style:paragraph-properties fo:text-align="start" style:justify-single-word="false" fo:orphans="0" fo:widows="0"/>
      <style:text-properties fo:color="#000000" style:font-name="Times New Roman" fo:font-size="12pt" fo:language="en" fo:country="US" officeooo:rsid="00194dfa" officeooo:paragraph-rsid="00194dfa" style:letter-kerning="true" style:font-name-asian="Times New Roman2" style:font-size-asian="12pt" style:language-asian="hi" style:country-asian="IN"/>
    </style:style>
    <style:style style:name="P317" style:family="paragraph" style:parent-style-name="Default">
      <style:paragraph-properties fo:text-align="start" style:justify-single-word="false" fo:orphans="0" fo:widows="0"/>
      <style:text-properties fo:color="#000000" style:font-name="Times New Roman" fo:font-size="12pt" fo:language="en" fo:country="US" style:letter-kerning="true" style:font-name-asian="Times New Roman2" style:font-size-asian="12pt" style:language-asian="hi" style:country-asian="IN"/>
    </style:style>
    <style:style style:name="P318" style:family="paragraph" style:parent-style-name="Default">
      <style:paragraph-properties fo:text-align="start" style:justify-single-word="false" fo:orphans="0" fo:widows="0"/>
      <style:text-properties fo:color="#000000" style:font-name="Times New Roman" fo:font-size="12pt" fo:language="en" fo:country="US" officeooo:rsid="01ca35e4" officeooo:paragraph-rsid="01ca35e4" style:letter-kerning="true" style:font-name-asian="Times New Roman2" style:font-size-asian="12pt" style:language-asian="hi" style:country-asian="IN"/>
    </style:style>
    <style:style style:name="P319" style:family="paragraph" style:parent-style-name="Default">
      <style:paragraph-properties fo:text-align="start" style:justify-single-word="false" fo:orphans="0" fo:widows="0"/>
      <style:text-properties fo:color="#000000" style:font-name="Times New Roman" fo:font-size="12pt" fo:language="en" fo:country="US" officeooo:rsid="01ca52f5" officeooo:paragraph-rsid="01ca52f5" style:letter-kerning="true" style:font-name-asian="Times New Roman2" style:font-size-asian="12pt" style:language-asian="hi" style:country-asian="IN"/>
    </style:style>
    <style:style style:name="P320" style:family="paragraph" style:parent-style-name="Default">
      <style:paragraph-properties fo:text-align="start" style:justify-single-word="false" fo:orphans="0" fo:widows="0"/>
      <style:text-properties fo:color="#000000" style:font-name="Times New Roman" fo:font-size="12pt" fo:language="en" fo:country="US" officeooo:rsid="01cc6814" officeooo:paragraph-rsid="01cc6814" style:letter-kerning="true" style:font-name-asian="Times New Roman2" style:font-size-asian="12pt" style:language-asian="hi" style:country-asian="IN"/>
    </style:style>
    <style:style style:name="P321" style:family="paragraph" style:parent-style-name="Default">
      <style:paragraph-properties fo:text-align="start" style:justify-single-word="false" fo:orphans="0" fo:widows="0"/>
      <style:text-properties fo:color="#000000" style:font-name="Times New Roman" fo:font-size="12pt" fo:language="en" fo:country="US" officeooo:rsid="01cce395" officeooo:paragraph-rsid="01cce395" style:letter-kerning="true" style:font-name-asian="Times New Roman2" style:font-size-asian="12pt" style:language-asian="hi" style:country-asian="IN"/>
    </style:style>
    <style:style style:name="P322" style:family="paragraph" style:parent-style-name="Default">
      <style:paragraph-properties fo:text-align="start" style:justify-single-word="false" fo:orphans="0" fo:widows="0"/>
      <style:text-properties fo:color="#000000" style:font-name="Times New Roman" fo:font-size="12pt" fo:language="en" fo:country="US" officeooo:rsid="01ce4db1" officeooo:paragraph-rsid="01ce4db1" style:letter-kerning="true" style:font-name-asian="Times New Roman2" style:font-size-asian="12pt" style:language-asian="hi" style:country-asian="IN"/>
    </style:style>
    <style:style style:name="P323" style:family="paragraph" style:parent-style-name="Default">
      <style:paragraph-properties fo:text-align="start" style:justify-single-word="false" fo:orphans="0" fo:widows="0"/>
      <style:text-properties fo:color="#000000" style:font-name="Times New Roman" fo:font-size="12pt" fo:language="en" fo:country="US" officeooo:rsid="01cef51c" officeooo:paragraph-rsid="01cef51c" style:letter-kerning="true" style:font-name-asian="Times New Roman2" style:font-size-asian="12pt" style:language-asian="hi" style:country-asian="IN"/>
    </style:style>
    <style:style style:name="P324" style:family="paragraph" style:parent-style-name="Default">
      <style:paragraph-properties fo:text-align="start" style:justify-single-word="false" fo:orphans="0" fo:widows="0"/>
      <style:text-properties fo:color="#000000" style:font-name="Times New Roman" fo:font-size="12pt" fo:language="en" fo:country="US" officeooo:rsid="01cf2d18" officeooo:paragraph-rsid="01cf2d18" style:letter-kerning="true" style:font-name-asian="Times New Roman2" style:font-size-asian="12pt" style:language-asian="hi" style:country-asian="IN"/>
    </style:style>
    <style:style style:name="P325" style:family="paragraph" style:parent-style-name="Default">
      <style:paragraph-properties fo:text-align="start" style:justify-single-word="false" fo:orphans="0" fo:widows="0"/>
      <style:text-properties fo:color="#000000" style:font-name="Times New Roman" fo:font-size="12pt" fo:language="en" fo:country="US" officeooo:rsid="01d208b7" officeooo:paragraph-rsid="01d208b7" style:letter-kerning="true" style:font-name-asian="Times New Roman2" style:font-size-asian="12pt" style:language-asian="hi" style:country-asian="IN"/>
    </style:style>
    <style:style style:name="P326" style:family="paragraph" style:parent-style-name="Default">
      <style:paragraph-properties fo:text-align="start" style:justify-single-word="false" fo:orphans="0" fo:widows="0"/>
      <style:text-properties fo:color="#000000" style:font-name="Times New Roman" fo:font-size="12pt" fo:language="en" fo:country="US" officeooo:rsid="01d3dbdd" officeooo:paragraph-rsid="01d3dbdd" style:letter-kerning="true" style:font-name-asian="Times New Roman2" style:font-size-asian="12pt" style:language-asian="hi" style:country-asian="IN"/>
    </style:style>
    <style:style style:name="P327" style:family="paragraph" style:parent-style-name="Default">
      <style:paragraph-properties fo:text-align="start" style:justify-single-word="false" fo:orphans="0" fo:widows="0"/>
      <style:text-properties fo:color="#000000" style:font-name="Times New Roman" fo:font-size="12pt" fo:language="en" fo:country="US" officeooo:rsid="01d4adfd" officeooo:paragraph-rsid="01d4adfd" style:letter-kerning="true" style:font-name-asian="Times New Roman2" style:font-size-asian="12pt" style:language-asian="hi" style:country-asian="IN"/>
    </style:style>
    <style:style style:name="P328" style:family="paragraph" style:parent-style-name="Default">
      <style:paragraph-properties fo:text-align="start" style:justify-single-word="false" fo:orphans="0" fo:widows="0"/>
      <style:text-properties fo:color="#000000" style:font-name="Times New Roman" fo:font-size="12pt" fo:language="en" fo:country="US" officeooo:rsid="01d68330" officeooo:paragraph-rsid="01d68330" style:letter-kerning="true" style:font-name-asian="Times New Roman2" style:font-size-asian="12pt" style:language-asian="hi" style:country-asian="IN"/>
    </style:style>
    <style:style style:name="P329" style:family="paragraph" style:parent-style-name="Default">
      <style:paragraph-properties fo:text-align="start" style:justify-single-word="false" fo:orphans="0" fo:widows="0"/>
      <style:text-properties fo:color="#000000" style:font-name="Times New Roman" fo:font-size="12pt" fo:language="en" fo:country="US" officeooo:rsid="01d8821e" officeooo:paragraph-rsid="01d8821e" style:letter-kerning="true" style:font-name-asian="Times New Roman2" style:font-size-asian="12pt" style:language-asian="hi" style:country-asian="IN"/>
    </style:style>
    <style:style style:name="P330" style:family="paragraph" style:parent-style-name="Default">
      <style:paragraph-properties fo:text-align="start" style:justify-single-word="false" fo:orphans="0" fo:widows="0"/>
      <style:text-properties fo:color="#000000" style:font-name="Times New Roman" fo:font-size="12pt" fo:language="en" fo:country="US" officeooo:rsid="01db765c" officeooo:paragraph-rsid="01db765c" style:letter-kerning="true" style:font-name-asian="Times New Roman2" style:font-size-asian="12pt" style:language-asian="hi" style:country-asian="IN"/>
    </style:style>
    <style:style style:name="P331" style:family="paragraph" style:parent-style-name="Default">
      <style:paragraph-properties fo:text-align="start" style:justify-single-word="false" fo:orphans="0" fo:widows="0"/>
      <style:text-properties fo:color="#000000" style:font-name="Times New Roman" fo:font-size="12pt" fo:language="en" fo:country="US" officeooo:rsid="01da14ba" officeooo:paragraph-rsid="01da14ba" style:letter-kerning="true" style:font-name-asian="Times New Roman2" style:font-size-asian="12pt" style:language-asian="hi" style:country-asian="IN"/>
    </style:style>
    <style:style style:name="P332" style:family="paragraph" style:parent-style-name="Default">
      <style:paragraph-properties fo:text-align="start" style:justify-single-word="false" fo:orphans="0" fo:widows="0"/>
      <style:text-properties fo:color="#000000" style:font-name="Times New Roman" fo:font-size="12pt" fo:language="en" fo:country="US" officeooo:rsid="01dc99ff" officeooo:paragraph-rsid="01dc99ff" style:letter-kerning="true" style:font-name-asian="Times New Roman2" style:font-size-asian="12pt" style:language-asian="hi" style:country-asian="IN"/>
    </style:style>
    <style:style style:name="P333" style:family="paragraph" style:parent-style-name="Default">
      <style:paragraph-properties fo:text-align="start" style:justify-single-word="false" fo:orphans="0" fo:widows="0"/>
      <style:text-properties fo:color="#000000" style:font-name="Times New Roman" fo:font-size="12pt" fo:language="en" fo:country="US" officeooo:rsid="01de7f96" officeooo:paragraph-rsid="01de7f96" style:letter-kerning="true" style:font-name-asian="Times New Roman2" style:font-size-asian="12pt" style:language-asian="hi" style:country-asian="IN"/>
    </style:style>
    <style:style style:name="P334" style:family="paragraph" style:parent-style-name="Default">
      <style:paragraph-properties fo:text-align="start" style:justify-single-word="false" fo:orphans="0" fo:widows="0"/>
      <style:text-properties fo:color="#000000" style:font-name="Times New Roman" fo:font-size="12pt" fo:language="en" fo:country="US" officeooo:rsid="01e06ab4" officeooo:paragraph-rsid="01e06ab4" style:letter-kerning="true" style:font-name-asian="Times New Roman2" style:font-size-asian="12pt" style:language-asian="hi" style:country-asian="IN"/>
    </style:style>
    <style:style style:name="P335" style:family="paragraph" style:parent-style-name="Default">
      <style:paragraph-properties fo:text-align="start" style:justify-single-word="false" fo:orphans="0" fo:widows="0"/>
      <style:text-properties fo:color="#000000" style:font-name="Times New Roman" fo:font-size="12pt" fo:language="en" fo:country="US" officeooo:rsid="01e078ac" officeooo:paragraph-rsid="01e078ac" style:letter-kerning="true" style:font-name-asian="Times New Roman2" style:font-size-asian="12pt" style:language-asian="hi" style:country-asian="IN"/>
    </style:style>
    <style:style style:name="P336" style:family="paragraph" style:parent-style-name="Default">
      <style:paragraph-properties fo:text-align="start" style:justify-single-word="false" fo:orphans="0" fo:widows="0"/>
      <style:text-properties fo:color="#000000" style:font-name="Times New Roman" fo:font-size="12pt" fo:language="en" fo:country="US" officeooo:rsid="01e214e9" officeooo:paragraph-rsid="01e214e9" style:letter-kerning="true" style:font-name-asian="Times New Roman2" style:font-size-asian="12pt" style:language-asian="hi" style:country-asian="IN"/>
    </style:style>
    <style:style style:name="P337" style:family="paragraph" style:parent-style-name="Default">
      <style:paragraph-properties fo:text-align="start" style:justify-single-word="false" fo:orphans="0" fo:widows="0"/>
      <style:text-properties fo:color="#000000" style:font-name="Times New Roman" fo:font-size="12pt" fo:language="en" fo:country="US" officeooo:rsid="01e3843e" officeooo:paragraph-rsid="01e3843e" style:letter-kerning="true" style:font-name-asian="Times New Roman2" style:font-size-asian="12pt" style:language-asian="hi" style:country-asian="IN"/>
    </style:style>
    <style:style style:name="P338" style:family="paragraph" style:parent-style-name="Default">
      <style:paragraph-properties fo:text-align="start" style:justify-single-word="false" fo:orphans="0" fo:widows="0"/>
      <style:text-properties fo:color="#000000" style:font-name="Times New Roman" fo:font-size="12pt" fo:language="en" fo:country="US" officeooo:rsid="01e49894" officeooo:paragraph-rsid="01e49894" style:letter-kerning="true" style:font-name-asian="Times New Roman2" style:font-size-asian="12pt" style:language-asian="hi" style:country-asian="IN"/>
    </style:style>
    <style:style style:name="P339" style:family="paragraph" style:parent-style-name="Default">
      <style:paragraph-properties fo:text-align="start" style:justify-single-word="false" fo:orphans="0" fo:widows="0"/>
      <style:text-properties fo:color="#000000" style:font-name="Times New Roman" fo:font-size="12pt" fo:language="en" fo:country="US" officeooo:rsid="01e64cd8" officeooo:paragraph-rsid="01e64cd8" style:letter-kerning="true" style:font-name-asian="Times New Roman2" style:font-size-asian="12pt" style:language-asian="hi" style:country-asian="IN"/>
    </style:style>
    <style:style style:name="P340" style:family="paragraph" style:parent-style-name="Default">
      <style:paragraph-properties fo:text-align="start" style:justify-single-word="false" fo:orphans="0" fo:widows="0"/>
      <style:text-properties fo:color="#000000" style:font-name="Times New Roman" fo:font-size="12pt" fo:language="en" fo:country="US" officeooo:rsid="01e6b07c" officeooo:paragraph-rsid="01e6b07c" style:letter-kerning="true" style:font-name-asian="Times New Roman2" style:font-size-asian="12pt" style:language-asian="hi" style:country-asian="IN"/>
    </style:style>
    <style:style style:name="P341" style:family="paragraph" style:parent-style-name="Default">
      <style:paragraph-properties fo:text-align="start" style:justify-single-word="false" fo:orphans="0" fo:widows="0"/>
      <style:text-properties fo:color="#000000" style:font-name="Times New Roman" fo:font-size="12pt" fo:language="en" fo:country="US" officeooo:rsid="01e6c645" officeooo:paragraph-rsid="01e6c645" style:letter-kerning="true" style:font-name-asian="Times New Roman2" style:font-size-asian="12pt" style:language-asian="hi" style:country-asian="IN"/>
    </style:style>
    <style:style style:name="P342" style:family="paragraph" style:parent-style-name="Default">
      <style:paragraph-properties fo:text-align="start" style:justify-single-word="false" fo:orphans="0" fo:widows="0"/>
      <style:text-properties fo:color="#000000" style:font-name="Times New Roman" fo:font-size="12pt" fo:language="en" fo:country="US" officeooo:rsid="01e7b034" officeooo:paragraph-rsid="01e7b034" style:letter-kerning="true" style:font-name-asian="Times New Roman2" style:font-size-asian="12pt" style:language-asian="hi" style:country-asian="IN"/>
    </style:style>
    <style:style style:name="P343" style:family="paragraph" style:parent-style-name="Default">
      <style:paragraph-properties fo:text-align="start" style:justify-single-word="false" fo:orphans="0" fo:widows="0"/>
      <style:text-properties fo:color="#000000" style:font-name="Times New Roman" fo:font-size="12pt" fo:language="en" fo:country="US" officeooo:rsid="01e9889b" officeooo:paragraph-rsid="01e9889b" style:letter-kerning="true" style:font-name-asian="Times New Roman2" style:font-size-asian="12pt" style:language-asian="hi" style:country-asian="IN"/>
    </style:style>
    <style:style style:name="P344" style:family="paragraph" style:parent-style-name="Default">
      <style:paragraph-properties fo:text-align="start" style:justify-single-word="false" fo:orphans="0" fo:widows="0"/>
      <style:text-properties fo:color="#000000" style:font-name="Times New Roman" fo:font-size="12pt" fo:language="en" fo:country="US" officeooo:rsid="01e9a98b" officeooo:paragraph-rsid="01e9a98b" style:letter-kerning="true" style:font-name-asian="Times New Roman2" style:font-size-asian="12pt" style:language-asian="hi" style:country-asian="IN"/>
    </style:style>
    <style:style style:name="P345" style:family="paragraph" style:parent-style-name="Default">
      <style:paragraph-properties fo:text-align="start" style:justify-single-word="false" fo:orphans="0" fo:widows="0"/>
      <style:text-properties fo:color="#000000" style:font-name="Times New Roman" fo:font-size="12pt" fo:language="en" fo:country="US" officeooo:rsid="01eaefe6" officeooo:paragraph-rsid="01eaefe6" style:letter-kerning="true" style:font-name-asian="Times New Roman2" style:font-size-asian="12pt" style:language-asian="hi" style:country-asian="IN"/>
    </style:style>
    <style:style style:name="P346" style:family="paragraph" style:parent-style-name="Default">
      <style:paragraph-properties fo:text-align="start" style:justify-single-word="false" fo:orphans="0" fo:widows="0"/>
      <style:text-properties fo:color="#000000" style:font-name="Times New Roman" fo:font-size="12pt" fo:language="en" fo:country="US" officeooo:rsid="01eda553" officeooo:paragraph-rsid="01eda553" style:letter-kerning="true" style:font-name-asian="Times New Roman2" style:font-size-asian="12pt" style:language-asian="hi" style:country-asian="IN"/>
    </style:style>
    <style:style style:name="P347" style:family="paragraph" style:parent-style-name="Default">
      <style:paragraph-properties fo:text-align="start" style:justify-single-word="false" fo:orphans="0" fo:widows="0"/>
      <style:text-properties fo:color="#000000" style:font-name="Times New Roman" fo:font-size="12pt" fo:language="en" fo:country="US" officeooo:rsid="01eec93f" officeooo:paragraph-rsid="01eec93f" style:letter-kerning="true" style:font-name-asian="Times New Roman2" style:font-size-asian="12pt" style:language-asian="hi" style:country-asian="IN"/>
    </style:style>
    <style:style style:name="P348" style:family="paragraph" style:parent-style-name="Default">
      <style:paragraph-properties fo:text-align="start" style:justify-single-word="false" fo:orphans="0" fo:widows="0"/>
      <style:text-properties fo:color="#000000" style:font-name="Times New Roman" fo:font-size="12pt" fo:language="en" fo:country="US" officeooo:rsid="01ef7f47" officeooo:paragraph-rsid="01ef7f47" style:letter-kerning="true" style:font-name-asian="Times New Roman2" style:font-size-asian="12pt" style:language-asian="hi" style:country-asian="IN"/>
    </style:style>
    <style:style style:name="P349" style:family="paragraph" style:parent-style-name="Default">
      <style:paragraph-properties fo:text-align="start" style:justify-single-word="false" fo:orphans="0" fo:widows="0"/>
      <style:text-properties fo:color="#000000" style:font-name="Times New Roman" fo:font-size="12pt" fo:language="en" fo:country="US" officeooo:rsid="01ef8390" officeooo:paragraph-rsid="01ef8390" style:letter-kerning="true" style:font-name-asian="Times New Roman2" style:font-size-asian="12pt" style:language-asian="hi" style:country-asian="IN"/>
    </style:style>
    <style:style style:name="P350" style:family="paragraph" style:parent-style-name="Default">
      <style:paragraph-properties fo:text-align="start" style:justify-single-word="false" fo:orphans="0" fo:widows="0"/>
      <style:text-properties fo:color="#000000" style:font-name="Times New Roman" fo:font-size="12pt" fo:language="en" fo:country="US" officeooo:rsid="01f12b9c" officeooo:paragraph-rsid="01f12b9c" style:letter-kerning="true" style:font-name-asian="Times New Roman2" style:font-size-asian="12pt" style:language-asian="hi" style:country-asian="IN"/>
    </style:style>
    <style:style style:name="P351" style:family="paragraph" style:parent-style-name="Default">
      <style:paragraph-properties fo:text-align="start" style:justify-single-word="false" fo:orphans="0" fo:widows="0"/>
      <style:text-properties fo:color="#000000" style:font-name="Times New Roman" fo:font-size="12pt" fo:language="en" fo:country="US" officeooo:rsid="01f26e0b" officeooo:paragraph-rsid="01f26e0b" style:letter-kerning="true" style:font-name-asian="Times New Roman2" style:font-size-asian="12pt" style:language-asian="hi" style:country-asian="IN"/>
    </style:style>
    <style:style style:name="P352" style:family="paragraph" style:parent-style-name="Default">
      <style:paragraph-properties fo:text-align="start" style:justify-single-word="false" fo:orphans="0" fo:widows="0"/>
      <style:text-properties fo:color="#000000" style:font-name="Times New Roman" fo:font-size="12pt" fo:language="en" fo:country="US" officeooo:rsid="01f44394" officeooo:paragraph-rsid="01f44394" style:letter-kerning="true" style:font-name-asian="Times New Roman2" style:font-size-asian="12pt" style:language-asian="hi" style:country-asian="IN"/>
    </style:style>
    <style:style style:name="P353" style:family="paragraph" style:parent-style-name="Default">
      <style:paragraph-properties fo:text-align="start" style:justify-single-word="false" fo:orphans="0" fo:widows="0"/>
      <style:text-properties fo:color="#000000" style:font-name="Times New Roman" fo:font-size="12pt" fo:language="en" fo:country="US" officeooo:rsid="01f5aa78" officeooo:paragraph-rsid="01f5aa78" style:letter-kerning="true" style:font-name-asian="Times New Roman2" style:font-size-asian="12pt" style:language-asian="hi" style:country-asian="IN"/>
    </style:style>
    <style:style style:name="P354" style:family="paragraph" style:parent-style-name="Default">
      <style:paragraph-properties fo:text-align="start" style:justify-single-word="false" fo:orphans="0" fo:widows="0"/>
      <style:text-properties fo:color="#000000" style:font-name="Times New Roman" fo:font-size="12pt" fo:language="en" fo:country="US" officeooo:rsid="01f807fd" officeooo:paragraph-rsid="01f807fd" style:letter-kerning="true" style:font-name-asian="Times New Roman2" style:font-size-asian="12pt" style:language-asian="hi" style:country-asian="IN"/>
    </style:style>
    <style:style style:name="P355" style:family="paragraph" style:parent-style-name="Default">
      <style:paragraph-properties fo:text-align="start" style:justify-single-word="false" fo:orphans="0" fo:widows="0"/>
      <style:text-properties fo:color="#000000" style:font-name="Times New Roman" fo:font-size="12pt" fo:language="en" fo:country="US" officeooo:rsid="01f8cb85" officeooo:paragraph-rsid="01f8cb85" style:letter-kerning="true" style:font-name-asian="Times New Roman2" style:font-size-asian="12pt" style:language-asian="hi" style:country-asian="IN"/>
    </style:style>
    <style:style style:name="P356" style:family="paragraph" style:parent-style-name="Default">
      <style:paragraph-properties fo:text-align="start" style:justify-single-word="false" fo:orphans="0" fo:widows="0"/>
      <style:text-properties fo:color="#000000" style:font-name="Times New Roman" fo:font-size="12pt" fo:language="en" fo:country="US" officeooo:rsid="01ec08c9" officeooo:paragraph-rsid="01ec08c9" style:letter-kerning="true" style:font-name-asian="Times New Roman2" style:font-size-asian="12pt" style:language-asian="hi" style:country-asian="IN"/>
    </style:style>
    <style:style style:name="P357" style:family="paragraph" style:parent-style-name="Default">
      <style:paragraph-properties fo:text-align="start" style:justify-single-word="false" fo:orphans="0" fo:widows="0"/>
      <style:text-properties fo:color="#000000" style:font-name="Times New Roman" fo:font-size="12pt" fo:language="en" fo:country="US" officeooo:rsid="01faf99c" officeooo:paragraph-rsid="01faf99c" style:letter-kerning="true" style:font-name-asian="Times New Roman2" style:font-size-asian="12pt" style:language-asian="hi" style:country-asian="IN"/>
    </style:style>
    <style:style style:name="P358" style:family="paragraph" style:parent-style-name="Default">
      <style:paragraph-properties fo:text-align="start" style:justify-single-word="false" fo:orphans="0" fo:widows="0"/>
      <style:text-properties fo:color="#000000" style:font-name="Times New Roman" fo:font-size="12pt" fo:language="en" fo:country="US" officeooo:rsid="01fb7177" officeooo:paragraph-rsid="01fb7177" style:letter-kerning="true" style:font-name-asian="Times New Roman2" style:font-size-asian="12pt" style:language-asian="hi" style:country-asian="IN"/>
    </style:style>
    <style:style style:name="P359" style:family="paragraph" style:parent-style-name="Default">
      <style:paragraph-properties fo:text-align="start" style:justify-single-word="false" fo:orphans="0" fo:widows="0"/>
      <style:text-properties fo:color="#000000" style:font-name="Times New Roman" fo:font-size="12pt" fo:language="en" fo:country="US" officeooo:rsid="01fcb572" officeooo:paragraph-rsid="01fcb572" style:letter-kerning="true" style:font-name-asian="Times New Roman2" style:font-size-asian="12pt" style:language-asian="hi" style:country-asian="IN"/>
    </style:style>
    <style:style style:name="P360" style:family="paragraph" style:parent-style-name="Default">
      <style:paragraph-properties fo:text-align="start" style:justify-single-word="false" fo:orphans="0" fo:widows="0"/>
      <style:text-properties fo:color="#000000" style:font-name="Times New Roman" fo:font-size="12pt" fo:language="en" fo:country="US" officeooo:rsid="01fe5140" officeooo:paragraph-rsid="01fe5140" style:letter-kerning="true" style:font-name-asian="Times New Roman2" style:font-size-asian="12pt" style:language-asian="hi" style:country-asian="IN"/>
    </style:style>
    <style:style style:name="P361" style:family="paragraph" style:parent-style-name="Default">
      <style:paragraph-properties fo:text-align="start" style:justify-single-word="false" fo:orphans="0" fo:widows="0"/>
      <style:text-properties fo:color="#000000" style:font-name="Times New Roman" fo:font-size="12pt" fo:language="en" fo:country="US" officeooo:rsid="01ff5e4e" officeooo:paragraph-rsid="01ff5e4e" style:letter-kerning="true" style:font-name-asian="Times New Roman2" style:font-size-asian="12pt" style:language-asian="hi" style:country-asian="IN"/>
    </style:style>
    <style:style style:name="P362" style:family="paragraph" style:parent-style-name="Default">
      <style:paragraph-properties fo:text-align="start" style:justify-single-word="false" fo:orphans="0" fo:widows="0"/>
      <style:text-properties fo:color="#000000" style:font-name="Times New Roman" fo:font-size="12pt" fo:language="en" fo:country="US" officeooo:rsid="02011d1a" officeooo:paragraph-rsid="02011d1a" style:letter-kerning="true" style:font-name-asian="Times New Roman2" style:font-size-asian="12pt" style:language-asian="hi" style:country-asian="IN"/>
    </style:style>
    <style:style style:name="P363" style:family="paragraph" style:parent-style-name="Default">
      <style:paragraph-properties fo:text-align="start" style:justify-single-word="false" fo:orphans="0" fo:widows="0"/>
      <style:text-properties fo:color="#000000" style:font-name="Times New Roman" fo:font-size="12pt" fo:language="en" fo:country="US" officeooo:rsid="0202bc45" officeooo:paragraph-rsid="0202bc45" style:letter-kerning="true" style:font-name-asian="Times New Roman2" style:font-size-asian="12pt" style:language-asian="hi" style:country-asian="IN"/>
    </style:style>
    <style:style style:name="P364" style:family="paragraph" style:parent-style-name="Default">
      <style:paragraph-properties fo:text-align="start" style:justify-single-word="false" fo:orphans="0" fo:widows="0"/>
      <style:text-properties fo:color="#000000" style:font-name="Times New Roman" fo:font-size="12pt" fo:language="en" fo:country="US" officeooo:rsid="02014c29" officeooo:paragraph-rsid="02014c29" style:letter-kerning="true" style:font-name-asian="Times New Roman2" style:font-size-asian="12pt" style:language-asian="hi" style:country-asian="IN"/>
    </style:style>
    <style:style style:name="P365" style:family="paragraph" style:parent-style-name="Default">
      <style:paragraph-properties fo:text-align="start" style:justify-single-word="false" fo:orphans="0" fo:widows="0"/>
      <style:text-properties fo:color="#000000" style:font-name="Times New Roman" fo:font-size="12pt" fo:language="en" fo:country="US" officeooo:rsid="02035c04" officeooo:paragraph-rsid="02035c04" style:letter-kerning="true" style:font-name-asian="Times New Roman2" style:font-size-asian="12pt" style:language-asian="hi" style:country-asian="IN"/>
    </style:style>
    <style:style style:name="P366" style:family="paragraph" style:parent-style-name="Default">
      <style:paragraph-properties fo:text-align="start" style:justify-single-word="false" fo:orphans="0" fo:widows="0"/>
      <style:text-properties fo:color="#000000" style:font-name="Times New Roman" fo:font-size="12pt" fo:language="en" fo:country="US" officeooo:rsid="02039be9" officeooo:paragraph-rsid="02039be9" style:letter-kerning="true" style:font-name-asian="Times New Roman2" style:font-size-asian="12pt" style:language-asian="hi" style:country-asian="IN"/>
    </style:style>
    <style:style style:name="P367" style:family="paragraph" style:parent-style-name="Default">
      <style:paragraph-properties fo:text-align="start" style:justify-single-word="false" fo:orphans="0" fo:widows="0"/>
      <style:text-properties fo:color="#000000" style:font-name="Times New Roman" fo:font-size="12pt" fo:language="en" fo:country="US" officeooo:rsid="0203ceb6" officeooo:paragraph-rsid="0203ceb6" style:letter-kerning="true" style:font-name-asian="Times New Roman2" style:font-size-asian="12pt" style:language-asian="hi" style:country-asian="IN"/>
    </style:style>
    <style:style style:name="P368" style:family="paragraph" style:parent-style-name="Default">
      <style:paragraph-properties fo:text-align="start" style:justify-single-word="false" fo:orphans="0" fo:widows="0"/>
      <style:text-properties fo:color="#000000" style:font-name="Times New Roman" fo:font-size="12pt" fo:language="en" fo:country="US" officeooo:rsid="0206cc81" officeooo:paragraph-rsid="0206cc81" style:letter-kerning="true" style:font-name-asian="Times New Roman2" style:font-size-asian="12pt" style:language-asian="hi" style:country-asian="IN"/>
    </style:style>
    <style:style style:name="P369" style:family="paragraph" style:parent-style-name="Default">
      <style:paragraph-properties fo:text-align="start" style:justify-single-word="false" fo:orphans="0" fo:widows="0"/>
      <style:text-properties fo:color="#000000" style:font-name="Times New Roman" fo:font-size="12pt" fo:language="en" fo:country="US" officeooo:rsid="02082a8c" officeooo:paragraph-rsid="02082a8c" style:letter-kerning="true" style:font-name-asian="Times New Roman2" style:font-size-asian="12pt" style:language-asian="hi" style:country-asian="IN"/>
    </style:style>
    <style:style style:name="P370" style:family="paragraph" style:parent-style-name="Default">
      <style:paragraph-properties fo:text-align="start" style:justify-single-word="false" fo:orphans="0" fo:widows="0"/>
      <style:text-properties fo:color="#000000" style:font-name="Times New Roman" fo:font-size="12pt" fo:language="en" fo:country="US" officeooo:rsid="02084c0e" officeooo:paragraph-rsid="02084c0e" style:letter-kerning="true" style:font-name-asian="Times New Roman2" style:font-size-asian="12pt" style:language-asian="hi" style:country-asian="IN"/>
    </style:style>
    <style:style style:name="P371" style:family="paragraph" style:parent-style-name="Default">
      <style:paragraph-properties fo:text-align="start" style:justify-single-word="false" fo:orphans="0" fo:widows="0"/>
      <style:text-properties fo:color="#000000" style:font-name="Times New Roman" fo:font-size="12pt" fo:language="en" fo:country="US" officeooo:rsid="0208e417" officeooo:paragraph-rsid="0208e417" style:letter-kerning="true" style:font-name-asian="Times New Roman2" style:font-size-asian="12pt" style:language-asian="hi" style:country-asian="IN"/>
    </style:style>
    <style:style style:name="P372" style:family="paragraph" style:parent-style-name="Default">
      <style:paragraph-properties fo:text-align="start" style:justify-single-word="false" fo:orphans="0" fo:widows="0"/>
      <style:text-properties fo:color="#000000" style:font-name="Times New Roman" fo:font-size="12pt" fo:language="en" fo:country="US" officeooo:rsid="0209bc27" officeooo:paragraph-rsid="0209bc27" style:letter-kerning="true" style:font-name-asian="Times New Roman2" style:font-size-asian="12pt" style:language-asian="hi" style:country-asian="IN"/>
    </style:style>
    <style:style style:name="P373" style:family="paragraph" style:parent-style-name="Default">
      <style:paragraph-properties fo:text-align="start" style:justify-single-word="false" fo:orphans="0" fo:widows="0"/>
      <style:text-properties fo:color="#000000" style:font-name="Times New Roman" fo:font-size="12pt" fo:language="en" fo:country="US" officeooo:rsid="020a5ca5" officeooo:paragraph-rsid="020a5ca5" style:letter-kerning="true" style:font-name-asian="Times New Roman2" style:font-size-asian="12pt" style:language-asian="hi" style:country-asian="IN"/>
    </style:style>
    <style:style style:name="P374" style:family="paragraph" style:parent-style-name="Default">
      <style:paragraph-properties fo:text-align="start" style:justify-single-word="false" fo:orphans="0" fo:widows="0"/>
      <style:text-properties fo:color="#000000" style:font-name="Times New Roman" fo:font-size="12pt" fo:language="en" fo:country="US" officeooo:rsid="020bfea5" officeooo:paragraph-rsid="020bfea5" style:letter-kerning="true" style:font-name-asian="Times New Roman2" style:font-size-asian="12pt" style:language-asian="hi" style:country-asian="IN"/>
    </style:style>
    <style:style style:name="P375" style:family="paragraph" style:parent-style-name="Default">
      <style:paragraph-properties fo:text-align="start" style:justify-single-word="false" fo:orphans="0" fo:widows="0"/>
      <style:text-properties fo:color="#000000" style:font-name="Times New Roman" fo:font-size="12pt" fo:language="en" fo:country="US" officeooo:rsid="020e8093" officeooo:paragraph-rsid="020e8093" style:letter-kerning="true" style:font-name-asian="Times New Roman2" style:font-size-asian="12pt" style:language-asian="hi" style:country-asian="IN"/>
    </style:style>
    <style:style style:name="P376" style:family="paragraph" style:parent-style-name="Default">
      <style:paragraph-properties fo:text-align="start" style:justify-single-word="false" fo:orphans="0" fo:widows="0"/>
      <style:text-properties fo:color="#000000" style:font-name="Times New Roman" fo:font-size="12pt" fo:language="en" fo:country="US" officeooo:rsid="020f6bad" officeooo:paragraph-rsid="020f6bad" style:letter-kerning="true" style:font-name-asian="Times New Roman2" style:font-size-asian="12pt" style:language-asian="hi" style:country-asian="IN"/>
    </style:style>
    <style:style style:name="P377" style:family="paragraph" style:parent-style-name="Default">
      <style:paragraph-properties fo:text-align="start" style:justify-single-word="false" fo:orphans="0" fo:widows="0"/>
      <style:text-properties fo:color="#000000" style:font-name="Times New Roman" fo:font-size="12pt" fo:language="en" fo:country="US" officeooo:rsid="020fc10e" officeooo:paragraph-rsid="020fc10e" style:letter-kerning="true" style:font-name-asian="Times New Roman2" style:font-size-asian="12pt" style:language-asian="hi" style:country-asian="IN"/>
    </style:style>
    <style:style style:name="P378" style:family="paragraph" style:parent-style-name="Default">
      <style:paragraph-properties fo:text-align="start" style:justify-single-word="false" fo:orphans="0" fo:widows="0"/>
      <style:text-properties fo:color="#000000" style:font-name="Times New Roman" fo:font-size="12pt" fo:language="en" fo:country="US" officeooo:rsid="020dcdbc" officeooo:paragraph-rsid="020dcdbc" style:letter-kerning="true" style:font-name-asian="Times New Roman2" style:font-size-asian="12pt" style:language-asian="hi" style:country-asian="IN"/>
    </style:style>
    <style:style style:name="P379" style:family="paragraph" style:parent-style-name="Default">
      <style:paragraph-properties fo:text-align="start" style:justify-single-word="false" fo:orphans="0" fo:widows="0"/>
      <style:text-properties fo:color="#000000" style:font-name="Times New Roman" fo:font-size="12pt" fo:language="en" fo:country="US" officeooo:rsid="0211088b" officeooo:paragraph-rsid="0211088b" style:letter-kerning="true" style:font-name-asian="Times New Roman2" style:font-size-asian="12pt" style:language-asian="hi" style:country-asian="IN"/>
    </style:style>
    <style:style style:name="P380" style:family="paragraph" style:parent-style-name="Default">
      <style:paragraph-properties fo:text-align="start" style:justify-single-word="false" fo:orphans="0" fo:widows="0"/>
      <style:text-properties fo:color="#000000" style:font-name="Times New Roman" fo:font-size="12pt" fo:language="en" fo:country="US" officeooo:rsid="02127a39" officeooo:paragraph-rsid="02127a39" style:letter-kerning="true" style:font-name-asian="Times New Roman2" style:font-size-asian="12pt" style:language-asian="hi" style:country-asian="IN"/>
    </style:style>
    <style:style style:name="P381" style:family="paragraph" style:parent-style-name="Default">
      <style:paragraph-properties fo:text-align="start" style:justify-single-word="false" fo:orphans="0" fo:widows="0"/>
      <style:text-properties fo:color="#000000" style:font-name="Times New Roman" fo:font-size="12pt" fo:language="en" fo:country="US" officeooo:rsid="021308cf" officeooo:paragraph-rsid="021308cf" style:letter-kerning="true" style:font-name-asian="Times New Roman2" style:font-size-asian="12pt" style:language-asian="hi" style:country-asian="IN"/>
    </style:style>
    <style:style style:name="P382" style:family="paragraph" style:parent-style-name="Default">
      <style:paragraph-properties fo:text-align="start" style:justify-single-word="false" fo:orphans="0" fo:widows="0"/>
      <style:text-properties fo:color="#000000" style:font-name="Times New Roman" fo:font-size="12pt" fo:language="en" fo:country="US" officeooo:rsid="0217be91" officeooo:paragraph-rsid="0217be91" style:letter-kerning="true" style:font-name-asian="Times New Roman2" style:font-size-asian="12pt" style:language-asian="hi" style:country-asian="IN"/>
    </style:style>
    <style:style style:name="P383" style:family="paragraph" style:parent-style-name="Default">
      <style:paragraph-properties fo:text-align="start" style:justify-single-word="false" fo:orphans="0" fo:widows="0"/>
      <style:text-properties fo:color="#000000" style:font-name="Times New Roman" fo:font-size="12pt" fo:language="en" fo:country="US" officeooo:rsid="0219b6e4" officeooo:paragraph-rsid="0219b6e4" style:letter-kerning="true" style:font-name-asian="Times New Roman2" style:font-size-asian="12pt" style:language-asian="hi" style:country-asian="IN"/>
    </style:style>
    <style:style style:name="P384" style:family="paragraph" style:parent-style-name="Default">
      <style:paragraph-properties fo:text-align="start" style:justify-single-word="false" fo:orphans="0" fo:widows="0"/>
      <style:text-properties fo:color="#000000" style:font-name="Times New Roman" fo:font-size="12pt" fo:language="en" fo:country="US" officeooo:rsid="021b3be0" officeooo:paragraph-rsid="021b3be0" style:letter-kerning="true" style:font-name-asian="Times New Roman2" style:font-size-asian="12pt" style:language-asian="hi" style:country-asian="IN"/>
    </style:style>
    <style:style style:name="P385" style:family="paragraph" style:parent-style-name="Default">
      <style:paragraph-properties fo:text-align="start" style:justify-single-word="false" fo:orphans="0" fo:widows="0"/>
      <style:text-properties fo:color="#000000" style:font-name="Times New Roman" fo:font-size="12pt" fo:language="en" fo:country="US" officeooo:rsid="021c5eb8" officeooo:paragraph-rsid="021c5eb8" style:letter-kerning="true" style:font-name-asian="Times New Roman2" style:font-size-asian="12pt" style:language-asian="hi" style:country-asian="IN"/>
    </style:style>
    <style:style style:name="P386" style:family="paragraph" style:parent-style-name="Default">
      <style:paragraph-properties fo:text-align="start" style:justify-single-word="false" fo:orphans="0" fo:widows="0"/>
      <style:text-properties fo:color="#000000" style:font-name="Times New Roman" fo:font-size="12pt" fo:language="en" fo:country="US" officeooo:rsid="021da74e" officeooo:paragraph-rsid="021da74e" style:letter-kerning="true" style:font-name-asian="Times New Roman2" style:font-size-asian="12pt" style:language-asian="hi" style:country-asian="IN"/>
    </style:style>
    <style:style style:name="P387" style:family="paragraph" style:parent-style-name="Default">
      <style:paragraph-properties fo:text-align="start" style:justify-single-word="false" fo:orphans="0" fo:widows="0"/>
      <style:text-properties fo:color="#000000" style:font-name="Times New Roman" fo:font-size="12pt" fo:language="en" fo:country="US" officeooo:rsid="021ea3ff" officeooo:paragraph-rsid="021ea3ff" style:letter-kerning="true" style:font-name-asian="Times New Roman2" style:font-size-asian="12pt" style:language-asian="hi" style:country-asian="IN"/>
    </style:style>
    <style:style style:name="P388" style:family="paragraph" style:parent-style-name="Default">
      <style:paragraph-properties fo:text-align="start" style:justify-single-word="false" fo:orphans="0" fo:widows="0"/>
      <style:text-properties fo:color="#000000" style:font-name="Times New Roman" fo:font-size="12pt" fo:language="en" fo:country="US" officeooo:rsid="021232f5" officeooo:paragraph-rsid="021232f5" style:letter-kerning="true" style:font-name-asian="Times New Roman2" style:font-size-asian="12pt" style:language-asian="hi" style:country-asian="IN"/>
    </style:style>
    <style:style style:name="P389" style:family="paragraph" style:parent-style-name="Default">
      <style:paragraph-properties fo:text-align="start" style:justify-single-word="false" fo:orphans="0" fo:widows="0"/>
      <style:text-properties fo:color="#000000" style:font-name="Times New Roman" fo:font-size="12pt" fo:language="en" fo:country="US" officeooo:rsid="021ee98c" officeooo:paragraph-rsid="021ee98c" style:letter-kerning="true" style:font-name-asian="Times New Roman2" style:font-size-asian="12pt" style:language-asian="hi" style:country-asian="IN"/>
    </style:style>
    <style:style style:name="P390" style:family="paragraph" style:parent-style-name="Default">
      <style:paragraph-properties fo:text-align="start" style:justify-single-word="false" fo:orphans="0" fo:widows="0"/>
      <style:text-properties fo:color="#000000" style:font-name="Times New Roman" fo:font-size="12pt" fo:language="en" fo:country="US" officeooo:rsid="021f7437" officeooo:paragraph-rsid="021f7437" style:letter-kerning="true" style:font-name-asian="Times New Roman2" style:font-size-asian="12pt" style:language-asian="hi" style:country-asian="IN"/>
    </style:style>
    <style:style style:name="P391" style:family="paragraph" style:parent-style-name="Default">
      <style:paragraph-properties fo:text-align="start" style:justify-single-word="false" fo:orphans="0" fo:widows="0"/>
      <style:text-properties fo:color="#000000" style:font-name="Times New Roman" fo:font-size="12pt" fo:language="en" fo:country="US" officeooo:rsid="022167a6" officeooo:paragraph-rsid="022167a6" style:letter-kerning="true" style:font-name-asian="Times New Roman2" style:font-size-asian="12pt" style:language-asian="hi" style:country-asian="IN"/>
    </style:style>
    <style:style style:name="P392" style:family="paragraph" style:parent-style-name="Default">
      <style:paragraph-properties fo:text-align="start" style:justify-single-word="false" fo:orphans="0" fo:widows="0"/>
      <style:text-properties fo:color="#000000" style:font-name="Times New Roman" fo:font-size="12pt" fo:language="en" fo:country="US" officeooo:rsid="022167a6" officeooo:paragraph-rsid="02245aac" style:letter-kerning="true" style:font-name-asian="Times New Roman2" style:font-size-asian="12pt" style:language-asian="hi" style:country-asian="IN"/>
    </style:style>
    <style:style style:name="P393" style:family="paragraph" style:parent-style-name="Default">
      <style:paragraph-properties fo:text-align="start" style:justify-single-word="false" fo:orphans="0" fo:widows="0"/>
      <style:text-properties fo:color="#000000" style:font-name="Times New Roman" fo:font-size="12pt" fo:language="en" fo:country="US" officeooo:rsid="022363fc" officeooo:paragraph-rsid="022363fc" style:letter-kerning="true" style:font-name-asian="Times New Roman2" style:font-size-asian="12pt" style:language-asian="hi" style:country-asian="IN"/>
    </style:style>
    <style:style style:name="P394" style:family="paragraph" style:parent-style-name="Default">
      <style:paragraph-properties fo:text-align="start" style:justify-single-word="false" fo:orphans="0" fo:widows="0"/>
      <style:text-properties fo:color="#000000" style:font-name="Times New Roman" fo:font-size="12pt" fo:language="en" fo:country="US" officeooo:rsid="02243a55" officeooo:paragraph-rsid="02243a55" style:letter-kerning="true" style:font-name-asian="Times New Roman2" style:font-size-asian="12pt" style:language-asian="hi" style:country-asian="IN"/>
    </style:style>
    <style:style style:name="P395" style:family="paragraph" style:parent-style-name="Default">
      <style:paragraph-properties fo:text-align="start" style:justify-single-word="false" fo:orphans="0" fo:widows="0"/>
      <style:text-properties fo:color="#000000" style:font-name="Times New Roman" fo:font-size="12pt" fo:language="en" fo:country="US" officeooo:rsid="02245aac" officeooo:paragraph-rsid="02245aac" style:letter-kerning="true" style:font-name-asian="Times New Roman2" style:font-size-asian="12pt" style:language-asian="hi" style:country-asian="IN"/>
    </style:style>
    <style:style style:name="P396" style:family="paragraph" style:parent-style-name="Default">
      <style:paragraph-properties fo:text-align="start" style:justify-single-word="false" fo:orphans="0" fo:widows="0"/>
      <style:text-properties fo:color="#000000" style:font-name="Times New Roman" fo:font-size="12pt" fo:language="en" fo:country="US" officeooo:rsid="02262ca0" officeooo:paragraph-rsid="02262ca0" style:letter-kerning="true" style:font-name-asian="Times New Roman2" style:font-size-asian="12pt" style:language-asian="hi" style:country-asian="IN"/>
    </style:style>
    <style:style style:name="P397" style:family="paragraph" style:parent-style-name="Default">
      <style:paragraph-properties fo:text-align="start" style:justify-single-word="false" fo:orphans="0" fo:widows="0"/>
      <style:text-properties fo:color="#000000" style:font-name="Times New Roman" fo:font-size="12pt" fo:language="en" fo:country="US" officeooo:rsid="0227e207" officeooo:paragraph-rsid="0227e207" style:letter-kerning="true" style:font-name-asian="Times New Roman2" style:font-size-asian="12pt" style:language-asian="hi" style:country-asian="IN"/>
    </style:style>
    <style:style style:name="P398" style:family="paragraph" style:parent-style-name="Default">
      <style:paragraph-properties fo:text-align="start" style:justify-single-word="false" fo:orphans="0" fo:widows="0"/>
      <style:text-properties fo:color="#000000" style:font-name="Times New Roman" fo:font-size="12pt" fo:language="en" fo:country="US" officeooo:rsid="022915e3" officeooo:paragraph-rsid="022915e3" style:letter-kerning="true" style:font-name-asian="Times New Roman2" style:font-size-asian="12pt" style:language-asian="hi" style:country-asian="IN"/>
    </style:style>
    <style:style style:name="P399" style:family="paragraph" style:parent-style-name="Default">
      <style:paragraph-properties fo:text-align="start" style:justify-single-word="false" fo:orphans="0" fo:widows="0"/>
      <style:text-properties fo:color="#000000" style:font-name="Times New Roman" fo:font-size="12pt" fo:language="en" fo:country="US" officeooo:rsid="022aea65" officeooo:paragraph-rsid="022aea65" style:letter-kerning="true" style:font-name-asian="Times New Roman2" style:font-size-asian="12pt" style:language-asian="hi" style:country-asian="IN"/>
    </style:style>
    <style:style style:name="P400" style:family="paragraph" style:parent-style-name="Default">
      <style:paragraph-properties fo:text-align="start" style:justify-single-word="false" fo:orphans="0" fo:widows="0"/>
      <style:text-properties fo:color="#000000" style:font-name="Times New Roman" fo:font-size="12pt" fo:language="en" fo:country="US" officeooo:rsid="022ce65d" officeooo:paragraph-rsid="022ce65d" style:letter-kerning="true" style:font-name-asian="Times New Roman2" style:font-size-asian="12pt" style:language-asian="hi" style:country-asian="IN"/>
    </style:style>
    <style:style style:name="P401" style:family="paragraph" style:parent-style-name="Default">
      <style:paragraph-properties fo:text-align="start" style:justify-single-word="false" fo:orphans="0" fo:widows="0"/>
      <style:text-properties fo:color="#000000" style:font-name="Times New Roman" fo:font-size="12pt" fo:language="en" fo:country="US" officeooo:rsid="022e3991" officeooo:paragraph-rsid="022e3991" style:letter-kerning="true" style:font-name-asian="Times New Roman2" style:font-size-asian="12pt" style:language-asian="hi" style:country-asian="IN"/>
    </style:style>
    <style:style style:name="P402" style:family="paragraph" style:parent-style-name="Default">
      <style:paragraph-properties fo:text-align="start" style:justify-single-word="false" fo:orphans="0" fo:widows="0"/>
      <style:text-properties fo:color="#000000" style:font-name="Times New Roman" fo:font-size="12pt" fo:language="en" fo:country="US" officeooo:rsid="0230d46c" officeooo:paragraph-rsid="0230d46c" style:letter-kerning="true" style:font-name-asian="Times New Roman2" style:font-size-asian="12pt" style:language-asian="hi" style:country-asian="IN"/>
    </style:style>
    <style:style style:name="P403" style:family="paragraph" style:parent-style-name="Default">
      <style:paragraph-properties fo:text-align="start" style:justify-single-word="false" fo:orphans="0" fo:widows="0"/>
      <style:text-properties fo:color="#000000" style:font-name="Times New Roman" fo:font-size="12pt" fo:language="en" fo:country="US" officeooo:rsid="023035d0" officeooo:paragraph-rsid="023035d0" style:letter-kerning="true" style:font-name-asian="Times New Roman2" style:font-size-asian="12pt" style:language-asian="hi" style:country-asian="IN"/>
    </style:style>
    <style:style style:name="P404" style:family="paragraph" style:parent-style-name="Default">
      <style:paragraph-properties fo:text-align="start" style:justify-single-word="false" fo:orphans="0" fo:widows="0"/>
      <style:text-properties fo:color="#000000" style:font-name="Times New Roman" fo:font-size="12pt" fo:language="en" fo:country="US" officeooo:rsid="02314b5d" officeooo:paragraph-rsid="02314b5d" style:letter-kerning="true" style:font-name-asian="Times New Roman2" style:font-size-asian="12pt" style:language-asian="hi" style:country-asian="IN"/>
    </style:style>
    <style:style style:name="P405" style:family="paragraph" style:parent-style-name="Default">
      <style:paragraph-properties fo:text-align="start" style:justify-single-word="false" fo:orphans="0" fo:widows="0"/>
      <style:text-properties fo:color="#000000" style:font-name="Times New Roman" fo:font-size="12pt" fo:language="en" fo:country="US" officeooo:rsid="0231f86f" officeooo:paragraph-rsid="0231f86f" style:letter-kerning="true" style:font-name-asian="Times New Roman2" style:font-size-asian="12pt" style:language-asian="hi" style:country-asian="IN"/>
    </style:style>
    <style:style style:name="P406" style:family="paragraph" style:parent-style-name="Default">
      <style:paragraph-properties fo:text-align="start" style:justify-single-word="false" fo:orphans="0" fo:widows="0"/>
      <style:text-properties fo:color="#000000" style:font-name="Times New Roman" fo:font-size="12pt" fo:language="en" fo:country="US" officeooo:rsid="02339a50" officeooo:paragraph-rsid="02339a50" style:letter-kerning="true" style:font-name-asian="Times New Roman2" style:font-size-asian="12pt" style:language-asian="hi" style:country-asian="IN"/>
    </style:style>
    <style:style style:name="P407" style:family="paragraph" style:parent-style-name="Default">
      <style:paragraph-properties fo:text-align="start" style:justify-single-word="false" fo:orphans="0" fo:widows="0"/>
      <style:text-properties fo:color="#000000" style:font-name="Times New Roman" fo:font-size="12pt" fo:language="en" fo:country="US" officeooo:rsid="023523ea" officeooo:paragraph-rsid="023523ea" style:letter-kerning="true" style:font-name-asian="Times New Roman2" style:font-size-asian="12pt" style:language-asian="hi" style:country-asian="IN"/>
    </style:style>
    <style:style style:name="P408" style:family="paragraph" style:parent-style-name="Default">
      <style:paragraph-properties fo:text-align="start" style:justify-single-word="false" fo:orphans="0" fo:widows="0"/>
      <style:text-properties fo:color="#000000" style:font-name="Times New Roman" fo:font-size="12pt" fo:language="en" fo:country="US" officeooo:rsid="02370f61" officeooo:paragraph-rsid="02370f61" style:letter-kerning="true" style:font-name-asian="Times New Roman2" style:font-size-asian="12pt" style:language-asian="hi" style:country-asian="IN"/>
    </style:style>
    <style:style style:name="P409" style:family="paragraph" style:parent-style-name="Default">
      <style:paragraph-properties fo:text-align="start" style:justify-single-word="false" fo:orphans="0" fo:widows="0"/>
      <style:text-properties fo:color="#000000" style:font-name="Times New Roman" fo:font-size="12pt" fo:language="en" fo:country="US" officeooo:rsid="023a0b48" officeooo:paragraph-rsid="023a0b48" style:letter-kerning="true" style:font-name-asian="Times New Roman2" style:font-size-asian="12pt" style:language-asian="hi" style:country-asian="IN"/>
    </style:style>
    <style:style style:name="P410" style:family="paragraph" style:parent-style-name="Default">
      <style:paragraph-properties fo:text-align="start" style:justify-single-word="false" fo:orphans="0" fo:widows="0"/>
      <style:text-properties fo:color="#000000" style:font-name="Times New Roman" fo:font-size="12pt" fo:language="en" fo:country="US" officeooo:rsid="023a7303" officeooo:paragraph-rsid="023a7303" style:letter-kerning="true" style:font-name-asian="Times New Roman2" style:font-size-asian="12pt" style:language-asian="hi" style:country-asian="IN"/>
    </style:style>
    <style:style style:name="P411" style:family="paragraph" style:parent-style-name="Default">
      <style:paragraph-properties fo:text-align="start" style:justify-single-word="false" fo:orphans="0" fo:widows="0"/>
      <style:text-properties fo:color="#000000" style:font-name="Times New Roman" fo:font-size="12pt" fo:language="en" fo:country="US" officeooo:rsid="023b952a" officeooo:paragraph-rsid="023b952a" style:letter-kerning="true" style:font-name-asian="Times New Roman2" style:font-size-asian="12pt" style:language-asian="hi" style:country-asian="IN"/>
    </style:style>
    <style:style style:name="P412" style:family="paragraph" style:parent-style-name="Default">
      <style:paragraph-properties fo:text-align="start" style:justify-single-word="false" fo:orphans="0" fo:widows="0"/>
      <style:text-properties fo:color="#000000" style:font-name="Times New Roman" fo:font-size="12pt" fo:language="en" fo:country="US" officeooo:rsid="023d8927" officeooo:paragraph-rsid="023d8927" style:letter-kerning="true" style:font-name-asian="Times New Roman2" style:font-size-asian="12pt" style:language-asian="hi" style:country-asian="IN"/>
    </style:style>
    <style:style style:name="P413" style:family="paragraph" style:parent-style-name="Default">
      <style:paragraph-properties fo:text-align="start" style:justify-single-word="false" fo:orphans="0" fo:widows="0"/>
      <style:text-properties fo:color="#000000" style:font-name="Times New Roman" fo:font-size="12pt" fo:language="en" fo:country="US" officeooo:rsid="023dfd04" officeooo:paragraph-rsid="023dfd04" style:letter-kerning="true" style:font-name-asian="Times New Roman2" style:font-size-asian="12pt" style:language-asian="hi" style:country-asian="IN"/>
    </style:style>
    <style:style style:name="P414" style:family="paragraph" style:parent-style-name="Default">
      <style:paragraph-properties fo:text-align="start" style:justify-single-word="false" fo:orphans="0" fo:widows="0"/>
      <style:text-properties fo:color="#000000" style:font-name="Times New Roman" fo:font-size="12pt" fo:language="en" fo:country="US" officeooo:rsid="023ea596" officeooo:paragraph-rsid="023ea596" style:letter-kerning="true" style:font-name-asian="Times New Roman2" style:font-size-asian="12pt" style:language-asian="hi" style:country-asian="IN"/>
    </style:style>
    <style:style style:name="P415" style:family="paragraph" style:parent-style-name="Default">
      <style:paragraph-properties fo:text-align="start" style:justify-single-word="false" fo:orphans="0" fo:widows="0"/>
      <style:text-properties fo:color="#000000" style:font-name="Times New Roman" fo:font-size="12pt" fo:language="en" fo:country="US" officeooo:rsid="023f7f40" officeooo:paragraph-rsid="023f7f40" style:letter-kerning="true" style:font-name-asian="Times New Roman2" style:font-size-asian="12pt" style:language-asian="hi" style:country-asian="IN"/>
    </style:style>
    <style:style style:name="P416" style:family="paragraph" style:parent-style-name="Default">
      <style:paragraph-properties fo:text-align="start" style:justify-single-word="false" fo:orphans="0" fo:widows="0"/>
      <style:text-properties fo:color="#000000" style:font-name="Times New Roman" fo:font-size="12pt" fo:language="en" fo:country="US" officeooo:rsid="024128f2" officeooo:paragraph-rsid="024128f2" style:letter-kerning="true" style:font-name-asian="Times New Roman2" style:font-size-asian="12pt" style:language-asian="hi" style:country-asian="IN"/>
    </style:style>
    <style:style style:name="P417" style:family="paragraph" style:parent-style-name="Default">
      <style:paragraph-properties fo:text-align="start" style:justify-single-word="false" fo:orphans="0" fo:widows="0"/>
      <style:text-properties fo:color="#000000" style:font-name="Times New Roman" fo:font-size="12pt" fo:language="en" fo:country="US" officeooo:rsid="02419085" officeooo:paragraph-rsid="02419085" style:letter-kerning="true" style:font-name-asian="Times New Roman2" style:font-size-asian="12pt" style:language-asian="hi" style:country-asian="IN"/>
    </style:style>
    <style:style style:name="P418" style:family="paragraph" style:parent-style-name="Default">
      <style:paragraph-properties fo:text-align="start" style:justify-single-word="false" fo:orphans="0" fo:widows="0"/>
      <style:text-properties fo:color="#000000" style:font-name="Times New Roman" fo:font-size="12pt" fo:language="en" fo:country="US" officeooo:rsid="0241c5b0" officeooo:paragraph-rsid="0241c5b0" style:letter-kerning="true" style:font-name-asian="Times New Roman2" style:font-size-asian="12pt" style:language-asian="hi" style:country-asian="IN"/>
    </style:style>
    <style:style style:name="P419" style:family="paragraph" style:parent-style-name="Default">
      <style:paragraph-properties fo:text-align="start" style:justify-single-word="false" fo:orphans="0" fo:widows="0"/>
      <style:text-properties fo:color="#000000" style:font-name="Times New Roman" fo:font-size="12pt" fo:language="en" fo:country="US" officeooo:rsid="024359b1" officeooo:paragraph-rsid="024359b1" style:letter-kerning="true" style:font-name-asian="Times New Roman2" style:font-size-asian="12pt" style:language-asian="hi" style:country-asian="IN"/>
    </style:style>
    <style:style style:name="P420" style:family="paragraph" style:parent-style-name="Default">
      <style:paragraph-properties fo:text-align="start" style:justify-single-word="false" fo:orphans="0" fo:widows="0"/>
      <style:text-properties fo:color="#000000" style:font-name="Times New Roman" fo:font-size="12pt" fo:language="en" fo:country="US" officeooo:rsid="02461513" officeooo:paragraph-rsid="02461513" style:letter-kerning="true" style:font-name-asian="Times New Roman2" style:font-size-asian="12pt" style:language-asian="hi" style:country-asian="IN"/>
    </style:style>
    <style:style style:name="P421" style:family="paragraph" style:parent-style-name="Default">
      <style:paragraph-properties fo:text-align="start" style:justify-single-word="false" fo:orphans="0" fo:widows="0"/>
      <style:text-properties fo:color="#000000" style:font-name="Times New Roman" fo:font-size="12pt" fo:language="en" fo:country="US" officeooo:rsid="02464b02" officeooo:paragraph-rsid="02464b02" style:letter-kerning="true" style:font-name-asian="Times New Roman2" style:font-size-asian="12pt" style:language-asian="hi" style:country-asian="IN"/>
    </style:style>
    <style:style style:name="P422" style:family="paragraph" style:parent-style-name="Default">
      <style:paragraph-properties fo:text-align="start" style:justify-single-word="false" fo:orphans="0" fo:widows="0"/>
      <style:text-properties fo:color="#000000" style:font-name="Times New Roman" fo:font-size="12pt" fo:language="en" fo:country="US" officeooo:rsid="024800ed" officeooo:paragraph-rsid="024800ed" style:letter-kerning="true" style:font-name-asian="Times New Roman2" style:font-size-asian="12pt" style:language-asian="hi" style:country-asian="IN"/>
    </style:style>
    <style:style style:name="P423" style:family="paragraph" style:parent-style-name="Default">
      <style:paragraph-properties fo:text-align="start" style:justify-single-word="false" fo:orphans="0" fo:widows="0"/>
      <style:text-properties fo:color="#000000" style:font-name="Times New Roman" fo:font-size="12pt" fo:language="en" fo:country="US" officeooo:rsid="024825d4" officeooo:paragraph-rsid="024825d4" style:letter-kerning="true" style:font-name-asian="Times New Roman2" style:font-size-asian="12pt" style:language-asian="hi" style:country-asian="IN"/>
    </style:style>
    <style:style style:name="P424" style:family="paragraph" style:parent-style-name="Default">
      <style:paragraph-properties fo:text-align="start" style:justify-single-word="false" fo:orphans="0" fo:widows="0"/>
      <style:text-properties fo:color="#000000" style:font-name="Times New Roman" fo:font-size="12pt" fo:language="en" fo:country="US" officeooo:rsid="0249c336" officeooo:paragraph-rsid="0249c336" style:letter-kerning="true" style:font-name-asian="Times New Roman2" style:font-size-asian="12pt" style:language-asian="hi" style:country-asian="IN"/>
    </style:style>
    <style:style style:name="P425" style:family="paragraph" style:parent-style-name="Default">
      <style:paragraph-properties fo:text-align="start" style:justify-single-word="false" fo:orphans="0" fo:widows="0"/>
      <style:text-properties fo:color="#000000" style:font-name="Times New Roman" fo:font-size="12pt" fo:language="en" fo:country="US" officeooo:rsid="024df4ca" officeooo:paragraph-rsid="024df4ca" style:letter-kerning="true" style:font-name-asian="Times New Roman2" style:font-size-asian="12pt" style:language-asian="hi" style:country-asian="IN"/>
    </style:style>
    <style:style style:name="P426" style:family="paragraph" style:parent-style-name="Default">
      <style:paragraph-properties fo:text-align="start" style:justify-single-word="false" fo:orphans="0" fo:widows="0"/>
      <style:text-properties fo:color="#000000" style:font-name="Times New Roman" fo:font-size="12pt" fo:language="en" fo:country="US" officeooo:rsid="024feba7" officeooo:paragraph-rsid="024feba7" style:letter-kerning="true" style:font-name-asian="Times New Roman2" style:font-size-asian="12pt" style:language-asian="hi" style:country-asian="IN"/>
    </style:style>
    <style:style style:name="P427" style:family="paragraph" style:parent-style-name="Default">
      <style:paragraph-properties fo:text-align="start" style:justify-single-word="false" fo:orphans="0" fo:widows="0"/>
      <style:text-properties fo:color="#000000" style:font-name="Times New Roman" fo:font-size="12pt" fo:language="en" fo:country="US" officeooo:rsid="02502715" officeooo:paragraph-rsid="02502715" style:letter-kerning="true" style:font-name-asian="Times New Roman2" style:font-size-asian="12pt" style:language-asian="hi" style:country-asian="IN"/>
    </style:style>
    <style:style style:name="P428" style:family="paragraph" style:parent-style-name="Default">
      <style:paragraph-properties fo:text-align="start" style:justify-single-word="false" fo:orphans="0" fo:widows="0"/>
      <style:text-properties fo:color="#000000" style:font-name="Times New Roman" fo:font-size="12pt" fo:language="en" fo:country="US" officeooo:rsid="02519d39" officeooo:paragraph-rsid="02519d39" style:letter-kerning="true" style:font-name-asian="Times New Roman2" style:font-size-asian="12pt" style:language-asian="hi" style:country-asian="IN"/>
    </style:style>
    <style:style style:name="P429" style:family="paragraph" style:parent-style-name="Default">
      <style:paragraph-properties fo:text-align="start" style:justify-single-word="false" fo:orphans="0" fo:widows="0"/>
      <style:text-properties fo:color="#000000" style:font-name="Times New Roman" fo:font-size="12pt" fo:language="en" fo:country="US" officeooo:rsid="02528ff3" officeooo:paragraph-rsid="02528ff3" style:letter-kerning="true" style:font-name-asian="Times New Roman2" style:font-size-asian="12pt" style:language-asian="hi" style:country-asian="IN"/>
    </style:style>
    <style:style style:name="P430" style:family="paragraph" style:parent-style-name="Default">
      <style:paragraph-properties fo:text-align="start" style:justify-single-word="false" fo:orphans="0" fo:widows="0"/>
      <style:text-properties fo:color="#000000" style:font-name="Times New Roman" fo:font-size="12pt" fo:language="en" fo:country="US" officeooo:rsid="0254f886" officeooo:paragraph-rsid="0254f886" style:letter-kerning="true" style:font-name-asian="Times New Roman2" style:font-size-asian="12pt" style:language-asian="hi" style:country-asian="IN"/>
    </style:style>
    <style:style style:name="P431" style:family="paragraph" style:parent-style-name="Default">
      <style:paragraph-properties fo:text-align="start" style:justify-single-word="false" fo:orphans="0" fo:widows="0"/>
      <style:text-properties fo:color="#000000" style:font-name="Times New Roman" fo:font-size="12pt" fo:language="en" fo:country="US" officeooo:rsid="0256608e" officeooo:paragraph-rsid="0256608e" style:letter-kerning="true" style:font-name-asian="Times New Roman2" style:font-size-asian="12pt" style:language-asian="hi" style:country-asian="IN"/>
    </style:style>
    <style:style style:name="P432" style:family="paragraph" style:parent-style-name="Default">
      <style:paragraph-properties fo:text-align="start" style:justify-single-word="false" fo:orphans="0" fo:widows="0"/>
      <style:text-properties fo:color="#000000" style:font-name="Times New Roman" fo:font-size="12pt" fo:language="en" fo:country="US" officeooo:rsid="02593307" officeooo:paragraph-rsid="02593307" style:letter-kerning="true" style:font-name-asian="Times New Roman2" style:font-size-asian="12pt" style:language-asian="hi" style:country-asian="IN"/>
    </style:style>
    <style:style style:name="P433" style:family="paragraph" style:parent-style-name="Default">
      <style:paragraph-properties fo:text-align="start" style:justify-single-word="false" fo:orphans="0" fo:widows="0"/>
      <style:text-properties fo:color="#000000" style:font-name="Times New Roman" fo:font-size="12pt" fo:language="en" fo:country="US" officeooo:rsid="02593307" officeooo:paragraph-rsid="025c9c7d" style:letter-kerning="true" style:font-name-asian="Times New Roman2" style:font-size-asian="12pt" style:language-asian="hi" style:country-asian="IN"/>
    </style:style>
    <style:style style:name="P434" style:family="paragraph" style:parent-style-name="Default">
      <style:paragraph-properties fo:text-align="start" style:justify-single-word="false" fo:orphans="0" fo:widows="0"/>
      <style:text-properties fo:color="#000000" style:font-name="Times New Roman" fo:font-size="12pt" fo:language="en" fo:country="US" officeooo:rsid="025c9c7d" officeooo:paragraph-rsid="025c9c7d" style:letter-kerning="true" style:font-name-asian="Times New Roman2" style:font-size-asian="12pt" style:language-asian="hi" style:country-asian="IN"/>
    </style:style>
    <style:style style:name="P435" style:family="paragraph" style:parent-style-name="Default">
      <style:paragraph-properties fo:text-align="start" style:justify-single-word="false" fo:orphans="0" fo:widows="0"/>
      <style:text-properties fo:color="#000000" style:font-name="Times New Roman" fo:font-size="12pt" fo:language="en" fo:country="US" officeooo:rsid="025e6153" officeooo:paragraph-rsid="025e6153" style:letter-kerning="true" style:font-name-asian="Times New Roman2" style:font-size-asian="12pt" style:language-asian="hi" style:country-asian="IN"/>
    </style:style>
    <style:style style:name="P436" style:family="paragraph" style:parent-style-name="Default">
      <style:paragraph-properties fo:text-align="start" style:justify-single-word="false" fo:orphans="0" fo:widows="0"/>
      <style:text-properties fo:color="#000000" style:font-name="Times New Roman" fo:font-size="12pt" fo:language="en" fo:country="US" officeooo:rsid="02602d16" officeooo:paragraph-rsid="02602d16" style:letter-kerning="true" style:font-name-asian="Times New Roman2" style:font-size-asian="12pt" style:language-asian="hi" style:country-asian="IN"/>
    </style:style>
    <style:style style:name="P437" style:family="paragraph" style:parent-style-name="Default">
      <style:paragraph-properties fo:text-align="start" style:justify-single-word="false" fo:orphans="0" fo:widows="0"/>
      <style:text-properties fo:color="#000000" style:font-name="Times New Roman" fo:font-size="12pt" fo:language="en" fo:country="US" officeooo:rsid="0264866c" officeooo:paragraph-rsid="0264866c" style:letter-kerning="true" style:font-name-asian="Times New Roman2" style:font-size-asian="12pt" style:language-asian="hi" style:country-asian="IN"/>
    </style:style>
    <style:style style:name="P438" style:family="paragraph" style:parent-style-name="Default">
      <style:paragraph-properties fo:text-align="start" style:justify-single-word="false" fo:orphans="0" fo:widows="0"/>
      <style:text-properties fo:color="#000000" style:font-name="Times New Roman" fo:font-size="12pt" fo:language="en" fo:country="US" officeooo:rsid="02652314" officeooo:paragraph-rsid="02652314" style:letter-kerning="true" style:font-name-asian="Times New Roman2" style:font-size-asian="12pt" style:language-asian="hi" style:country-asian="IN"/>
    </style:style>
    <style:style style:name="P439" style:family="paragraph" style:parent-style-name="Default">
      <style:paragraph-properties fo:text-align="start" style:justify-single-word="false" fo:orphans="0" fo:widows="0"/>
      <style:text-properties fo:color="#000000" style:font-name="Times New Roman" fo:font-size="12pt" fo:language="en" fo:country="US" officeooo:rsid="02631aa8" officeooo:paragraph-rsid="02631aa8" style:letter-kerning="true" style:font-name-asian="Times New Roman2" style:font-size-asian="12pt" style:language-asian="hi" style:country-asian="IN"/>
    </style:style>
    <style:style style:name="P440" style:family="paragraph" style:parent-style-name="Default">
      <style:paragraph-properties fo:text-align="start" style:justify-single-word="false" fo:orphans="0" fo:widows="0"/>
      <style:text-properties fo:color="#000000" style:font-name="Times New Roman" fo:font-size="12pt" fo:language="en" fo:country="US" officeooo:rsid="02665e53" officeooo:paragraph-rsid="02665e53" style:letter-kerning="true" style:font-name-asian="Times New Roman2" style:font-size-asian="12pt" style:language-asian="hi" style:country-asian="IN"/>
    </style:style>
    <style:style style:name="P441" style:family="paragraph" style:parent-style-name="Default">
      <style:paragraph-properties fo:text-align="start" style:justify-single-word="false" fo:orphans="0" fo:widows="0"/>
      <style:text-properties fo:color="#000000" style:font-name="Times New Roman" fo:font-size="12pt" fo:language="en" fo:country="US" officeooo:rsid="02681beb" officeooo:paragraph-rsid="02681beb" style:letter-kerning="true" style:font-name-asian="Times New Roman2" style:font-size-asian="12pt" style:language-asian="hi" style:country-asian="IN"/>
    </style:style>
    <style:style style:name="P442" style:family="paragraph" style:parent-style-name="Default">
      <style:paragraph-properties fo:text-align="start" style:justify-single-word="false" fo:orphans="0" fo:widows="0"/>
      <style:text-properties fo:color="#000000" style:font-name="Times New Roman" fo:font-size="12pt" fo:language="en" fo:country="US" officeooo:rsid="0268bb5c" officeooo:paragraph-rsid="0268bb5c" style:letter-kerning="true" style:font-name-asian="Times New Roman2" style:font-size-asian="12pt" style:language-asian="hi" style:country-asian="IN"/>
    </style:style>
    <style:style style:name="P443" style:family="paragraph" style:parent-style-name="Default">
      <style:paragraph-properties fo:text-align="start" style:justify-single-word="false" fo:orphans="0" fo:widows="0"/>
      <style:text-properties fo:color="#000000" style:font-name="Times New Roman" fo:font-size="12pt" fo:language="en" fo:country="US" officeooo:rsid="0269f3cf" officeooo:paragraph-rsid="0269f3cf" style:letter-kerning="true" style:font-name-asian="Times New Roman2" style:font-size-asian="12pt" style:language-asian="hi" style:country-asian="IN"/>
    </style:style>
    <style:style style:name="P444" style:family="paragraph" style:parent-style-name="Default">
      <style:paragraph-properties fo:text-align="start" style:justify-single-word="false" fo:orphans="0" fo:widows="0"/>
      <style:text-properties fo:color="#000000" style:font-name="Times New Roman" fo:font-size="12pt" fo:language="en" fo:country="US" officeooo:rsid="026a18ad" officeooo:paragraph-rsid="026a18ad" style:letter-kerning="true" style:font-name-asian="Times New Roman2" style:font-size-asian="12pt" style:language-asian="hi" style:country-asian="IN"/>
    </style:style>
    <style:style style:name="P445" style:family="paragraph" style:parent-style-name="Default">
      <style:paragraph-properties fo:text-align="start" style:justify-single-word="false" fo:orphans="0" fo:widows="0"/>
      <style:text-properties fo:color="#000000" style:font-name="Times New Roman" fo:font-size="12pt" fo:language="en" fo:country="US" officeooo:rsid="026acefb" officeooo:paragraph-rsid="026acefb" style:letter-kerning="true" style:font-name-asian="Times New Roman2" style:font-size-asian="12pt" style:language-asian="hi" style:country-asian="IN"/>
    </style:style>
    <style:style style:name="P446" style:family="paragraph" style:parent-style-name="Default">
      <style:paragraph-properties fo:text-align="start" style:justify-single-word="false" fo:orphans="0" fo:widows="0"/>
      <style:text-properties fo:color="#000000" style:font-name="Times New Roman" fo:font-size="12pt" fo:language="en" fo:country="US" officeooo:rsid="026b3104" officeooo:paragraph-rsid="026b3104" style:letter-kerning="true" style:font-name-asian="Times New Roman2" style:font-size-asian="12pt" style:language-asian="hi" style:country-asian="IN"/>
    </style:style>
    <style:style style:name="P447" style:family="paragraph" style:parent-style-name="Default">
      <style:paragraph-properties fo:text-align="start" style:justify-single-word="false" fo:orphans="0" fo:widows="0"/>
      <style:text-properties fo:color="#000000" style:font-name="Times New Roman" fo:font-size="12pt" fo:language="en" fo:country="US" officeooo:rsid="026c01cc" officeooo:paragraph-rsid="026c01cc" style:letter-kerning="true" style:font-name-asian="Times New Roman2" style:font-size-asian="12pt" style:language-asian="hi" style:country-asian="IN"/>
    </style:style>
    <style:style style:name="P448" style:family="paragraph" style:parent-style-name="Default">
      <style:paragraph-properties fo:text-align="start" style:justify-single-word="false" fo:orphans="0" fo:widows="0"/>
      <style:text-properties fo:color="#000000" style:font-name="Times New Roman" fo:font-size="12pt" fo:language="en" fo:country="US" officeooo:rsid="026dafa9" officeooo:paragraph-rsid="026dafa9" style:letter-kerning="true" style:font-name-asian="Times New Roman2" style:font-size-asian="12pt" style:language-asian="hi" style:country-asian="IN"/>
    </style:style>
    <style:style style:name="P449" style:family="paragraph" style:parent-style-name="Default">
      <style:paragraph-properties fo:text-align="start" style:justify-single-word="false" fo:orphans="0" fo:widows="0"/>
      <style:text-properties fo:color="#000000" style:font-name="Times New Roman" fo:font-size="12pt" fo:language="en" fo:country="US" officeooo:rsid="026fad2e" officeooo:paragraph-rsid="026fad2e" style:letter-kerning="true" style:font-name-asian="Times New Roman2" style:font-size-asian="12pt" style:language-asian="hi" style:country-asian="IN"/>
    </style:style>
    <style:style style:name="P450" style:family="paragraph" style:parent-style-name="Default">
      <style:paragraph-properties fo:text-align="start" style:justify-single-word="false" fo:orphans="0" fo:widows="0"/>
      <style:text-properties fo:color="#000000" style:font-name="Times New Roman" fo:font-size="12pt" fo:language="en" fo:country="US" officeooo:rsid="027113e3" officeooo:paragraph-rsid="027113e3" style:letter-kerning="true" style:font-name-asian="Times New Roman2" style:font-size-asian="12pt" style:language-asian="hi" style:country-asian="IN"/>
    </style:style>
    <style:style style:name="P451" style:family="paragraph" style:parent-style-name="Default">
      <style:paragraph-properties fo:text-align="start" style:justify-single-word="false" fo:orphans="0" fo:widows="0"/>
      <style:text-properties fo:color="#000000" style:font-name="Times New Roman" fo:font-size="12pt" fo:language="en" fo:country="US" officeooo:rsid="02711f88" officeooo:paragraph-rsid="02711f88" style:letter-kerning="true" style:font-name-asian="Times New Roman2" style:font-size-asian="12pt" style:language-asian="hi" style:country-asian="IN"/>
    </style:style>
    <style:style style:name="P452" style:family="paragraph" style:parent-style-name="Default">
      <style:paragraph-properties fo:text-align="start" style:justify-single-word="false" fo:orphans="0" fo:widows="0"/>
      <style:text-properties fo:color="#000000" style:font-name="Times New Roman" fo:font-size="12pt" fo:language="en" fo:country="US" officeooo:rsid="02724764" officeooo:paragraph-rsid="02724764" style:letter-kerning="true" style:font-name-asian="Times New Roman2" style:font-size-asian="12pt" style:language-asian="hi" style:country-asian="IN"/>
    </style:style>
    <style:style style:name="P453" style:family="paragraph" style:parent-style-name="Default">
      <style:paragraph-properties fo:text-align="start" style:justify-single-word="false" fo:orphans="0" fo:widows="0"/>
      <style:text-properties fo:color="#000000" style:font-name="Times New Roman" fo:font-size="12pt" fo:language="en" fo:country="US" officeooo:rsid="0275dbf9" officeooo:paragraph-rsid="0275dbf9" style:letter-kerning="true" style:font-name-asian="Times New Roman2" style:font-size-asian="12pt" style:language-asian="hi" style:country-asian="IN"/>
    </style:style>
    <style:style style:name="P454" style:family="paragraph" style:parent-style-name="Default">
      <style:paragraph-properties fo:text-align="start" style:justify-single-word="false" fo:orphans="0" fo:widows="0"/>
      <style:text-properties fo:color="#000000" style:font-name="Times New Roman" fo:font-size="12pt" fo:language="en" fo:country="US" officeooo:rsid="02764e57" officeooo:paragraph-rsid="02764e57" style:letter-kerning="true" style:font-name-asian="Times New Roman2" style:font-size-asian="12pt" style:language-asian="hi" style:country-asian="IN"/>
    </style:style>
    <style:style style:name="P455" style:family="paragraph" style:parent-style-name="Default">
      <style:paragraph-properties fo:text-align="start" style:justify-single-word="false" fo:orphans="0" fo:widows="0"/>
      <style:text-properties fo:color="#000000" style:font-name="Times New Roman" fo:font-size="12pt" fo:language="en" fo:country="US" officeooo:rsid="02779602" officeooo:paragraph-rsid="02779602" style:letter-kerning="true" style:font-name-asian="Times New Roman2" style:font-size-asian="12pt" style:language-asian="hi" style:country-asian="IN"/>
    </style:style>
    <style:style style:name="P456" style:family="paragraph" style:parent-style-name="Default">
      <style:paragraph-properties fo:text-align="start" style:justify-single-word="false" fo:orphans="0" fo:widows="0"/>
      <style:text-properties fo:color="#000000" style:font-name="Times New Roman" fo:font-size="12pt" fo:language="en" fo:country="US" officeooo:rsid="0277e978" officeooo:paragraph-rsid="0277e978" style:letter-kerning="true" style:font-name-asian="Times New Roman2" style:font-size-asian="12pt" style:language-asian="hi" style:country-asian="IN"/>
    </style:style>
    <style:style style:name="P457" style:family="paragraph" style:parent-style-name="Default">
      <style:paragraph-properties fo:text-align="start" style:justify-single-word="false" fo:orphans="0" fo:widows="0"/>
      <style:text-properties fo:color="#000000" style:font-name="Times New Roman" fo:font-size="12pt" fo:language="en" fo:country="US" officeooo:rsid="02793d31" officeooo:paragraph-rsid="02793d31" style:letter-kerning="true" style:font-name-asian="Times New Roman2" style:font-size-asian="12pt" style:language-asian="hi" style:country-asian="IN"/>
    </style:style>
    <style:style style:name="P458" style:family="paragraph" style:parent-style-name="Default">
      <style:paragraph-properties fo:text-align="start" style:justify-single-word="false" fo:orphans="0" fo:widows="0"/>
      <style:text-properties fo:color="#000000" style:font-name="Times New Roman" fo:font-size="12pt" fo:language="en" fo:country="US" officeooo:rsid="027b4b62" officeooo:paragraph-rsid="027b4b62" style:letter-kerning="true" style:font-name-asian="Times New Roman2" style:font-size-asian="12pt" style:language-asian="hi" style:country-asian="IN"/>
    </style:style>
    <style:style style:name="P459" style:family="paragraph" style:parent-style-name="Default">
      <style:paragraph-properties fo:text-align="start" style:justify-single-word="false" fo:orphans="0" fo:widows="0"/>
      <style:text-properties fo:color="#000000" style:font-name="Times New Roman" fo:font-size="12pt" fo:language="en" fo:country="US" officeooo:rsid="027bd7ef" officeooo:paragraph-rsid="027bd7ef" style:letter-kerning="true" style:font-name-asian="Times New Roman2" style:font-size-asian="12pt" style:language-asian="hi" style:country-asian="IN"/>
    </style:style>
    <style:style style:name="P460" style:family="paragraph" style:parent-style-name="Default">
      <style:paragraph-properties fo:text-align="start" style:justify-single-word="false" fo:orphans="0" fo:widows="0"/>
      <style:text-properties fo:color="#000000" style:font-name="Times New Roman" fo:font-size="12pt" fo:language="en" fo:country="US" officeooo:rsid="027d3bc3" officeooo:paragraph-rsid="027d3bc3" style:letter-kerning="true" style:font-name-asian="Times New Roman2" style:font-size-asian="12pt" style:language-asian="hi" style:country-asian="IN"/>
    </style:style>
    <style:style style:name="P461" style:family="paragraph" style:parent-style-name="Default">
      <style:paragraph-properties fo:text-align="start" style:justify-single-word="false" fo:orphans="0" fo:widows="0"/>
      <style:text-properties fo:color="#000000" style:font-name="Times New Roman" fo:font-size="12pt" fo:language="en" fo:country="US" officeooo:rsid="027e4b66" officeooo:paragraph-rsid="027e4b66" style:letter-kerning="true" style:font-name-asian="Times New Roman2" style:font-size-asian="12pt" style:language-asian="hi" style:country-asian="IN"/>
    </style:style>
    <style:style style:name="P462" style:family="paragraph" style:parent-style-name="Default">
      <style:paragraph-properties fo:text-align="start" style:justify-single-word="false" fo:orphans="0" fo:widows="0"/>
      <style:text-properties fo:color="#000000" style:font-name="Times New Roman" fo:font-size="12pt" fo:language="en" fo:country="US" officeooo:rsid="027fa847" officeooo:paragraph-rsid="027fa847" style:letter-kerning="true" style:font-name-asian="Times New Roman2" style:font-size-asian="12pt" style:language-asian="hi" style:country-asian="IN"/>
    </style:style>
    <style:style style:name="P463" style:family="paragraph" style:parent-style-name="Default">
      <style:paragraph-properties fo:text-align="start" style:justify-single-word="false" fo:orphans="0" fo:widows="0"/>
      <style:text-properties fo:color="#000000" style:font-name="Times New Roman" fo:font-size="12pt" fo:language="en" fo:country="US" officeooo:rsid="028144f2" officeooo:paragraph-rsid="028144f2" style:letter-kerning="true" style:font-name-asian="Times New Roman2" style:font-size-asian="12pt" style:language-asian="hi" style:country-asian="IN"/>
    </style:style>
    <style:style style:name="P464" style:family="paragraph" style:parent-style-name="Default">
      <style:paragraph-properties fo:text-align="start" style:justify-single-word="false" fo:orphans="0" fo:widows="0"/>
      <style:text-properties fo:color="#000000" style:font-name="Times New Roman" fo:font-size="12pt" fo:language="en" fo:country="US" officeooo:rsid="02849117" officeooo:paragraph-rsid="02849117" style:letter-kerning="true" style:font-name-asian="Times New Roman2" style:font-size-asian="12pt" style:language-asian="hi" style:country-asian="IN"/>
    </style:style>
    <style:style style:name="P465" style:family="paragraph" style:parent-style-name="Default">
      <style:paragraph-properties fo:text-align="start" style:justify-single-word="false" fo:orphans="0" fo:widows="0"/>
      <style:text-properties fo:color="#000000" style:font-name="Times New Roman" fo:font-size="12pt" fo:language="en" fo:country="US" officeooo:rsid="0284a375" officeooo:paragraph-rsid="0284a375" style:letter-kerning="true" style:font-name-asian="Times New Roman2" style:font-size-asian="12pt" style:language-asian="hi" style:country-asian="IN"/>
    </style:style>
    <style:style style:name="P466" style:family="paragraph" style:parent-style-name="Default">
      <style:paragraph-properties fo:text-align="start" style:justify-single-word="false" fo:orphans="0" fo:widows="0"/>
      <style:text-properties fo:color="#000000" style:font-name="Times New Roman" fo:font-size="12pt" fo:language="en" fo:country="US" officeooo:rsid="0286f5d6" officeooo:paragraph-rsid="0286f5d6" style:letter-kerning="true" style:font-name-asian="Times New Roman2" style:font-size-asian="12pt" style:language-asian="hi" style:country-asian="IN"/>
    </style:style>
    <style:style style:name="P467" style:family="paragraph" style:parent-style-name="Default">
      <style:paragraph-properties fo:text-align="start" style:justify-single-word="false" fo:orphans="0" fo:widows="0"/>
      <style:text-properties fo:color="#000000" style:font-name="Times New Roman" fo:font-size="12pt" fo:language="en" fo:country="US" officeooo:rsid="0287084a" officeooo:paragraph-rsid="0287084a" style:letter-kerning="true" style:font-name-asian="Times New Roman2" style:font-size-asian="12pt" style:language-asian="hi" style:country-asian="IN"/>
    </style:style>
    <style:style style:name="P468" style:family="paragraph" style:parent-style-name="Default">
      <style:paragraph-properties fo:text-align="start" style:justify-single-word="false" fo:orphans="0" fo:widows="0"/>
      <style:text-properties fo:color="#000000" style:font-name="Times New Roman" fo:font-size="12pt" fo:language="en" fo:country="US" officeooo:rsid="02890055" officeooo:paragraph-rsid="02890055" style:letter-kerning="true" style:font-name-asian="Times New Roman2" style:font-size-asian="12pt" style:language-asian="hi" style:country-asian="IN"/>
    </style:style>
    <style:style style:name="P469" style:family="paragraph" style:parent-style-name="Default">
      <style:paragraph-properties fo:text-align="start" style:justify-single-word="false" fo:orphans="0" fo:widows="0"/>
      <style:text-properties fo:color="#000000" style:font-name="Times New Roman" fo:font-size="12pt" fo:language="en" fo:country="US" officeooo:rsid="028ade82" officeooo:paragraph-rsid="028ade82" style:letter-kerning="true" style:font-name-asian="Times New Roman2" style:font-size-asian="12pt" style:language-asian="hi" style:country-asian="IN"/>
    </style:style>
    <style:style style:name="P470" style:family="paragraph" style:parent-style-name="Default">
      <style:paragraph-properties fo:text-align="start" style:justify-single-word="false" fo:orphans="0" fo:widows="0"/>
      <style:text-properties fo:color="#000000" style:font-name="Times New Roman" fo:font-size="12pt" fo:language="en" fo:country="US" officeooo:rsid="028bcd3d" officeooo:paragraph-rsid="028bcd3d" style:letter-kerning="true" style:font-name-asian="Times New Roman2" style:font-size-asian="12pt" style:language-asian="hi" style:country-asian="IN"/>
    </style:style>
    <style:style style:name="P471" style:family="paragraph" style:parent-style-name="Default">
      <style:paragraph-properties fo:text-align="start" style:justify-single-word="false" fo:orphans="0" fo:widows="0"/>
      <style:text-properties fo:color="#000000" style:font-name="Times New Roman" fo:font-size="12pt" fo:language="en" fo:country="US" officeooo:rsid="028e8efd" officeooo:paragraph-rsid="028e8efd" style:letter-kerning="true" style:font-name-asian="Times New Roman2" style:font-size-asian="12pt" style:language-asian="hi" style:country-asian="IN"/>
    </style:style>
    <style:style style:name="P472" style:family="paragraph" style:parent-style-name="Default">
      <style:paragraph-properties fo:text-align="start" style:justify-single-word="false" fo:orphans="0" fo:widows="0"/>
      <style:text-properties fo:color="#000000" style:font-name="Times New Roman" fo:font-size="12pt" fo:language="en" fo:country="US" officeooo:rsid="02912c97" officeooo:paragraph-rsid="02912c97" style:letter-kerning="true" style:font-name-asian="Times New Roman2" style:font-size-asian="12pt" style:language-asian="hi" style:country-asian="IN"/>
    </style:style>
    <style:style style:name="P473" style:family="paragraph" style:parent-style-name="Default">
      <style:paragraph-properties fo:text-align="start" style:justify-single-word="false" fo:orphans="0" fo:widows="0"/>
      <style:text-properties fo:color="#000000" style:font-name="Times New Roman" fo:font-size="12pt" fo:language="en" fo:country="US" officeooo:rsid="029328c5" officeooo:paragraph-rsid="029328c5" style:letter-kerning="true" style:font-name-asian="Times New Roman2" style:font-size-asian="12pt" style:language-asian="hi" style:country-asian="IN"/>
    </style:style>
    <style:style style:name="P474" style:family="paragraph" style:parent-style-name="Default">
      <style:paragraph-properties fo:text-align="start" style:justify-single-word="false" fo:orphans="0" fo:widows="0"/>
      <style:text-properties fo:color="#000000" style:font-name="Times New Roman" fo:font-size="12pt" fo:language="en" fo:country="US" officeooo:rsid="028e1cd4" officeooo:paragraph-rsid="028e1cd4" style:letter-kerning="true" style:font-name-asian="Times New Roman2" style:font-size-asian="12pt" style:language-asian="hi" style:country-asian="IN"/>
    </style:style>
    <style:style style:name="P475" style:family="paragraph" style:parent-style-name="Default">
      <style:paragraph-properties fo:text-align="start" style:justify-single-word="false" fo:orphans="0" fo:widows="0"/>
      <style:text-properties fo:color="#000000" style:font-name="Times New Roman" fo:font-size="12pt" fo:language="en" fo:country="US" officeooo:rsid="0296bde6" officeooo:paragraph-rsid="0296bde6" style:letter-kerning="true" style:font-name-asian="Times New Roman2" style:font-size-asian="12pt" style:language-asian="hi" style:country-asian="IN"/>
    </style:style>
    <style:style style:name="P476" style:family="paragraph" style:parent-style-name="Default">
      <style:paragraph-properties fo:text-align="start" style:justify-single-word="false" fo:orphans="0" fo:widows="0"/>
      <style:text-properties fo:color="#000000" style:font-name="Times New Roman" fo:font-size="12pt" fo:language="en" fo:country="US" officeooo:rsid="029a8ec4" officeooo:paragraph-rsid="029a8ec4" style:letter-kerning="true" style:font-name-asian="Times New Roman2" style:font-size-asian="12pt" style:language-asian="hi" style:country-asian="IN"/>
    </style:style>
    <style:style style:name="P477" style:family="paragraph" style:parent-style-name="Default">
      <style:paragraph-properties fo:text-align="start" style:justify-single-word="false" fo:orphans="0" fo:widows="0"/>
      <style:text-properties fo:color="#000000" style:font-name="Times New Roman" fo:font-size="12pt" fo:language="en" fo:country="US" officeooo:rsid="0299f755" officeooo:paragraph-rsid="0299f755" style:letter-kerning="true" style:font-name-asian="Times New Roman2" style:font-size-asian="12pt" style:language-asian="hi" style:country-asian="IN"/>
    </style:style>
    <style:style style:name="P478" style:family="paragraph" style:parent-style-name="Default">
      <style:paragraph-properties fo:text-align="start" style:justify-single-word="false" fo:orphans="0" fo:widows="0"/>
      <style:text-properties fo:color="#000000" style:font-name="Times New Roman" fo:font-size="12pt" fo:language="en" fo:country="US" officeooo:rsid="029dff00" officeooo:paragraph-rsid="029dff00" style:letter-kerning="true" style:font-name-asian="Times New Roman2" style:font-size-asian="12pt" style:language-asian="hi" style:country-asian="IN"/>
    </style:style>
    <style:style style:name="P479" style:family="paragraph" style:parent-style-name="Default">
      <style:paragraph-properties fo:text-align="start" style:justify-single-word="false" fo:orphans="0" fo:widows="0"/>
      <style:text-properties fo:color="#000000" style:font-name="Times New Roman" fo:font-size="12pt" fo:language="en" fo:country="US" officeooo:rsid="029efe75" officeooo:paragraph-rsid="029efe75" style:letter-kerning="true" style:font-name-asian="Times New Roman2" style:font-size-asian="12pt" style:language-asian="hi" style:country-asian="IN"/>
    </style:style>
    <style:style style:name="P480" style:family="paragraph" style:parent-style-name="Default">
      <style:paragraph-properties fo:text-align="start" style:justify-single-word="false" fo:orphans="0" fo:widows="0"/>
      <style:text-properties fo:color="#000000" style:font-name="Times New Roman" fo:font-size="12pt" fo:language="en" fo:country="US" officeooo:rsid="02a084de" officeooo:paragraph-rsid="02a084de" style:letter-kerning="true" style:font-name-asian="Times New Roman2" style:font-size-asian="12pt" style:language-asian="hi" style:country-asian="IN"/>
    </style:style>
    <style:style style:name="P481" style:family="paragraph" style:parent-style-name="Default">
      <style:paragraph-properties fo:text-align="start" style:justify-single-word="false" fo:orphans="0" fo:widows="0"/>
      <style:text-properties fo:color="#000000" style:font-name="Times New Roman" fo:font-size="12pt" fo:language="en" fo:country="US" officeooo:rsid="02a35b2e" officeooo:paragraph-rsid="02a35b2e" style:letter-kerning="true" style:font-name-asian="Times New Roman2" style:font-size-asian="12pt" style:language-asian="hi" style:country-asian="IN"/>
    </style:style>
    <style:style style:name="P482" style:family="paragraph" style:parent-style-name="Default">
      <style:paragraph-properties fo:text-align="start" style:justify-single-word="false" fo:orphans="0" fo:widows="0"/>
      <style:text-properties fo:color="#000000" style:font-name="Times New Roman" fo:font-size="12pt" fo:language="en" fo:country="US" officeooo:rsid="02a4c586" officeooo:paragraph-rsid="02a4c586" style:letter-kerning="true" style:font-name-asian="Times New Roman2" style:font-size-asian="12pt" style:language-asian="hi" style:country-asian="IN"/>
    </style:style>
    <style:style style:name="P483" style:family="paragraph" style:parent-style-name="Default">
      <style:paragraph-properties fo:text-align="start" style:justify-single-word="false" fo:orphans="0" fo:widows="0"/>
      <style:text-properties fo:color="#000000" style:font-name="Times New Roman" fo:font-size="12pt" fo:language="en" fo:country="US" officeooo:rsid="02a5cf1b" officeooo:paragraph-rsid="02a5cf1b" style:letter-kerning="true" style:font-name-asian="Times New Roman2" style:font-size-asian="12pt" style:language-asian="hi" style:country-asian="IN"/>
    </style:style>
    <style:style style:name="P484" style:family="paragraph" style:parent-style-name="Default">
      <style:paragraph-properties fo:text-align="start" style:justify-single-word="false" fo:orphans="0" fo:widows="0"/>
      <style:text-properties fo:color="#000000" style:font-name="Times New Roman" fo:font-size="12pt" fo:language="en" fo:country="US" officeooo:rsid="02a6fd13" officeooo:paragraph-rsid="02a6fd13" style:letter-kerning="true" style:font-name-asian="Times New Roman2" style:font-size-asian="12pt" style:language-asian="hi" style:country-asian="IN"/>
    </style:style>
    <style:style style:name="P485" style:family="paragraph" style:parent-style-name="Default">
      <style:paragraph-properties fo:text-align="start" style:justify-single-word="false" fo:orphans="0" fo:widows="0"/>
      <style:text-properties fo:color="#000000" style:font-name="Times New Roman" fo:font-size="12pt" fo:language="en" fo:country="US" officeooo:rsid="003982c5" officeooo:paragraph-rsid="02a6fd13" style:letter-kerning="true" style:font-name-asian="Times New Roman2" style:font-size-asian="12pt" style:language-asian="hi" style:country-asian="IN"/>
    </style:style>
    <style:style style:name="P486" style:family="paragraph" style:parent-style-name="Default">
      <style:paragraph-properties fo:text-align="start" style:justify-single-word="false" fo:orphans="0" fo:widows="0"/>
      <style:text-properties fo:color="#000000" style:font-name="Times New Roman" fo:font-size="12pt" fo:language="en" fo:country="US" officeooo:rsid="02a39b13" officeooo:paragraph-rsid="02a39b13" style:letter-kerning="true" style:font-name-asian="Times New Roman2" style:font-size-asian="12pt" style:language-asian="hi" style:country-asian="IN"/>
    </style:style>
    <style:style style:name="P487" style:family="paragraph" style:parent-style-name="Default">
      <style:paragraph-properties fo:text-align="start" style:justify-single-word="false" fo:orphans="0" fo:widows="0"/>
      <style:text-properties fo:color="#000000" style:font-name="Times New Roman" fo:font-size="12pt" fo:language="en" fo:country="US" officeooo:rsid="02a8f421" officeooo:paragraph-rsid="02a8f421" style:letter-kerning="true" style:font-name-asian="Times New Roman2" style:font-size-asian="12pt" style:language-asian="hi" style:country-asian="IN"/>
    </style:style>
    <style:style style:name="P488" style:family="paragraph" style:parent-style-name="Default">
      <style:paragraph-properties fo:text-align="start" style:justify-single-word="false" fo:orphans="0" fo:widows="0"/>
      <style:text-properties fo:color="#000000" style:font-name="Times New Roman" fo:font-size="12pt" fo:language="en" fo:country="US" officeooo:rsid="02aaca78" officeooo:paragraph-rsid="02aaca78" style:letter-kerning="true" style:font-name-asian="Times New Roman2" style:font-size-asian="12pt" style:language-asian="hi" style:country-asian="IN"/>
    </style:style>
    <style:style style:name="P489" style:family="paragraph" style:parent-style-name="Default">
      <style:paragraph-properties fo:text-align="start" style:justify-single-word="false" fo:orphans="0" fo:widows="0"/>
      <style:text-properties fo:color="#000000" style:font-name="Times New Roman" fo:font-size="12pt" fo:language="en" fo:country="US" officeooo:rsid="02ac0eec" officeooo:paragraph-rsid="02ac0eec" style:letter-kerning="true" style:font-name-asian="Times New Roman2" style:font-size-asian="12pt" style:language-asian="hi" style:country-asian="IN"/>
    </style:style>
    <style:style style:name="P490" style:family="paragraph" style:parent-style-name="Default">
      <style:paragraph-properties fo:text-align="start" style:justify-single-word="false" fo:orphans="0" fo:widows="0"/>
      <style:text-properties fo:color="#000000" style:font-name="Times New Roman" fo:font-size="12pt" fo:language="en" fo:country="US" officeooo:rsid="02ac3bf7" officeooo:paragraph-rsid="02ac3bf7" style:letter-kerning="true" style:font-name-asian="Times New Roman2" style:font-size-asian="12pt" style:language-asian="hi" style:country-asian="IN"/>
    </style:style>
    <style:style style:name="P491" style:family="paragraph" style:parent-style-name="Default">
      <style:paragraph-properties fo:text-align="start" style:justify-single-word="false" fo:orphans="0" fo:widows="0"/>
      <style:text-properties fo:color="#000000" style:font-name="Times New Roman" fo:font-size="12pt" fo:language="en" fo:country="US" officeooo:rsid="02ae28ec" officeooo:paragraph-rsid="02ae28ec" style:letter-kerning="true" style:font-name-asian="Times New Roman2" style:font-size-asian="12pt" style:language-asian="hi" style:country-asian="IN"/>
    </style:style>
    <style:style style:name="P492" style:family="paragraph" style:parent-style-name="Default">
      <style:paragraph-properties fo:text-align="start" style:justify-single-word="false" fo:orphans="0" fo:widows="0"/>
      <style:text-properties fo:color="#000000" style:font-name="Times New Roman" fo:font-size="12pt" fo:language="en" fo:country="US" officeooo:rsid="02ae28ec" officeooo:paragraph-rsid="02b4e965" style:letter-kerning="true" style:font-name-asian="Times New Roman2" style:font-size-asian="12pt" style:language-asian="hi" style:country-asian="IN"/>
    </style:style>
    <style:style style:name="P493" style:family="paragraph" style:parent-style-name="Default">
      <style:paragraph-properties fo:text-align="start" style:justify-single-word="false" fo:orphans="0" fo:widows="0"/>
      <style:text-properties fo:color="#000000" style:font-name="Times New Roman" fo:font-size="12pt" fo:language="en" fo:country="US" officeooo:rsid="02af16c9" officeooo:paragraph-rsid="02af16c9" style:letter-kerning="true" style:font-name-asian="Times New Roman2" style:font-size-asian="12pt" style:language-asian="hi" style:country-asian="IN"/>
    </style:style>
    <style:style style:name="P494" style:family="paragraph" style:parent-style-name="Default">
      <style:paragraph-properties fo:text-align="start" style:justify-single-word="false" fo:orphans="0" fo:widows="0"/>
      <style:text-properties fo:color="#000000" style:font-name="Times New Roman" fo:font-size="12pt" fo:language="en" fo:country="US" officeooo:rsid="02b1c6da" officeooo:paragraph-rsid="02b1c6da" style:letter-kerning="true" style:font-name-asian="Times New Roman2" style:font-size-asian="12pt" style:language-asian="hi" style:country-asian="IN"/>
    </style:style>
    <style:style style:name="P495" style:family="paragraph" style:parent-style-name="Default">
      <style:paragraph-properties fo:text-align="start" style:justify-single-word="false" fo:orphans="0" fo:widows="0"/>
      <style:text-properties fo:color="#000000" style:font-name="Times New Roman" fo:font-size="12pt" fo:language="en" fo:country="US" officeooo:rsid="02b2c35f" officeooo:paragraph-rsid="02b2c35f" style:letter-kerning="true" style:font-name-asian="Times New Roman2" style:font-size-asian="12pt" style:language-asian="hi" style:country-asian="IN"/>
    </style:style>
    <style:style style:name="P496" style:family="paragraph" style:parent-style-name="Default">
      <style:paragraph-properties fo:text-align="start" style:justify-single-word="false" fo:orphans="0" fo:widows="0"/>
      <style:text-properties fo:color="#000000" style:font-name="Times New Roman" fo:font-size="12pt" fo:language="en" fo:country="US" officeooo:rsid="02b56b02" officeooo:paragraph-rsid="02b56b02" style:letter-kerning="true" style:font-name-asian="Times New Roman2" style:font-size-asian="12pt" style:language-asian="hi" style:country-asian="IN"/>
    </style:style>
    <style:style style:name="P497" style:family="paragraph" style:parent-style-name="Default">
      <style:paragraph-properties fo:text-align="start" style:justify-single-word="false" fo:orphans="0" fo:widows="0"/>
      <style:text-properties fo:color="#000000" style:font-name="Times New Roman" fo:font-size="12pt" fo:language="en" fo:country="US" officeooo:rsid="02b6f348" officeooo:paragraph-rsid="02b6f348" style:letter-kerning="true" style:font-name-asian="Times New Roman2" style:font-size-asian="12pt" style:language-asian="hi" style:country-asian="IN"/>
    </style:style>
    <style:style style:name="P498" style:family="paragraph" style:parent-style-name="Default">
      <style:paragraph-properties fo:text-align="start" style:justify-single-word="false" fo:orphans="0" fo:widows="0"/>
      <style:text-properties fo:color="#000000" style:font-name="Times New Roman" fo:font-size="12pt" fo:language="en" fo:country="US" officeooo:rsid="02b6f582" officeooo:paragraph-rsid="02b6f582" style:letter-kerning="true" style:font-name-asian="Times New Roman2" style:font-size-asian="12pt" style:language-asian="hi" style:country-asian="IN"/>
    </style:style>
    <style:style style:name="P499" style:family="paragraph" style:parent-style-name="Default">
      <style:paragraph-properties fo:text-align="start" style:justify-single-word="false" fo:orphans="0" fo:widows="0"/>
      <style:text-properties fo:color="#000000" style:font-name="Times New Roman" fo:font-size="12pt" fo:language="en" fo:country="US" officeooo:rsid="02b4e965" officeooo:paragraph-rsid="02b4e965" style:letter-kerning="true" style:font-name-asian="Times New Roman2" style:font-size-asian="12pt" style:language-asian="hi" style:country-asian="IN"/>
    </style:style>
    <style:style style:name="P500" style:family="paragraph" style:parent-style-name="Default">
      <style:paragraph-properties fo:text-align="start" style:justify-single-word="false" fo:orphans="0" fo:widows="0"/>
      <style:text-properties fo:color="#000000" style:font-name="Times New Roman" fo:font-size="12pt" fo:language="en" fo:country="US" officeooo:rsid="02b84617" officeooo:paragraph-rsid="02b84617" style:letter-kerning="true" style:font-name-asian="Times New Roman2" style:font-size-asian="12pt" style:language-asian="hi" style:country-asian="IN"/>
    </style:style>
    <style:style style:name="P501" style:family="paragraph" style:parent-style-name="Default">
      <style:paragraph-properties fo:text-align="start" style:justify-single-word="false" fo:orphans="0" fo:widows="0"/>
      <style:text-properties fo:color="#000000" style:font-name="Times New Roman" fo:font-size="12pt" fo:language="en" fo:country="US" officeooo:rsid="02baeff1" officeooo:paragraph-rsid="02baeff1" style:letter-kerning="true" style:font-name-asian="Times New Roman2" style:font-size-asian="12pt" style:language-asian="hi" style:country-asian="IN"/>
    </style:style>
    <style:style style:name="P502" style:family="paragraph" style:parent-style-name="Default">
      <style:paragraph-properties fo:text-align="start" style:justify-single-word="false" fo:orphans="0" fo:widows="0"/>
      <style:text-properties fo:color="#000000" style:font-name="Times New Roman" fo:font-size="12pt" fo:language="en" fo:country="US" officeooo:rsid="02bc3d61" officeooo:paragraph-rsid="02bc3d61" style:letter-kerning="true" style:font-name-asian="Times New Roman2" style:font-size-asian="12pt" style:language-asian="hi" style:country-asian="IN"/>
    </style:style>
    <style:style style:name="P503" style:family="paragraph" style:parent-style-name="Default">
      <style:paragraph-properties fo:text-align="start" style:justify-single-word="false" fo:orphans="0" fo:widows="0"/>
      <style:text-properties fo:color="#000000" style:font-name="Times New Roman" fo:font-size="12pt" fo:language="en" fo:country="US" officeooo:rsid="02bda64d" officeooo:paragraph-rsid="02bda64d" style:letter-kerning="true" style:font-name-asian="Times New Roman2" style:font-size-asian="12pt" style:language-asian="hi" style:country-asian="IN"/>
    </style:style>
    <style:style style:name="P504" style:family="paragraph" style:parent-style-name="Default">
      <style:paragraph-properties fo:text-align="start" style:justify-single-word="false" fo:orphans="0" fo:widows="0"/>
      <style:text-properties fo:color="#000000" style:font-name="Times New Roman" fo:font-size="12pt" fo:language="en" fo:country="US" officeooo:rsid="02c16875" officeooo:paragraph-rsid="02c16875" style:letter-kerning="true" style:font-name-asian="Times New Roman2" style:font-size-asian="12pt" style:language-asian="hi" style:country-asian="IN"/>
    </style:style>
    <style:style style:name="P505" style:family="paragraph" style:parent-style-name="Default">
      <style:paragraph-properties fo:text-align="start" style:justify-single-word="false" fo:orphans="0" fo:widows="0"/>
      <style:text-properties fo:color="#000000" style:font-name="Times New Roman" fo:font-size="12pt" fo:language="en" fo:country="US" officeooo:rsid="02c2e722" officeooo:paragraph-rsid="02c2e722" style:letter-kerning="true" style:font-name-asian="Times New Roman2" style:font-size-asian="12pt" style:language-asian="hi" style:country-asian="IN"/>
    </style:style>
    <style:style style:name="P506" style:family="paragraph" style:parent-style-name="Default">
      <style:paragraph-properties fo:text-align="start" style:justify-single-word="false" fo:orphans="0" fo:widows="0"/>
      <style:text-properties fo:color="#000000" style:font-name="Times New Roman" fo:font-size="12pt" fo:language="en" fo:country="US" officeooo:rsid="02c64c53" officeooo:paragraph-rsid="02c64c53" style:letter-kerning="true" style:font-name-asian="Times New Roman2" style:font-size-asian="12pt" style:language-asian="hi" style:country-asian="IN"/>
    </style:style>
    <style:style style:name="P507" style:family="paragraph" style:parent-style-name="Default">
      <style:paragraph-properties fo:text-align="start" style:justify-single-word="false" fo:orphans="0" fo:widows="0"/>
      <style:text-properties fo:color="#000000" style:font-name="Times New Roman" fo:font-size="12pt" fo:language="en" fo:country="US" officeooo:rsid="02cc3c0a" officeooo:paragraph-rsid="02cc3c0a" style:letter-kerning="true" style:font-name-asian="Times New Roman2" style:font-size-asian="12pt" style:language-asian="hi" style:country-asian="IN"/>
    </style:style>
    <style:style style:name="P508" style:family="paragraph" style:parent-style-name="Default">
      <style:paragraph-properties fo:text-align="start" style:justify-single-word="false" fo:orphans="0" fo:widows="0"/>
      <style:text-properties fo:color="#000000" style:font-name="Times New Roman" fo:font-size="12pt" fo:language="en" fo:country="US" officeooo:rsid="010e3f0b" officeooo:paragraph-rsid="010e3f0b" style:letter-kerning="true" fo:background-color="#ffff00" style:font-name-asian="Times New Roman2" style:font-size-asian="12pt" style:language-asian="hi" style:country-asian="IN"/>
    </style:style>
    <style:style style:name="P509" style:family="paragraph" style:parent-style-name="Default">
      <style:paragraph-properties fo:text-align="start" style:justify-single-word="false" fo:orphans="0" fo:widows="0"/>
      <style:text-properties fo:color="#000000" style:font-name="Times New Roman" fo:font-size="12pt" fo:language="en" fo:country="US" officeooo:rsid="00a349db" officeooo:paragraph-rsid="00a349db" style:letter-kerning="true" fo:background-color="#ffff00" style:font-name-asian="Times New Roman2" style:font-size-asian="12pt" style:language-asian="hi" style:country-asian="IN"/>
    </style:style>
    <style:style style:name="P510" style:family="paragraph" style:parent-style-name="Default">
      <style:paragraph-properties fo:text-align="start" style:justify-single-word="false" fo:orphans="0" fo:widows="0"/>
      <style:text-properties fo:color="#000000" style:font-name="Times New Roman" fo:font-size="12pt" fo:language="en" fo:country="US" officeooo:rsid="00a33c76" officeooo:paragraph-rsid="00a33c76" style:letter-kerning="true" fo:background-color="#ffff00" style:font-name-asian="Times New Roman2" style:font-size-asian="12pt" style:language-asian="hi" style:country-asian="IN"/>
    </style:style>
    <style:style style:name="P511" style:family="paragraph" style:parent-style-name="Default">
      <style:paragraph-properties fo:text-align="start" style:justify-single-word="false" fo:orphans="0" fo:widows="0"/>
      <style:text-properties fo:color="#000000" style:font-name="Times New Roman" fo:font-size="12pt" fo:language="en" fo:country="US" officeooo:rsid="009333d4" officeooo:paragraph-rsid="009333d4" style:letter-kerning="true" fo:background-color="#ffff00" style:font-name-asian="Times New Roman2" style:font-size-asian="12pt" style:language-asian="hi" style:country-asian="IN"/>
    </style:style>
    <style:style style:name="P512" style:family="paragraph" style:parent-style-name="Default">
      <style:paragraph-properties fo:text-align="start" style:justify-single-word="false" fo:orphans="0" fo:widows="0"/>
      <style:text-properties fo:color="#000000" style:font-name="Times New Roman" fo:font-size="12pt" fo:language="en" fo:country="US" officeooo:rsid="0231f86f" officeooo:paragraph-rsid="0231f86f" style:letter-kerning="true" fo:background-color="#fff200" style:font-name-asian="Times New Roman2" style:font-size-asian="12pt" style:language-asian="hi" style:country-asian="IN"/>
    </style:style>
    <style:style style:name="P513" style:family="paragraph" style:parent-style-name="Default">
      <style:paragraph-properties fo:text-align="start" style:justify-single-word="false" fo:orphans="0" fo:widows="0"/>
      <style:text-properties fo:color="#000000" style:font-name="Times New Roman" fo:font-size="12pt" fo:language="en" fo:country="US" fo:font-weight="normal" officeooo:rsid="0269f3cf" officeooo:paragraph-rsid="0269f3cf" style:letter-kerning="true" style:font-name-asian="Times New Roman2" style:font-size-asian="12pt" style:language-asian="hi" style:country-asian="IN" style:font-weight-asian="normal" style:font-weight-complex="normal"/>
    </style:style>
    <style:style style:name="P514" style:family="paragraph" style:parent-style-name="Default">
      <style:paragraph-properties fo:text-align="start" style:justify-single-word="false" fo:orphans="0" fo:widows="0"/>
      <style:text-properties fo:color="#000000" style:font-name="Times New Roman" fo:font-size="12pt" officeooo:paragraph-rsid="0209bc27" style:font-size-asian="12pt"/>
    </style:style>
    <style:style style:name="P515" style:family="paragraph" style:parent-style-name="Default">
      <style:paragraph-properties fo:text-align="start" style:justify-single-word="false" fo:orphans="0" fo:widows="0"/>
      <style:text-properties fo:color="#000000" style:font-name="Times New Roman1" fo:font-size="12pt" fo:language="en" fo:country="US" officeooo:rsid="019f9673" officeooo:paragraph-rsid="019f9673" style:letter-kerning="true" style:font-name-asian="Times New Roman2" style:font-size-asian="12pt" style:language-asian="hi" style:country-asian="IN" style:font-size-complex="12pt"/>
    </style:style>
    <style:style style:name="P516" style:family="paragraph" style:parent-style-name="Default">
      <style:paragraph-properties fo:text-align="start" style:justify-single-word="false" fo:orphans="0" fo:widows="0"/>
      <style:text-properties fo:color="#000000" style:font-name="Times New Roman1" fo:font-size="12pt" fo:language="en" fo:country="US" officeooo:rsid="01789882" officeooo:paragraph-rsid="01789882" style:letter-kerning="true" style:font-name-asian="Times New Roman2" style:font-size-asian="12pt" style:language-asian="hi" style:country-asian="IN" style:font-size-complex="12pt"/>
    </style:style>
    <style:style style:name="P517" style:family="paragraph" style:parent-style-name="Default">
      <style:paragraph-properties fo:text-align="start" style:justify-single-word="false" fo:orphans="0" fo:widows="0"/>
      <style:text-properties fo:color="#000000" style:font-name="Times New Roman1" fo:font-size="12pt" fo:language="en" fo:country="US" officeooo:rsid="00561fbf" officeooo:paragraph-rsid="00561fbf" style:letter-kerning="true" style:font-name-asian="Times New Roman2" style:font-size-asian="12pt" style:language-asian="hi" style:country-asian="IN" style:font-size-complex="12pt"/>
    </style:style>
    <style:style style:name="P518" style:family="paragraph" style:parent-style-name="Default">
      <style:paragraph-properties fo:text-align="start" style:justify-single-word="false" fo:orphans="0" fo:widows="0"/>
      <style:text-properties fo:color="#000000" style:font-name="Times New Roman1" fo:font-size="12pt" fo:language="en" fo:country="US" officeooo:rsid="01789882" officeooo:paragraph-rsid="01789882" style:letter-kerning="true" fo:background-color="#ffffff" style:font-name-asian="Times New Roman2" style:font-size-asian="12pt" style:language-asian="hi" style:country-asian="IN" style:font-size-complex="12pt"/>
    </style:style>
    <style:style style:name="P519" style:family="paragraph" style:parent-style-name="Default">
      <style:paragraph-properties fo:text-align="start" style:justify-single-word="false" fo:orphans="0" fo:widows="0"/>
      <style:text-properties fo:color="#000000" style:font-name="Times New Roman1" fo:font-size="12pt" fo:language="en" fo:country="US" officeooo:rsid="023b952a" officeooo:paragraph-rsid="023b952a" style:letter-kerning="true" fo:background-color="#ffffff" style:font-name-asian="Times New Roman2" style:font-size-asian="12pt" style:language-asian="hi" style:country-asian="IN" style:font-size-complex="12pt"/>
    </style:style>
    <style:style style:name="P520" style:family="paragraph" style:parent-style-name="Default">
      <style:paragraph-properties fo:text-align="start" style:justify-single-word="false" fo:orphans="0" fo:widows="0"/>
      <style:text-properties fo:color="#000000" style:font-name="Courier New" fo:font-size="10pt" fo:language="en" fo:country="US" officeooo:rsid="01348ef9" officeooo:paragraph-rsid="01348ef9" style:letter-kerning="true" style:font-name-asian="Times New Roman2" style:font-size-asian="10pt" style:language-asian="hi" style:country-asian="IN" style:font-size-complex="10pt"/>
    </style:style>
    <style:style style:name="P521" style:family="paragraph" style:parent-style-name="Default">
      <style:paragraph-properties fo:text-align="start" style:justify-single-word="false" fo:orphans="0" fo:widows="0"/>
      <style:text-properties fo:color="#808080" style:font-name="Times New Roman" fo:font-size="12pt" fo:language="en" fo:country="US" style:letter-kerning="true" style:font-name-asian="Times New Roman2" style:font-size-asian="12pt" style:language-asian="hi" style:country-asian="IN"/>
    </style:style>
    <style:style style:name="P522" style:family="paragraph" style:parent-style-name="Default">
      <style:paragraph-properties fo:text-align="start" style:justify-single-word="false" fo:orphans="0" fo:widows="0"/>
      <style:text-properties fo:language="en" fo:country="US" officeooo:paragraph-rsid="0131452c"/>
    </style:style>
    <style:style style:name="P523" style:family="paragraph" style:parent-style-name="Default">
      <style:paragraph-properties fo:text-align="start" style:justify-single-word="false" fo:orphans="0" fo:widows="0"/>
      <style:text-properties fo:language="en" fo:country="US" officeooo:paragraph-rsid="002fe185"/>
    </style:style>
    <style:style style:name="P524" style:family="paragraph" style:parent-style-name="Default">
      <style:text-properties fo:language="en" fo:country="US" officeooo:rsid="0127812d" officeooo:paragraph-rsid="0127812d"/>
    </style:style>
    <style:style style:name="P525" style:family="paragraph" style:parent-style-name="Default">
      <style:text-properties fo:language="en" fo:country="US" officeooo:rsid="01269a21" officeooo:paragraph-rsid="01269a21"/>
    </style:style>
    <style:style style:name="P526" style:family="paragraph" style:parent-style-name="Default">
      <style:text-properties fo:language="en" fo:country="US" officeooo:rsid="012468a3" officeooo:paragraph-rsid="012468a3"/>
    </style:style>
    <style:style style:name="P527" style:family="paragraph" style:parent-style-name="Default">
      <style:text-properties fo:language="en" fo:country="US" officeooo:rsid="01257f94" officeooo:paragraph-rsid="01257f94"/>
    </style:style>
    <style:style style:name="P528" style:family="paragraph" style:parent-style-name="Default">
      <style:text-properties fo:language="en" fo:country="US" officeooo:rsid="01214395" officeooo:paragraph-rsid="01214395"/>
    </style:style>
    <style:style style:name="P529" style:family="paragraph" style:parent-style-name="Default">
      <style:paragraph-properties fo:orphans="0" fo:widows="0"/>
      <style:text-properties fo:language="en" fo:country="US" officeooo:rsid="005c401b" officeooo:paragraph-rsid="01214395"/>
    </style:style>
    <style:style style:name="P530" style:family="paragraph" style:parent-style-name="Default">
      <style:paragraph-properties fo:orphans="0" fo:widows="0"/>
      <style:text-properties fo:language="en" fo:country="US" officeooo:rsid="01226da1" officeooo:paragraph-rsid="01226da1"/>
    </style:style>
    <style:style style:name="P531" style:family="paragraph" style:parent-style-name="Default">
      <style:paragraph-properties fo:text-align="start" style:justify-single-word="false" fo:orphans="0" fo:widows="0" fo:padding="0.074cm" fo:border-left="none" fo:border-right="none" fo:border-top="none" fo:border-bottom="0.06pt solid #000000" style:join-border="false"/>
      <style:text-properties fo:color="#000000" style:font-name="Times New Roman" fo:font-size="12pt" fo:language="en" fo:country="US" style:letter-kerning="true" style:font-name-asian="Times New Roman2" style:font-size-asian="12pt" style:language-asian="hi" style:country-asian="IN"/>
    </style:style>
    <style:style style:name="P532" style:family="paragraph" style:parent-style-name="Standard">
      <style:text-properties fo:color="#000000" style:font-name="Consolas" fo:font-size="9.5pt" fo:language="en" fo:country="US" style:font-size-asian="9.5pt"/>
    </style:style>
    <style:style style:name="P533" style:family="paragraph" style:parent-style-name="Standard">
      <style:paragraph-properties fo:text-align="start" style:justify-single-word="false" fo:orphans="0" fo:widows="0"/>
      <style:text-properties fo:color="#000000" style:font-name="Times New Roman" fo:font-size="12pt" fo:language="en" fo:country="US" officeooo:rsid="00187128" officeooo:paragraph-rsid="00187128" style:letter-kerning="true" style:font-name-asian="Times New Roman2" style:font-size-asian="12pt" style:language-asian="hi" style:country-asian="IN"/>
    </style:style>
    <style:style style:name="P534" style:family="paragraph" style:parent-style-name="Standard">
      <style:text-properties fo:color="#000000" style:font-name="Times New Roman1" fo:font-size="12pt" style:font-size-asian="12pt" style:font-size-complex="12pt"/>
    </style:style>
    <style:style style:name="P535" style:family="paragraph" style:parent-style-name="Standard">
      <style:text-properties fo:color="#000000" style:font-name="Times New Roman1" fo:font-size="12pt" fo:background-color="#ffffff" style:font-size-asian="12pt" style:font-size-complex="12pt"/>
    </style:style>
    <style:style style:name="P536" style:family="paragraph" style:parent-style-name="Standard">
      <style:paragraph-properties fo:text-align="start" style:justify-single-word="false" fo:orphans="0" fo:widows="0"/>
      <style:text-properties fo:color="#000000" style:font-name="Times New Roman1" fo:font-size="12pt" fo:language="en" fo:country="US" officeooo:rsid="0209bc27" officeooo:paragraph-rsid="0209bc27" style:letter-kerning="true" fo:background-color="#ffffff" style:font-name-asian="Times New Roman2" style:font-size-asian="12pt" style:language-asian="hi" style:country-asian="IN" style:font-size-complex="12pt"/>
    </style:style>
    <style:style style:name="P537" style:family="paragraph" style:parent-style-name="Standard">
      <style:text-properties fo:language="en" fo:country="US"/>
    </style:style>
    <style:style style:name="P538" style:family="paragraph" style:parent-style-name="Text_20_body">
      <style:paragraph-properties fo:text-align="start" style:justify-single-word="false" fo:orphans="0" fo:widows="0"/>
      <style:text-properties fo:color="#00007f" fo:language="en" fo:country="US" officeooo:paragraph-rsid="018701a6" fo:background-color="#ededfb"/>
    </style:style>
    <style:style style:name="P539" style:family="paragraph" style:parent-style-name="Text_20_body">
      <style:paragraph-properties fo:text-align="start" style:justify-single-word="false" fo:orphans="0" fo:widows="0"/>
      <style:text-properties fo:color="#7f0000" style:font-name="Times New Roman" fo:font-size="12pt" fo:language="en" fo:country="US" officeooo:rsid="018701a6" officeooo:paragraph-rsid="018701a6" style:letter-kerning="true" fo:background-color="#fbeded" style:font-name-asian="Times New Roman2" style:font-size-asian="12pt" style:language-asian="hi" style:country-asian="IN"/>
    </style:style>
    <style:style style:name="P540" style:family="paragraph" style:parent-style-name="Text_20_body">
      <style:text-properties officeooo:rsid="02c64c53" officeooo:paragraph-rsid="02c64c53"/>
    </style:style>
    <style:style style:name="P541" style:family="paragraph" style:parent-style-name="Text_20_body">
      <style:text-properties officeooo:rsid="02c703e8" officeooo:paragraph-rsid="02c703e8"/>
    </style:style>
    <style:style style:name="P542" style:family="paragraph" style:parent-style-name="Text_20_body">
      <style:paragraph-properties fo:margin-left="0cm" fo:margin-right="0cm" fo:margin-top="0cm" fo:margin-bottom="0cm" loext:contextual-spacing="false" fo:text-indent="0cm" style:auto-text-indent="false"/>
      <style:text-properties fo:color="#7f0000" fo:language="en" fo:country="US" fo:background-color="#fbeded"/>
    </style:style>
    <style:style style:name="P543" style:family="paragraph" style:parent-style-name="Text_20_body">
      <style:paragraph-properties fo:margin-left="0cm" fo:margin-right="0cm" fo:margin-top="0cm" fo:margin-bottom="0cm" loext:contextual-spacing="false" fo:text-indent="0cm" style:auto-text-indent="false"/>
      <style:text-properties fo:color="#00007f" fo:language="en" fo:country="US" fo:background-color="#ededfb"/>
    </style:style>
    <style:style style:name="P544" style:family="paragraph" style:parent-style-name="Text_20_body">
      <style:paragraph-properties fo:margin-left="0cm" fo:margin-right="0cm" fo:margin-top="0cm" fo:margin-bottom="0cm" loext:contextual-spacing="false" fo:text-indent="0cm" style:auto-text-indent="false"/>
      <style:text-properties fo:color="#000000" fo:language="en" fo:country="US" officeooo:rsid="018701a6" officeooo:paragraph-rsid="018701a6" fo:background-color="transparent"/>
    </style:style>
    <style:style style:name="P545" style:family="paragraph" style:parent-style-name="Text_20_body">
      <style:paragraph-properties fo:margin-left="0cm" fo:margin-right="0cm" fo:margin-top="0cm" fo:margin-bottom="0cm" loext:contextual-spacing="false" fo:text-indent="0cm" style:auto-text-indent="false"/>
      <style:text-properties fo:color="#000000" fo:language="en" fo:country="US" officeooo:rsid="0187b059" officeooo:paragraph-rsid="0187b059" fo:background-color="transparent"/>
    </style:style>
    <style:style style:name="P546" style:family="paragraph" style:parent-style-name="Preformatted_20_Text">
      <style:text-properties fo:font-size="8pt" style:font-size-asian="8pt" style:font-size-complex="8pt"/>
    </style:style>
    <style:style style:name="P547" style:family="paragraph" style:parent-style-name="Default" style:master-page-name="Standard">
      <style:paragraph-properties fo:text-align="start" style:justify-single-word="false" fo:orphans="0" fo:widows="0" style:page-number="auto"/>
      <style:text-properties fo:color="#808080" style:font-name="Times New Roman" fo:font-size="12pt" fo:language="en" fo:country="US" style:letter-kerning="true" style:font-name-asian="Times New Roman2" style:font-size-asian="12pt" style:language-asian="hi" style:country-asian="IN"/>
    </style:style>
    <style:style style:name="P548" style:family="paragraph" style:parent-style-name="Default">
      <style:paragraph-properties fo:text-align="start" style:justify-single-word="false" fo:orphans="0" fo:widows="0"/>
      <style:text-properties fo:color="#000000" style:font-name="Times New Roman" fo:font-size="12pt" fo:language="en" fo:country="US" officeooo:rsid="02cd7c9b" officeooo:paragraph-rsid="02cd7c9b" style:letter-kerning="true" style:font-name-asian="Times New Roman2" style:font-size-asian="12pt" style:language-asian="hi" style:country-asian="IN"/>
    </style:style>
    <style:style style:name="P549" style:family="paragraph" style:parent-style-name="Default">
      <style:paragraph-properties fo:text-align="start" style:justify-single-word="false" fo:orphans="0" fo:widows="0"/>
      <style:text-properties fo:color="#000000" style:font-name="Times New Roman" fo:font-size="12pt" fo:language="en" fo:country="US" officeooo:rsid="02ce47af" officeooo:paragraph-rsid="02ce47af" style:letter-kerning="true" style:font-name-asian="Times New Roman2" style:font-size-asian="12pt" style:language-asian="hi" style:country-asian="IN"/>
    </style:style>
    <style:style style:name="T1" style:family="text">
      <style:text-properties fo:color="#000000" style:font-name="Consolas" fo:font-size="9.5pt" style:font-size-asian="9.5pt"/>
    </style:style>
    <style:style style:name="T2" style:family="text">
      <style:text-properties fo:color="#000000" style:font-name="Times New Roman" fo:font-size="12pt" officeooo:rsid="0131452c" style:letter-kerning="true" style:font-name-asian="Times New Roman2" style:font-size-asian="12pt" style:language-asian="hi" style:country-asian="IN"/>
    </style:style>
    <style:style style:name="T3" style:family="text">
      <style:text-properties fo:color="#000000" style:font-name="Times New Roman" fo:font-size="12pt" officeooo:rsid="002fe185" style:letter-kerning="true" style:font-name-asian="Times New Roman2" style:font-size-asian="12pt" style:language-asian="hi" style:country-asian="IN"/>
    </style:style>
    <style:style style:name="T4" style:family="text">
      <style:text-properties fo:color="#0000ff" style:font-name="Consolas" fo:font-size="9.5pt" style:font-size-asian="9.5pt"/>
    </style:style>
    <style:style style:name="T5" style:family="text">
      <style:text-properties fo:color="#008000" style:font-name="Consolas" fo:font-size="9.5pt" style:font-size-asian="9.5pt"/>
    </style:style>
    <style:style style:name="T6" style:family="text">
      <style:text-properties fo:color="#008000" style:font-name="Consolas" fo:font-size="9.5pt" officeooo:rsid="00187128" style:font-size-asian="9.5pt"/>
    </style:style>
    <style:style style:name="T7" style:family="text">
      <style:text-properties style:font-name="Consolas" fo:font-size="9.5pt" style:font-size-asian="9.5pt"/>
    </style:style>
    <style:style style:name="T8" style:family="text">
      <style:text-properties style:font-name="Consolas" fo:font-size="9.5pt" fo:background-color="#ffffff" loext:char-shading-value="0" style:font-size-asian="9.5pt"/>
    </style:style>
    <style:style style:name="T9" style:family="text">
      <style:text-properties officeooo:rsid="003a4241"/>
    </style:style>
    <style:style style:name="T10" style:family="text">
      <style:text-properties officeooo:rsid="003c77cb"/>
    </style:style>
    <style:style style:name="T11" style:family="text">
      <style:text-properties officeooo:rsid="003e6357"/>
    </style:style>
    <style:style style:name="T12" style:family="text">
      <style:text-properties officeooo:rsid="0047dfeb"/>
    </style:style>
    <style:style style:name="T13" style:family="text">
      <style:text-properties officeooo:rsid="004b5b34"/>
    </style:style>
    <style:style style:name="T14" style:family="text">
      <style:text-properties officeooo:rsid="004d11cb"/>
    </style:style>
    <style:style style:name="T15" style:family="text">
      <style:text-properties officeooo:rsid="00506308"/>
    </style:style>
    <style:style style:name="T16" style:family="text">
      <style:text-properties officeooo:rsid="005a3a45"/>
    </style:style>
    <style:style style:name="T17" style:family="text">
      <style:text-properties officeooo:rsid="005da7e5"/>
    </style:style>
    <style:style style:name="T18" style:family="text">
      <style:text-properties fo:font-style="italic" style:font-style-asian="italic" style:font-style-complex="italic"/>
    </style:style>
    <style:style style:name="T19" style:family="text">
      <style:text-properties officeooo:rsid="00653e42"/>
    </style:style>
    <style:style style:name="T20" style:family="text">
      <style:text-properties officeooo:rsid="006821d6"/>
    </style:style>
    <style:style style:name="T21" style:family="text">
      <style:text-properties officeooo:rsid="006ba9f3"/>
    </style:style>
    <style:style style:name="T22" style:family="text">
      <style:text-properties officeooo:rsid="007b0a19"/>
    </style:style>
    <style:style style:name="T23" style:family="text">
      <style:text-properties fo:background-color="#ffff00" loext:char-shading-value="0"/>
    </style:style>
    <style:style style:name="T24" style:family="text">
      <style:text-properties officeooo:rsid="008672e9" fo:background-color="#ffff00" loext:char-shading-value="0"/>
    </style:style>
    <style:style style:name="T25" style:family="text">
      <style:text-properties officeooo:rsid="007f7d01"/>
    </style:style>
    <style:style style:name="T26" style:family="text">
      <style:text-properties officeooo:rsid="00844225"/>
    </style:style>
    <style:style style:name="T27" style:family="text">
      <style:text-properties officeooo:rsid="008d7003"/>
    </style:style>
    <style:style style:name="T28" style:family="text">
      <style:text-properties officeooo:rsid="00958fe8"/>
    </style:style>
    <style:style style:name="T29" style:family="text">
      <style:text-properties officeooo:rsid="00974df9"/>
    </style:style>
    <style:style style:name="T30" style:family="text">
      <style:text-properties officeooo:rsid="0099111c"/>
    </style:style>
    <style:style style:name="T31" style:family="text">
      <style:text-properties officeooo:rsid="00be6733"/>
    </style:style>
    <style:style style:name="T32" style:family="text">
      <style:text-properties officeooo:rsid="00d38870"/>
    </style:style>
    <style:style style:name="T33" style:family="text">
      <style:text-properties officeooo:rsid="00d49f8c"/>
    </style:style>
    <style:style style:name="T34" style:family="text">
      <style:text-properties officeooo:rsid="00d6cf5c"/>
    </style:style>
    <style:style style:name="T35" style:family="text">
      <style:text-properties officeooo:rsid="00db8e9c"/>
    </style:style>
    <style:style style:name="T36" style:family="text">
      <style:text-properties officeooo:rsid="00f11957"/>
    </style:style>
    <style:style style:name="T37" style:family="text">
      <style:text-properties officeooo:rsid="0101c87e"/>
    </style:style>
    <style:style style:name="T38" style:family="text">
      <style:text-properties officeooo:rsid="0106b91e"/>
    </style:style>
    <style:style style:name="T39" style:family="text">
      <style:text-properties officeooo:rsid="010d4bf3"/>
    </style:style>
    <style:style style:name="T40" style:family="text">
      <style:text-properties officeooo:rsid="0113c7c0"/>
    </style:style>
    <style:style style:name="T41" style:family="text">
      <style:text-properties officeooo:rsid="0115d6e4"/>
    </style:style>
    <style:style style:name="T42" style:family="text">
      <style:text-properties officeooo:rsid="011f9a93"/>
    </style:style>
    <style:style style:name="T43" style:family="text">
      <style:text-properties officeooo:rsid="01291283"/>
    </style:style>
    <style:style style:name="T44" style:family="text">
      <style:text-properties officeooo:rsid="0129b62f"/>
    </style:style>
    <style:style style:name="T45" style:family="text">
      <style:text-properties officeooo:rsid="012b3fb9"/>
    </style:style>
    <style:style style:name="T46" style:family="text">
      <style:text-properties officeooo:rsid="012e3ff5"/>
    </style:style>
    <style:style style:name="T47" style:family="text">
      <style:text-properties officeooo:rsid="0131b078"/>
    </style:style>
    <style:style style:name="T48" style:family="text">
      <style:text-properties officeooo:rsid="01408645"/>
    </style:style>
    <style:style style:name="T49" style:family="text">
      <style:text-properties style:font-name="Times New Roman1"/>
    </style:style>
    <style:style style:name="T50" style:family="text">
      <style:text-properties style:font-name="Times New Roman1" fo:background-color="#ffffff" loext:char-shading-value="0" style:font-size-complex="12pt"/>
    </style:style>
    <style:style style:name="T51" style:family="text">
      <style:text-properties style:font-name="Times New Roman1" officeooo:rsid="0209bc27" fo:background-color="#ffffff" loext:char-shading-value="0" style:font-size-complex="12pt"/>
    </style:style>
    <style:style style:name="T52" style:family="text">
      <style:text-properties fo:background-color="#ffffff" loext:char-shading-value="0"/>
    </style:style>
    <style:style style:name="T53" style:family="text">
      <style:text-properties officeooo:rsid="0209bc27" fo:background-color="#ffffff" loext:char-shading-value="0"/>
    </style:style>
    <style:style style:name="T54" style:family="text">
      <style:text-properties officeooo:rsid="017a9caa"/>
    </style:style>
    <style:style style:name="T55" style:family="text">
      <style:text-properties officeooo:rsid="017b86d5"/>
    </style:style>
    <style:style style:name="T56" style:family="text">
      <style:text-properties officeooo:rsid="01820a7d"/>
    </style:style>
    <style:style style:name="T57" style:family="text">
      <style:text-properties officeooo:rsid="018701a6"/>
    </style:style>
    <style:style style:name="T58" style:family="text">
      <style:text-properties officeooo:rsid="0187b059"/>
    </style:style>
    <style:style style:name="T59" style:family="text">
      <style:text-properties officeooo:rsid="0187e7e5"/>
    </style:style>
    <style:style style:name="T60" style:family="text">
      <style:text-properties officeooo:rsid="018d0973"/>
    </style:style>
    <style:style style:name="T61" style:family="text">
      <style:text-properties officeooo:rsid="0192a61c"/>
    </style:style>
    <style:style style:name="T62" style:family="text">
      <style:text-properties fo:font-weight="bold" style:font-weight-asian="bold" style:font-weight-complex="bold"/>
    </style:style>
    <style:style style:name="T63" style:family="text">
      <style:text-properties officeooo:rsid="01ac5379"/>
    </style:style>
    <style:style style:name="T64" style:family="text">
      <style:text-properties officeooo:rsid="01b12fbb"/>
    </style:style>
    <style:style style:name="T65" style:family="text">
      <style:text-properties officeooo:rsid="01c15f89"/>
    </style:style>
    <style:style style:name="T66" style:family="text">
      <style:text-properties fo:font-style="normal" style:font-style-asian="normal" style:font-style-complex="normal"/>
    </style:style>
    <style:style style:name="T67" style:family="text">
      <style:text-properties fo:language="en" fo:country="US"/>
    </style:style>
    <style:style style:name="T68" style:family="text">
      <style:text-properties fo:language="en" fo:country="US" officeooo:rsid="0209bc27" style:letter-kerning="true" style:font-name-asian="Times New Roman2" style:language-asian="hi" style:country-asian="IN"/>
    </style:style>
    <style:style style:name="T69" style:family="text">
      <style:text-properties officeooo:rsid="01cb7937"/>
    </style:style>
    <style:style style:name="T70" style:family="text">
      <style:text-properties officeooo:rsid="01cc6814"/>
    </style:style>
    <style:style style:name="T71" style:family="text">
      <style:text-properties officeooo:rsid="01ce4db1"/>
    </style:style>
    <style:style style:name="T72" style:family="text">
      <style:text-properties officeooo:rsid="01eaefe6"/>
    </style:style>
    <style:style style:name="T73" style:family="text">
      <style:text-properties officeooo:rsid="01f543cb"/>
    </style:style>
    <style:style style:name="T74" style:family="text">
      <style:text-properties fo:color="#6f008a" style:font-name="Consolas" fo:font-size="9.5pt" fo:background-color="#ffffff" loext:char-shading-value="0" style:font-size-asian="9.5pt"/>
    </style:style>
    <style:style style:name="T75" style:family="text">
      <style:text-properties fo:color="#808080" style:font-name="Consolas" fo:font-size="9.5pt" fo:background-color="#ffffff" loext:char-shading-value="0" style:font-size-asian="9.5pt"/>
    </style:style>
    <style:style style:name="T76" style:family="text">
      <style:text-properties officeooo:rsid="0204d12a"/>
    </style:style>
    <style:style style:name="T77" style:family="text">
      <style:text-properties officeooo:rsid="0209bc27"/>
    </style:style>
    <style:style style:name="T78" style:family="text">
      <style:text-properties officeooo:rsid="02263c8a"/>
    </style:style>
    <style:style style:name="T79" style:family="text">
      <style:text-properties officeooo:rsid="022915e3"/>
    </style:style>
    <style:style style:name="T80" style:family="text">
      <style:text-properties officeooo:rsid="0238487e"/>
    </style:style>
    <style:style style:name="T81" style:family="text">
      <style:text-properties officeooo:rsid="023b0a64"/>
    </style:style>
    <style:style style:name="T82" style:family="text">
      <style:text-properties fo:color="#a31515" style:font-name="Consolas" fo:font-size="9.5pt" fo:background-color="#ffffff" loext:char-shading-value="0" style:font-size-asian="9.5pt"/>
    </style:style>
    <style:style style:name="T83" style:family="text">
      <style:text-properties officeooo:rsid="02430927"/>
    </style:style>
    <style:style style:name="T84" style:family="text">
      <style:text-properties officeooo:rsid="024af2b7"/>
    </style:style>
    <style:style style:name="T85" style:family="text">
      <style:text-properties officeooo:rsid="025c9c7d"/>
    </style:style>
    <style:style style:name="T86" style:family="text">
      <style:text-properties officeooo:rsid="02724764"/>
    </style:style>
    <style:style style:name="T87" style:family="text">
      <style:text-properties officeooo:rsid="027bf649"/>
    </style:style>
    <style:style style:name="T88" style:family="text">
      <style:text-properties officeooo:rsid="028144f2"/>
    </style:style>
    <style:style style:name="T89" style:family="text">
      <style:text-properties officeooo:rsid="02912c97"/>
    </style:style>
    <style:style style:name="T90" style:family="text">
      <style:text-properties officeooo:rsid="0295202d"/>
    </style:style>
    <style:style style:name="T91" style:family="text">
      <style:text-properties officeooo:rsid="02998925"/>
    </style:style>
    <style:style style:name="T92" style:family="text">
      <style:text-properties officeooo:rsid="029dff00"/>
    </style:style>
    <style:style style:name="T93" style:family="text">
      <style:text-properties officeooo:rsid="02a510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7"><text:span text:style-name="T41">N</text:span>otes on current activities on wxMS - so I can drop the project and restart work without losing continuity as much.</text:p>
      <text:p text:style-name="P521">Ideally, new comment are added at the top - NOT appended!!!</text:p>
      <text:p text:style-name="P531"/>
      <text:p text:style-name="P548">Sep 26/18</text:p>
      <text:p text:style-name="P548"><text:bookmark-start text:name="__DdeLink__3702_235605047"/>05.458</text:p>
      <text:p text:style-name="P549">Updated the Inno script to create a desktop icon; had been lost in recent work.</text:p>
      <text:p text:style-name="P549">Lots of work to display a GBK <text:s/>string properly, but no luck; had to give up. The original mail messages still are on Hummer in the 10bx account.</text:p>
      <text:p text:style-name="P549">Renamed the wxCharsetConverter class to myCharsetConverter because it is NOT a wxWidgets class.<text:bookmark-end text:name="__DdeLink__3702_235605047"/></text:p>
      <text:p text:style-name="P504"><text:bookmark-start text:name="__DdeLink__3658_419427030"/>Sep 25/18</text:p>
      <text:p text:style-name="P507"><text:bookmark-start text:name="__DdeLink__10394_3597884745"/>0.5.457</text:p>
      <text:p text:style-name="P507">Modified the single instance checker notice to include the name of the application complaining.</text:p>
      <text:p text:style-name="P507">Typo fix in inno/setup.iss<text:bookmark-end text:name="__DdeLink__10394_3597884745"/></text:p>
      <text:p text:style-name="P506"><text:bookmark-start text:name="__DdeLink__7029_2561886113"/><text:bookmark-start text:name="__DdeLink__10725_2561886113"/><text:bookmark-start text:name="__DdeLink__7027_2561886113"/>0.5.455</text:p>
      <text:p text:style-name="P506">Added code to actually create and delete the auto-start link file</text:p>
      <text:p text:style-name="P546">C:\Users\arnold\AppData\Roaming\Microsoft\Windows\Start Menu\Programs\Startup\wxMS.lnk</text:p>
      <text:p text:style-name="P541">Needs testing under real world conditions on Black.</text:p>
      <text:p text:style-name="P540">Tried to fix an issue with filters; it seems to work right now on Red, but will have to check on Black after the newest install. The Facebook-SusanSmith entry was not being honored<text:bookmark-end text:name="__DdeLink__7027_2561886113"/><text:bookmark-end text:name="__DdeLink__7029_2561886113"/>.<text:bookmark-end text:name="__DdeLink__10725_2561886113"/></text:p>
      <text:p text:style-name="P504">0.5.453</text:p>
      <text:p text:style-name="P505">Worked on GUI and code to give user the choice to select whether the app is to start at log-on time or not. The link goes to <text:bookmark-start text:name="__DdeLink__7025_2561886113"/>C:\Users\arnold\AppData\Roaming\Microsoft\Windows\Start Menu\Programs\Startup\wxMS.lnk<text:bookmark-end text:name="__DdeLink__7025_2561886113"/> and will be cleaned up during uninstall.</text:p>
      <text:p text:style-name="P505">Started on code to allow user to alter this choice; still needs more code to locate the existing .lnk file as well to create a new one if he want to re-enable the auto start feature. Must delete and recreate, cannot just rename as that might either leave junk scattered around on the disk or make it impossible to find the proper file when needed because the user “cleaned up”.</text:p>
      <text:p text:style-name="P505">Some typo correction<text:bookmark-end text:name="__DdeLink__3658_419427030"/></text:p>
      <text:p text:style-name="P503">Sep 24/15</text:p>
      <text:p text:style-name="P503"><text:bookmark-start text:name="__DdeLink__3645_4069329488"/>0.5.452</text:p>
      <text:p text:style-name="P503">Added code to Inno installer to autostart wxMS when Windows starts up.</text:p>
      <text:p text:style-name="P503">Link to wxMS goes to: </text:p>
      <text:p text:style-name="P503">C:\ProgramData\Microsoft\Windows\Start Menu\Programs\StartUp</text:p>
      <text:p text:style-name="P503">The de-install process from RevoUninstall does seem to cleanup the auto-start code.<text:bookmark-end text:name="__DdeLink__3645_4069329488"/></text:p>
      <text:p text:style-name="P501">Sep 21/18</text:p>
      <text:p text:style-name="P501"><text:bookmark-start text:name="__DdeLink__3637_157179757"/>0.5.451</text:p>
      <text:p text:style-name="P502">Added code to select and explain a new filter after adding it.</text:p>
      <text:p text:style-name="P502">Some code review for MIME strings encoded on GBK; no action; left for another day. Likely would require review of usage of ICU libraries etc. for a general decoding of such <text:soft-page-break/>strings.</text:p>
      <text:p text:style-name="P502">Hummer 10bx has some sample messages with GBK strings.<text:bookmark-end text:name="__DdeLink__3637_157179757"/></text:p>
      <text:p text:style-name="P499">Sep 19/18</text:p>
      <text:p text:style-name="P500"><text:bookmark-start text:name="__DdeLink__3624_1105625033"/>0.5.450</text:p>
      <text:p text:style-name="P500">Fixed an issue when a filter was deleted; incorrect new selection after delete.<text:bookmark-end text:name="__DdeLink__3624_1105625033"/></text:p>
      <text:p text:style-name="P497"><text:bookmark-start text:name="__DdeLink__3617_164497299"/>0.5.446</text:p>
      <text:p text:style-name="P498">Removed the filter adjust priority buttons from the filter dialog. These are not used since I now keep the filter names sorted. At this point, I am not even sure I need them. The original Mailwasher implements them, but for my simplistic filtering, they do not seem useful or needed. <text:span text:style-name="T62">May have to revisit this issue once I find a good reason for it.</text:span><text:bookmark-end text:name="__DdeLink__3617_164497299"/></text:p>
      <text:p text:style-name="P496"><text:bookmark-start text:name="__DdeLink__3600_1351812439"/>0.5.445</text:p>
      <text:p text:style-name="P496">Removed more persistence stuff from wxCrafter code.</text:p>
      <text:p text:style-name="P496">Added some debug code to allow better visualization of the filter sorting via the IDE debug output.</text:p>
      <text:p text:style-name="P496">Removed the WANT_SORTED_FILTER code; reworked the algorithm.</text:p>
      <text:p text:style-name="P496">Factored out the filter sorting code to allow for its use when adding filter. Still need to work on editing a filter when the filter name is changed.<text:bookmark-end text:name="__DdeLink__3600_1351812439"/></text:p>
      <text:p text:style-name="P492">Sep 18/19</text:p>
      <text:p text:style-name="P494"><text:bookmark-start text:name="__DdeLink__3587_1461387707"/>0.4.440</text:p>
      <text:p text:style-name="P495">Set the OK buttons in the check4Update dialogs as the default to make it easier to close them.</text:p>
      <text:p text:style-name="P495">Added code to explain the filter actions so the user won’t have to inspect the selected conditions and criteria for each filter. Currently I am using a different color for each item.</text:p>
      <text:p text:style-name="P495">A bit of cleanup &amp; added a couple of extra comments.<text:bookmark-end text:name="__DdeLink__3587_1461387707"/></text:p>
      <text:p text:style-name="P491"><text:bookmark-start text:name="__DdeLink__3572_4204482952"/>0.4.439</text:p>
      <text:p text:style-name="P493">Started to add code to set initial frame size when current resolution is smaller than last save resolution.</text:p>
      <text:p text:style-name="P493">Renamed UpDateFilterList() → UpDateFilterListStatus().</text:p>
      <text:p text:style-name="P493">Updated Log file code &amp; GUI – still needs work for new log each day.</text:p>
      <text:p text:style-name="P493">Started to add code to sort the filter names in the filter list.<text:bookmark-end text:name="__DdeLink__3572_4204482952"/></text:p>
      <text:p text:style-name="P489">Sep 12/18</text:p>
      <text:p text:style-name="P489"><text:bookmark-start text:name="__DdeLink__13510_1357608166"/>0.4.437</text:p>
      <text:p text:style-name="P490">Changed gpm_checker → gp_checker</text:p>
      <text:p text:style-name="P490">Fixed a typo in the NoUpdate dialog m_staticTextN0NewVersion → m_staticTextNoNewVersion</text:p>
      <text:p text:style-name="P490">move the UserAgent #define to the top of preproc defines</text:p>
      <text:p text:style-name="P490">Fixed the names of wxMsUpdateCheckCurlh.h &amp; wxMsUpdateCheckCurl.cpp.</text:p>
      <text:p text:style-name="P490">Added more descriptive text regarding the work flow to generate the version string fro RCStamp &amp; wxUpVer<text:bookmark-end text:name="__DdeLink__13510_1357608166"/></text:p>
      <text:p text:style-name="P487">Sep 11/18</text:p>
      <text:p text:style-name="P487"><text:bookmark-start text:name="__DdeLink__6728_2359672126"/>0.4.432</text:p>
      <text:p text:style-name="P488">Added a new MSVC IDE version ‘Public’ intended to be used for publicly released releases. The main distinction would be the update server used. Right now, there are no ‘public’ releases, except for wxSR – which does NOT yet use this feature.</text:p>
      <text:p text:style-name="P488">Updated the documentation to explain the process of updating &amp; uploading the app version PHP file to the appropriate server: LAN for release and debug versions, <text:soft-page-break/>ColumbineHoney for public releases</text:p>
      <text:p text:style-name="P488">Reworked the update dialogs for both new version found and not found cases to include a checkbox to allow the user to modify the update check at startup, if desired without having to open the option dialog.</text:p>
      <text:p text:style-name="P488">Modified the user agent string for the update check to include the version of the querying application. This would give more feedback on which old versions are still running.<text:bookmark-end text:name="__DdeLink__6728_2359672126"/></text:p>
      <text:p text:style-name="P486">Sep 7/18</text:p>
      <text:p text:style-name="P484">0.4.428</text:p>
      <text:p text:style-name="P485">Added code to move the main frame to the primary monitor if the application was last on a currently unavailable monitor.</text:p>
      <text:p text:style-name="P482"><text:bookmark-start text:name="__DdeLink__3514_794908906"/>0.5.42<text:span text:style-name="T93">7</text:span></text:p>
      <text:p text:style-name="P482">Added a message box if single instance check fails. It is better this way rather than to simply &amp; quietly exit.</text:p>
      <text:p text:style-name="P482">Added keyboard shortcuts for Mark/Unmark all messages for deletion &amp; bouncing</text:p>
      <text:p text:style-name="P482">Delete all: <text:s text:c="15"/>Ctrl-Shift-D</text:p>
      <text:p text:style-name="P482">Bounce all: <text:s text:c="13"/>Ctrl-Shift-B </text:p>
      <text:p text:style-name="P482">Unmark all delete: <text:s text:c="2"/>Alt-Shit-D</text:p>
      <text:p text:style-name="P482">Unmark all bounce: Alt-Shift-B</text:p>
      <text:p text:style-name="P483">Updated help file accordingly.<text:bookmark-end text:name="__DdeLink__3514_794908906"/></text:p>
      <text:p text:style-name="P479">Sep 4/18</text:p>
      <text:p text:style-name="P481"><text:bookmark-start text:name="__DdeLink__3503_3671782527"/>0.5.424</text:p>
      <text:p text:style-name="P481">Revert making the Inno the start-up project – it complicates debugging and even running the release version within the IDE.</text:p>
      <text:p text:style-name="P481">Added more code to suppress the unnecessary “You have the latest version” message if the ‘check on start up’ option is active.<text:bookmark-end text:name="__DdeLink__3503_3671782527"/></text:p>
      <text:p text:style-name="P480"><text:bookmark-start text:name="__DdeLink__9822_925269052"/>0.5.422</text:p>
      <text:p text:style-name="P479">Made the Inno installer the start-up project.</text:p>
      <text:p text:style-name="P480">Updated the notes dropped the password.</text:p>
      <text:p text:style-name="P480">More comments regarding shutdown from the OS. All stopping of threads and saving of data needs to be done at the latest in MyApp::OnExit() or better yet in MyFrame::~MyFrame().</text:p>
      <text:p text:style-name="P480">Modified the OnDelete() code to handle the case where a UIDL is no longer found on the server because it either was deleted by the user, possibly via a log-in from a different machine or possibly by the server itself. We ignore the delete command, but do send an update to the GUI display to remove the entry.. This had been a cause for some serious issues in the past &amp; I hope this finally provides a proper fix.<text:bookmark-end text:name="__DdeLink__9822_925269052"/></text:p>
      <text:p text:style-name="P477">Aug 19/18</text:p>
      <text:p text:style-name="P478"><text:bookmark-start text:name="__DdeLink__3481_3241363205"/>0.5.421</text:p>
      <text:p text:style-name="P478">Minor updates and cleanup.</text:p>
      <text:p text:style-name="P478">Move log file macro to preprocdefs file.<text:bookmark-end text:name="__DdeLink__3481_3241363205"/></text:p>
      <text:p text:style-name="P476"><text:bookmark-start text:name="__DdeLink__3468_2387309107"/>0.<text:span text:style-name="T92">5</text:span>.420</text:p>
      <text:p text:style-name="P476">Cleaned up all of the memory leak detection code. Made it consistent across this project and my standard as implemented in the macros.<text:bookmark-end text:name="__DdeLink__3468_2387309107"/></text:p>
      <text:p text:style-name="P474">Aug 17/18</text:p>
      <text:p text:style-name="P475"><text:bookmark-start text:name="__DdeLink__3451_4158230727"/><text:bookmark-start text:name="__DdeLink__3449_4158230727"/>0.5.419</text:p>
      <text:p text:style-name="P475">Added code to allow user to check for new versions as needed in the Options dialog <text:soft-page-break/>‘General’ page.</text:p>
      <text:p text:style-name="P475">Removed much of the update check sub-project. The GUI stuff was all handled in the main wxCrafter code.</text:p>
      <text:p text:style-name="P475">Changed the debug new version URL from Leno-10 -<text:span text:style-name="T91">&gt;</text:span> Hummer.</text:p>
      <text:p text:style-name="P475">Fixed the version auto-update code to the correct directory on Hummer wxMS → wxMsVer<text:bookmark-end text:name="__DdeLink__3449_4158230727"/><text:bookmark-end text:name="__DdeLink__3451_4158230727"/></text:p>
      <text:p text:style-name="P473"><text:bookmark-start text:name="__DdeLink__3436_3758785049"/>0.5.413</text:p>
      <text:p text:style-name="P473">Work on debugging the copy-to-clipboard code; seems it does not always work on Black; though the last time I checked, it actually did, even though the text did not show on the clipboard gadget.</text:p>
      <text:p text:style-name="P473">Can’t <text:span text:style-name="T90">display</text:span> the clipboard contents to wxLogMessage without converting all of the escape sequences in t<text:span text:style-name="T90">h</text:span>e text.<text:bookmark-end text:name="__DdeLink__3436_3758785049"/></text:p>
      <text:p text:style-name="P472"><text:bookmark-start text:name="__DdeLink__3425_1095911950"/>0.5.412</text:p>
      <text:p text:style-name="P472">Implemented the feature to allow copying of the message source to the clipboard, see FS#2085<text:bookmark-end text:name="__DdeLink__3425_1095911950"/></text:p>
      <text:p text:style-name="P471"><text:bookmark-start text:name="__DdeLink__3412_2607746881"/>0.5.411</text:p>
      <text:p text:style-name="P471">Added code to generate the new version update file.</text:p>
      <text:p text:style-name="P471">Lots of rebuilds to test generation of version update file and fixing of unnecessary rebuilds.</text:p>
      <text:p text:style-name="P471">Added code to modify the tool tip for the ‘Check Mail’ tool bar button.<text:bookmark-end text:name="__DdeLink__3412_2607746881"/></text:p>
      <text:p text:style-name="P469">Aug 16/18</text:p>
      <text:p text:style-name="P469"><text:bookmark-start text:name="__DdeLink__3399_610323029"/>0.5.384</text:p>
      <text:p text:style-name="P469">Added support for a semaphore to signal completion of the mail check; hoping this will cure the issue on Black where refreshing the screen after deleting multiple messages will result in an error. One or more messages are left in the local message list even though they have been deleted from the POP3 server.</text:p>
      <text:p text:style-name="P470">Also enclosed the new OnAppQueryEndSession &amp; OnAppEndSession code in #if defined( <text:s/>)/#endif blocks<text:bookmark-end text:name="__DdeLink__3399_610323029"/></text:p>
      <text:p text:style-name="P468">Aug 9/18</text:p>
      <text:p text:style-name="P468"><text:bookmark-start text:name="__DdeLink__3387_1038397161"/><text:bookmark-start text:name="__DdeLink__3390_1038397161"/>0.5.381</text:p>
      <text:p text:style-name="P468">Fixed the filter rule for ‘From’ fields with quotes. <text:span text:style-name="T89">H</text:span>ad assumed second quote marked end of string. No<text:span text:style-name="T89">w</text:span> we simply remove <text:span text:style-name="T62">all</text:span> double quotes (“<text:bookmark-end text:name="__DdeLink__3387_1038397161"/>).<text:bookmark-end text:name="__DdeLink__3390_1038397161"/></text:p>
      <text:p text:style-name="P466">Aug 7/18</text:p>
      <text:p text:style-name="P466">0.5.380</text:p>
      <text:p text:style-name="P467"><text:bookmark-start text:name="__DdeLink__7109_1857694264"/>Added code to handle OnAppQueryEndSession so that the application will terminate properly when the system shuts down. Tested <text:s/><text:span text:style-name="T88">using rmlogotest.exe.</text:span></text:p>
      <text:p text:style-name="P467">Moved code to terminate the thread to the main frame destructor.<text:bookmark-end text:name="__DdeLink__7109_1857694264"/></text:p>
      <text:p text:style-name="P462">Aug 6/18</text:p>
      <text:p text:style-name="P464"><text:bookmark-start text:name="__DdeLink__3362_853753683"/>0.5.378</text:p>
      <text:p text:style-name="P465">Fixed the issue of the tool bar not showing until after the mail check – need to do the mail check from OnIdle().</text:p>
      <text:p text:style-name="P465">Added the charset – if specified - to the preview header.<text:bookmark-end text:name="__DdeLink__3362_853753683"/></text:p>
      <text:p text:style-name="P462"><text:bookmark-start text:name="__DdeLink__3344_347840301"/>0.5.<text:span text:style-name="T88">377</text:span></text:p>
      <text:p text:style-name="P463">Work on making wxMS Windows shutdown compliant – <text:bookmark-start text:name="__DdeLink__7107_1857694264"/>using rmlogotest.exe<text:bookmark-end text:name="__DdeLink__7107_1857694264"/> as a tool.</text:p>
      <text:p text:style-name="P463">Record the character set specified in MyPop3MsgElement in the header and use it to properly decode some of the lines in the message; in this case it was a SUBJECT line, but <text:soft-page-break/>I expect others will also be in need of conversion as I find them.</text:p>
      <text:p text:style-name="P463">Work on showing the tool bar as soon as the app comes up, but no luck so far. When checking mail at startup, the tool bar buttons don’t show until the mail has been retrieved. Still needs more work.</text:p>
      <text:p text:style-name="P463">Also added another test to make sure I am alerted when a UIDL from a server contains the illegal character ‘space’ - 0x20. Typically happens when I copy files directly to my local test POP3 server QuickMail.<text:bookmark-end text:name="__DdeLink__3344_347840301"/></text:p>
      <text:p text:style-name="P460">Aug 5/18</text:p>
      <text:p text:style-name="P460"><text:bookmark-start text:name="__DdeLink__9375_3075919189"/><text:bookmark-start text:name="__DdeLink__9373_3075919189"/>0.5.375</text:p>
      <text:p text:style-name="P461">Updated the license text copyright year.</text:p>
      <text:p text:style-name="P461">Added more notes regarding the ‘received dates. These seem to be offset by hours. Noted that the dates and times may differ between the receiving mail server and the delivery time to our client. Many times it seems a matter of time zone settings.</text:p>
      <text:p text:style-name="P461">Made the single-instance variable global.</text:p>
      <text:p text:style-name="P461">Updated the code to handle Q encode strings which are broken up into several segments. The old code would copy the separating white space to the output, resulting in extra spaces.</text:p>
      <text:p text:style-name="P461">Added the OnAppEndSession() handler to accept the appropriate message from the OS when the PC is shutting down.</text:p>
      <text:p text:style-name="P461">Still needs more code to shutdown the multi-threading POP3 handler.<text:bookmark-end text:name="__DdeLink__9375_3075919189"/><text:bookmark-end text:name="__DdeLink__9373_3075919189"/></text:p>
      <text:p text:style-name="P458">July 27/18</text:p>
      <text:p text:style-name="P458"><text:bookmark-start text:name="__DdeLink__3305_3043612457"/>0.5.37<text:span text:style-name="T87">4</text:span></text:p>
      <text:p text:style-name="P459">Fixed the formatting in some of the wxLogMessage lines.</text:p>
      <text:p text:style-name="P459">Add a few more comments.</text:p>
      <text:p text:style-name="P459">Add more feedback to test a theory that the faults I have been seeing on Black may be UIDL lines which end up way too long to to (an) unknown bug(s).</text:p>
      <text:p text:style-name="P459">Problem messages will have the prefix “???? Line:” to make it easy to spot them and find them in the logs.<text:bookmark-end text:name="__DdeLink__3305_3043612457"/></text:p>
      <text:p text:style-name="P455">July 26/18</text:p>
      <text:p text:style-name="P457"><text:bookmark-start text:name="__DdeLink__11206_1435186270"/>0.5.373</text:p>
      <text:p text:style-name="P457">More fixes to the log rotate code.</text:p>
      <text:p text:style-name="P457">Increased the thread sleep time from 10 → 50 because I was still getting the error on Black<text:bookmark-end text:name="__DdeLink__11206_1435186270"/></text:p>
      <text:p text:style-name="P455"><text:bookmark-start text:name="__DdeLink__4612_1435186270"/>0.5.372</text:p>
      <text:p text:style-name="P456">Updated solution to run under MSVC 2017, still using MSVC 2010 tool chain</text:p>
      <text:p text:style-name="P455">Started to add log file rotation.</text:p>
      <text:p text:style-name="P456">Fixed the main config file to replace the default value for bool <text:s/>0 → false<text:bookmark-end text:name="__DdeLink__4612_1435186270"/></text:p>
      <text:p text:style-name="P453">July 22/18</text:p>
      <text:p text:style-name="P454"><text:bookmark-start text:name="__DdeLink__3274_708520788"/>0.5.370</text:p>
      <text:p text:style-name="P453">Make the unconverted input <text:s/>string the default output for the incoming message body.<text:bookmark-end text:name="__DdeLink__3274_708520788"/></text:p>
      <text:p text:style-name="P450">July 18/18</text:p>
      <text:p text:style-name="P450"><text:bookmark-start text:name="__DdeLink__3256_1211271942"/>0.5.36<text:span text:style-name="T86">9</text:span></text:p>
      <text:p text:style-name="P451">Fixed an issue with charset encoding – plain text &amp; HTML content did not show in message preview for usascii encoded messages – example came from hotmail</text:p>
      <text:p text:style-name="P452">Removed the Run UT from Options menu</text:p>
      <text:p text:style-name="P452">Tried to fix the multiple error pop ups if the mail server of interest is not responding. <text:soft-page-break/>Each connection test will pop up a new one, which over time will leave multiple dialogs displayed which need to be dismissed one by one – See FS#2158</text:p>
      <text:p text:style-name="P452">Fixed issue with the scheduled POP3 server connection check.<text:bookmark-end text:name="__DdeLink__3256_1211271942"/></text:p>
      <text:p text:style-name="P449">July 7/18</text:p>
      <text:p text:style-name="P449"><text:bookmark-start text:name="__DdeLink__3247_1555940235"/>0.5.366</text:p>
      <text:p text:style-name="P449">Converted GetSeqNoFromUidl() to return a signed long and return -1 =&gt; no match found <text:s/>for failure. Added code to log this event, but ignore it otherwise.<text:bookmark-end text:name="__DdeLink__3247_1555940235"/></text:p>
      <text:p text:style-name="P446">July 5/18</text:p>
      <text:p text:style-name="P448"><text:bookmark-start text:name="__DdeLink__3234_2880454084"/>0.5.365</text:p>
      <text:p text:style-name="P447">More work on tracking down the issue of asserts in <text:bookmark-start text:name="__DdeLink__3228_2880454084"/>wxMsThreadCurlPop3GetMessages.cpp.<text:bookmark-end text:name="__DdeLink__3228_2880454084"/></text:p>
      <text:p text:style-name="P447">Added code to throw an exception.</text:p>
      <text:p text:style-name="P447"><text:bookmark-start text:name="__DdeLink__3230_2880454084"/>The real bad place for the assert seems to be the final wxASSERT, just before the ‘return’.</text:p>
      <text:p text:style-name="P447">I’m not even sure it makes any sense there and that perhaps I need to return a NOT_FOUND value instead.<text:bookmark-end text:name="__DdeLink__3230_2880454084"/> See FS#2157<text:bookmark-end text:name="__DdeLink__3234_2880454084"/></text:p>
      <text:p text:style-name="P443">June 22/18</text:p>
      <text:p text:style-name="P444"><text:bookmark-start text:name="__DdeLink__3193_1008731987"/>0.5.357</text:p>
      <text:p text:style-name="P445">Updated the help compile command line for the latest HelpNDoc compiler</text:p>
      <text:p text:style-name="P443">0.5.353</text:p>
      <text:p text:style-name="P443">Some work on handling the delete filter better; reset legit when delete is selected and vice-versa.</text:p>
      <text:p text:style-name="P443">More work on the charset problem when we run into a charset unknown to wxWidgets, in this case GB1830. See also the notes in wxMsPop3Preview/codec/charsetconv.cpp ~ 83 – 104</text:p>
      <text:p text:style-name="P513"><text:s text:c="3"/>for some unknown - to wxWidgets - charsets, this code sometimes throws up a dialog</text:p>
      <text:p text:style-name="P513"><text:s text:c="3"/>asking the user to select any one of the available char set encodings, but does not</text:p>
      <text:p text:style-name="P513"><text:s text:c="3"/>wait for the user to make a choice - possibly because we are running in a secondary</text:p>
      <text:p text:style-name="P513"><text:s text:c="3"/>thread.</text:p>
      <text:p text:style-name="P513"><text:s text:c="3"/>in addition, once the error has come about, it is NOT reset for any subsequent</text:p>
      <text:p text:style-name="P513"><text:s text:c="3"/>strings and the same error dialog is displayed - as often as there are remaining </text:p>
      <text:p text:style-name="P513"><text:s text:c="3"/>messages - until the last one is handled. Only then can the error dialogs be dismissed.</text:p>
      <text:p text:style-name="P513"><text:s text:c="3"/>Evidently it has something to do with the default parameter interactive = true,</text:p>
      <text:p text:style-name="P513"><text:s text:c="3"/>but it does not seem to be true in all cases<text:bookmark-end text:name="__DdeLink__3193_1008731987"/></text:p>
      <text:p text:style-name="P439">June 21/18</text:p>
      <text:p text:style-name="P441"><text:bookmark-start text:name="__DdeLink__3186_3207424408"/>0.5.339</text:p>
      <text:p text:style-name="P442">Updated the code in the filter dialog to also un-check any incompatible options – part of FS2155<text:bookmark-end text:name="__DdeLink__3186_3207424408"/></text:p>
      <text:p text:style-name="P440"><text:bookmark-start text:name="__DdeLink__3183_3070751754"/>0.5.338</text:p>
      <text:p text:style-name="P440">Fix the server availability code.<text:bookmark-end text:name="__DdeLink__3183_3070751754"/></text:p>
      <text:p text:style-name="P438"><text:bookmark-start text:name="__DdeLink__3165_538283508"/>0.5.337</text:p>
      <text:p text:style-name="P437">Updated the code for the occasional crash due to m_pLogChain not being initialized.</text:p>
      <text:p text:style-name="P437">Added code to allow user to initialize the libcurl POP3 timeout in the options dialog.</text:p>
      <text:p text:style-name="P437">Started to add code to handle the checks for new mail and updates on startup. This code was at time keeping the whole app in a busy loop where nothing else got done. Still needs testing.</text:p>
      <text:p text:style-name="P437"><text:soft-page-break/>Updated the file label in the heading for wxMsLog – was wxMsOnAbout<text:bookmark-end text:name="__DdeLink__3165_538283508"/></text:p>
      <text:p text:style-name="P436">June 13/18</text:p>
      <text:p text:style-name="P436"><text:bookmark-start text:name="__DdeLink__6024_2679733265"/>0.5.336</text:p>
      <text:p text:style-name="P436">For release version, ignore Check4Update() return if remote site can’t be reached.</text:p>
      <text:p text:style-name="P436">Rework the code in checking for new mail to test server availability first. Notify user if not.</text:p>
      <text:p text:style-name="P436">The POP3 server timeout is only changeable in the config file; increase it to 60 sec from 10.</text:p>
      <text:p text:style-name="P436">Add code to connection test to see if user wants to cancel. Update the return value.</text:p>
      <text:p text:style-name="P436">Update ExecutePop3Command() to include more information in comments.</text:p>
      <text:p text:style-name="P436">Add test &amp; wait in MyFrame dtor to wait for the POP3 thread.</text:p>
      <text:p text:style-name="P436">Add a test for Cancelled() in POP3 thread entry code.</text:p>
      <text:p text:style-name="P436">Update the code to use the libcurl option CURLOPT_CONNECT_ONLY<text:bookmark-end text:name="__DdeLink__6024_2679733265"/></text:p>
      <text:p text:style-name="P432">May 31/18</text:p>
      <text:p text:style-name="P433"><text:bookmark-start text:name="__DdeLink__3130_1782288054"/>0.5.33<text:span text:style-name="T85">1</text:span></text:p>
      <text:p text:style-name="P434">Updated code to make sure the dialogs are big enough to display all fields – added Fit() to end of each TransferToWindow()<text:bookmark-end text:name="__DdeLink__3130_1782288054"/></text:p>
      <text:p text:style-name="P435">Added code to try and identify POP3 server timeouts.</text:p>
      <text:p text:style-name="P432"><text:bookmark-start text:name="__DdeLink__3117_1592862549"/><text:bookmark-start text:name="__DdeLink__3128_1782288054"/>0.5.330<text:bookmark-end text:name="__DdeLink__3128_1782288054"/></text:p>
      <text:p text:style-name="P432">Re-enable the mail check stop button. Updated code to make it all work, though there is still some leftover bits which could &amp; should be removed – eventually.<text:bookmark-end text:name="__DdeLink__3117_1592862549"/></text:p>
      <text:p text:style-name="P430">May 30/18</text:p>
      <text:p text:style-name="P430"><text:bookmark-start text:name="__DdeLink__3100_4091073912"/>0.5.329</text:p>
      <text:p text:style-name="P430">Moved the initial mail check to OnIdle() - otherwise the GI was not fully set up and the tool bars did not show while the app was downloading the mail.</text:p>
      <text:p text:style-name="P431">Had tried adding Yield() &amp;wxSleep() <text:s/>in wxMS.cpp but without luck</text:p>
      <text:p text:style-name="P431">Also had fiddled with the solution file to add a ‘Remote’ configuration to allow me to debug the code when it was running in a remote, Leno-10 in this case because I had noticed more problems when running it on the laptop. See the notes in the WP KB</text:p>
      <text:p text:style-name="P431">Added code to initialize the temporary iniPrefs_t for the accounts &amp; accounts details dialogs – to keep CppCheck happy.</text:p>
      <text:p text:style-name="P431">Cleanup some of the delete/total feedback – but still needs more work<text:bookmark-end text:name="__DdeLink__3100_4091073912"/></text:p>
      <text:p text:style-name="P427">May 29/18</text:p>
      <text:p text:style-name="P429"><text:bookmark-start text:name="__DdeLink__9051_2691171595"/>0.5.322</text:p>
      <text:p text:style-name="P429">Better user feedback for POP3 servers.</text:p>
      <text:p text:style-name="P429">Add #ifdef (WANT_UIDL_ASSERT) for the UIDL assert code – the assert is disabled for now.</text:p>
      <text:p text:style-name="P429">Also added a bit more information re UIDL data from server.<text:bookmark-end text:name="__DdeLink__9051_2691171595"/></text:p>
      <text:p text:style-name="P427"><text:bookmark-start text:name="__DdeLink__5954_2691171595"/>0.5.321</text:p>
      <text:p text:style-name="P427">Added code to display the number of messages marked for deletion, as well as total number of messages.</text:p>
      <text:p text:style-name="P427">Started work on fixing the ‘delete asserts’.</text:p>
      <text:p text:style-name="P428">Delete the TestRunner stuff<text:bookmark-end text:name="__DdeLink__5954_2691171595"/></text:p>
      <text:p text:style-name="P423">May 7/18</text:p>
      <text:p text:style-name="P425"><text:bookmark-start text:name="__DdeLink__3049_4249469480"/>0.5.315</text:p>
      <text:p text:style-name="P426">Removed all UT code and libraries.</text:p>
      <text:p text:style-name="P426"><text:soft-page-break/>More cleanup of unused code fragments.<text:bookmark-end text:name="__DdeLink__3049_4249469480"/></text:p>
      <text:p text:style-name="P423"><text:bookmark-start text:name="__DdeLink__3047_4249469480"/>0.5.3<text:span text:style-name="T84">12</text:span></text:p>
      <text:p text:style-name="P423">Try to fix the problem with deleting a number of messages on slow machines like Black. Bombs with an assert in the delete thread.</text:p>
      <text:p text:style-name="P423">Added a delay to hopefully allow the GUI to catch up.</text:p>
      <text:p text:style-name="P424">More cleanup to get ready for making the code public.</text:p>
      <text:p text:style-name="P424">Factor out the Check4Update URL to preproc definitions.</text:p>
      <text:p text:style-name="P424">Move code for fatal crash to separate file.<text:bookmark-end text:name="__DdeLink__3047_4249469480"/></text:p>
      <text:p text:style-name="P421">Apr 27/17</text:p>
      <text:p text:style-name="P421">0.5.308</text:p>
      <text:p text:style-name="P422">Fix a crash because m_pLogChain was not initialized and tested before use.</text:p>
      <text:p text:style-name="P422">Fixed the uninstall icon for this app</text:p>
      <text:p text:style-name="P420">Apr 19/18</text:p>
      <text:p text:style-name="P420">0.5.307</text:p>
      <text:p text:style-name="P420">Fixed the issue where the display updated twice on a mail check.</text:p>
      <text:p text:style-name="P414">Apr 17/18</text:p>
      <text:p text:style-name="P419">0.5.302</text:p>
      <text:p text:style-name="P419">More work to make it not crash on Black when deleting messages.</text:p>
      <text:p text:style-name="P419">Also, force a recheck after accounts (may) have been changed.</text:p>
      <text:p text:style-name="P419">Reinstated the on-line check before checking for new messages as well as clearing the mail grid at that time.</text:p>
      <text:p text:style-name="P418">0.5.301</text:p>
      <text:p text:style-name="P418">Removed the mail server connectivity test. It seems to cause the program to hang during this test from the timer.</text:p>
      <text:p text:style-name="P418">I have not pursued the cause, but suspect it might be because both a connection test as well as a mail test could be fired off at the same time when the mail check and connectivity check coincide. <text:span text:style-name="T83">It was added for Linux, and since that ‘branch’ is on hold, it does not matter at present.</text:span></text:p>
      <text:p text:style-name="P416">0.5.299</text:p>
      <text:p text:style-name="P416">Fix issue where clearing of message list before trying to delete messages causes an assert error, because, obviously, the corresponding UIDL could not be found !!!</text:p>
      <text:p text:style-name="P417">Also, moved the asserts ahead of the call to <text:span text:style-name="T8">RunLibcurlThread();</text:span><text:span text:style-name="T50"> It makes it easier to find the code leading up to the assert.</text:span></text:p>
      <text:p text:style-name="P414">0.5.297</text:p>
      <text:p text:style-name="P414">Reverted back to the original on-line test for Windows – no response at all from any Linux users – so I have sort of abandoned that effort.</text:p>
      <text:p text:style-name="P415">Typo correction.</text:p>
      <text:p text:style-name="P415">Clear mail grid before checking for messages; avoids duplicates because the UIDL check code does not work!</text:p>
      <text:p text:style-name="P412">Apr 13/18</text:p>
      <text:p text:style-name="P412">0.5.296</text:p>
      <text:p text:style-name="P413">Tried to return some of the code to not clear the mail grid before checking for new mail.</text:p>
      <text:p text:style-name="P413">Some cleanup.</text:p>
      <text:p text:style-name="P406">Apr 12/18</text:p>
      <text:p text:style-name="P411">0.5.294</text:p>
      <text:p text:style-name="P411">I think I finally identified the problem of why deleting messages on Black always failed, <text:soft-page-break/>even though it worked every time on Red. On Black some of the account names consisted of more than one word and so the feedback string passed to code to update the message list parsed it along ‘space’ boundaries and thus got an incomplete account name string.</text:p>
      <text:p text:style-name="P411">My current attempt at a solution is to use a normally character unavailable from current keyboards – the ‘registered’ symbol - <text:span text:style-name="T82">'\u00AE'.</text:span></text:p>
      <text:p text:style-name="P519">We’ll have to see how well that works.</text:p>
      <text:p text:style-name="P410">And more – <text:span text:style-name="T81">Red Side</text:span></text:p>
      <text:p text:style-name="P409">More fiddling</text:p>
      <text:p text:style-name="P408">0.5.28<text:span text:style-name="T80">9</text:span></text:p>
      <text:p text:style-name="P408">Finally seem to have it working on Black - <text:span text:style-name="T80">again</text:span> :-)</text:p>
      <text:p text:style-name="P407">0.5.280</text:p>
      <text:p text:style-name="P407">More changes to try and make the deleting of messages reflected in the mail grid view on Black.</text:p>
      <text:p text:style-name="P406">0.5.272</text:p>
      <text:p text:style-name="P406">Reinstated the wxYield() call; App worked on Red, but sometimes hangs on Black without it</text:p>
      <text:p text:style-name="P403">Apr 11/18</text:p>
      <text:p text:style-name="P404">0.5.272</text:p>
      <text:p text:style-name="P405">Added code to handle the case where user choses not to save the password.</text:p>
      <text:p text:style-name="P405">This means we need to prompt the user for the password for the given server URL &amp; user name.</text:p>
      <text:p text:style-name="P512">But, it also means we cannot run connectivity test for this server.</text:p>
      <text:p text:style-name="P402">0.5.271</text:p>
      <text:p text:style-name="P402">Started work to add the option for setting a different POP3 port as well as the ‘security’ options found in the old MW, but decided, since I was not using this feature, to hide it all for now</text:p>
      <text:p text:style-name="P397">Apr 10/18</text:p>
      <text:p text:style-name="P400">0.5.270</text:p>
      <text:p text:style-name="P401">Mark a new account as enabled, by default, when it is first created</text:p>
      <text:p text:style-name="P399">0.5.269</text:p>
      <text:p text:style-name="P399">Lots of changes to the solution files to fix issues found, and hopefully resolved, from a test recompile on Black.</text:p>
      <text:p text:style-name="P399">Had a bad mimetic library linked to the release build. Hopefully, this fixes the issues which seemed unique to the release build.</text:p>
      <text:p text:style-name="P397">0.5.252</text:p>
      <text:p text:style-name="P397">More debugging and changes to d<text:span text:style-name="T79">e</text:span>lete the messages still in the mail grid, but no longer on the server.</text:p>
      <text:p text:style-name="P398">Clean out some unused code.</text:p>
      <text:p text:style-name="P396">Apr 9/18</text:p>
      <text:p text:style-name="P396">0.5.246</text:p>
      <text:p text:style-name="P396">Removed the wait loop from Check4NewMail <text:span text:style-name="T78">because there is already an identical lop in the called routine and there were times when it seemed to sort of hang waiting for the POP3 server with that loop in place</text:span></text:p>
      <text:p text:style-name="P395">Apr 6/18</text:p>
      <text:p text:style-name="P395">0.5.245</text:p>
      <text:p text:style-name="P395">moved the call to get new messages ahead of the first ‘wait’ loop.</text:p>
      <text:p text:style-name="P392"><text:soft-page-break/>Apr 4/18</text:p>
      <text:p text:style-name="P393">0.5.242</text:p>
      <text:p text:style-name="P393">Changed the POP3 port to default to 110.</text:p>
      <text:p text:style-name="P393">Fixed the code to record/save the POP3 port rather than the URL.</text:p>
      <text:p text:style-name="P393">Added more info to the wxASSERTs in account config restore; curiously, these fire even in release code!!!!</text:p>
      <text:p text:style-name="P393">Same in RunLibcurlThread()</text:p>
      <text:p text:style-name="P393">Fixed some typos</text:p>
      <text:p text:style-name="P394">Updated the default preprocessor macros in the MSVC configurations.</text:p>
      <text:p text:style-name="P391">0.5.240</text:p>
      <text:p text:style-name="P391">Fixed an issue when displaying the source text; used to get the wrong data.</text:p>
      <text:p text:style-name="P391">Added a new timer to handle the mail server connection test.</text:p>
      <text:p text:style-name="P391">Added a new options dialog item on the general page to enable the mail server connection test and to set the interval – 1 – 120 minutes.</text:p>
      <text:p text:style-name="P391">Replaced the nuisance pop-up during the test with a notice in the status bar.</text:p>
      <text:p text:style-name="P391">Will need to do a better job of handling non-standard date strings.</text:p>
      <text:p text:style-name="P388">Apr 3/18</text:p>
      <text:p text:style-name="P389">0.5.239</text:p>
      <text:p text:style-name="P389">Changes from the Linux side – I am having problems committing from that side.</text:p>
      <text:p text:style-name="P389">Mostly changes to keep the GCC compiler happy for the release version.</text:p>
      <text:p text:style-name="P390">Also added DebugReport files, missed in last commit.</text:p>
      <text:p text:style-name="P386">0.5.238</text:p>
      <text:p text:style-name="P387">Added a connectivity test whenever accounts might have been modified.</text:p>
      <text:p text:style-name="P387">Added code to wait for the completion of messages being deleted before possibly running the mail client.</text:p>
      <text:p text:style-name="P383">0.5.237</text:p>
      <text:p text:style-name="P384">Tried to add debug reporting, but I am having trouble making it work.</text:p>
      <text:p text:style-name="P384">It seems to crash in the stack trace dump.</text:p>
      <text:p text:style-name="P384">All added code to make sure no two filter have the same name – same tests will not be caught :-)</text:p>
      <text:p text:style-name="P384">Also fixed the code which tried to do the same for account names.</text:p>
      <text:p text:style-name="P385">Some cleanup; Removed code which at one time was intended to check the POP3 sever URLs. Depend on the server test for now.</text:p>
      <text:p text:style-name="P382">0.5.230</text:p>
      <text:p text:style-name="P382">Finally got the UTF-8 containing messages to display in message preview. It is not a perfect HTML preview for those messages with HTML, but at least it is not blank and the text is properly decoded as far as I can tell – i.e. Umlauts show up as expected.</text:p>
      <text:p text:style-name="P381">Updated wxMS-Install.txt</text:p>
      <text:p text:style-name="P381">Worked on the issue of no message or HTML body. Turns out it is related to UTF-8 encoded string – from Isabell.</text:p>
      <text:p text:style-name="P381">The real issue seems to be the difference in handling of std::streams used by the original coder – Brice Andre, to pass some string around. There is some discussion about these STL streams working differently under Linux &amp; Windows.</text:p>
      <text:p text:style-name="P381">In my case, some strings – message body – for text &amp; HTML are not passed on correctly, and in fact, simply end up empty.</text:p>
      <text:p text:style-name="P381">My next major job on this project ist to convert these streams to plain old wxStrings – <text:soft-page-break/>don’t know if I dare to convert them to std::strings</text:p>
      <text:p text:style-name="P380">0.5.229</text:p>
      <text:p text:style-name="P380">Modified code to check mail server availability for each account.</text:p>
      <text:p text:style-name="P380">Used, in part, as a replacement for the internet connectivity test.</text:p>
      <text:p text:style-name="P380">Still needs refining, particularly, whether to remove the displayed headers for accounts which are not accessible.</text:p>
      <text:p text:style-name="P378">Mar 30/18</text:p>
      <text:p text:style-name="P379">0.5.228</text:p>
      <text:p text:style-name="P379">Set lower limit for mail check time to 1; it had been 0, but I don’t think that value makes any sense, since it implies continuing checks. </text:p>
      <text:p text:style-name="P377">0.5.227</text:p>
      <text:p text:style-name="P377">Some code cleanup.</text:p>
      <text:p text:style-name="P377">Update help file.</text:p>
      <text:p text:style-name="P376">0.5.225</text:p>
      <text:p text:style-name="P375">Cleanup for m_dial</text:p>
      <text:p text:style-name="P375">Added code &amp; files to handle logging to a file. WANT_LOG_CHAIN. Currently the file name is fixed and can grow indefinitely. To be fixed :-)</text:p>
      <text:p text:style-name="P375">Options dialog interface also needs checking and testing.</text:p>
      <text:p text:style-name="P375">Moved the first copyright year &amp; log file base string to wxMsPreProcDefh.h</text:p>
      <text:p text:style-name="P375">Added a connection timeout value to the libcurl code. Currently the only way to change it is by manually changing the INI file value for [POP3] TimeOut=5</text:p>
      <text:p text:style-name="P375">Also fixed memory leaks which came about because I did not clean up for every libcurl exit.</text:p>
      <text:p text:style-name="P375">For now, fixed it by having each case goto a ‘cleanup’ label; seems simplest.</text:p>
      <text:p text:style-name="P374">Mar 29/18</text:p>
      <text:p text:style-name="P374">0.5.223</text:p>
      <text:p text:style-name="P374">Finally got the help files to load and display under Ubuntu. Some leftover cleanup from phantom text on the Ubuntu side from Codelite prior to 12.0.1</text:p>
      <text:p text:style-name="P372">Mar 28/18</text:p>
      <text:p text:style-name="P373">0.5.222</text:p>
      <text:p text:style-name="P372">Some changes from the Linux side; but had to restore a wxYield() for the Windows code, otherwise the app hangs when checking for new mail.</text:p>
      <text:p text:style-name="P372">Restored the code to hide the unused bounce and Blacklist columns.</text:p>
      <text:p text:style-name="P372">Work on setting up the proper location for the INI files.</text:p>
      <text:p text:style-name="P514"><text:span text:style-name="T68">As per </text:span><text:span text:style-name="T50"><text:s/></text:span><text:a xlink:type="simple" xlink:href="https://specifications.freedesktop.org/basedir-spec/basedir-spec-latest.html" text:style-name="Internet_20_link" text:visited-style-name="Visited_20_Internet_20_Link"><text:span text:style-name="T50">https://specifications.freedesktop.org/basedir-spec/basedir-spec-latest.html</text:span></text:a><text:span text:style-name="T50"> </text:span><text:span text:style-name="T51">with a</text:span><text:span text:style-name="T50"> summary at: </text:span></text:p>
      <text:p text:style-name="P535">https://stackoverflow.com/questions/1024114/location-of-ini-config-files-in-linux-unix</text:p>
      <text:p text:style-name="P535"><text:s text:c="2"/></text:p>
      <text:p text:style-name="P535">$XDG_CONFIG_HOME (default: "$HOME/.config"): user-specific configuration files.</text:p>
      <text:p text:style-name="P534"><text:span text:style-name="T53">in</text:span><text:span text:style-name="T52"> my case $HOME -&gt; /home/arnold -&gt; /home/$USER</text:span></text:p>
      <text:p text:style-name="P535">see also wxMsConfig.cpp where the actual config file is created/used</text:p>
      <text:p text:style-name="P536"/>
      <text:p text:style-name="P370">Ma<text:span text:style-name="T77">r</text:span> 27/17</text:p>
      <text:p text:style-name="P371">0.5.220</text:p>
      <text:p text:style-name="P370">Added some fixes on the Linux side for INI file permissions.</text:p>
      <text:p text:style-name="P370">Worked on resolving the error message if wxMS is open when system shuts down.</text:p>
      <text:p text:style-name="P370"><text:soft-page-break/>Also started work on proportional grid sizing; nothing accomplished; still needs more work.</text:p>
      <text:p text:style-name="P370">See: https://forums.wxwidgets.org/viewtopic.php?t=90</text:p>
      <text:p text:style-name="P368">Mar 24/18</text:p>
      <text:p text:style-name="P369">0.5..219</text:p>
      <text:p text:style-name="P368">Some fixes from the Ubuntu side.</text:p>
      <text:p text:style-name="P368">Worked on fixing the mail check timer code</text:p>
      <text:p text:style-name="P367">Mar 23/18</text:p>
      <text:p text:style-name="P367">0.5.<text:span text:style-name="T76">218</text:span></text:p>
      <text:p text:style-name="P367">Lots of work on Ubuntu to get C<text:span text:style-name="T76">M</text:span>ake to work. Seems both sides currently compile, though the Ubuntu side compiles and runs, it has a number of issues and features disabled.</text:p>
      <text:p text:style-name="P367">The Ubuntu version is just a proof-of concept version; needs lots of work, particularly addition of the packaging <text:s/>module for C<text:span text:style-name="T76">M</text:span>ake.</text:p>
      <text:p text:style-name="P364">Mar 20/18</text:p>
      <text:p text:style-name="P365">0.5.217</text:p>
      <text:p text:style-name="P366">Work on making it possible to list mail from more than one account. This had me stumped for quite a bit; eventually I traced the root cause to using frame wide variables, which ended up changing between the time it was used in the POP3 handler with libcurl’s code and when it was tested when updating the mail grid. Now I am passing all of the necessary data via the event queue ant it seems to work for all my tests with two local servers. Have used it with the two local and 2 Telus servers as well. Everything seemed to work – no hangs or other issues, but I have not really checks whether all expected messages were actually listed.</text:p>
      <text:p text:style-name="P366">Using the event function Set/GetPayload() to pass the new message list data to the display update routine</text:p>
      <text:p text:style-name="P366">Removed some of the sleep calls – no noticeable difference.</text:p>
      <text:p text:style-name="P366">A few more memory cleanup calls.</text:p>
      <text:p text:style-name="P366">Removed the single usage of the header_callback and used the same call back as for the rest of the libcurl code – still needs to be cleaned up.</text:p>
      <text:p text:style-name="P366">Started a run of CppCheck – cleaned up one or two issues. More to go eventually as I’m sure the Ubuntu side will complains about some of the current code </text:p>
      <text:p text:style-name="P363">0.5.216</text:p>
      <text:p text:style-name="P363">Added code to verify the new account name is not a duplicate of any existing account.</text:p>
      <text:p text:style-name="P363">Work on sorting out the issue I have been seeing with deleting messages when I have more than one account active.</text:p>
      <text:p text:style-name="P363">In the end, it looks like the problem is due to interference between adding new accounts and displaying the data in the mail grid.</text:p>
      <text:p text:style-name="P363">Had been using identical messages on both Hummer &amp; Leno. Making the message subjects and file names – used by Pablo’s mail server as the UIDL – showed the problem to not be when deleting, but rather that there were problems already while adding the new message rows to the mail grid. My current thoughts are that I need to make sure the data passed in the thread event to the display code is safe from alteration in the downloading thread. It seems currently, when new headers are received from the POP3 server, it contaminates and alters the data the mail grid update code sees.</text:p>
      <text:p text:style-name="P359">Mar 19/18</text:p>
      <text:p text:style-name="P361"><text:soft-page-break/>0.5.215</text:p>
      <text:p text:style-name="P362">Some minor changes to delete code; need to rework this part to allow deleting message from different accounts. Because messages from different accounts can be intermixed and <text:s/>messages from the same account are not necessarily all adjacent and in one block, we need to collect all messages from each account and then delete them in one POP3 session.</text:p>
      <text:p text:style-name="P362">Currently, even downloading from just two account, can leave the messages interleaved. Once sorting of columns on different criteria is made to work, if ever :-), it will be even more important to have this issue sorted out.</text:p>
      <text:p text:style-name="P360">Added the dependencies to SVN; modified the Inno release build to check if the directory exist and alert the user to fix the problem, without building a useless installer.</text:p>
      <text:p text:style-name="P360">Without it, the installer will complain about the redistributables and abort the installation.</text:p>
      <text:p text:style-name="P359">0.5.214</text:p>
      <text:p text:style-name="P359">The ‘hang’ was due to the mail server not being up.</text:p>
      <text:p text:style-name="P359">Fixed ‘delete’. Seems to work as expected right now, but needs more testing, especially the MIME decoding part.</text:p>
      <text:p text:style-name="P356">Mar 17/18</text:p>
      <text:p text:style-name="P357">0.5.213</text:p>
      <text:p text:style-name="P358">Added the new directory mimetic with all of the code from the wxEmail mimetic directory.</text:p>
      <text:p text:style-name="P358">Most of the paths had to be modified for the new environment.</text:p>
      <text:p text:style-name="P357">First cut at converting the mime code to use the code from wxEmail which has had its license modified to the wxWidgets license. I don’t know how much it matters, but I feel better about it this way.</text:p>
      <text:p text:style-name="P357">Still needs debugging and making sure the code is the same as from the old library.</text:p>
      <text:p text:style-name="P357">Both debug &amp; release compile and run, but both hang, though they don’t crash.</text:p>
      <text:p text:style-name="P355">0.5.208</text:p>
      <text:p text:style-name="P355">More cleanup; removed <text:span text:style-name="T75">#define</text:span><text:span text:style-name="T8"> </text:span><text:span text:style-name="T74">WANT_CURL_POP3</text:span><text:span text:style-name="T8"> </text:span></text:p>
      <text:p text:style-name="P354">0.5.207</text:p>
      <text:p text:style-name="P354">Major cleanup. </text:p>
      <text:p text:style-name="P354">Removed some unused source files.</text:p>
      <text:p text:style-name="P354">Removed <text:s/><text:span text:style-name="T74">#define WANT_NEW_THREAD </text:span></text:p>
      <text:p text:style-name="P352">0.5.20<text:span text:style-name="T73">4</text:span></text:p>
      <text:p text:style-name="P353">Added the source file: wxMsThreadCurlPop3DeleteMsg.cpp to handle message deletes.</text:p>
      <text:p text:style-name="P353">Works on single messages, using the DEL key. Need more messages to delete for testing of multiple deletes</text:p>
      <text:p text:style-name="P353">Also update the mail grid as messages are deleted.</text:p>
      <text:p text:style-name="P351">0.5.200</text:p>
      <text:p text:style-name="P351">Reworked the preview code to log on, get the current UIDLs , extract the message number corresponding to the UIDL for the selected message and the retrieve the body for that specific message. Works, though some messages do not display the correct content.</text:p>
      <text:p text:style-name="P348">0.5.199</text:p>
      <text:p text:style-name="P349">Added wxMsThreadCurlPop3GetMessageBody.cpp to get the specified message body and modified code to display it.</text:p>
      <text:p text:style-name="P349">Will need changes to use the UIDL instead of sequence #?</text:p>
      <text:p text:style-name="P350">Remove the message count and replaced it with <text:span text:style-name="T8">m_Pop3MsgList.size()</text:span></text:p>
      <text:p text:style-name="P346">0.5.198</text:p>
      <text:p text:style-name="P346"><text:soft-page-break/>Got the mail grid display updating as headers are received.</text:p>
      <text:p text:style-name="P347">Removed wxMsCurlPop3Multiple.cpp</text:p>
      <text:p text:style-name="P338">Mar 16/18</text:p>
      <text:p text:style-name="P344">0.5.196</text:p>
      <text:p text:style-name="P344">Removed a file wxMsCurlPop3Headers.cpp and created a new one f wxMsPrintMimeStructure.cpp <text:span text:style-name="T72">to print the MIME structure.</text:span></text:p>
      <text:p text:style-name="P345">Some more cleanup.</text:p>
      <text:p text:style-name="P345">Renamed the critical section to m_CS_Pop3MsgList – intended to protect access to the message list and m_bRunning. Set it only for places where these are modified – not (at least thus far) to where these are tested.</text:p>
      <text:p text:style-name="P343">0.5.195</text:p>
      <text:p text:style-name="P343">Downloading headers works for one account.</text:p>
      <text:p text:style-name="P343">Still need to parse the header data and adding that to the message list.</text:p>
      <text:p text:style-name="P341">0.5.194</text:p>
      <text:p text:style-name="P341">More work on retrieving the POP3 messages in one session. Got UIDLs, sizes and headers. Next is to parse the headers.</text:p>
      <text:p text:style-name="P341">Currently, as a test, I have moved the UIDL string into the Form field of the message list, and it does display as expected.</text:p>
      <text:p text:style-name="P342">Added 3 new source files for the new code.</text:p>
      <text:p text:style-name="P340">0.5.193</text:p>
      <text:p text:style-name="P340">More work on getting new messages from the POP3 server.</text:p>
      <text:p text:style-name="P340">Also fixed some issues with the Inno Builder – wxMS-License.txt was not copied &amp; found.</text:p>
      <text:p text:style-name="P339">0.5.190</text:p>
      <text:p text:style-name="P338">Restarted the whole libcurl &amp; threading interface because I realized the whole interface was dependent on the somewhat slower response from Telus compared to the response from Pablo’s QuickServer.</text:p>
      <text:p text:style-name="P338">So far, only have the server test implemented &amp; working.</text:p>
      <text:p text:style-name="P336">Mar 15/18</text:p>
      <text:p text:style-name="P337">More work trying to make the app work with my new Quick POP server from Pablo Software.</text:p>
      <text:p text:style-name="P337">Fixed up some issues, but realized that I was going about it all wrong, aside from the fact that my current incarnation seems to be heavily dependent on the relatively slow response time of my Telus POP server.</text:p>
      <text:p text:style-name="P337">When I tried to use the app with this new server on Leno or Hummer, it did not work well. Adding some calls to wxSleep inside the code retrieving data from the server, seemed to make a definite difference.</text:p>
      <text:p text:style-name="P337">As a result, I have decided to back off a fair bit and start the multi-threading code all over again, based on the rest of the GUI &amp; support code from the current code base.</text:p>
      <text:p text:style-name="P334">Mar 13/18</text:p>
      <text:p text:style-name="P334">0.5.189</text:p>
      <text:p text:style-name="P335">Give user some feedback when no messages are available.</text:p>
      <text:p text:style-name="P335">Tried to fix some issue when deleting a number of messages; the assert at line 146 in wxMsCurlDelete1Message.cpp trips. </text:p>
      <text:p text:style-name="P335">Will need to test some more.</text:p>
      <text:p text:style-name="P331">Mar 11/18</text:p>
      <text:p text:style-name="P332"><text:soft-page-break/>0.5.188</text:p>
      <text:p text:style-name="P333">Updated the help file with more details.</text:p>
      <text:p text:style-name="P330">0.5.184</text:p>
      <text:p text:style-name="P330">Some more cleanup.</text:p>
      <text:p text:style-name="P330">Added tests to avoid crashes because no messages to be retrieved or displayed.</text:p>
      <text:p text:style-name="P326">Mar 10/18</text:p>
      <text:p text:style-name="P329">0.5.181</text:p>
      <text:p text:style-name="P329">Enable a new filter by default.</text:p>
      <text:p text:style-name="P328">Updated help file; added graphics.</text:p>
      <text:p text:style-name="P326">0.5.179</text:p>
      <text:p text:style-name="P327">Changed the keyboard shortcut to clear the log window to Ctrl-C to avoid conflict with Clear Messages Alt-C</text:p>
      <text:p text:style-name="P327">Modified code to not make the rule string lower case. </text:p>
      <text:p text:style-name="P2">Mar 9/18</text:p>
      <text:p text:style-name="P325">0.5.176</text:p>
      <text:p text:style-name="P325">Updated the documentation with some comment regarding Linux installers and help files.</text:p>
      <text:p text:style-name="P325">Updated the Windows help file with some more images and information about basic operation.</text:p>
      <text:p text:style-name="P325">Updated the OnUpdateUI handler for Process mail – disable as long as there are no messages.</text:p>
      <text:p text:style-name="P324">Rebuild after some updates on the Linux side.</text:p>
      <text:p text:style-name="P321">0.5.175</text:p>
      <text:p text:style-name="P322">Rename wxMSOnAbout.cpp → wxMsLog.cpp because the ‘about’ dialog was moved to its own sub-project.</text:p>
      <text:p text:style-name="P321">Work on About box &amp; OS name – needs more work at Linux end. <text:span text:style-name="T71">Fir path separators.</text:span></text:p>
      <text:p text:style-name="P322">Added OnUpdateUI for ‘Delete Message’.</text:p>
      <text:p text:style-name="P323">Resolved some conflicts. No idea where they came from – possibly from Linux end.</text:p>
      <text:p text:style-name="P319">0.5.17<text:span text:style-name="T70">3</text:span></text:p>
      <text:p text:style-name="P319">Disabled the ‘<text:span text:style-name="T69">Mark for </text:span>Bounce’ <text:span text:style-name="T69">&amp; </text:span><text:s/>“<text:span text:style-name="T69">Mark all for Bounce’ </text:span>menu item.</text:p>
      <text:p text:style-name="P320">More of the unimplemented menu items disabled</text:p>
      <text:p text:style-name="P318">0.5.170</text:p>
      <text:p text:style-name="P2">Fixed a long standing issue in which the filter color was lost during editing if the app was not restarted after an edit.</text:p>
      <text:p text:style-name="P3">Mar 8/18</text:p>
      <text:p text:style-name="P4">0.5.168</text:p>
      <text:p text:style-name="P4">Deleted the files wxMsFastBoolEditor.h/.cpp – not used at present – also from SVN</text:p>
      <text:p text:style-name="P4">Fixed the message preview code to only download the message source once.</text:p>
      <text:p text:style-name="P4">Made the context menu preview display the proper message data.</text:p>
      <text:p text:style-name="P4">Also fix the code to now display the message source in the assigned window.</text:p>
      <text:p text:style-name="P5">0.5.165</text:p>
      <text:p text:style-name="P5">Fixed code to make preview happen with Alt-V – seems both SPACE &amp; Alt-Space are used for other things.</text:p>
      <text:p text:style-name="P5">Added code to handle moving the selection in the mail grid with up/down arrows and keep the proper row in the mail grid selected as the cursor is moved.</text:p>
      <text:p text:style-name="P6">Added a new file for this code.</text:p>
      <text:p text:style-name="P7">0.5.166</text:p>
      <text:p text:style-name="P7"><text:soft-page-break/>Fixed up all of the gcc warnings on the Linux side.</text:p>
      <text:p text:style-name="P7">Modified the wild card string for the e-mail client selection to handle both Windows &amp; Linux, which does not have .EXE file extensions, in fact, it seems that Thundebird is run via a shell script <text:span text:style-name="T18">usr</text:span><text:span text:style-name="T66">lib/thunderbird/thunderbird.sh</text:span></text:p>
      <text:p text:style-name="P8">0.5.165</text:p>
      <text:p text:style-name="P8">Had to drop one of the critical sections – otherwise the release version may hang.</text:p>
      <text:p text:style-name="P9">0.5.156</text:p>
      <text:p text:style-name="P9">Added code to allow user to select the e-mail client executable.</text:p>
      <text:p text:style-name="P10">Mar 7/18</text:p>
      <text:p text:style-name="P11">0.5.155</text:p>
      <text:p text:style-name="P11">More work to try and make the ‘Stop’ downlo<text:span text:style-name="T65">a</text:span>ding work; no luck. Gave up &amp; disabled the button in OnUpdateUI handler.</text:p>
      <text:p text:style-name="P11">More Alt-key shortcuts.</text:p>
      <text:p text:style-name="P11">Old progress dialog clean up.</text:p>
      <text:p text:style-name="P11">Remove the socket time-out code in the options dialog – no longer used with libcurl.</text:p>
      <text:p text:style-name="P11">Removed the unused function OnStopTask().</text:p>
      <text:p text:style-name="P12">0.5.153</text:p>
      <text:p text:style-name="P13">Reworked the main interface to use the Alt- key combinations in place of the plain alpha keys because it seems some of these are not usable under Ubuntu.</text:p>
      <text:p text:style-name="P13">Added the new progress gauge in the tool bar and removed the old progress dialog.</text:p>
      <text:p text:style-name="P13">Also added the task bar progress available under Windows.</text:p>
      <text:p text:style-name="P13">Some cleanup.</text:p>
      <text:p text:style-name="P14">0.5.151</text:p>
      <text:p text:style-name="P14">Omit the blacklist &amp; friends list context menu items for now.</text:p>
      <text:p text:style-name="P14">Re-enable &amp; fix the message preview.</text:p>
      <text:p text:style-name="P10">Another commit from the Linux side to add the Codelite workspace and project files</text:p>
      <text:p text:style-name="P15">Mar 6/18</text:p>
      <text:p text:style-name="P16">0.5.150</text:p>
      <text:p text:style-name="P17">Fixed a bad format for wxString.Printf()</text:p>
      <text:p text:style-name="P17">Some more cleanup.</text:p>
      <text:p text:style-name="P15">0.5.149</text:p>
      <text:p text:style-name="P15">Fixed code to make the From, To string comparison case insensitive. Fixed some empty To &amp; Subject lines.</text:p>
      <text:p text:style-name="P15">Some clean up.</text:p>
      <text:p text:style-name="P15">Removed the progress dialog for now – needs to be event driven to make multi-threading work.</text:p>
      <text:p text:style-name="P18">Mar 5/18</text:p>
      <text:p text:style-name="P19">0.5.148</text:p>
      <text:p text:style-name="P19">Changes to rfc2047.cpp to handle some more B – UTF-8 encoded string containing ‘&amp;’</text:p>
      <text:p text:style-name="P20">More changes from the Ubuntu side.</text:p>
      <text:p text:style-name="P20">Fixed the path separators for the .INI &amp; the Filter.INI files.</text:p>
      <text:p text:style-name="P21">Enable RFC 2047 decoding for the ‘To’ string.</text:p>
      <text:p text:style-name="P21">Rfc2047.cpp reformatting.</text:p>
      <text:p text:style-name="P18">Some minor changes from Linux version.</text:p>
      <text:p text:style-name="P22">One fix for the Linux .INI file path.</text:p>
      <text:p text:style-name="P22">Typo correction.</text:p>
      <text:p text:style-name="P22"><text:soft-page-break/>Printf arg fix</text:p>
      <text:p text:style-name="P23">Removed the unused sub-project wxMsRfc2047Decode and all code.</text:p>
      <text:p text:style-name="P23">Updated the relevant header #include’s</text:p>
      <text:p text:style-name="P24">Mar 3/18</text:p>
      <text:p text:style-name="P25"><text:span text:style-name="T64">The real problem was my adding the ‘To’ column</text:span> <text:span text:style-name="T64">only in the INI file and not in the initial configuration as set up in wxMSConfig.cpp</text:span></text:p>
      <text:p text:style-name="P25"><text:span text:style-name="T64">Show</text:span> the ‘Bounce &amp; Blacklist columns; it seems they cause trouble under Linux when</text:p>
      <text:p text:style-name="P25">hidden.</text:p>
      <text:p text:style-name="P24">First commit from Xeon-Ubuntu using RabbitVCS.</text:p>
      <text:p text:style-name="P24">Modified wxMsh.h to define bool IsInternetAvailable()</text:p>
      <text:p text:style-name="P24">Note: the wxWidgets wxDialUpManager does not provide the correct status of the connection. It claims we’re off-line, but testing the POP3 server succeeds.</text:p>
      <text:p text:style-name="P27">Also note, even though I cancelled the earlier commit, it looks like it went ahead anyhow.</text:p>
      <text:p text:style-name="P26">My mistake, I was in the wrong directory when I started the commit.</text:p>
      <text:p text:style-name="P28">Mar 2/18</text:p>
      <text:p text:style-name="P29">0,5,144</text:p>
      <text:p text:style-name="P29">Fixed the layout of the About dialog.</text:p>
      <text:p text:style-name="P29">Added the libcurl version</text:p>
      <text:p text:style-name="P30">0.5.143</text:p>
      <text:p text:style-name="P30">Replaced my old routine for Internet connectivity with the wxDialUpManager class, which hopefully will be also available under Linux.</text:p>
      <text:p text:style-name="P31">Code is controlled/<text:span text:style-name="T63">surrounded</text:span> by WANT_NEW_INTERNET_TEST</text:p>
      <text:p text:style-name="P32">0.5.141</text:p>
      <text:p text:style-name="P32">Added handlers to allow user to move a filter’s priority up or down.</text:p>
      <text:p text:style-name="P32">Started to add the explanatory text for each filter. Currently I have only a test message.</text:p>
      <text:p text:style-name="P28">Fixed the nearly blank mail grid due to some changes made to have the app compile under Ubuntu.</text:p>
      <text:p text:style-name="P28">Changed the filter list from std::list to std::vector – seems I only needed to change the definition of the list and those for the iterators.</text:p>
      <text:p text:style-name="P33">Added more checking for the filter dialog content and set focus to the field needing attention.</text:p>
      <text:p text:style-name="P33">Fixed the issue of a blank filter rule being accepted.</text:p>
      <text:p text:style-name="P33">Started to add handlers to allow user to move filter definitions up &amp; down in the list to change the priority of each entry.</text:p>
      <text:p text:style-name="P33">wxCrafter under Ubuntu forced a rework of the options dialog log page. It seems GTK squeezed the log slider to next to nothing. Needed to add spacers to either side to make the slider look as it did under Windows.</text:p>
      <text:p text:style-name="P34">Mar 1/18</text:p>
      <text:p text:style-name="P35">Copied more fixes from Xeon – still having doubts about how to handle commits from RabbitVCS</text:p>
      <text:p text:style-name="P36">Minor formatting fix</text:p>
      <text:p text:style-name="P37">Ported all changes I could find from the Ubuntu code</text:p>
      <text:p text:style-name="P33">Seems using std::min/max works for both Linux &amp; Windows code.</text:p>
      <text:p text:style-name="P38">Includes some changes to try and make the preview work better for some messages.</text:p>
      <text:p text:style-name="P34">My first attempt at porting this to Ubuntu.</text:p>
      <text:p text:style-name="P34">Got the compile done, but the first job was to try and trim all of the trailing spaces.</text:p>
      <text:p text:style-name="P39"><text:soft-page-break/>Feb 27/17</text:p>
      <text:p text:style-name="P39">Some bits of cleanup,</text:p>
      <text:p text:style-name="P39">Update copyright date in the help file.</text:p>
      <text:p text:style-name="P39">Update wxMS-Install.txt</text:p>
      <text:p text:style-name="P40">Feb 26/18</text:p>
      <text:p text:style-name="P41">0.5.136</text:p>
      <text:p text:style-name="P41">Implemented the code to delete messages using the UIDL information. Still no real check to see if the current server actually does support UIDL and the old code to simply delete by sequence number is pretty well gone.</text:p>
      <text:p text:style-name="P42">0.5.134</text:p>
      <text:p text:style-name="P42">Made the <text:span text:style-name="T62">single</text:span> message delete code read the UIDL first and then match the desired UIDL with the server UIDL to find the message to delete. IOW, we delete messages not by simple sequence number but by UIDL. Still no code or test to verify server can handle UIDL. I am depending on the Telus server having UIDL capability.</text:p>
      <text:p text:style-name="P43">Some cleanup.</text:p>
      <text:p text:style-name="P40">0.5.133</text:p>
      <text:p text:style-name="P44">Removed old Preview files – not used and superseded in the new version.</text:p>
      <text:p text:style-name="P44">Fixed code for Server test for a new account. Have to use intermediate variables for the result until the user actually decides to create a new account on OK and we then have a place in the accounts list to save the data.</text:p>
      <text:p text:style-name="P44">Fixed code to select the first enabled account when displaying the accounts dialog.</text:p>
      <text:p text:style-name="P44">Removed the assert for the DELE command, as it also used when deleting multiple messages.</text:p>
      <text:p text:style-name="P44">Fixed the filter code to handle the ‘To’ rule properly. Also removed the currently unused and unimplemented rules – setup in the wxCrafter filter setup – part of the Options Dialog code.</text:p>
      <text:p text:style-name="P44">Some cleanup.</text:p>
      <text:p text:style-name="P515">Renamed <text:span text:style-name="T52">GetMessageStatus() -&gt; GetMessageFilterStatus().</text:span></text:p>
      <text:p text:style-name="P45">Feb 25/18</text:p>
      <text:p text:style-name="P46">0.5.132</text:p>
      <text:p text:style-name="P46">Updated the ‘What’s New’ file.</text:p>
      <text:p text:style-name="P46">Added code to handle ‘undisclosed recipients’</text:p>
      <text:p text:style-name="P47">0.5.128</text:p>
      <text:p text:style-name="P47">Fixed issues arising from my adding the To column.</text:p>
      <text:p text:style-name="P45">Updated wxMS-Notes.odt.</text:p>
      <text:p text:style-name="P45">Major cleanup.</text:p>
      <text:p text:style-name="P45">Added more wxASSERTs to verify the data to libcurl is all present.</text:p>
      <text:p text:style-name="P45">Fixed the code to delete any marked messages when calling ‘Process Mail’.</text:p>
      <text:p text:style-name="P45">Hide the Bounce &amp; Blacklist columns – the simplest way to remove them for the time being.</text:p>
      <text:p text:style-name="P45">Fixed the mail grid sizing code to handle these hidden columns.</text:p>
      <text:p text:style-name="P45">Added the To column and adjusted the code. Will need a better way to connect column heading &amp; column number, especially if I wanted to allow the user to move or hide columns.</text:p>
      <text:p text:style-name="P48">Feb 24/18</text:p>
      <text:p text:style-name="P50">0.5.126</text:p>
      <text:p text:style-name="P51"><text:soft-page-break/>Removed the call to UrlMon in the Windows API – does NOT seem to accept the pop3:// schema. Because of that I have removed the check via this function.</text:p>
      <text:p text:style-name="P51">Somehow I have to use the result from the ‘Test Server’ feature to replace it.</text:p>
      <text:p text:style-name="P51">Redid the account detail dialog to make room for some user feedback concerning the success or failure of the server test.</text:p>
      <text:p text:style-name="P51">This also required some code changes. Return the error message, prefixed with ‘Error:’ so that I can use the data for feedback to the user.</text:p>
      <text:p text:style-name="P51">Some cleanup.</text:p>
      <text:p text:style-name="P51">Added calls to set the memory pointer chunk.memory = NULL where ever it is freed to avoid attempt to free it a second time.</text:p>
      <text:p text:style-name="P52">0.5.125</text:p>
      <text:p text:style-name="P52">Looks like the delete function is working. Marked messages are deleted in one call to libcurl.</text:p>
      <text:p text:style-name="P52">Also fixed the Inno build process to verify that the directory Inno/bin/MyProjectDependencies exists before allowing the Inno build to proceed.</text:p>
      <text:p text:style-name="P49">0.5.123</text:p>
      <text:p text:style-name="P53">Started work on testing the connection to the POP3 server in the accounts detail dialog.</text:p>
      <text:p text:style-name="P53">Update the account configuration in the main INI file to add members for hasUIDL, hasCapa and the raw CAPA string, if any returned by the server for the CAPA command.</text:p>
      <text:p text:style-name="P53">Save &amp; use the current account list element for the account details dialog.</text:p>
      <text:p text:style-name="P53">Some cleanup.</text:p>
      <text:p text:style-name="P54">Feb 23/18</text:p>
      <text:p text:style-name="P55">0.5.122</text:p>
      <text:p text:style-name="P56">Display all ‘To’ addresses in the preview.</text:p>
      <text:p text:style-name="P56">Count &amp; display the number of attachments.</text:p>
      <text:p text:style-name="P57">0.5.119</text:p>
      <text:p text:style-name="P58">Added code and call it to extract the MIME body and other parts.</text:p>
      <text:p text:style-name="P58">Works for both plain text &amp; HTML.</text:p>
      <text:p text:style-name="P58">Still to go attachments – like ignore, except to advise user of their p<text:span text:style-name="T61">r</text:span>esence.</text:p>
      <text:p text:style-name="P58">Also still need to display multiple addressees.</text:p>
      <text:p text:style-name="P59">Added a new busy info note when analyzing some of the larger HTML messages.</text:p>
      <text:p text:style-name="P60">0.5.111</text:p>
      <text:p text:style-name="P61">Added code to handle multiple ‘To’, ‘Cc’ &amp; ‘Bcc’ fields. Not displayed as yet.</text:p>
      <text:p text:style-name="P62">More cleanup.</text:p>
      <text:p text:style-name="P54">0.5.109</text:p>
      <text:p text:style-name="P63">Modified the preview dialog to add an HTML page.</text:p>
      <text:p text:style-name="P63">Worked on code to distinguish between plain text and HTML etc. Made some progress.</text:p>
      <text:p text:style-name="P63">Some cleanup &amp; fix to display all parts of a MIME message in the log window.</text:p>
      <text:p text:style-name="P63">Added code to allow user to select a filename to which to save the message source. Not done yet for the MIME structure.</text:p>
      <text:p text:style-name="P63">Expanded the preview base code files initially created by wxCrafter. It does not seem to touch them once they have been created. Had to add my standard ‘header and footer’ code.</text:p>
      <text:p text:style-name="P63">Added some test code to the preview code to test how MimeEntity is set to be used.</text:p>
      <text:p text:style-name="P64">Feb 22/18</text:p>
      <text:p text:style-name="P65">0.5.108</text:p>
      <text:p text:style-name="P65"><text:soft-page-break/>Chucked all of the latest stuff and sub-project for Andre Brice’s wxEMail code I had just added.</text:p>
      <text:p text:style-name="P65">It looked like it would be way too much and too much tied to his finite state machine which he used to talk to the server using sockets. It is all replaced by libcurl in my code.</text:p>
      <text:p text:style-name="P65">Hence I decide to proceed for now along the path I was on and leave the factoring out of code to a new Email and Account class for sometime down the road – as time permits.</text:p>
      <text:p text:style-name="P65">At this point I have been able to display a plain text encode message.</text:p>
      <text:p text:style-name="P65">My plan is to add a second data window – a window intended to handle HTML to the preview dialo<text:span text:style-name="T60">g</text:span>, and the show or hide whichever is necessary. This also opens the way to allow the user to select which to use, if there is a choice available in the raw data.</text:p>
      <text:p text:style-name="P66">Added code from Andre Brice’s wxEMail to extract the mime body. The text seems to display correctly, aside from possible extra new lines.</text:p>
      <text:p text:style-name="P65"/>
      <text:p text:style-name="P64">Decided to use the wxEMail class from Andre Brice. This means I will want to purge the old code of my previous attempt.</text:p>
      <text:p text:style-name="P67">After this I will make that code a separate sub-project.</text:p>
      <text:p text:style-name="P68">Feb 21/18</text:p>
      <text:p text:style-name="P69">0.5.104</text:p>
      <text:p text:style-name="P69">Updated the Notes file regarding libcurl and the latest wxEmail-<text:span text:style-name="T59">beta from Brice Andre</text:span></text:p>
      <text:p text:style-name="P70">Added a button to test the POP3 server data in the accounts editor dialog to make sure the data is correct and the server responds as expected. No code as yet, though.</text:p>
      <text:p text:style-name="P70">Started work to extract the message body and also tried some of the old/new code extracted from wxEmail-<text:span text:style-name="T59">beta</text:span></text:p>
      <text:p text:style-name="P70">Cleaned up &amp; reworked wxMsCurlPop3ExecuteCommand.cpp.</text:p>
      <text:p text:style-name="P70">Deleted wxMsCurlPop3List.cpp – the code is no longer used.</text:p>
      <text:p text:style-name="P70">Added code to run the STAT command; this needs a separate libcurl handler since it ordinarily does not return data the same way and it need a special callback to return the server response.</text:p>
      <text:p text:style-name="P70">Also added code to execute the CAPA command. Note: the data returned by this command in the logged in transaction state is not the same as the data returned initially along with the logon prompt. Specifically, in my case the line which differs is </text:p>
      <text:p text:style-name="P538">+OK POP3 ready</text:p>
      <text:p text:style-name="P542">CAPA</text:p>
      <text:p text:style-name="P543">+OK Capability list follows</text:p>
      <text:p text:style-name="P543">EXPIRE 31 USER <text:tab/><text:tab/><text:span text:style-name="T57">&lt;--------------------</text:span></text:p>
      <text:p text:style-name="P543">TOP</text:p>
      <text:p text:style-name="P543">UIDL</text:p>
      <text:p text:style-name="P543">USER</text:p>
      <text:p text:style-name="P543">XOIP</text:p>
      <text:p text:style-name="P543">SASL GSSAPI</text:p>
      <text:p text:style-name="P543">STLS</text:p>
      <text:p text:style-name="P543">.</text:p>
      <text:p text:style-name="P70">// ------------------------------------------------------------------</text:p>
      <text:p text:style-name="P70">Logged in state</text:p>
      <text:p text:style-name="P539"><text:soft-page-break/>PASS arnald</text:p>
      <text:p text:style-name="P543">+OK server ready</text:p>
      <text:p text:style-name="P542">CAPA</text:p>
      <text:p text:style-name="P543">+OK Capability list follows</text:p>
      <text:p text:style-name="P543">TOP</text:p>
      <text:p text:style-name="P543">USER</text:p>
      <text:p text:style-name="P543">UIDL</text:p>
      <text:p text:style-name="P543">STLS</text:p>
      <text:p text:style-name="P543">SASL PLAIN X-ZIMBRA<text:tab/><text:tab/><text:tab/><text:span text:style-name="T57">&lt;---------------------</text:span></text:p>
      <text:p text:style-name="P543">EXPIRE NEVER<text:tab/><text:tab/><text:tab/><text:tab/><text:span text:style-name="T57">&lt;---------------------</text:span></text:p>
      <text:p text:style-name="P543">XOIP</text:p>
      <text:p text:style-name="P543">IMPLEMENTATION ZimbraInc<text:tab/><text:tab/><text:span text:style-name="T57">&lt;---------------------</text:span></text:p>
      <text:p text:style-name="P544">At present this code is crammed in as part of <text:span text:style-name="T58">Message Preview, but it will need to be moved to the start to make it possible to verify the expected capabilities are present.</text:span></text:p>
      <text:p text:style-name="P545">It will also need cleaning up of the returned data to remove the superfluous parts.</text:p>
      <text:p text:style-name="P70"/>
      <text:p text:style-name="P71">0.5.103</text:p>
      <text:p text:style-name="P72">Deleted the unused file wsMsMimeticStructPrint.cpp</text:p>
      <text:p text:style-name="P72">Fixed a couple of errors in the Printf() of the new MimePrintStructure function.</text:p>
      <text:p text:style-name="P72">Added busy indicator while downloading the message data as feedback for user.</text:p>
      <text:p text:style-name="P72">Log the content type data to log window.</text:p>
      <text:p text:style-name="P72">More cleanup.</text:p>
      <text:p text:style-name="P73">Feb 20/18</text:p>
      <text:p text:style-name="P74">0.5.10<text:span text:style-name="T56">2</text:span></text:p>
      <text:p text:style-name="P75">Removed the log window notebook; I seemed to be unable to find a way to write to the other tabs, though I did not try all that hard. Will have to add the ‘save’ feature to the preview dialog – eventually.</text:p>
      <text:p text:style-name="P76">0.5.100</text:p>
      <text:p text:style-name="P77">Added code to toggle the ‘delete’ and ‘bounce’ check boxes from the menu &amp; from the keyboard with ‘D’ &amp; ‘B’ respectively.</text:p>
      <text:p text:style-name="P77">Fixed AddOneMessageRow() to use the values returned from GetMessageStatus().</text:p>
      <text:p text:style-name="P78">0.5.99</text:p>
      <text:p text:style-name="P78">Made sure that user can clear the message grid from keyboard.</text:p>
      <text:p text:style-name="P79">0.5.97</text:p>
      <text:p text:style-name="P80">Renamed the wxMsFilter sub-project to wxMsFilterDialog as well as some of the files within.</text:p>
      <text:p text:style-name="P80">Removed the ‘hide’ option; I can see no use for it; as far as I can tell, it was simply a leftover from MailWasher.</text:p>
      <text:p text:style-name="P81">0.5.95</text:p>
      <text:p text:style-name="P81">Cleaned out much of the WANT_WX_EMAIL <text:span text:style-name="T55">related code.</text:span></text:p>
      <text:p text:style-name="P82">0.5.94</text:p>
      <text:p text:style-name="P82">Fixed the filtering code as far as is implemented; needs more rules and more testin<text:span text:style-name="T54">g.</text:span></text:p>
      <text:p text:style-name="P83">0.5.91</text:p>
      <text:p text:style-name="P516"><text:soft-page-break/>Removed all code related to <text:span text:style-name="T52">WANT_SOCKET_CODE, except for UT.</text:span></text:p>
      <text:p text:style-name="P518">Remove related files.</text:p>
      <text:p text:style-name="P73">0.5.85</text:p>
      <text:p text:style-name="P73">Re-instituted the header download progress dialog.</text:p>
      <text:p text:style-name="P84">Fixed the filter ‘From’ address string, had been ‘To’. Still needs more work.</text:p>
      <text:p text:style-name="P85">Renamed wxMsGetMessageStatus.cpp -&gt; wxMsGetMessageFilter.cpp</text:p>
      <text:p text:style-name="P86">Feb 19/18</text:p>
      <text:p text:style-name="P87">0.5.84</text:p>
      <text:p text:style-name="P88">Better user feedback during header retrieval phase in status bar.</text:p>
      <text:p text:style-name="P88">More work on Filters.</text:p>
      <text:p text:style-name="P88">More cleanup.</text:p>
      <text:p text:style-name="P89">0.5.83</text:p>
      <text:p text:style-name="P89">Fixed code to allow menu -&gt; Filter to display the filter edit dialog.</text:p>
      <text:p text:style-name="P90">More cleanup.</text:p>
      <text:p text:style-name="P91">0.5.82</text:p>
      <text:p text:style-name="P92">Fixed code so we can call for message check more than once – failed on second &amp; later tries.</text:p>
      <text:p text:style-name="P92">Fixed code to delete the correct entry from DEL and right-click context menu.</text:p>
      <text:p text:style-name="P92">Fixed missing account string in the mail grid.</text:p>
      <text:p text:style-name="P92">Some cleanup.</text:p>
      <text:p text:style-name="P93">Reworked the code to first of all retrieve the mail box size &amp; UIDLs and then the headers so the I have the number of headers to retrieve. This needs two transactions with the server and there is a small but finite chance of new mail arriving between the two transactions. Will have to see how it works out in the long run.</text:p>
      <text:p text:style-name="P93">Currently, the mail list is not updated as new headers are downloaded, but only at the completion. However, with all header being downloaded in one transaction, thing so move a whole lot faster.</text:p>
      <text:p text:style-name="P93">Cleared up a few memory leaks.</text:p>
      <text:p text:style-name="P94">Removed the unused function OnThreadUpdate().</text:p>
      <text:p text:style-name="P95">0.5.76</text:p>
      <text:p text:style-name="P95">More work on retrieving all headers in one libcurl transaction. Works, but needs a more timely updating of the mail grid as each header is received.</text:p>
      <text:p text:style-name="P95">Using thread events borrowed from wxBup because the old simple thread update event did not allow me to pass ‘clean’ data to the GUI thread. By the time<text:span text:style-name="T49"> </text:span><text:span text:style-name="T50">OnThreadUpdate() was called, variables used within the thread had been updated/changed.</text:span></text:p>
      <text:p text:style-name="P96">Feb 18/18</text:p>
      <text:p text:style-name="P97">0.5.74</text:p>
      <text:p text:style-name="P98">Added the wxMsMessagePreview sub-project.</text:p>
      <text:p text:style-name="P98">Much of it works, including the display of the mime structure and the message source.</text:p>
      <text:p text:style-name="P98">Adapted the printMimeStructure() routine to allow output to a wxTextCtrl, if needed/wanted.</text:p>
      <text:p text:style-name="P98">Still needs the code to display the actual message.</text:p>
      <text:p text:style-name="P99">0.5.68</text:p>
      <text:p text:style-name="P99">Added the fancy about box form wxGTM – still may need work.</text:p>
      <text:p text:style-name="P99">Started work on message preview.</text:p>
      <text:p text:style-name="P100">Feb 17/18</text:p>
      <text:p text:style-name="P101"><text:soft-page-break/>0.5.65</text:p>
      <text:p text:style-name="P101">Fixed an issue for wxLogMessage caused by % in the string to be printed.</text:p>
      <text:p text:style-name="P101">Cleanup the Sent Date string to handle the typical values:</text:p>
      <text:p text:style-name="P101"><text:s text:c="17"/>L"Tue, 06 Feb 2018 01:51:20 -0500"</text:p>
      <text:p text:style-name="P101"><text:s text:c="17"/>L"Mon, 12 Feb 2018 22:48:17 +0100 (CET)"</text:p>
      <text:p text:style-name="P102">0.5.64</text:p>
      <text:p text:style-name="P103">Fixed some argument names to reflect my standard better.</text:p>
      <text:p text:style-name="P103">Added a sub-project &amp; code to handle RFC2047 &amp; RFC 2231 decoding.</text:p>
      <text:p text:style-name="P103">Worked on previewing messages.</text:p>
      <text:p text:style-name="P103">Still need to work on several strings.</text:p>
      <text:p text:style-name="P104">Modified code to display the message data after each message header has been received.</text:p>
      <text:p text:style-name="P104">Gives user more feedback and may make a progress gauge unnecessary.</text:p>
      <text:p text:style-name="P105">Started to re-implement the status filters.</text:p>
      <text:p text:style-name="P105">Needs more work to retrieve the proper strings for multiple addressees, etc.</text:p>
      <text:p text:style-name="P105">Modified the ‘filter’ setup to display the filter name &amp; status string in the selected color.</text:p>
      <text:p text:style-name="P106">Got the deletion of multiple selected message to work.</text:p>
      <text:p text:style-name="P106">Checkbox state is preserved over one delete cycle.</text:p>
      <text:p text:style-name="P106">Some code cleanup</text:p>
      <text:p text:style-name="P107">Removed the file wxMsCurlPop3Quit.cpp – it is neither a useful nor valid command to send to a POP3 server directly.</text:p>
      <text:p text:style-name="P107">More work on deleting messages. When trying to delete multiple messages, refreshing the display wipes out all of the checkbox states for ‘delete’, ‘bounce’ and ‘blacklist’ states.</text:p>
      <text:p text:style-name="P107">The most useful &amp; effective solution would seem to be to store their state in the message list, along with the rest of the per message data.</text:p>
      <text:p text:style-name="P108">Feb 16/18</text:p>
      <text:p text:style-name="P109">Added code to issue a QUIT command.</text:p>
      <text:p text:style-name="P109">More work on deleting specific message. Deleting selected messages from the menu or using the DEL key works. Eliminated one of the intermediate functions DeleteOneMessage(); replaced by reworked existing code.</text:p>
      <text:p text:style-name="P109">Deleting messages marked in the mail grid still needs more work.</text:p>
      <text:p text:style-name="P110">Reworked some of the calls to make it possible to stop the downloading of headers before all are retrieved.</text:p>
      <text:p text:style-name="P110">Started work on deleting selected messages.</text:p>
      <text:p text:style-name="P110">Renamed the old ExecutePop3Command() to ExecutePop3CommandSocket() to avoid confusion and extra ‘hits’ when searching.</text:p>
      <text:p text:style-name="P111">Some cleanup &amp; added test for all necessary POP3 account information.</text:p>
      <text:p text:style-name="P111">Updated the header retrieve feedback to include total number of headers as progress report.</text:p>
      <text:p text:style-name="P112">Started extracting header information for display in the mail grid.</text:p>
      <text:p text:style-name="P112">Added the relevant members to the message list structure.</text:p>
      <text:p text:style-name="P112">Add feedback for header retrieval progress in the status bar.</text:p>
      <text:p text:style-name="P113">Feb 15/18</text:p>
      <text:p text:style-name="P114">Started to add code to handle mimetic library for parsing the Mime <text:s/>message content.</text:p>
      <text:p text:style-name="P114">Got as far as getting the header into the class, also got the printMimeStructure() sending results to wxLogMessage.</text:p>
      <text:p text:style-name="P114"><text:soft-page-break/>Added code to free memory when libcurl throws an error.</text:p>
      <text:p text:style-name="P114">Modified the ExecutePop3Command() arguments <text:s/>to also handle the new function calls.</text:p>
      <text:p text:style-name="P115">Reworked the account information save &amp; restore to save and restore all members of the class and also to use proper defaults, especially for those members not used fully or not at all as yet.</text:p>
      <text:p text:style-name="P115">More work on setting things up for the more generic call to libcurl.</text:p>
      <text:p text:style-name="P115">Created a new command structure to pass in to the thread rather than using main frame global variables to make the data flow clearer.</text:p>
      <text:p text:style-name="P116">Feb 14/18</text:p>
      <text:p text:style-name="P117">Started work on getting message headers.</text:p>
      <text:p text:style-name="P117">Removed the IndexVal from the iniData struct – it is/was not used.</text:p>
      <text:p text:style-name="P118">Add some more comments.</text:p>
      <text:p text:style-name="P118">Add code to initialize libcurl in global context and to also cleanup in main frame initialization <text:s/>&amp; exit.</text:p>
      <text:p text:style-name="P119">Some socket code cleanup.</text:p>
      <text:p text:style-name="P119">Retrieve the message sizes – are displayed by existing code.</text:p>
      <text:p text:style-name="P120">Renamed DoGetMail() -&gt; RunLibcurlThread().</text:p>
      <text:p text:style-name="P116">Dis<text:span text:style-name="T48">a</text:span>ble all UT code for now.</text:p>
      <text:p text:style-name="P121">Renamed GetMail() -&gt; Execute Pop3Command for a more descriptive name.</text:p>
      <text:p text:style-name="P122">Feb 13/18</text:p>
      <text:p text:style-name="P123">Updated the notes file.</text:p>
      <text:p text:style-name="P124">Added a new source file wxMsCurlPop3List.cpp to handle getting the message list via libcurl.</text:p>
      <text:p text:style-name="P124">Renamed the functions which get the UIDLs and the message list to make the names more intuitive. Also made these two return a bool ti indicate success or failure.</text:p>
      <text:p text:style-name="P124">More cleanup of socket code.</text:p>
      <text:p text:style-name="P125">And some more – now displays the list of UIDL again.</text:p>
      <text:p text:style-name="P126">More cleanup</text:p>
      <text:p text:style-name="P122">Removed the wxMsCurl sub-project – was unused.</text:p>
      <text:p text:style-name="P122">Also deleted wxMsMailClientProcessh.h</text:p>
      <text:p text:style-name="P122">Work on getting the UIDLs listed in the mail grid – working. Next: get message list.</text:p>
      <text:p text:style-name="P122">Disabled more of the old sockets code, which means lots of changes in the UT code.</text:p>
      <text:p text:style-name="P127">Feb 12/18</text:p>
      <text:p text:style-name="P128">Libcurl depends on the code in: D:\pkg\C\curl-master – version 7.58 </text:p>
      <text:p text:style-name="P129">Added new menu items to allow testing of the libcurl functionality.</text:p>
      <text:p text:style-name="P129">Clean up solution &amp; project files; remove unused includes.</text:p>
      <text:p text:style-name="P130">Updated the Notes file to reflect my current view of the POP3 interface via libcurl.</text:p>
      <text:p text:style-name="P131">After a few mods, I have been able to get the output from UIDL but not from STAT.</text:p>
      <text:p text:style-name="P131">Have raised the issue on the mailing list</text:p>
      <text:p text:style-name="P131">Commands:</text:p>
      <text:p text:style-name="P520">D:\pkg\C\curl_758_0&gt;curl --request UIDL -u 10bxjfhf:arnald --url pop3://pop.telus.net</text:p>
      <text:p text:style-name="P131">works,</text:p>
      <text:p text:style-name="P520">D:\pkg\C\curl_758_0&gt;curl --request STAT -u 10bxjfhf:arnald --url pop3://pop.telus.net</text:p>
      <text:p text:style-name="P131">hangs.</text:p>
      <text:p text:style-name="P131">Version:</text:p>
      <text:p text:style-name="P520"><text:soft-page-break/>D:\pkg\C\curl_758_0&gt;curl -V</text:p>
      <text:p text:style-name="P520">curl 7.58.0 (i386-pc-win32) libcurl/7.58.0 zlib/1.2.8</text:p>
      <text:p text:style-name="P520">Release-Date: 2018-01-24</text:p>
      <text:p text:style-name="P520">Protocols: dict file ftp gopher http imap ldap pop3 rtsp smb smtp telnet tftp</text:p>
      <text:p text:style-name="P520">Features: AsynchDNS IPv6 Largefile NTLM libz</text:p>
      <text:p text:style-name="P520"/>
      <text:p text:style-name="P132">Updates/modified code to check for updates to be same as current code in wxSR. This fixed the version comparison between old &amp; newer versions.</text:p>
      <text:p text:style-name="P127">Got libcurl to execute a UIDL command. </text:p>
      <text:p text:style-name="P127">The big issue seems to have been my mixing different libcurl version – headers and libs.</text:p>
      <text:p text:style-name="P127">Making sure both head<text:span text:style-name="T47">e</text:span>rs and libraries come from the same ‘package version’ seems to have made the big difference.</text:p>
      <text:p text:style-name="P522"><text:span text:style-name="T2">My plan now is to have a git clone in the same directory where I keep my wxWidgets source and compiled libraries and for my first try I will have to see whether using the Makefile.vc in winbuild or the project file in .</text:span>curl/projects/Windows/VCxx/src </text:p>
      <text:p text:style-name="P127">will give me what I need. <text:span text:style-name="T47">See the notes in my Freeplane KB</text:span></text:p>
      <text:p text:style-name="P133">Once downloaded. I can find the libcurl version in </text:p>
      <text:p text:style-name="P133">D:\MSVC2010\libcurl-7.59\curl\include\curl\curlver.h</text:p>
      <text:p text:style-name="P133">so that I can stick with a specific version and not have to worry about inter-version differences or difficulties, much the same as with wxWidgets.</text:p>
      <text:p text:style-name="P134">Feb 5/18</text:p>
      <text:p text:style-name="P134">Remove wxEmail.<text:span text:style-name="T46">lib; still runs, but little output.</text:span></text:p>
      <text:p text:style-name="P134">Bump version to 0.5.1</text:p>
      <text:p text:style-name="P524"/>
      <text:p text:style-name="P524">Feb 3/18 - <text:span text:style-name="T43">0.4.176</text:span></text:p>
      <text:p text:style-name="P524">Start work on using libcurl in place of old wxEmailLib.</text:p>
      <text:p text:style-name="P524">Updated all of the me<text:span text:style-name="T44">m</text:span>ory leak detection #if defined( )<text:span text:style-name="T45">s</text:span></text:p>
      <text:p text:style-name="P525">Feb 1/18</text:p>
      <text:p text:style-name="P525">Updated Inno *.iss copyright date.</text:p>
      <text:p text:style-name="P526">May 5/17</text:p>
      <text:p text:style-name="P526">Removed wxMsDisplayMail.cpp <text:s/>apparently not used.</text:p>
      <text:p text:style-name="P527">Unversioned all of Inno/bin</text:p>
      <text:p text:style-name="P528">May 2/17</text:p>
      <text:p text:style-name="P529">Fixed the path to create the user’s config directory during an install, if does not exist already.</text:p>
      <text:p text:style-name="P530">Also removed the leftovers from exit log.</text:p>
      <text:p text:style-name="P135">Apr 23/17</text:p>
      <text:p text:style-name="P135">Moved the SVN repos to Hummer.</text:p>
      <text:p text:style-name="P136">Fixed the name of <text:s/>wxMsUpdateCheckCurl.cpp, had been wxUpdateCheck<text:span text:style-name="T42">Ms</text:span>Curl.cpp</text:p>
      <text:p text:style-name="P135">Fixed all of the Check4Update code to link and run.</text:p>
      <text:p text:style-name="P137">Mar 31/17</text:p>
      <text:p text:style-name="P137">Fixed the error messages for the cppunit library concerning ‘no debug info’</text:p>
      <text:p text:style-name="P137">Had to compile the cppunit package using the <text:s text:c="2"/></text:p>
      <text:p text:style-name="P137"><text:s/>J:\pkg\C++\MSVC2010\cppunitBuildVS2010.bat, rather than using the IDE</text:p>
      <text:p text:style-name="P137">Started adding code to test the MIME decoding as part of UT.</text:p>
      <text:p text:style-name="P138">Mar 22/17</text:p>
      <text:p text:style-name="P138">More adaptation to the new PC.</text:p>
      <text:p text:style-name="P138"><text:soft-page-break/>Make UTs run without error</text:p>
      <text:p text:style-name="P139">Mar 21/17</text:p>
      <text:p text:style-name="P139">Transfer the project to my new PC Red.</text:p>
      <text:p text:style-name="P139">Updated the help system to make the output path relative</text:p>
      <text:p text:style-name="P139">Also finally got the installer to work.</text:p>
      <text:p text:style-name="P140">Feb 9/17</text:p>
      <text:p text:style-name="P141">Modified message deletion &amp; preview to take account into consideration.</text:p>
      <text:p text:style-name="P141">Some cleanup.</text:p>
      <text:p text:style-name="P142">Feb 8/17</text:p>
      <text:p text:style-name="P143">Updated &amp; fixed filter handling – all filter comparisons are case-insensitive.</text:p>
      <text:p text:style-name="P143"><text:s/>Added option to set &amp; save the default status color.</text:p>
      <text:p text:style-name="P143">Some cleanup.</text:p>
      <text:p text:style-name="P143"/>
      <text:p text:style-name="P144">Added option to set the res<text:span text:style-name="T40">p</text:span>onse timeout for waiting on the POP3 Server. <text:span text:style-name="T40">Hopefully this fixes the issue of ‘empty’ messages showing up.</text:span></text:p>
      <text:p text:style-name="P145">Removed several files from the project as theiy were not used:</text:p>
      <text:p text:style-name="P145"><text:tab/>utils\wxcmdprot.cpp</text:p>
      <text:p text:style-name="P145"><text:tab/>utils\wxmd5.cpp</text:p>
      <text:p text:style-name="P145"><text:tab/>smtp\wxsmtp.cpp</text:p>
      <text:p text:style-name="P145"><text:tab/>pop3\wxpop3.cpp</text:p>
      <text:p text:style-name="P145"><text:tab/>pop3\wxpop3states.cpp</text:p>
      <text:p text:style-name="P145">There are likely others, since I am using direct socket calls rather than the POP FSM code – I think :-), but am not entirely sure.</text:p>
      <text:p text:style-name="P145">These file have been removed from the project, but not yet from SVN</text:p>
      <text:p text:style-name="P146">Added the test files for the MIME encoding tests I used to fix the ‘hang’ for certain messages.</text:p>
      <text:p text:style-name="P142">Finally fixed the issue with specific messages – app used to hang in rfc2047.cpp in function wxRfc2047::Decode(const wxString&amp; encoded_str).</text:p>
      <text:p text:style-name="P142">Still have an issue where some message data – aside from the total size are blank in the mail grid.</text:p>
      <text:p text:style-name="P142">Wireshark shows that wxMS requested two messages; it seems it did not wait long enough to receive the first one before requesting the second one. From the Wireshark trace, Telus took too long; the record show the first request for msg 3 at 1.309971, the reply to this request came at 1.4154807 and the next request to Telus for msg 4 was sent at 1.4.17452.</text:p>
      <text:p text:style-name="P142">Again from the Wireshark trace, Telus sent the data, but wxMS never ‘received it because it had gone on already to wait for msg 4.</text:p>
      <text:p text:style-name="P142">My log recorded a ‘Server error’ for msg 3</text:p>
      <text:p text:style-name="P147">Removed the extra mimetic library – it is not used at all; all the necessary code is already include in wxEMailLib</text:p>
      <text:p text:style-name="P148">Feb 4/17</text:p>
      <text:p text:style-name="P149">Fixed as many of the issues reported by GccCheckGUI, but the one I had hoped was a ‘real’ issue – ended up as nothing I can expect to fix anything at all. I can see nothing wrong with the code in wxsmtp.cpp – the reported problem: </text:p>
      <text:p text:style-name="P149">Mismatching allocation and deallocation: decoded_digest_buffer and </text:p>
      <text:p text:style-name="P149">Mismatching allocation and deallocation: encoded_digest_buffer</text:p>
      <text:p text:style-name="P149"><text:soft-page-break/>Got it all to compile and run again, including unit tests – but I do need to record more of what these UTs do and how to expand them.</text:p>
      <text:p text:style-name="P149">The current version still hangs with the messages from Telus.</text:p>
      <text:p text:style-name="P150">Also removed the code in the wxMsPop3 directory – it was not used at all.</text:p>
      <text:p text:style-name="P148">Much work to try and compile this project under MSVC 2015 and more static code analysis because the application hangs while retrieving data from Telus. It seems to be a file with lots of HTML code.</text:p>
      <text:p text:style-name="P508">Moving the compile completely to MSVC 2015 is to much work because too much code not under my direct control would have to be recompiled using the XP compatible tool set. So I opted to stick with the 2010 tool set, but compile under MSVC 2015.</text:p>
      <text:p text:style-name="P151">Changed almost every .cpp file to modify the head code to include the wxMsPreProcDefh.h file as the very first file; also changed the memory leak code to match my convention better.</text:p>
      <text:p text:style-name="P152">Jan 23/17</text:p>
      <text:p text:style-name="P153">0.4.153</text:p>
      <text:p text:style-name="P154">Made the basic filters work; likely will still need lots of work &amp; tweaks.</text:p>
      <text:p text:style-name="P154">Reworked the4 use &amp; storing of colors for the status feedback.</text:p>
      <text:p text:style-name="P154">Some cleanup.</text:p>
      <text:p text:style-name="P154">Added code to implement the ‘Clear messages’ handler.</text:p>
      <text:p text:style-name="P152">More work on filters etc.</text:p>
      <text:p text:style-name="P155">Added a new source file to handle the filtering. Still needs more work; deleting, bouncing etc are not handled yet.</text:p>
      <text:p text:style-name="P155">Redisplay the mail list after filters are changed.</text:p>
      <text:p text:style-name="P155">Updated notes regarding filters.</text:p>
      <text:p text:style-name="P155">Renamed fastbooleditorh.h t<text:span text:style-name="T39">o</text:span> wxMsFastBoolEditorh.h; added a header to wxMsFastBoolEditor.cpp</text:p>
      <text:p text:style-name="P155">Removed version.info – does not seem to be used at all.</text:p>
      <text:p text:style-name="P155">Some cleanup &amp; reformatting.</text:p>
      <text:p text:style-name="P156">Jan 20/17</text:p>
      <text:p text:style-name="P156">Work on making the filters work.</text:p>
      <text:p text:style-name="P157">Added code to keep filter actions which are not implemented yet disabled.</text:p>
      <text:p text:style-name="P157">Fixed and split out the code to save the filter edit/add dialog size on exit from the dialog.</text:p>
      <text:p text:style-name="P157">Some typo corrections &amp; cleanup.</text:p>
      <text:p text:style-name="P158">Jan 4/17</text:p>
      <text:p text:style-name="P158">Fix up the release version to compile.</text:p>
      <text:p text:style-name="P158">Add code to check pop server URL to make sure it is a valid URL &amp; do not close the account editor dialog unless it is OK.</text:p>
      <text:p text:style-name="P158">Try a few things to set the account dialog sizing – not happy yet.</text:p>
      <text:p text:style-name="P158">Set main frame &amp; account dialog default size to -1,-1</text:p>
      <text:p text:style-name="P158">Update some of the wxWidgets directory macros for 3.1.0</text:p>
      <text:p text:style-name="P158">Added the friends list &amp; mail check timer source file as well as the TB tool bar graphic.</text:p>
      <text:p text:style-name="P159">Jan 2/17</text:p>
      <text:p text:style-name="P160">Removed some of the OnUpdate<text:span text:style-name="T38">UI</text:span> handlers I had used to disable some menu items which had not been implemented as yet.</text:p>
      <text:p text:style-name="P160">Started adding code to handle the ‘friends’ &amp; ‘black’ lists.</text:p>
      <text:p text:style-name="P160">Removed code related to the old message array as I am now using a list.</text:p>
      <text:p text:style-name="P160"><text:soft-page-break/>Fixed the size display for files with sizes counted in full bytes – no fractional bytes :-)</text:p>
      <text:p text:style-name="P161">Updated the WhatsNew file</text:p>
      <text:p text:style-name="P162">Reworked code for internet test and check for mail at start up.</text:p>
      <text:p text:style-name="P162">Added internet test for every mail check; error message if no connection.</text:p>
      <text:p text:style-name="P162">Removed the UT tool bar item for release version.</text:p>
      <text:p text:style-name="P161"/>
      <text:p text:style-name="P161">Added the code for the ‘mail check’ timer and user feedback via status line. Also added a secondary time to remove the feedback after 10 seconds. Enable the option in the options dialog.</text:p>
      <text:p text:style-name="P161">Split out the code for the mail check from the interrupt handler so it can be called by the timer code.</text:p>
      <text:p text:style-name="P161"/>
      <text:p text:style-name="P163">Use PNG graphics in tool bar; fix the pop-up of the resulting error dialog.</text:p>
      <text:p text:style-name="P163">Renamed the handler for the Accounts dialog.</text:p>
      <text:p text:style-name="P163">Dropped the OnChar handler for the main fram<text:span text:style-name="T37">e</text:span> – all key I want seem to be handled already <text:s/>by wxCrafter setup &amp; code.</text:p>
      <text:p text:style-name="P163">Started work to handle mail check of multiple accounts but this needs a rewrite to convert the current message list to either an array or list of <text:s/>such lists. See FS#1920</text:p>
      <text:p text:style-name="P163">Fixed an error in the mouse wheel handler for the message grid when nothing is selected.</text:p>
      <text:p text:style-name="P163">Worked on using the TB icon in the tool bar as well as made an effort to find better icons, but nothing decide. Yet.</text:p>
      <text:p text:style-name="P163">Some code cleanup.</text:p>
      <text:p text:style-name="P164">Jan 1/17</text:p>
      <text:p text:style-name="P165">Made mimetic compile with /MP switch</text:p>
      <text:p text:style-name="P165">Changed main frame icon from .png to .ico</text:p>
      <text:p text:style-name="P165">Added &amp; modified code to allow user to access the filters page on the options dialog <text:s/>directly.</text:p>
      <text:p text:style-name="P165">Still cannot get the layout of the filter edit dialog as I want it – adding a notebook makes it all work, but not without it. Likely a wxCrafter issue. The last OK/Cancel sizer just does not close up the surrounding space.</text:p>
      <text:p text:style-name="P164"/>
      <text:p text:style-name="P166">Converted the help sub-project to use HelpNDoc &amp; updated the help info, including change the icon to the proper wxMS icon.</text:p>
      <text:p text:style-name="P166"/>
      <text:p text:style-name="P164">Started adding code to also display the ‘Account’ name in the main grid.</text:p>
      <text:p text:style-name="P167">Updated the ‘About’ code to match that from wxBup – really ought to make it part of verLib or a similar standard sub project.</text:p>
      <text:p text:style-name="P167">Cleared up one of the remaining warnings about signed/unsigned comparison.</text:p>
      <text:p text:style-name="P167">Moved #define UIDL_FIRST to preproc define header.</text:p>
      <text:p text:style-name="P167">Code cleanup.</text:p>
      <text:p text:style-name="P168">Dec 31/16</text:p>
      <text:p text:style-name="P169">Updated to use wxWidgets 3.1.0 </text:p>
      <text:p text:style-name="P169">Fixed the wxCrafter issues which go along with this.</text:p>
      <text:p text:style-name="P169"/>
      <text:p text:style-name="P170">Added some more comments to code &amp; typo correction.</text:p>
      <text:p text:style-name="P171">Dec 30/16 - <text:span text:style-name="T36">0.4.124</text:span></text:p>
      <text:p text:style-name="P171"><text:soft-page-break/>Decided to proceed with this version.</text:p>
      <text:p text:style-name="P171">Added a test mail server hMailServer – see Joomla KB</text:p>
      <text:p text:style-name="P171">Main work at this stage is to redo the code for the Account edit dialogs.</text:p>
      <text:p text:style-name="P171">Seems to be able to add, edit &amp; delete accounts.</text:p>
      <text:p text:style-name="P171">Removed code to clear the accounts list – either not needed or the list is cleared by this time – not tracked down.</text:p>
      <text:p text:style-name="P172">Fixed the Inno compiler batch file to find the MD5Summ program and all of the text files; some were renamed to match my conventions.</text:p>
      <text:p text:style-name="P173">Feb 1/16</text:p>
      <text:p text:style-name="P174"><text:bookmark-start text:name="__DdeLink__1403_1477497468"/>Fixed code for adding filters.</text:p>
      <text:p text:style-name="P174">Attempted to change the mail grid column % label background – make it darker – but no luck. Likely because wxCrafter force the use of MS native headers etc.</text:p>
      <text:p text:style-name="P174">Added code to handle case where filters are deleted manually in the filter.ini file – or possibly where the file gets lost or deleted altogether.<text:bookmark-end text:name="__DdeLink__1403_1477497468"/></text:p>
      <text:p text:style-name="P175"><text:bookmark-start text:name="__DdeLink__1390_1116940037"/>Add a config item to save the last selected/edited filter.</text:p>
      <text:p text:style-name="P176">More work on the filter dialog – save &amp; restore the action items.</text:p>
      <text:p text:style-name="P175">Moved all filter data saving/restoring to the TransferDataTo/FromWindow()</text:p>
      <text:p text:style-name="P175">Converted the color value save to unsigned long.</text:p>
      <text:p text:style-name="P175">Changed <text:s/>filter list element m_wsRuleData to m_wsRuleCriteria for consistency &amp; more clarity.<text:bookmark-end text:name="__DdeLink__1390_1116940037"/></text:p>
      <text:p text:style-name="P177"><text:bookmark-start text:name="__DdeLink__1374_1421401978"/><text:bookmark-start text:name="__DdeLink__1372_1421401978"/>Code cleanup.</text:p>
      <text:p text:style-name="P177">Added menu options to clear all 'delete' &amp; 'bounce' check boxes.</text:p>
      <text:p text:style-name="P177">Added code for the color picker to color the status string – use RGBA values.<text:bookmark-end text:name="__DdeLink__1374_1421401978"/><text:bookmark-end text:name="__DdeLink__1372_1421401978"/></text:p>
      <text:p text:style-name="P177"/>
      <text:p text:style-name="P178">Jan 30/16</text:p>
      <text:p text:style-name="P180"><text:bookmark-start text:name="__DdeLink__1365_1226331423"/>And more work yet on the filter save/restore/edit/add/delete functionality.<text:bookmark-end text:name="__DdeLink__1365_1226331423"/></text:p>
      <text:p text:style-name="P180"/>
      <text:p text:style-name="P179"><text:bookmark-start text:name="__DdeLink__1356_1128235201"/>Much more work on the filter dialog, saving to &amp; restoring from the filter <text:s/>.INI file. Reworked the filter list to make it a std::list; made it much simpler to delete an item.</text:p>
      <text:p text:style-name="P179">Removed some of the old files from SVN as they had been renamed.<text:bookmark-end text:name="__DdeLink__1356_1128235201"/></text:p>
      <text:p text:style-name="P181">Jan 29/16</text:p>
      <text:p text:style-name="P182"><text:bookmark-start text:name="__DdeLink__3152_1793545795"/>Some more cleanup.</text:p>
      <text:p text:style-name="P182">More work on filters. Save and restore started.</text:p>
      <text:p text:style-name="P182">Renamed the Account and filter preference temporary storage in those dialogs.</text:p>
      <text:p text:style-name="P182">Added code to allow saving filter dialog width &amp; height in .INI</text:p>
      <text:p text:style-name="P183">Added some code to fill in the starting data from the filter list in the options dialog filter panel.</text:p>
      <text:p text:style-name="P183">Added the new filter source files to SVN<text:bookmark-end text:name="__DdeLink__3152_1793545795"/></text:p>
      <text:p text:style-name="P182"/>
      <text:p text:style-name="P184"><text:bookmark-start text:name="__DdeLink__3104_1793545795"/>Removed most of the message array code, now that I am using the message list.<text:bookmark-end text:name="__DdeLink__3104_1793545795"/></text:p>
      <text:p text:style-name="P181"><text:bookmark-start text:name="__DdeLink__3098_1793545795"/><text:bookmark-start text:name="__DdeLink__3100_1793545795"/><text:bookmark-start text:name="__DdeLink__3102_1793545795"/>More work on filters; moved code to separate sub-project &amp; sub-directory &amp; added to SVN repository.</text:p>
      <text:p text:style-name="P181">Replaced all “wxWindows <text:span text:style-name="T35">l</text:span>icense' strings with “wxWidgets license”.<text:bookmark-end text:name="__DdeLink__3098_1793545795"/><text:bookmark-end text:name="__DdeLink__3100_1793545795"/><text:bookmark-end text:name="__DdeLink__3102_1793545795"/></text:p>
      <text:p text:style-name="P185">Jan 26/15</text:p>
      <text:p text:style-name="P186"><text:bookmark-start text:name="__DdeLink__3045_985824248"/>More work on adding the filter feature.</text:p>
      <text:p text:style-name="P186">Modified the options dialog filter notebook page.</text:p>
      <text:p text:style-name="P186"><text:soft-page-break/>Deleted the unused file wxMsOptionDialogGeneral.cpp. All the necessary code is already present in wxMsOptionsDialog.cpp<text:bookmark-end text:name="__DdeLink__3045_985824248"/></text:p>
      <text:p text:style-name="P186"/>
      <text:p text:style-name="P187"><text:bookmark-start text:name="__DdeLink__1284_1635609627"/>Starting to get a better handle on displaying the messages for preview. Fortunately got mahogany compiled in MSVC 2013 Express. It is a great help in understanding some of the issues.</text:p>
      <text:p text:style-name="P187">Lots more work to do, but, it would seem better to concentrate on filters first. Previewing the messages is great, but filtering will make the app more useful, the preview.</text:p>
      <text:p text:style-name="P187">Clear both 'source' and 'message structure' windows when checking for new mail..</text:p>
      <text:p text:style-name="P187">Renamed ClearMessageArray() to ClearMessages().</text:p>
      <text:p text:style-name="P187">Added the void PrintTabs() function for message structure display.</text:p>
      <text:p text:style-name="P187">Lots of work on message preview – more to go.</text:p>
      <text:p text:style-name="P187">Some work on UT, start to allow reading messages from a file and submitting it to the analysis – a lot more work to do on this.<text:bookmark-end text:name="__DdeLink__1284_1635609627"/></text:p>
      <text:p text:style-name="P188">Jan 23/15</text:p>
      <text:p text:style-name="P188"><text:bookmark-start text:name="__DdeLink__1271_1355315671"/>MSVC 2015 did not work out too well – it causes some issues with compiling libcurl.</text:p>
      <text:p text:style-name="P188">As part of this I finally realized why the .rc file was never committed to the SVN repository. When I pulled the latest wxMS version from the repo for MSVC 2015, the version was way behind. Eventually I found that as part of the RCStamp code I was always resetting the .rc file time stamp, which made it look to TortoiseSVN as though it had not changed and as a consequence changes were never committed to the repository.<text:bookmark-end text:name="__DdeLink__1271_1355315671"/></text:p>
      <text:p text:style-name="P189">Jan 22/16</text:p>
      <text:p text:style-name="P189"><text:bookmark-start text:name="__DdeLink__1260_1156637766"/>More work to try and display the message body – not much luck at all.</text:p>
      <text:p text:style-name="P189">Getting ready to convert <text:span text:style-name="T33">and </text:span>to compile under MSVC2015 Community edition.<text:bookmark-end text:name="__DdeLink__1260_1156637766"/></text:p>
      <text:p text:style-name="P190">Jan 21/16</text:p>
      <text:p text:style-name="P190"><text:bookmark-start text:name="__DdeLink__1245_2001185063"/>Converted to Win 10.</text:p>
      <text:p text:style-name="P190">First compile using MSVC2010 Express <text:span text:style-name="T32">under Win 10</text:span></text:p>
      <text:p text:style-name="P191">Added config entries for preview dialog – no code to save or restore the width &amp; height as yet.</text:p>
      <text:p text:style-name="P191">After conversion to use the message list instead of the array – make delete simpler and it seems to work – compiled no to use the new mimetic library more directly. Still needs work.</text:p>
      <text:p text:style-name="P191">Also fixed code to display the message source with the new message list and mimetic conditionals.<text:bookmark-end text:name="__DdeLink__1245_2001185063"/></text:p>
      <text:p text:style-name="P192">Jan 19/16</text:p>
      <text:p text:style-name="P193"><text:bookmark-start text:name="__DdeLink__1240_2075308617"/>First cut at converting the existing message array to a std::list to make it easier to delete messages.</text:p>
      <text:p text:style-name="P194">Likely still a few leftover hiccups – but much works.<text:bookmark-end text:name="__DdeLink__1240_2075308617"/></text:p>
      <text:p text:style-name="P192"/>
      <text:p text:style-name="P195"><text:bookmark-start text:name="__DdeLink__1227_337141669"/>Work on saving &amp; restoring the account dialog grid column sizes, resizing of the accounts dialog grid.</text:p>
      <text:p text:style-name="P195">Display the current number of messages in the status bar field 0.<text:bookmark-end text:name="__DdeLink__1227_337141669"/></text:p>
      <text:p text:style-name="P196">Jan 18/16</text:p>
      <text:p text:style-name="P198"><text:bookmark-start text:name="__DdeLink__1215_1157948172"/>More fixes to avoid crashes when preview frames are closed by user.</text:p>
      <text:p text:style-name="P198">Clean up status bar after retrieving messages.</text:p>
      <text:p text:style-name="P198">Fix issue where previewing a message hung the app.<text:bookmark-end text:name="__DdeLink__1215_1157948172"/></text:p>
      <text:p text:style-name="P198"><text:soft-page-break/></text:p>
      <text:p text:style-name="P197"><text:bookmark-start text:name="__DdeLink__1204_1832739759"/>Added two UT file which had been overlooked.</text:p>
      <text:p text:style-name="P197">Fixed some issues with saving and restoring of accounts.<text:bookmark-end text:name="__DdeLink__1204_1832739759"/></text:p>
      <text:p text:style-name="P197"/>
      <text:p text:style-name="P199">Jan 16/16</text:p>
      <text:p text:style-name="P199"><text:bookmark-start text:name="__DdeLink__1201_36384308"/>Found a problem with a message from Telus, with a UTF-8 encoded subject line, which ends up hanging the decoder in rfc2047.cpp in the B decoding loop, while the output string keeps growing – till something else gives.</text:p>
      <text:p text:style-name="P199">I have saved the message as Telus-UTF-8-Subject.msg for later testing.</text:p>
      <text:p text:style-name="P199">Also modified the code to not display the results as the download progresses, hoping that this will alleviate some of the issues I have been having.<text:bookmark-end text:name="__DdeLink__1201_36384308"/></text:p>
      <text:p text:style-name="P199"/>
      <text:p text:style-name="P200"><text:bookmark-start text:name="__DdeLink__2849_447153802"/>Jan 15/16 </text:p>
      <text:p text:style-name="P202"><text:bookmark-start text:name="__DdeLink__1174_847472303"/>Build 0.4.81</text:p>
      <text:p text:style-name="P203">Fixed problem of lost passwords.</text:p>
      <text:p text:style-name="P203">Select first account when account dialog is opened, so we can proceed to edit it, if necessary.</text:p>
      <text:p text:style-name="P203">On the whole, the app is still quite unstable. Either that thread helper stuff is unstable, or else I don't understand how to use it for this job :-(</text:p>
      <text:p text:style-name="P203">Likely the latter,</text:p>
      <text:p text:style-name="P203">Added code to delete the preview frames when the next one is opened. Also clean up on exit.</text:p>
      <text:p text:style-name="P203">Move the wxBusyInfo stuff outside of the loop. Looks a lot better now.<text:bookmark-end text:name="__DdeLink__1174_847472303"/></text:p>
      <text:p text:style-name="P204">Build: 0.4.72</text:p>
      <text:p text:style-name="P201"><text:bookmark-start text:name="__DdeLink__1156_447153802"/>Added mimetic to SVN.</text:p>
      <text:p text:style-name="P201">Had worked on using mimetic only, but was unable to improve on the preview display issues. In fact it ended up with less display than with the old wxEmail code.</text:p>
      <text:p text:style-name="P201">Seems I need to leave it using the old wxEmail code for now. </text:p>
      <text:p text:style-name="P201">I expect it will take me way too much time to sort out all of the preview issues in a reasonably timely fashion.<text:bookmark-end text:name="__DdeLink__2849_447153802"/><text:bookmark-end text:name="__DdeLink__1156_447153802"/></text:p>
      <text:p text:style-name="P205">Jan 14/16</text:p>
      <text:p text:style-name="P205"><text:bookmark-start text:name="__DdeLink__1569_797016039"/>Some code cleanup.</text:p>
      <text:p text:style-name="P205">More work to use mimentity.</text:p>
      <text:p text:style-name="P205">Added the source wxMsMimeticStrucPrint.cpp to SVN.</text:p>
      <text:p text:style-name="P205">Ad<text:span text:style-name="T31">d</text:span>ed code to download the message body if necessary when user clicks on a mail grid line.</text:p>
      <text:p text:style-name="P205">Factored out the code to do the fetching of the message body.</text:p>
      <text:p text:style-name="P206">Start adding some of the header information to the preview dialog, directly from mimetic.<text:bookmark-end text:name="__DdeLink__1569_797016039"/></text:p>
      <text:p text:style-name="P207">Jan 13/16</text:p>
      <text:p text:style-name="P208"><text:bookmark-start text:name="__DdeLink__1123_1299357015"/>Code cleanup.</text:p>
      <text:p text:style-name="P208">Changed the splitter background color.</text:p>
      <text:p text:style-name="P208">Started work on using mimentity with the idea of removing wxEmail altogether; I think some of the display problems with certain message types are due to problems in wxEmail, rather than mimetic. In any case, there is only one way to find out.</text:p>
      <text:p text:style-name="P208">Added new items to the message array elements for the raw header and the message strings.<text:bookmark-end text:name="__DdeLink__1123_1299357015"/></text:p>
      <text:p text:style-name="P209"><text:soft-page-break/>Jan 12/16</text:p>
      <text:p text:style-name="P210"><text:bookmark-start text:name="__DdeLink__1112_1558658039"/>Fixed code to allow selection of a line in main mail grid in release version.</text:p>
      <text:p text:style-name="P210">Modified GUI for account details to look better.</text:p>
      <text:p text:style-name="P210">Drop the last line from the TOP response if it is “.\r\n”<text:bookmark-end text:name="__DdeLink__1112_1558658039"/></text:p>
      <text:p text:style-name="P210"/>
      <text:p text:style-name="P211"><text:bookmark-start text:name="__DdeLink__1099_881892816"/>Added a sub-directory for test messages.</text:p>
      <text:p text:style-name="P211">Added code to display the MIME structure of the message as per the mimetic structure example.</text:p>
      <text:p text:style-name="P211">The displayed data changes – it is much more detailed BEFORE the full message is downloaded – i. e. when just the header is in memory =&gt; that downloading the full message changes the data retrieved by GtetMimeContent().</text:p>
      <text:p text:style-name="P211">Deleted the unused header file wxMsPop3DeleteMessageh.h<text:bookmark-end text:name="__DdeLink__1099_881892816"/></text:p>
      <text:p text:style-name="P212">Jan 11/16</text:p>
      <text:p text:style-name="P213"><text:bookmark-start text:name="__DdeLink__1138_1566688134"/>Fixed a problem in restoring account info. Account name was place into pop3 server URL</text:p>
      <text:p text:style-name="P213">Modified the function GetNextLineFromServer() to add a timeout value to the input arguments and also the code to reflect the comments received from the wxWidgets forum discussion. </text:p>
      <text:p text:style-name="P1"><text:span text:style-name="T67">See: </text:span><text:a xlink:type="simple" xlink:href="https://forums.wxwidgets.org/viewtopic.php?f=1&amp;t=41744&amp;p=168867#p168867" text:style-name="Internet_20_link" text:visited-style-name="Visited_20_Internet_20_Link"><text:span text:style-name="T67">https://forums.wxwidgets.org/viewtopic.php?f=1&amp;t=41744&amp;p=168867#p168867</text:span></text:a></text:p>
      <text:p text:style-name="P213">No more push-back or Unread()<text:bookmark-end text:name="__DdeLink__1138_1566688134"/></text:p>
      <text:p text:style-name="P213"/>
      <text:p text:style-name="P213">Changed OnCheck4NewMail(), FrameDeleteMessages() &amp; PreviewMessage to use the account information for sign-on, rather than the hard-code information.</text:p>
      <text:p text:style-name="P214">Code cleanup.</text:p>
      <text:p text:style-name="P214">Add code to handle enabling/disabling accounts; save results to .INI</text:p>
      <text:p text:style-name="P214">Redraw accounts data whenever they are changed - could factor out some parts.</text:p>
      <text:p text:style-name="P214">Added code to save &amp; restore the size of both option and account dialogs.</text:p>
      <text:p text:style-name="P214">Made option dialog resizable.</text:p>
      <text:p text:style-name="P214"/>
      <text:p text:style-name="P212"><text:bookmark-start text:name="__DdeLink__1059_1307091443"/>More work on handling accounts better. Work on allowing more than one acount.</text:p>
      <text:p text:style-name="P212">Still needs account grid resizing and some way to handle enabling/disabling individual accounts.<text:bookmark-end text:name="__DdeLink__1059_1307091443"/></text:p>
      <text:p text:style-name="P212"/>
      <text:p text:style-name="P215">Jan 9/16</text:p>
      <text:p text:style-name="P216"><text:bookmark-start text:name="__DdeLink__1052_552892260"/>Started work on converting the POP3 accounts from an array to a list to make it easier to delete an item.<text:bookmark-end text:name="__DdeLink__1052_552892260"/></text:p>
      <text:p text:style-name="P216"/>
      <text:p text:style-name="P215"><text:bookmark-start text:name="__DdeLink__1030_107758523"/>Mail check hangs for certain number of messages.</text:p>
      <text:p text:style-name="P215">The problem occurs in getting the LIST command and results in the final '.\r\n' being returned only after a timeout.</text:p>
      <text:p text:style-name="P215">This is a very curious problem at seems to have nothing to do with the message itself, but rather with the data and line breaks in the list command.</text:p>
      <text:p text:style-name="P215">The few times I have caught the problem, it seemed that the hang happens when one of the lines in the LIST response ends such that the '.\r\n' is pushed back and is the last in the list.</text:p>
      <text:p text:style-name="P215">If another message is received afterwards, the program does not hang at the spot it did <text:soft-page-break/>before the next message was received.</text:p>
      <text:p text:style-name="P215">Deleting that message reproduces the 'hang'</text:p>
      <text:p text:style-name="P215">Probably something I'll have to track down with UT</text:p>
      <text:p text:style-name="P215">Some code changes to try and track down the above issue, but no luck as yet.<text:bookmark-end text:name="__DdeLink__1030_107758523"/></text:p>
      <text:p text:style-name="P215"/>
      <text:p text:style-name="P217">Jan 8/16</text:p>
      <text:p text:style-name="P218"><text:bookmark-start text:name="__DdeLink__2655_1755305521"/><text:bookmark-start text:name="__DdeLink__2652_1755305521"/>Fixed problem with undisclosed recipients – I think. There might be more work if/when I find out more about recipient groups.<text:bookmark-end text:name="__DdeLink__2652_1755305521"/></text:p>
      <text:p text:style-name="P218">Some line endings were changed due to editing.<text:bookmark-end text:name="__DdeLink__2655_1755305521"/></text:p>
      <text:p text:style-name="P219"><text:bookmark-start text:name="__DdeLink__2657_1755305521"/>Compared wxEmail mimetic code with 09.8, very few differences – updated as much as I could. </text:p>
      <text:p text:style-name="P219">There are some changes to the base code to adapt to wxWidgets – mostly adding a wxWidgets license rider, but other 'fixes' as well.<text:bookmark-end text:name="__DdeLink__2657_1755305521"/></text:p>
      <text:p text:style-name="P218"/>
      <text:p text:style-name="P220"><text:bookmark-start text:name="__DdeLink__998_318159725"/>Moved the new code to save the message source SaveToFileClean() out of wxEmail into MyFrame.</text:p>
      <text:p text:style-name="P220">Had to add a few accessors to wxEmail.h</text:p>
      <text:p text:style-name="P220">Tried to display the message source in the feedback panel as soon as a message line is selected, but that won't work as the message might not have been down loaded yet. Revert back to display as part of preview only.<text:bookmark-end text:name="__DdeLink__998_318159725"/></text:p>
      <text:p text:style-name="P220"/>
      <text:p text:style-name="P217"><text:bookmark-start text:name="__DdeLink__983_1008054783"/>Added code to display the currently selected message and allow it to be saved to s user selected file name.</text:p>
      <text:p text:style-name="P217">Added some code to wxemail.cpp to save the source data.</text:p>
      <text:p text:style-name="P217">Added the memory leak check code to contentdesscription.cxx – did not fix the last memory leak.</text:p>
      <text:p text:style-name="P217">Fixed the file name of the Help file to be looked for – appended Help to the base name.</text:p>
      <text:p text:style-name="P217">Added the base code for message filtering to the option dialog.<text:bookmark-end text:name="__DdeLink__983_1008054783"/></text:p>
      <text:p text:style-name="P221">Jan 7/16</text:p>
      <text:p text:style-name="P222">Started to add the <text:span text:style-name="T34">f</text:span>il<text:span text:style-name="T34">t</text:span>er GUI stuff to the Options dialog</text:p>
      <text:p text:style-name="P222">Also started to convert the log panel into a notebook to add a couple more pages for the message source and a page to try and display the message structure, though I am very unsure it will amount to much, but hopefully it will be a start to help in understanding the message format better.</text:p>
      <text:p text:style-name="P222"/>
      <text:p text:style-name="P223"><text:bookmark-start text:name="__DdeLink__959_1848565973"/>Cleanup.</text:p>
      <text:p text:style-name="P221">Added another PreProc #define for WANT_CAPA – included for now.</text:p>
      <text:p text:style-name="P221">Added assert for new wxCharBuffer in wxMsPop3GetMsgBody.cpp</text:p>
      <text:p text:style-name="P221">Modified code in GetPop3Uidl() for the case when a UIDL entry is not found to enclose the code in a critical section and to simply mark the entry as needing the header information.</text:p>
      <text:p text:style-name="P221">Later when the TOP requests are handled, the new header will be retrieved.</text:p>
      <text:p text:style-name="P509">Have not tested this for the case of a new message arriving.<text:bookmark-end text:name="__DdeLink__959_1848565973"/></text:p>
      <text:p text:style-name="P225">Jan 6/16</text:p>
      <text:p text:style-name="P224"><text:bookmark-start text:name="__DdeLink__937_1355645398"/><text:bookmark-start text:name="__DdeLink__957_1848565973"/>Cleanup.<text:bookmark-end text:name="__DdeLink__957_1848565973"/></text:p>
      <text:p text:style-name="P224">Split out code for one TOP request.</text:p>
      <text:p text:style-name="P224"><text:soft-page-break/>Work to handle new messages during a DELE operation. Possibly should simply retrieve all, though that seems wasteful of resources.</text:p>
      <text:p text:style-name="P224">Added as boolean m_bNeedHeader to the message array element to identify entries which still need the message header.</text:p>
      <text:p text:style-name="P224">Still needs more work.</text:p>
      <text:p text:style-name="P510">There seem to be times when the LIST fails at the last line and the server disconnects. Have not been able to track down the issue. If a new message arrives, it seems to get past the problem.</text:p>
      <text:p text:style-name="P224">The end result is that the app hangs after the end of the LIST command, waiting for the terminator line “.\r\n”<text:bookmark-end text:name="__DdeLink__937_1355645398"/></text:p>
      <text:p text:style-name="P224"/>
      <text:p text:style-name="P225"><text:bookmark-start text:name="__DdeLink__925_1473686594"/>Fixed code to allow deleting individual messages.<text:bookmark-end text:name="__DdeLink__925_1473686594"/></text:p>
      <text:p text:style-name="P226"><text:bookmark-start text:name="__DdeLink__927_1473686594"/>Finally added the file wxMsPop3GetMsgBody.cpp. Had been missed the past couple of commits.<text:bookmark-end text:name="__DdeLink__927_1473686594"/></text:p>
      <text:p text:style-name="P225"/>
      <text:p text:style-name="P227">Jan 5/16</text:p>
      <text:p text:style-name="P228"><text:bookmark-start text:name="__DdeLink__914_973844719"/>Converted the code for retrieving the message body (RETR command) to retrieve a full buffer. Works.</text:p>
      <text:p text:style-name="P228">Still need to sort out the conversion.<text:bookmark-end text:name="__DdeLink__914_973844719"/></text:p>
      <text:p text:style-name="P228"/>
      <text:p text:style-name="P229"><text:bookmark-start text:name="__DdeLink__3351_1476144917"/>Removed m_bBusy and the wxSOCKET_INPUT_FLAG after sorting out the reason why my interrupt input routine was never triggered. Did not have the proper socket ID for the interrupt handler set.</text:p>
      <text:p text:style-name="P229">Move the fix up for the wxLogMessage because of % inside the verbose conditional code.</text:p>
      <text:p text:style-name="P229">Added a busy dialog while downloading the full message body.</text:p>
      <text:p text:style-name="P229">Made the OnInput socket input handler in active.<text:bookmark-end text:name="__DdeLink__3351_1476144917"/></text:p>
      <text:p text:style-name="P227"><text:bookmark-start text:name="__DdeLink__3349_1476144917"/><text:bookmark-start text:name="__DdeLink__3337_1476144917"/><text:bookmark-start text:name="__DdeLink__3334_1476144917"/>Figured out last night <text:span text:style-name="T29">that </text:span>very likely the way I read data from the server will only work for ASCII encoded messages. That is why it seems to work best when I ask only for the header part in the TOP command and why some message bodies give me errors I had not been able to sort out.</text:p>
      <text:p text:style-name="P230">There is no proper way to convert the partial results I get from my reading the bits and pieces of the server output and converting them according to the encoding present in the message body piecemeal.</text:p>
      <text:p text:style-name="P230">This means I will have to read the whole message body byte/octet/ by byte/octet and then convert the whole lot.</text:p>
      <text:p text:style-name="P230">Fortunately the <text:span text:style-name="T30">LIST </text:span>command response, if positive, is supposed to give me the size in octets<text:bookmark-end text:name="__DdeLink__3334_1476144917"/> <text:span text:style-name="T30">for each message.</text:span><text:bookmark-end text:name="__DdeLink__3349_1476144917"/><text:bookmark-end text:name="__DdeLink__3337_1476144917"/></text:p>
      <text:p text:style-name="P231"/>
      <text:p text:style-name="P231">Jan 4/16</text:p>
      <text:p text:style-name="P233"><text:bookmark-start text:name="__DdeLink__860_1778564775"/>A bit of cleanup.</text:p>
      <text:p text:style-name="P233">Add code to only download the message content if not already present.</text:p>
      <text:p text:style-name="P233">Displays the content for most messages, but not all. Attachments are also shown. Zips can be opened by double clicking on them.</text:p>
      <text:p text:style-name="P233">Opening a message with attachments ends up giving more memory leaks.</text:p>
      <text:p text:style-name="P511">Restored the 'm_bRunning = true;' at then end of DoGetMail(); This seems to have made <text:soft-page-break/>a <text:span text:style-name="T28">big difference.</text:span><text:bookmark-end text:name="__DdeLink__860_1778564775"/></text:p>
      <text:p text:style-name="P233"/>
      <text:p text:style-name="P232"><text:bookmark-start text:name="__DdeLink__2397_538516342"/>Fixed the options dialog code to update m_lNTopLines when user changes the value.</text:p>
      <text:p text:style-name="P232">It seems my code has issues and never completes the TOP n xx command for some messages when the server returns the “.\r\n” line – but only for some – apparently or most likely messages which are more than m_lNTopLines long.</text:p>
      <text:p text:style-name="P232">Added code to actually allow the wxSocket event handler to be called.</text:p>
      <text:p text:style-name="P232">Modified bot LIST &amp; TOP handlers; both may need more work.</text:p>
      <text:p text:style-name="P232">Currently I am using the wxSocket flag wxSOCKET_BLOCK</text:p>
      <text:p text:style-name="P232">MessagePreview seems to not work at present, though it used to work at least sometimes.<text:bookmark-end text:name="__DdeLink__2397_538516342"/></text:p>
      <text:p text:style-name="P232"/>
      <text:p text:style-name="P234">Jan 2/16</text:p>
      <text:p text:style-name="P234"><text:bookmark-start text:name="__DdeLink__826_794891762"/>More work on sorting out the 'Delete' problem. Changed code to request UIDLs first, then sizes with LIST. Seems to be have a lot better.</text:p>
      <text:p text:style-name="P234">Made the whole mail grind read-only.</text:p>
      <text:p text:style-name="P234">Now some of the previews don't work on first try, but do work on second request.</text:p>
      <text:p text:style-name="P234">More code cleanup.<text:bookmark-end text:name="__DdeLink__826_794891762"/></text:p>
      <text:p text:style-name="P235">Dec 31/15</text:p>
      <text:p text:style-name="P236">Remove<text:span text:style-name="T27">d</text:span> the wxMsOnChar handler – it is no longer used since all keyboard characters are handled by the base functions and never fire. <text:span text:style-name="T27">Moved the code which is still being used to wxMsPop3MessagesList.cpp.</text:span></text:p>
      <text:p text:style-name="P237">Code cleanup.</text:p>
      <text:p text:style-name="P237">Factored out most of the Pop3 command functions to separate subroutines to make it easier to shuffle them better, which I think will be needed to fix the issue I have with extra blank message lines being added when I delete individual messages.</text:p>
      <text:p text:style-name="P236"/>
      <text:p text:style-name="P238"><text:bookmark-start text:name="__DdeLink__807_1698548700"/>Added a File menu item to delete selected message, allows use of DEL key to delete the selected message. Fixed OnEmailDelMessage() to make it work – update function parameter.<text:bookmark-end text:name="__DdeLink__807_1698548700"/></text:p>
      <text:p text:style-name="P238"/>
      <text:p text:style-name="P235"><text:bookmark-start text:name="__DdeLink__796_1299701035"/><text:bookmark-start text:name="__DdeLink__793_1299701035"/>Fixed issue with preview of first &amp; last messages.</text:p>
      <text:p text:style-name="P235">Added 'Delete message' entry to File menu.<text:bookmark-end text:name="__DdeLink__793_1299701035"/></text:p>
      <text:p text:style-name="P239">Split out common code to delete one message to a subroutine.<text:bookmark-end text:name="__DdeLink__796_1299701035"/></text:p>
      <text:p text:style-name="P240">Dec 30/15</text:p>
      <text:p text:style-name="P240"><text:bookmark-start text:name="__DdeLink__780_885408011"/>More cleanup of unused leftovers.</text:p>
      <text:p text:style-name="P240">More work on <text:s/>deleting messages.. Correct message is deleted, but if I check for new messages after a second delete, extra blank rows are added to the grid.</text:p>
      <text:p text:style-name="P240">Split out the code used the clean up the message array into a separate subroutine, so it can be called from other places.</text:p>
      <text:p text:style-name="P240">Started to add code so a message can be deleted using the 'Del' key. Still needs more work.<text:bookmark-end text:name="__DdeLink__780_885408011"/></text:p>
      <text:p text:style-name="P241">Dec 29/15</text:p>
      <text:p text:style-name="P242"><text:bookmark-start text:name="__DdeLink__770_786638204"/>Some more code cleanup;</text:p>
      <text:p text:style-name="P242">Added <text:s/>a spin control to set the number of message lines to get with each TOP request.<text:bookmark-end text:name="__DdeLink__770_786638204"/></text:p>
      <text:p text:style-name="P242"/>
      <text:p text:style-name="P243"><text:bookmark-start text:name="__DdeLink__765_278320200"/>Added some of the mimetic problem files to the SVN repo for reference.<text:bookmark-end text:name="__DdeLink__765_278320200"/></text:p>
      <text:p text:style-name="P241"><text:bookmark-start text:name="__DdeLink__740_1016551050"/><text:soft-page-break/>Some code cleanup in wxMS.cpp * wxMSh.h</text:p>
      <text:p text:style-name="P241">Some line terminator corrections to match DOS convention.</text:p>
      <text:p text:style-name="P241">Added code for a progress dialog – taken from an older version of this app.</text:p>
      <text:p text:style-name="P241">Added busy wait cursor to the function which take some time retrieving information from the server.</text:p>
      <text:p text:style-name="P241">Added a test to make sure we wait for the data before displaying the preview.</text:p>
      <text:p text:style-name="P241">Also fixed an off-by-one error, which caused the preview to not display and data. I was displaying the message body for a message which generally had not been retrieved yet.</text:p>
      <text:p text:style-name="P241">(<text:span text:style-name="T23">There are still a couple of messages which do not display the message body, and one which does not show the recipients properly – it should be 'undisclosed recipients', but the header does not contain that string – looks like a problem with mimetic at this point.</text:span><text:span text:style-name="T24">)</text:span></text:p>
      <text:p text:style-name="P241">Had added code to also make it possible to save the header data to a file.<text:bookmark-end text:name="__DdeLink__740_1016551050"/></text:p>
      <text:p text:style-name="P244">Dec 28/15</text:p>
      <text:p text:style-name="P244"><text:bookmark-start text:name="__DdeLink__715_700012896"/>Mail grid is updated as messages are found.</text:p>
      <text:p text:style-name="P244">Started work on preview of the selected <text:s/>message.</text:p>
      <text:p text:style-name="P244">Fixed missing menu item label for 'Check mail'.</text:p>
      <text:p text:style-name="P244">Added new function to retrieve a complete message.</text:p>
      <text:p text:style-name="P244">Some more cleanup.</text:p>
      <text:p text:style-name="P244">Added file to handle character input – OnChar() handler to allow use of the keyboard to preview messages.</text:p>
      <text:p text:style-name="P244">Re-enabled the code fro message preview.</text:p>
      <text:p text:style-name="P244">Added member variable to the Pop3 Message array to record whether we have downloaded the complete message text already.</text:p>
      <text:p text:style-name="P244">Fixed some variables in OnUpdateUI.<text:bookmark-end text:name="__DdeLink__715_700012896"/></text:p>
      <text:p text:style-name="P244"/>
      <text:p text:style-name="P245">Dec 27/15</text:p>
      <text:p text:style-name="P246"><text:bookmark-start text:name="__DdeLink__686_300099702"/>More reworking; now I can start, stop &amp; restart mail check.</text:p>
      <text:p text:style-name="P246">Also, <text:span text:style-name="T26">n</text:span>ow the log messages appears more or less as they are queued up.<text:bookmark-end text:name="__DdeLink__686_300099702"/></text:p>
      <text:p text:style-name="P247"><text:bookmark-start text:name="__DdeLink__688_300099702"/>Added more code to protect the data with the critical section.<text:bookmark-end text:name="__DdeLink__688_300099702"/></text:p>
      <text:p text:style-name="P246"/>
      <text:p text:style-name="P248"><text:bookmark-start text:name="__DdeLink__680_300099702"/>Reworked the code to trigger to custom event after receiving each result of the TOP command. Now the man grid is displayed as messages are retrieved.<text:bookmark-end text:name="__DdeLink__680_300099702"/></text:p>
      <text:p text:style-name="P249"><text:bookmark-start text:name="__DdeLink__682_300099702"/>Some code cleanup.<text:bookmark-end text:name="__DdeLink__682_300099702"/></text:p>
      <text:p text:style-name="P249"><text:bookmark-start text:name="__DdeLink__684_300099702"/>Split out code to clear the mail grid.</text:p>
      <text:p text:style-name="P249">Removed OnGetMail() – was never called.<text:bookmark-end text:name="__DdeLink__684_300099702"/></text:p>
      <text:p text:style-name="P248"/>
      <text:p text:style-name="P245"><text:bookmark-start text:name="__DdeLink__675_1955916446"/>Have my doubts if I am really working this thread business properly. Doing the GUI updates in the event handler OnUpdate() <text:s/>does not seem proper once there are inter­mediate updates such as deletions.</text:p>
      <text:p text:style-name="P250">Will need to fix this before proce<text:span text:style-name="T25">e</text:span>ding.<text:bookmark-end text:name="__DdeLink__675_1955916446"/></text:p>
      <text:p text:style-name="P251">Dec 23/15</text:p>
      <text:p text:style-name="P251"><text:bookmark-start text:name="__DdeLink__651_1552036640"/>Got the code to delete selected messages to work.</text:p>
      <text:p text:style-name="P251">There is a small fly: in the release &amp; debug code, the app does not finish as cleanly if logging is turned off. With full logging, the app receives and displays the full closing message from the server, but not when logging is off.<text:bookmark-end text:name="__DdeLink__651_1552036640"/></text:p>
      <text:p text:style-name="P252"/>
      <text:p text:style-name="P252"><text:soft-page-break/>Dec 22/15</text:p>
      <text:p text:style-name="P253">After some more thought, I concluded that I can reuse the existing thread code to handle all the other processing <text:span text:style-name="T22">I</text:span> need to do by simply having it handle an array of strings which holds all of the commands to be invoked for a particular job.</text:p>
      <text:p text:style-name="P254">Realized that making the list of messages into an array, makes it more difficult to remove items from somewhere in the middle of the array when a message is deleted.</text:p>
      <text:p text:style-name="P253"/>
      <text:p text:style-name="P255">Dec 18/15</text:p>
      <text:p text:style-name="P256"><text:bookmark-start text:name="__DdeLink__633_203585312"/>By adding the wxEmail library project and a bit of extra code, I was able to have the program work, it downloads the headers and displays the information as expected.<text:bookmark-end text:name="__DdeLink__633_203585312"/></text:p>
      <text:p text:style-name="P256"/>
      <text:p text:style-name="P255">Finally seemed to get past a major roadblock by fiddling the socket flags, removing <text:bookmark-start text:name="__DdeLink__3660_727823475"/>wxSOCKET_<text:bookmark-end text:name="__DdeLink__3660_727823475"/>BLOCK and replacing it with wxSOCKET_NOWAIT as well a reworking GetNextLineFromServer()</text:p>
      <text:p text:style-name="P255">Added trial code to retrieve all message, but is if def;d out right now. I t was part of my effort to get the various commands to run to completion.</text:p>
      <text:p text:style-name="P255"><text:span text:style-name="T23">Made the thread detached </text:span>– had been joinable.</text:p>
      <text:p text:style-name="P255">Added code to allow user to stop the task.</text:p>
      <text:p text:style-name="P255">More work on basic UT.</text:p>
      <text:p text:style-name="P257">Dec 14/15</text:p>
      <text:p text:style-name="P258"><text:bookmark-start text:name="__DdeLink__2092_1233145795"/>Changed the list of messages to an array to make it easier to manipulate sequentially.</text:p>
      <text:p text:style-name="P258">Some more cleanup.</text:p>
      <text:p text:style-name="P258">Tried to clear up some of the memory leaks after downloading messages, but no luck as yet.</text:p>
      <text:p text:style-name="P258">Tried to use detached task without success; Will have to try and completely review the thread helper project – it does not show the main frame.</text:p>
      <text:p text:style-name="P258">Reworked the code to remove the wsRemainder string. Push any unused characters back to the receive buffer in the socket so they can be retrieved for the next line.</text:p>
      <text:p text:style-name="P258">Pull the simple lines terminating a multi-line response.</text:p>
      <text:p text:style-name="P258">Fix the code in GetNextLineFromServer() to handle buffers which overlap lines.</text:p>
      <text:p text:style-name="P258"><text:bookmark-end text:name="__DdeLink__2092_1233145795"/></text:p>
      <text:p text:style-name="P259"><text:bookmark-start text:name="__DdeLink__589_1262493294"/>Made the custom event fire. Use it to display the mail check results.</text:p>
      <text:p text:style-name="P259">Code cleanup.<text:bookmark-end text:name="__DdeLink__589_1262493294"/></text:p>
      <text:p text:style-name="P259"/>
      <text:p text:style-name="P260"><text:bookmark-start text:name="__DdeLink__587_1262493294"/><text:bookmark-start text:name="__DdeLink__2623_616204019"/>Added the Inno installer sub-project – no tests run as yet.<text:bookmark-end text:name="__DdeLink__2623_616204019"/></text:p>
      <text:p text:style-name="P261">Added UT – no tests, just got it to compile.</text:p>
      <text:p text:style-name="P261">Added some missed file to SVN<text:bookmark-end text:name="__DdeLink__587_1262493294"/></text:p>
      <text:p text:style-name="P260"/>
      <text:p text:style-name="P262"><text:bookmark-start text:name="__DdeLink__2042_616204019"/>Code cleanup.</text:p>
      <text:p text:style-name="P262">Added code to handle Pop3 message list.</text:p>
      <text:p text:style-name="P262">Started adding code to display the message list data. Ran into some issues with parsing the data returned from the server when the data packets received overlap line boundaries.</text:p>
      <text:p text:style-name="P262">Will be adding UT support to make it easier to test and debug this issue.<text:bookmark-end text:name="__DdeLink__2042_616204019"/></text:p>
      <text:p text:style-name="P262"/>
      <text:p text:style-name="P257"><text:bookmark-start text:name="__DdeLink__553_513277702"/><text:bookmark-start text:name="__DdeLink__560_1259355800"/>Reverted back to older version; dumped all of wxEMail and added the code from my test project wxThPop3. <text:span text:style-name="T21">Basically, copied three files with the essential code and, after </text:span><text:soft-page-break/><text:span text:style-name="T21">dropping a lot of unused stuff, incorporated the new code.</text:span></text:p>
      <text:p text:style-name="P263">Bumped minor version to 6</text:p>
      <text:p text:style-name="P257">Seems to work as well as the test proj<text:span text:style-name="T20">e</text:span>ct. It gets a list of available messages and sizes.<text:bookmark-end text:name="__DdeLink__553_513277702"/><text:bookmark-end text:name="__DdeLink__560_1259355800"/></text:p>
      <text:p text:style-name="P264"><text:bookmark-start text:name="__DdeLink__528_56476470"/>Nov 23/15</text:p>
      <text:p text:style-name="P264">Lots of work trying to get the multi-threading to work, but aside from the message header download working, nothing else does.</text:p>
      <text:p text:style-name="P265">Can't stop the download, cant download the test for any one message nor can I delete even a single message without a crash of some sort. </text:p>
      <text:p text:style-name="P266">Seems a timeout is triggered at the start of the authorization state. No idea why :-(</text:p>
      <text:p text:style-name="P267">It also seems to dislike displaying the error dialog when downloading or deleting a message, while it does not seem to have similar problems when getting the header, though that might be because the dialog is never needed.</text:p>
      <text:p text:style-name="P267">Added lots more debugging messages, but that did not help. Recompiles the whole project, no difference</text:p>
      <text:p text:style-name="P265">Ready to give up n multi-<text:span text:style-name="T19">t</text:span>hreading and go back to the version prior to the start of the MT effort for now.<text:bookmark-end text:name="__DdeLink__528_56476470"/></text:p>
      <text:p text:style-name="P268">Nov 22/15</text:p>
      <text:p text:style-name="P268"><text:bookmark-start text:name="__DdeLink__1870_1364692553"/>Got the CallAfter() version working, at least as far as I can tell. It downloads the date, the timer code seems to be called, though I have not added any code to actually try and stop a mail check.<text:bookmark-end text:name="__DdeLink__1870_1364692553"/></text:p>
      <text:p text:style-name="P269">Nov 20/15</text:p>
      <text:p text:style-name="P270"><text:bookmark-start text:name="__DdeLink__506_999352906"/>Created a<text:span text:style-name="T17">n</text:span> application icon, though I may want to change the colo<text:span text:style-name="T17">u</text:span>rs – too similar to wxSR?</text:p>
      <text:p text:style-name="P270">Added the icon to the taskbar.<text:bookmark-end text:name="__DdeLink__506_999352906"/></text:p>
      <text:p text:style-name="P271">As it looks like the program now does the basic things I need, I probably will leave it for a while.</text:p>
      <text:p text:style-name="P271">ToDo – also noted on Flyspray</text:p>
      <text:p text:style-name="P271"><text:bookmark-start text:name="__DdeLink__1616_749185521"/>Modify the WX_SMTP_PRINT_DEBUG to allow <text:span text:style-name="T16">controll</text:span>ing it from the options dialog – via verbosity<text:bookmark-end text:name="__DdeLink__1616_749185521"/>.</text:p>
      <text:p text:style-name="P271"><text:bookmark-start text:name="__DdeLink__1618_749185521"/>Add code to get and add the UID to the message list<text:bookmark-end text:name="__DdeLink__1618_749185521"/> etc</text:p>
      <text:p text:style-name="P271"/>
      <text:p text:style-name="P272"><text:bookmark-start text:name="__DdeLink__1614_749185521"/>Removed the wxSMTP sub-project – was not used and seems redundant in any case as wxEmail seems to provide support for SMTP.</text:p>
      <text:p text:style-name="P272">More fixes to delete messages; including deleting the message from the messages list, so that the updated display will be correct.</text:p>
      <text:p text:style-name="P273">Renamed the old wxScrapeVer directory to wxMsVer and updated the *.php file<text:bookmark-end text:name="__DdeLink__1614_749185521"/></text:p>
      <text:p text:style-name="P272"/>
      <text:p text:style-name="P517">Had also fixed an error in wxEmail due to uninitialized <text:span text:style-name="T18">shall_stop</text:span> &amp; <text:span text:style-name="T18">shall_delete</text:span> in wxpop3states.cpp ~ line 566.</text:p>
      <text:p text:style-name="P517">Both of these variables (and likely others) are used (using the same name), both as locals and as function arguments, which made it rather difficult to track down the problem. It showed up as premature ending of a download with some error dialog.</text:p>
      <text:p text:style-name="P517"/>
      <text:p text:style-name="P269"><text:bookmark-start text:name="__DdeLink__461_749185521"/>Recovered from all the conflicts introduced by my reverting to an old version.</text:p>
      <text:p text:style-name="P269">Compiles again and runs as far as I can tell as expected.<text:bookmark-end text:name="__DdeLink__461_749185521"/></text:p>
      <text:p text:style-name="P274">Nov 19/15</text:p>
      <text:p text:style-name="P274"><text:bookmark-start text:name="__DdeLink__456_1515667355"/><text:soft-page-break/>Decided to go back to my earlier version, using wxEMail, as it gives me most of what I need in a working state.</text:p>
      <text:p text:style-name="P274">The rest of the Wibnis', I'll have to try and add, as time permits.<text:bookmark-end text:name="__DdeLink__456_1515667355"/></text:p>
      <text:p text:style-name="P275">Ended up with a bunch of conflicts - hopefully all resolved properly</text:p>
      <text:p text:style-name="P276">Nov 18/<text:span text:style-name="T13">15</text:span></text:p>
      <text:p text:style-name="P277"><text:bookmark-start text:name="__DdeLink__1370_1784794302"/>Changed the code to run the POP3 session under the thread.</text:p>
      <text:p text:style-name="P278">In<text:span text:style-name="T15">v</text:span>estigated the POP3 session under MW at start-up as well as for a new mail check. Documented much of it in wxMS-Notes.odt</text:p>
      <text:p text:style-name="P278">Added the Lists code and also set up a basic account for myself at startup so I can use it instead of hard wiring the information.</text:p>
      <text:p text:style-name="P278">Added the start of the display function wxMsDisplayMail.cpp</text:p>
      <text:p text:style-name="P278">Moved the Account menu item from Tools to Options – tried to ch<text:span text:style-name="T15">a</text:span>nge the shortcut keys to plain alp<text:span text:style-name="T15">h</text:span>a keys. WxCrafter changes the key shown in the menu to lower case. Advised <text:span text:style-name="T15">Eran via Mantis.</text:span></text:p>
      <text:p text:style-name="P279">Removed the Account info from INI.</text:p>
      <text:p text:style-name="P279">Added the beginnings of the messages list code.</text:p>
      <text:p text:style-name="P279">Some code cleanup.</text:p>
      <text:p text:style-name="P279">Basic code to get list of messages on the server.</text:p>
      <text:p text:style-name="P279">Added code to display the information from the message list.<text:bookmark-end text:name="__DdeLink__1370_1784794302"/></text:p>
      <text:p text:style-name="P278"/>
      <text:p text:style-name="P280"><text:bookmark-start text:name="__DdeLink__404_593132106"/>As I have <text:span text:style-name="T14">had </text:span>too much trouble getting libcurl to work for me, including help from the wxWidgets forum – without resolving the issues – I have started to add code derived from some Dr. Dobbs article to handle all of the POP3 interaction.</text:p>
      <text:p text:style-name="P280">Started on finishing the account dialog support.<text:bookmark-end text:name="__DdeLink__404_593132106"/></text:p>
      <text:p text:style-name="P281">Nov 16/15</text:p>
      <text:p text:style-name="P281"><text:bookmark-start text:name="__DdeLink__1237_775581571"/>After switching to using libcurl in place of the wEMail code – worried about making wxEMail work under multi-threading – and running into lots of problems using libcurl – even after downloading the latest version 7.45, I ended up leaving libcurl for a bit and adding some of the other missing features.</text:p>
      <text:p text:style-name="P281"><text:span text:style-name="T12">Added c</text:span>heck for newer versions <text:span text:style-name="T12">and code for multi-threading.</text:span><text:bookmark-end text:name="__DdeLink__1237_775581571"/></text:p>
      <text:p text:style-name="P282">Nov 15/15</text:p>
      <text:p text:style-name="P283"><text:bookmark-start text:name="__DdeLink__386_1472753853"/>Removed all code related to wxEMail.<text:bookmark-end text:name="__DdeLink__386_1472753853"/></text:p>
      <text:p text:style-name="P282"><text:bookmark-start text:name="__DdeLink__375_456988153"/>After asking around and looking at the next step , which seems to be adding threads, I think that I should have a serious look at libcurl as it can handle POP3 commands and I have already used it in wxScrape along with threads.</text:p>
      <text:p text:style-name="P284">Added an OnUpdateUI handler for the help tool bar button.</text:p>
      <text:p text:style-name="P284">Added a test for the availability of the help file.<text:bookmark-end text:name="__DdeLink__375_456988153"/></text:p>
      <text:p text:style-name="P285">Nov 13/15</text:p>
      <text:p text:style-name="P286"><text:bookmark-start text:name="__DdeLink__361_1430507906"/>Bumped the minor version to 0.3</text:p>
      <text:p text:style-name="P286">Adjusted the # of lines requested for the mail check from 30 lines to 2. This also makes the time for the check much less.</text:p>
      <text:p text:style-name="P287">Deleting a message works, but need to reload all messages to see it.</text:p>
      <text:p text:style-name="P287">Need to implement a simple check for new messages – there seems to be a way <text:span text:style-name="T11">using the LIST command, but the wxEMail library does not seem to implement it, even though some of the comments seems to imply as much.</text:span></text:p>
      <text:p text:style-name="P286">Added code to implement my versions of OnFilterHandledMessages(), though these get <text:soft-page-break/>called only at the start of a mail check.</text:p>
      <text:p text:style-name="P286">Ran a few more tests using Wireshark to spy on Mailwasher. Capture file NOT saved.</text:p>
      <text:p text:style-name="P287"><text:bookmark-end text:name="__DdeLink__361_1430507906"/></text:p>
      <text:p text:style-name="P288"><text:bookmark-start text:name="__DdeLink__1857_665887171"/>Made code to call for a new mail check work without duplicate entries in the mail grid.</text:p>
      <text:p text:style-name="P289">First cut at deleting individual messages – may sort of work.</text:p>
      <text:p text:style-name="P290">Added the .dot file sub SVN</text:p>
      <text:p text:style-name="P290">More reformatting of pop3 code.</text:p>
      <text:p text:style-name="P290">Clean up MessageList class</text:p>
      <text:p text:style-name="P291">Tried to add code to stop download during mail check, but it looks like all of the mail check code will need to go into a thread, as any attempt to click on the 'stop' tool bar button, gives nothing but the 'nasty boy' gong. <text:span text:style-name="T10">Added a global critical section code, but no luck, as the state of the global g_bStop never changes. </text:span></text:p>
      <text:p text:style-name="P291">Fixed the code to c<text:span text:style-name="T9">a</text:span>ll up the external mail client to a simple asynchronous wxExecute() call. Seems to work better then the old code.<text:bookmark-end text:name="__DdeLink__1857_665887171"/></text:p>
      <text:p text:style-name="P291"/>
      <text:p text:style-name="P285"><text:bookmark-start text:name="__DdeLink__311_665887171"/>Worked most of yesterday on trying to get the state diagrams (embedded in the pop3 files) printed out &amp; sorting out doxygen.</text:p>
      <text:p text:style-name="P285">Reformatted some of the pop3 code for better readability.</text:p>
      <text:p text:style-name="P285">Added the code to test for internet connection.</text:p>
      <text:p text:style-name="P285">Split out the code to check for mail so it can be called from different places.</text:p>
      <text:p text:style-name="P285">Added new INI items for options: launch email client after processing mail, check for mail at start-up, play sound for new mail, schedule mail check and mail check interval.</text:p>
      <text:p text:style-name="P285">Added some more code for options dialog.</text:p>
      <text:p text:style-name="P285">Removed the code I had added temporarily for deleting messages – it will have to be reworked.</text:p>
      <text:p text:style-name="P285">Added first code to stop mail check.<text:bookmark-end text:name="__DdeLink__311_665887171"/></text:p>
      <text:p text:style-name="P292">Nov 11/15</text:p>
      <text:p text:style-name="P293"><text:bookmark-start text:name="__DdeLink__1017_1799265995"/>Added the basic options dialog, connected it to the menu</text:p>
      <text:p text:style-name="P293">Added more config values for the logs.</text:p>
      <text:p text:style-name="P293">Renamed wxMsPopMessagesList.cpp to wxMsPop3MessagesList.cpp<text:bookmark-end text:name="__DdeLink__1017_1799265995"/></text:p>
      <text:p text:style-name="P293"/>
      <text:p text:style-name="P294"><text:bookmark-start text:name="__DdeLink__1015_1799265995"/>Added an OnUpdateUi handler <text:s/>for the Process Mail tool bar icon.</text:p>
      <text:p text:style-name="P294">Removed the message preview dialog code from the main wxCrafter file.</text:p>
      <text:p text:style-name="P294">Added handlers for grid cell changing * changed &amp; cell editor shown as part of my work to handle the check boxes better. Got it all working as good or bad as the old MW itself. See wxMSNotes for details.</text:p>
      <text:p text:style-name="P294">Reworked the mail grid context menu.</text:p>
      <text:p text:style-name="P294">Some work on trying to delete a message from the POP server, but no luck. Left a query on the wxWidgets forum.</text:p>
      <text:p text:style-name="P294">Split out all code related to grid clicks to its own source file.</text:p>
      <text:p text:style-name="P294">Also split out the main preview display handler so it can be called via the keyboard as well as the context menu.<text:bookmark-end text:name="__DdeLink__1015_1799265995"/></text:p>
      <text:p text:style-name="P295">Nov 10/15</text:p>
      <text:p text:style-name="P296"><text:bookmark-start text:name="__DdeLink__278_1799265995"/>Split out the message preview frame code into a separate wxCrafter project &amp; source files to try and limit the recompiles due to changes in the preview code (header).</text:p>
      <text:p text:style-name="P296">Got the message preview frame working – mostly – there are some HTML message <text:soft-page-break/>which still end up blank.</text:p>
      <text:p text:style-name="P296">Also some graphics fail to display – likely PNG, judging by some of the error message going by in the log window.<text:bookmark-end text:name="__DdeLink__278_1799265995"/></text:p>
      <text:p text:style-name="P295"><text:bookmark-start text:name="__DdeLink__262_700133080"/>Started work on a right-click menu &amp; added a new source file for this context menu.</text:p>
      <text:p text:style-name="P295">Changed all strings for the WX_SMTP_PRINT_DEBUG by enclosing them all with the _T(“”) macro.</text:p>
      <text:p text:style-name="P295">Fixed a problem in wxMsEMail/utis/wxcmdprot.cpp because the string passed to the WX_SMTP_PRINT_DEBUG macro contained <text:s/>'%'' these need to be escaped.</text:p>
      <text:p text:style-name="P295">Some more reformatting.<text:bookmark-end text:name="__DdeLink__262_700133080"/></text:p>
      <text:p text:style-name="P297">Nov 9/15</text:p>
      <text:p text:style-name="P523"><text:span text:style-name="T3">Next: figure out how </text:span><text:span text:style-name="T7">SuppressingMessage </text:span><text:span text:style-name="T3">fits in with deleting.</text:span></text:p>
      <text:p text:style-name="P298"><text:bookmark-start text:name="__DdeLink__776_970502481"/>Updated help some – still need to sort out how to use 'templates' and macros within them.</text:p>
      <text:p text:style-name="P298">Added code &amp; separate files to handle deleting and bouncing.<text:bookmark-end text:name="__DdeLink__776_970502481"/></text:p>
      <text:p text:style-name="P299"><text:bookmark-start text:name="__DdeLink__234_970502481"/>Added code in separate files to preview specific messages and attachments.</text:p>
      <text:p text:style-name="P299">Reformatted some of the wxEMail code to my source standards.<text:bookmark-end text:name="__DdeLink__234_970502481"/></text:p>
      <text:p text:style-name="P300">Nov 8/15</text:p>
      <text:p text:style-name="P300"><text:bookmark-start text:name="__DdeLink__209_219498713"/>Started adding the char handler for some of the mail scanner functions.</text:p>
      <text:p text:style-name="P300">Reworked the help sub-project to use the code from wxBU because the Helpmake app refuses to run under Win 8.1 and does not seem supported any longer.</text:p>
      <text:p text:style-name="P300">Switched to another application call Precision Helper which seems as good as Anthemion's HelpBlocks and also gives me at least rudimentary macros, though I have not used or tested that facility as yet.</text:p>
      <text:p text:style-name="P300">Changed all of the keyboard shortcuts which had been set to some Ctrl combination to use Alt-combinations to avoid conflicts with standard Windows shortcuts.</text:p>
      <text:p text:style-name="P300">Changed a wxEMail debug macro to write diagnostics to the log window for the debug version – hopefully this feature will later be controlled by log verbosity.</text:p>
      <text:p text:style-name="P300">Some files had their line endings set to Windows standard, though not all, I'm sure as yet.</text:p>
      <text:p text:style-name="P301">Added more handlers for some of the menu functions. Specifically, started work on marking messages for deletion.</text:p>
      <text:p text:style-name="P301">Worked on handling and selecting of lines in the mail grid; some issues remain as far as selecting line and setting/unsetting one of the check boxes on the same line.</text:p>
      <text:p text:style-name="P301">Cleanup of InvokeMailClient.</text:p>
      <text:p text:style-name="P301">Added basic code to <text:s/>invoke &amp; run the default mail client (TB) for now.<text:bookmark-end text:name="__DdeLink__209_219498713"/></text:p>
      <text:p text:style-name="P302">Nov 7/15</text:p>
      <text:p text:style-name="P303"><text:bookmark-start text:name="__DdeLink__543_230968843"/>Started to add code to handle invoking the email client and various process stuff from wxBU DB backup<text:bookmark-end text:name="__DdeLink__543_230968843"/></text:p>
      <text:p text:style-name="P302"><text:bookmark-start text:name="__DdeLink__184_1729367556"/>Fixed some memory leaks – one still remains.</text:p>
      <text:p text:style-name="P302">Add 3 fields to the status bar; field 1 report # of messages received</text:p>
      <text:p text:style-name="P302">Added a left-click handler for the grid – still does not do what I expect – selecting one of the check boxes deselects the line.</text:p>
      <text:p text:style-name="P302">Reformatted wxEmail/wxemail.cpp</text:p>
      <text:p text:style-name="P302">Set cell renderers for the check box columns.</text:p>
      <text:p text:style-name="P302">Added some trial code to format the message sizes to better human readable format; the second one (both from CodeProject) seems to be much better and pretty well what I would want.</text:p>
      <text:p text:style-name="P302">Some Cleanup of OnUpdateUI handlers<text:bookmark-end text:name="__DdeLink__184_1729367556"/></text:p>
      <text:p text:style-name="P304"><text:bookmark-start text:name="__DdeLink__166_251868842"/><text:soft-page-break/>Nov 6/16</text:p>
      <text:p text:style-name="P305"><text:bookmark-start text:name="__DdeLink__179_361983309"/>Made the log window splitter code work as expected.<text:bookmark-end text:name="__DdeLink__179_361983309"/></text:p>
      <text:p text:style-name="P304">Got the code to save and restore the mail grid columns working.</text:p>
      <text:p text:style-name="P306">Added a source file to handle much of this work.</text:p>
      <text:p text:style-name="P306">Also changed the saving of both column width and labels to the INI file to make both a single string, which is parsed on restore.</text:p>
      <text:p text:style-name="P306">Some cleanup.<text:bookmark-end text:name="__DdeLink__166_251868842"/></text:p>
      <text:p text:style-name="P307">Nov 5/15</text:p>
      <text:p text:style-name="P307"><text:bookmark-start text:name="__DdeLink__148_92891434"/><text:bookmark-start text:name="__DdeLink__163_426976398"/>Added the UpdateUI code and the code for the mail grid.</text:p>
      <text:p text:style-name="P307">Some code cleanup.</text:p>
      <text:p text:style-name="P307">Added code to save the grid column widths but this code will be revamped soon to make it a single string of values with separators.</text:p>
      <text:p text:style-name="P307">Had suspended work for a bit to try and get an AUI version working, but after some work, I can't see much advantage to the wxAUI version and will leave it to carry on with this plain version.</text:p>
      <text:p text:style-name="P307">I am convinced it can do all I need for now.<text:bookmark-end text:name="__DdeLink__148_92891434"/><text:bookmark-end text:name="__DdeLink__163_426976398"/></text:p>
      <text:p text:style-name="P308"><text:bookmark-start text:name="__DdeLink__135_1793993063"/><text:bookmark-start text:name="__DdeLink__132_1793993063"/>Nov 3/15</text:p>
      <text:p text:style-name="P308">Got the basic pop3 mail code working. Still needs integration into the GUI, but it seems to get the messages off the Telus server.</text:p>
      <text:p text:style-name="P309">Added the sub-projects wxMsEmail and wxMsPop3 to the solution – all code is based on the wxEMail code from wxCode, with a lot of adaptations and fixes because the original code caused a number of memory leaks and exited prematurely without proper cleanup.</text:p>
      <text:p text:style-name="P309">Will have to look at the old wxSMTP sub-project closer, once I get to the point of sending messages (bounce, etc.)<text:bookmark-end text:name="__DdeLink__132_1793993063"/></text:p>
      <text:p text:style-name="P309">Added the preproc header file – some files in the new wxEMail code have __VISUAL_C__ ?? defined. Others don't, also had to #define _DEBUG for some<text:bookmark-end text:name="__DdeLink__135_1793993063"/></text:p>
      <text:p text:style-name="P308"/>
      <text:p text:style-name="P310"><text:bookmark-start text:name="__DdeLink__434_1077581961"/>Nov 2/15</text:p>
      <text:p text:style-name="P310">Started work again.</text:p>
      <text:p text:style-name="P310">After move of Hummer to Win 8.1, Helpmaker no longer runs. Need to find an alternate.</text:p>
      <text:p text:style-name="P310">Work on account dialog &amp; saving the information.</text:p>
      <text:p text:style-name="P310">Move all pre-processor defines to a separate header file.</text:p>
      <text:p text:style-name="P310">Removed the #define WANT_CONFIG_APP<text:bookmark-end text:name="__DdeLink__434_1077581961"/></text:p>
      <text:p text:style-name="P310"/>
      <text:p text:style-name="P311">Aug 3/15</text:p>
      <text:p text:style-name="P313">Added compile of HelpMaker.bat file &amp; copy of .chm file to config directory to project for release version</text:p>
      <text:p text:style-name="P312"/>
      <text:p text:style-name="P312">Added the necessary image handler code to MyApp::OnInit()</text:p>
      <text:p text:style-name="P312">Added the Help sub project.</text:p>
      <text:p text:style-name="P312">Rearranged some the preprocessor defines.</text:p>
      <text:p text:style-name="P312">Added the 'Help' tool bar icon and connected it to open the help file code.</text:p>
      <text:p text:style-name="P312">Modified the projects for multi-processor compiles.</text:p>
      <text:p text:style-name="P312">Add .ini entries for the option dialog size &amp; last config file path.</text:p>
      <text:p text:style-name="P312">Renamed the config functions to start with a capital.</text:p>
      <text:p text:style-name="P312">Added code to add the file version number from the executable and code to locate the <text:soft-page-break/>help file.</text:p>
      <text:p text:style-name="P312"/>
      <text:p text:style-name="P314">July 26/15</text:p>
      <text:p text:style-name="P314">Finally seem to have got the wxCrafter issues licked – no doubt, partly because of the newer wxCrafter software release.</text:p>
      <text:p text:style-name="P314"/>
      <text:p text:style-name="P314">Added icons, but none of the functions seem to work as yet.</text:p>
      <text:p text:style-name="P315">Also fixed the icon problems.</text:p>
      <text:p text:style-name="P315">Need to add:</text:p>
      <text:p text:style-name="P533"><text:span text:style-name="T4">bool</text:span><text:span text:style-name="T7"> MyApp::OnInit()</text:span></text:p>
      <text:p text:style-name="P532">{</text:p>
      <text:p text:style-name="P537"><text:span text:style-name="T1"><text:s text:c="2"/>theApp = </text:span><text:span text:style-name="T4">this</text:span><text:span text:style-name="T1">;</text:span></text:p>
      <text:p text:style-name="P537"><text:span text:style-name="T1"><text:s text:c="2"/>::wxInitAllImageHandlers(); <text:s/></text:span><text:span text:style-name="T5">// IMPORTANT for wxCrafter <text:s/></text:span><text:span text:style-name="T6">&lt;&lt;&lt;&lt;&lt;&lt;&lt;</text:span></text:p>
      <text:p text:style-name="P315">and not use png images – xpm work OK</text:p>
      <text:p text:style-name="P316">Bumped the minor version to 0.2.0</text:p>
      <text:p text:style-name="P314"/>
      <text:p text:style-name="P317">Nov 18/14</text:p>
      <text:p text:style-name="P317">Started working on this again.</text:p>
      <text:p text:style-name="P317">Still no luck with the wxCrafter code, so back to wxFB.</text:p>
      <text:p text:style-name="P317">Started adding code to allow user to add 'accounts' and save them to and restore from the .INI file.</text:p>
      <text:p text:style-name="P317">Also had to fix some GUI stuff for the dialog for this feature – OK &amp; Cancel buttons were in wrong place.</text:p>
      <text:p text:style-name="P317">Updated RelUniStat to compile wxSMTP as well.</text:p>
      <text:p text:style-name="P317">Added the wxSMTP project to SVN</text:p>
      <text:p text:style-name="P317"/>
      <text:p text:style-name="P317">May 19/14</text:p>
      <text:p text:style-name="P317">reverted back to using wxFB since I've spent a whole day chasing this same problem.</text:p>
      <text:p text:style-name="P317">Recreating the files using wxFB let the program compile &amp; run without complaints and showing the expected icons in the tools bar.</text:p>
      <text:p text:style-name="P317"/>
      <text:p text:style-name="P317">Apr 21/14</text:p>
      <text:p text:style-name="P317">Tried to convert this program to use wxCrafter – 1.4</text:p>
      <text:p text:style-name="P317">but I am having problems because after a good compile, when I run the program in the debugger, it complains about a bad file format in the toolbar icons.</text:p>
      <text:p text:style-name="P317"/>
      <text:p text:style-name="P317">I strongly suspect it has something to do with my changing the base file name and as a result confusing wxCrafter's file naming etc for the .bitmap files.</text:p>
      <text:p text:style-name="P317"/>
      <text:p text:style-name="P317">Don't have enough time to chase this right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1" svg:font-family="'Times New Roman'" style:font-family-generic="roman"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Liberation Serif" fo:font-family="'Liberation Serif'" style:font-family-generic="roman" fo:font-size="12pt" style:letter-kerning="true" style:font-name-asian="Mangal" style:font-family-asian="Mangal"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text-properties fo:color="#000000" style:font-name="Arial" fo:font-family="Arial" style:font-family-generic="swiss" fo:font-size="14pt" style:letter-kerning="true" style:font-name-asian="Microsoft YaHei" style:font-family-asian="'Microsoft YaHei'" style:font-family-generic-asian="system" style:font-pitch-asian="variable" style:font-size-asian="14pt" style:language-asian="zh" style:country-asian="CN"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fo:text-align="start" style:justify-single-word="false" fo:orphans="0" fo:widows="0"/>
      <style:text-properties fo:color="#000000" style:font-name="Times New Roman" fo:font-family="'Times New Roman'" style:font-family-generic="roman" fo:font-size="12pt" style:letter-kerning="true" style:font-name-asian="Times New Roman2" style:font-family-asian="'Times New Roman'" style:font-family-generic-asian="system" style:font-pitch-asian="variable" style:font-size-asian="12pt" style:language-asian="zh" style:country-asian="CN"/>
    </style:style>
    <style:style style:name="List" style:family="paragraph" style:parent-style-name="Text_20_body" style:default-outline-level="" style:class="list">
      <style:paragraph-properties fo:margin-top="0cm" fo:margin-bottom="0.212cm" loext:contextual-spacing="false" fo:line-height="120%" fo:text-align="start" style:justify-single-word="false" fo:orphans="0" fo:widows="0"/>
      <style:text-properties fo:color="#000000" style:font-name="Times New Roman" fo:font-family="'Times New Roman'" style:font-family-generic="roman" fo:font-size="12pt" style:letter-kerning="true" style:font-name-asian="Times New Roman2" style:font-family-asian="'Times New Roman'" style:font-family-generic-asian="system" style:font-pitch-asian="variable" style:font-size-asian="12pt" style:language-asian="zh" style:country-asian="CN"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text:number-lines="false" text:line-number="0"/>
      <style:text-properties fo:color="#000000" style:font-name="Times New Roman" fo:font-family="'Times New Roman'" style:font-family-generic="roman" fo:font-size="12pt" fo:font-style="italic" style:letter-kerning="true" style:font-name-asian="Times New Roman2" style:font-family-asian="'Times New Roman'" style:font-family-generic-asian="system" style:font-pitch-asian="variable" style:font-size-asian="12pt" style:language-asian="zh" style:country-asian="CN"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fo:color="#000000" style:font-name="Times New Roman" fo:font-family="'Times New Roman'" style:font-family-generic="roman" fo:font-size="12pt" style:letter-kerning="true" style:font-name-asian="Times New Roman2" style:font-family-asian="'Times New Roman'" style:font-family-generic-asian="system" style:font-pitch-asian="variable" style:font-size-asian="12pt" style:language-asian="zh" style:country-asian="CN" style:font-name-complex="Mangal1" style:font-family-complex="Mangal"/>
    </style:style>
    <style:style style:name="Default" style:family="paragraph" style:default-outline-level="">
      <style:paragraph-properties fo:text-align="start" style:justify-single-word="false" fo:orphans="0" fo:widows="0" style:writing-mode="lr-tb"/>
      <style:text-properties fo:color="#000000" style:font-name="Times New Roman" fo:font-family="'Times New Roman'" style:font-family-generic="roman" fo:font-size="12pt" style:letter-kerning="true" style:font-name-asian="Times New Roman2" style:font-family-asian="'Times New Roman'"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000000"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6T13:01:41.597000000</dc:date>
    <meta:generator>LibreOffice/6.0.5.2$Windows_X86_64 LibreOffice_project/54c8cbb85f300ac59db32fe8a675ff7683cd5a16</meta:generator>
    <meta:editing-duration>P4DT12H53M24S</meta:editing-duration>
    <meta:editing-cycles>656</meta:editing-cycles>
    <meta:document-statistic meta:table-count="0" meta:image-count="0" meta:object-count="0" meta:page-count="43" meta:paragraph-count="1386" meta:word-count="16583" meta:character-count="95780" meta:non-whitespace-character-count="80263"/>
  </office:meta>
</office:document-meta>
</file>